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3.052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3.413cm"/>
    </style:style>
    <style:style style:name="co21" style:family="table-column">
      <style:table-column-properties fo:break-before="auto" style:column-width="2.496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2.418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6">
      <style:table-cell-properties fo:background-color="transparent"/>
    </style:style>
    <style:style style:name="ce5" style:family="table-cell" style:parent-style-name="Default" style:data-style-name="N111">
      <style:table-cell-properties fo:background-color="transparent"/>
    </style:style>
    <style:style style:name="ce6" style:family="table-cell" style:parent-style-name="Default" style:data-style-name="N46">
      <style:table-cell-properties style:text-align-source="fix" style:repeat-content="false" fo:background-color="transparent"/>
      <style:paragraph-properties fo:text-align="center"/>
    </style:style>
    <style:style style:name="ce7" style:family="table-cell" style:parent-style-name="Default" style:data-style-name="N129">
      <style:table-cell-properties fo:background-color="transparent"/>
    </style:style>
    <style:style style:name="ce8" style:family="table-cell" style:parent-style-name="Default" style:data-style-name="N129">
      <style:table-cell-properties fo:background-color="#00ff00"/>
    </style:style>
    <style:style style:name="ce9" style:family="table-cell" style:parent-style-name="Default" style:data-style-name="N120">
      <style:table-cell-properties fo:background-color="transparent"/>
    </style:style>
    <style:style style:name="ce10" style:family="table-cell" style:parent-style-name="Default" style:data-style-name="N4">
      <style:table-cell-properties fo:background-color="transparent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129"/>
    <style:style style:name="ce13" style:family="table-cell" style:parent-style-name="Default" style:data-style-name="N37"/>
    <style:style style:name="ce14" style:family="table-cell" style:parent-style-name="Default">
      <style:text-properties fo:color="#c0c0c0"/>
    </style:style>
    <style:style style:name="ce15" style:family="table-cell" style:parent-style-name="Default" style:data-style-name="N46"/>
    <style:style style:name="ce16" style:family="table-cell" style:parent-style-name="Default" style:data-style-name="N46">
      <style:table-cell-properties fo:background-color="#00ff00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ext-properties fo:color="#c0c0c0"/>
    </style:style>
    <style:style style:name="ce19" style:family="table-cell" style:parent-style-name="Default" style:data-style-name="N111">
      <style:table-cell-properties fo:background-color="transparent"/>
      <style:text-properties fo:color="#c0c0c0"/>
    </style:style>
    <style:style style:name="ce20" style:family="table-cell" style:parent-style-name="Default" style:data-style-name="N111">
      <style:table-cell-properties fo:background-color="#00ff00"/>
    </style:style>
    <style:style style:name="ce21" style:family="table-cell" style:parent-style-name="Default" style:data-style-name="N123">
      <style:table-cell-properties fo:background-color="transparent"/>
    </style:style>
    <style:style style:name="ce22" style:family="table-cell" style:parent-style-name="Default" style:data-style-name="N123"/>
    <style:style style:name="ce23" style:family="table-cell" style:parent-style-name="Default" style:data-style-name="N44"/>
    <style:style style:name="ce24" style:family="table-cell" style:parent-style-name="Default" style:data-style-name="N120"/>
    <style:style style:name="ce25" style:family="table-cell" style:parent-style-name="Default" style:data-style-name="N120">
      <style:text-properties fo:color="#c0c0c0"/>
    </style:style>
    <style:style style:name="ce26" style:family="table-cell" style:parent-style-name="Default" style:data-style-name="N0"/>
    <style:style style:name="ce27" style:family="table-cell" style:parent-style-name="Default" style:data-style-name="N111">
      <style:table-cell-properties fo:background-color="#00ff00"/>
      <style:text-properties style:use-window-font-color="true"/>
    </style:style>
    <style:style style:name="ce28" style:family="table-cell" style:parent-style-name="Default" style:data-style-name="N46">
      <style:text-properties fo:color="#c0c0c0"/>
    </style:style>
    <style:style style:name="ce29" style:family="table-cell" style:parent-style-name="Default" style:data-style-name="N46">
      <style:table-cell-properties fo:background-color="transparent"/>
      <style:text-properties style:font-name="Albany AMT" style:font-name-asian="Arial" style:font-name-complex="Arial"/>
    </style:style>
    <style:style style:name="ce30" style:family="table-cell" style:parent-style-name="Default" style:data-style-name="N111">
      <style:text-properties style:font-name="Albany AMT" style:font-name-asian="Arial" style:font-name-complex="Arial"/>
    </style:style>
    <style:style style:name="ce31" style:family="table-cell" style:parent-style-name="Default" style:data-style-name="N46">
      <style:text-properties style:font-name="Albany AMT" style:font-name-asian="Arial" style:font-name-complex="Arial"/>
    </style:style>
    <style:style style:name="ce32" style:family="table-cell" style:parent-style-name="Default" style:data-style-name="N45"/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46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ergleic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 table:style-name="ce2"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 table:number-columns-repeated="2"/>
          <table:table-cell table:style-name="ce3" office:value-type="string">
            <text:p>Ratio BerlinMOD : Network (BMOD = 100%)</text:p>
          </table:table-cell>
          <table:table-cell table:style-name="ce3" table:number-columns-repeated="2"/>
          <table:table-cell table:style-name="ce11"/>
          <table:table-cell table:style-name="ce3" table:number-columns-repeated="7"/>
        </table:table-row>
        <table:table-row table:style-name="ro1"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/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table:number-columns-repeated="9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05.B248]" office:value-type="time" office:time-value="PT00H00M00.16035S">
            <text:p>00:00:00,16</text:p>
          </table:table-cell>
          <table:table-cell table:style-name="ce4" table:formula="of:=[B005.C248]" office:value-type="time" office:time-value="PT00H00M00.108955S">
            <text:p>00:00:00,11</text:p>
          </table:table-cell>
          <table:table-cell table:style-name="ce4" table:formula="of:=[N005.B158]" office:value-type="time" office:time-value="PT00H00M00.196993S">
            <text:p>00:00:00,20</text:p>
          </table:table-cell>
          <table:table-cell table:style-name="ce4" table:formula="of:=[N005.C158]" office:value-type="time" office:time-value="PT00H00M00.097196S">
            <text:p>00:00:00,10</text:p>
          </table:table-cell>
          <table:table-cell table:style-name="ce6" office:value-type="string">
            <text:p>Q1</text:p>
          </table:table-cell>
          <table:table-cell table:style-name="ce7" table:formula="of:=[.B4]" office:value-type="time" office:time-value="PT00H00M00.16035S">
            <text:p>00,160,,,</text:p>
          </table:table-cell>
          <table:table-cell table:style-name="ce7" table:formula="of:=[.C4]" office:value-type="time" office:time-value="PT00H00M00.108955S">
            <text:p>00,109,,,</text:p>
          </table:table-cell>
          <table:table-cell table:style-name="ce7" table:formula="of:=[.D4]" office:value-type="time" office:time-value="PT00H00M00.196993S">
            <text:p>00,197,,,</text:p>
          </table:table-cell>
          <table:table-cell table:style-name="ce8" table:formula="of:=[.E4]" office:value-type="time" office:time-value="PT00H00M00.097196S">
            <text:p>00,097,,,</text:p>
          </table:table-cell>
          <table:table-cell table:style-name="ce4"/>
          <table:table-cell table:style-name="ce10" table:formula="of:=100*[.I4]/[.G4]" office:value-type="float" office:value="122.851574680387">
            <text:p>122,85</text:p>
          </table:table-cell>
          <table:table-cell table:style-name="ce10" table:formula="of:=100*[.J4]/[.H4]" office:value-type="float" office:value="89.2074709742554">
            <text:p>89,2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05.B249]" office:value-type="time" office:time-value="PT00H00M00.002649S">
            <text:p>00:00:00,00</text:p>
          </table:table-cell>
          <table:table-cell table:style-name="ce4" table:formula="of:=[B005.C249]" office:value-type="time" office:time-value="PT00H00M00.002396S">
            <text:p>00:00:00,00</text:p>
          </table:table-cell>
          <table:table-cell table:style-name="ce4" table:formula="of:=[N005.B159]" office:value-type="time" office:time-value="PT00H00M00.002839S">
            <text:p>00:00:00,00</text:p>
          </table:table-cell>
          <table:table-cell table:style-name="ce4" table:formula="of:=[N005.C159]" office:value-type="time" office:time-value="PT00H00M00.002388S">
            <text:p>00:00:00,00</text:p>
          </table:table-cell>
          <table:table-cell table:style-name="ce6" office:value-type="string">
            <text:p>Q2</text:p>
          </table:table-cell>
          <table:table-cell table:style-name="ce7" table:formula="of:=[.B5]" office:value-type="time" office:time-value="PT00H00M00.002649S">
            <text:p>00,003,,,</text:p>
          </table:table-cell>
          <table:table-cell table:style-name="ce8" table:formula="of:=[.C5]" office:value-type="time" office:time-value="PT00H00M00.002396S">
            <text:p>00,002,,,</text:p>
          </table:table-cell>
          <table:table-cell table:style-name="ce7" table:formula="of:=[.D5]" office:value-type="time" office:time-value="PT00H00M00.002839S">
            <text:p>00,003,,,</text:p>
          </table:table-cell>
          <table:table-cell table:style-name="ce8" table:formula="of:=[.E5]" office:value-type="time" office:time-value="PT00H00M00.002388S">
            <text:p>00,002,,,</text:p>
          </table:table-cell>
          <table:table-cell table:style-name="ce4"/>
          <table:table-cell table:style-name="ce10" table:formula="of:=100*[.I5]/[.G5]" office:value-type="float" office:value="107.172517931295">
            <text:p>107,17</text:p>
          </table:table-cell>
          <table:table-cell table:style-name="ce10" table:formula="of:=100*[.J5]/[.H5]" office:value-type="float" office:value="99.6869129618034">
            <text:p>99,6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05.B250]" office:value-type="time" office:time-value="PT00H00M00.418314S">
            <text:p>00:00:00,42</text:p>
          </table:table-cell>
          <table:table-cell table:style-name="ce4" table:formula="of:=[B005.C250]" office:value-type="time" office:time-value="PT00H00M00.27925S">
            <text:p>00:00:00,28</text:p>
          </table:table-cell>
          <table:table-cell table:style-name="ce4" table:formula="of:=[N005.B160]" office:value-type="time" office:time-value="PT00H00M00.462053S">
            <text:p>00:00:00,46</text:p>
          </table:table-cell>
          <table:table-cell table:style-name="ce4" table:formula="of:=[N005.C160]" office:value-type="time" office:time-value="PT00H00M00.595405S">
            <text:p>00:00:00,60</text:p>
          </table:table-cell>
          <table:table-cell table:style-name="ce6" office:value-type="string">
            <text:p>Q3</text:p>
          </table:table-cell>
          <table:table-cell table:style-name="ce7" table:formula="of:=[.B6]" office:value-type="time" office:time-value="PT00H00M00.418314S">
            <text:p>00,418,,,</text:p>
          </table:table-cell>
          <table:table-cell table:style-name="ce8" table:formula="of:=[.C6]" office:value-type="time" office:time-value="PT00H00M00.27925S">
            <text:p>00,279,,,</text:p>
          </table:table-cell>
          <table:table-cell table:style-name="ce7" table:formula="of:=[.D6]" office:value-type="time" office:time-value="PT00H00M00.462053S">
            <text:p>00,462,,,</text:p>
          </table:table-cell>
          <table:table-cell table:style-name="ce7" table:formula="of:=[.E6]" office:value-type="time" office:time-value="PT00H00M00.595405S">
            <text:p>00,595,,,</text:p>
          </table:table-cell>
          <table:table-cell table:style-name="ce4"/>
          <table:table-cell table:style-name="ce10" table:formula="of:=100*[.I6]/[.G6]" office:value-type="float" office:value="110.456153100486">
            <text:p>110,46</text:p>
          </table:table-cell>
          <table:table-cell table:style-name="ce10" table:formula="of:=100*[.J6]/[.H6]" office:value-type="float" office:value="213.21557743957">
            <text:p>213,2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05.B251]" office:value-type="time" office:time-value="PT00H00M09.460782S">
            <text:p>00:00:09,46</text:p>
          </table:table-cell>
          <table:table-cell table:style-name="ce4" table:formula="of:=[B005.C251]" office:value-type="time" office:time-value="PT00H00M11.7089S">
            <text:p>00:00:11,71</text:p>
          </table:table-cell>
          <table:table-cell table:style-name="ce4" table:formula="of:=[N005.B161]" office:value-type="time" office:time-value="PT00H00M00.338145S">
            <text:p>00:00:00,34</text:p>
          </table:table-cell>
          <table:table-cell table:style-name="ce4" table:formula="of:=[N005.C161]" office:value-type="time" office:time-value="PT00H00M01.507517S">
            <text:p>00:00:01,51</text:p>
          </table:table-cell>
          <table:table-cell table:style-name="ce6" office:value-type="string">
            <text:p>Q4</text:p>
          </table:table-cell>
          <table:table-cell table:style-name="ce7" table:formula="of:=[.B7]" office:value-type="time" office:time-value="PT00H00M09.460782S">
            <text:p>09,461,,,</text:p>
          </table:table-cell>
          <table:table-cell table:style-name="ce7" table:formula="of:=[.C7]" office:value-type="time" office:time-value="PT00H00M11.7089S">
            <text:p>11,709,,,</text:p>
          </table:table-cell>
          <table:table-cell table:style-name="ce8" table:formula="of:=[.D7]" office:value-type="time" office:time-value="PT00H00M00.338145S">
            <text:p>00,338,,,</text:p>
          </table:table-cell>
          <table:table-cell table:style-name="ce7" table:formula="of:=[.E7]" office:value-type="time" office:time-value="PT00H00M01.507517S">
            <text:p>01,508,,,</text:p>
          </table:table-cell>
          <table:table-cell table:style-name="ce4"/>
          <table:table-cell table:style-name="ce10" table:formula="of:=100*[.I7]/[.G7]" office:value-type="float" office:value="3.57417619252701">
            <text:p>3,57</text:p>
          </table:table-cell>
          <table:table-cell table:style-name="ce10" table:formula="of:=100*[.J7]/[.H7]" office:value-type="float" office:value="12.8749620854665">
            <text:p>12,8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05.B252]" office:value-type="time" office:time-value="PT00H00M01.086554S">
            <text:p>00:00:01,09</text:p>
          </table:table-cell>
          <table:table-cell table:style-name="ce4" table:formula="of:=[B005.C252]" office:value-type="time" office:time-value="PT00H00M01.632384S">
            <text:p>00:00:01,63</text:p>
          </table:table-cell>
          <table:table-cell table:style-name="ce4" table:formula="of:=[N005.B162]" office:value-type="time" office:time-value="PT00H00M01.760413S">
            <text:p>00:00:01,76</text:p>
          </table:table-cell>
          <table:table-cell table:style-name="ce4" table:formula="of:=[N005.C162]" office:value-type="time" office:time-value="PT00H00M01.238146S">
            <text:p>00:00:01,24</text:p>
          </table:table-cell>
          <table:table-cell table:style-name="ce6" office:value-type="string">
            <text:p>Q5</text:p>
          </table:table-cell>
          <table:table-cell table:style-name="ce8" table:formula="of:=[.B8]" office:value-type="time" office:time-value="PT00H00M01.086554S">
            <text:p>01,087,,,</text:p>
          </table:table-cell>
          <table:table-cell table:style-name="ce7" table:formula="of:=[.C8]" office:value-type="time" office:time-value="PT00H00M01.632384S">
            <text:p>01,632,,,</text:p>
          </table:table-cell>
          <table:table-cell table:style-name="ce7" table:formula="of:=[.D8]" office:value-type="time" office:time-value="PT00H00M01.760413S">
            <text:p>01,760,,,</text:p>
          </table:table-cell>
          <table:table-cell table:style-name="ce7" table:formula="of:=[.E8]" office:value-type="time" office:time-value="PT00H00M01.238146S">
            <text:p>01,238,,,</text:p>
          </table:table-cell>
          <table:table-cell table:style-name="ce4"/>
          <table:table-cell table:style-name="ce10" table:formula="of:=100*[.I8]/[.G8]" office:value-type="float" office:value="162.017948486684">
            <text:p>162,02</text:p>
          </table:table-cell>
          <table:table-cell table:style-name="ce10" table:formula="of:=100*[.J8]/[.H8]" office:value-type="float" office:value="75.8489117756606">
            <text:p>75,8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05.B253]" office:value-type="time" office:time-value="PT00H00M13.391086S">
            <text:p>00:00:13,39</text:p>
          </table:table-cell>
          <table:table-cell table:style-name="ce4" table:formula="of:=[B005.C253]" office:value-type="time" office:time-value="PT00H00M06.460502S">
            <text:p>00:00:06,46</text:p>
          </table:table-cell>
          <table:table-cell table:style-name="ce4" table:formula="of:=[N005.B163]" office:value-type="time" office:time-value="PT00H00M05.932809S">
            <text:p>00:00:05,93</text:p>
          </table:table-cell>
          <table:table-cell table:style-name="ce4" table:formula="of:=[N005.C163]" office:value-type="time" office:time-value="PT00H00M04.015579S">
            <text:p>00:00:04,02</text:p>
          </table:table-cell>
          <table:table-cell table:style-name="ce6" office:value-type="string">
            <text:p>Q6</text:p>
          </table:table-cell>
          <table:table-cell table:style-name="ce7" table:formula="of:=[.B9]" office:value-type="time" office:time-value="PT00H00M13.391086S">
            <text:p>13,391,,,</text:p>
          </table:table-cell>
          <table:table-cell table:style-name="ce7" table:formula="of:=[.C9]" office:value-type="time" office:time-value="PT00H00M06.460502S">
            <text:p>06,461,,,</text:p>
          </table:table-cell>
          <table:table-cell table:style-name="ce7" table:formula="of:=[.D9]" office:value-type="time" office:time-value="PT00H00M05.932809S">
            <text:p>05,933,,,</text:p>
          </table:table-cell>
          <table:table-cell table:style-name="ce8" table:formula="of:=[.E9]" office:value-type="time" office:time-value="PT00H00M04.015579S">
            <text:p>04,016,,,</text:p>
          </table:table-cell>
          <table:table-cell table:style-name="ce4"/>
          <table:table-cell table:style-name="ce10" table:formula="of:=100*[.I9]/[.G9]" office:value-type="float" office:value="44.3041662192297">
            <text:p>44,30</text:p>
          </table:table-cell>
          <table:table-cell table:style-name="ce10" table:formula="of:=100*[.J9]/[.H9]" office:value-type="float" office:value="62.1558433075325">
            <text:p>62,1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05.B254]" office:value-type="time" office:time-value="PT00H00M03.567644S">
            <text:p>00:00:03,57</text:p>
          </table:table-cell>
          <table:table-cell table:style-name="ce4" table:formula="of:=[B005.C254]" office:value-type="time" office:time-value="PT00H00M03.213415S">
            <text:p>00:00:03,21</text:p>
          </table:table-cell>
          <table:table-cell table:style-name="ce4" table:formula="of:=[N005.B164]" office:value-type="time" office:time-value="PT00H00M05.670075S">
            <text:p>00:00:05,67</text:p>
          </table:table-cell>
          <table:table-cell table:style-name="ce4" table:formula="of:=[N005.C164]" office:value-type="time" office:time-value="PT00H00M07.023823S">
            <text:p>00:00:07,02</text:p>
          </table:table-cell>
          <table:table-cell table:style-name="ce6" office:value-type="string">
            <text:p>Q7</text:p>
          </table:table-cell>
          <table:table-cell table:style-name="ce7" table:formula="of:=[.B10]" office:value-type="time" office:time-value="PT00H00M03.567644S">
            <text:p>03,568,,,</text:p>
          </table:table-cell>
          <table:table-cell table:style-name="ce8" table:formula="of:=[.C10]" office:value-type="time" office:time-value="PT00H00M03.213415S">
            <text:p>03,213,,,</text:p>
          </table:table-cell>
          <table:table-cell table:style-name="ce7" table:formula="of:=[.D10]" office:value-type="time" office:time-value="PT00H00M05.670075S">
            <text:p>05,670,,,</text:p>
          </table:table-cell>
          <table:table-cell table:style-name="ce7" table:formula="of:=[.E10]" office:value-type="time" office:time-value="PT00H00M07.023823S">
            <text:p>07,024,,,</text:p>
          </table:table-cell>
          <table:table-cell table:style-name="ce4"/>
          <table:table-cell table:style-name="ce10" table:formula="of:=100*[.I10]/[.G10]" office:value-type="float" office:value="158.930501473802">
            <text:p>158,93</text:p>
          </table:table-cell>
          <table:table-cell table:style-name="ce10" table:formula="of:=100*[.J10]/[.H10]" office:value-type="float" office:value="218.578148169471">
            <text:p>218,5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05.B255]" office:value-type="time" office:time-value="PT00H00M00.3236S">
            <text:p>00:00:00,32</text:p>
          </table:table-cell>
          <table:table-cell table:style-name="ce4" table:formula="of:=[B005.C255]" office:value-type="time" office:time-value="PT00H00M00.351348S">
            <text:p>00:00:00,35</text:p>
          </table:table-cell>
          <table:table-cell table:style-name="ce4" table:formula="of:=[N005.B165]" office:value-type="time" office:time-value="PT00H00M00.218065S">
            <text:p>00:00:00,22</text:p>
          </table:table-cell>
          <table:table-cell table:style-name="ce4" table:formula="of:=[N005.C165]" office:value-type="time" office:time-value="PT00H00M00.207505S">
            <text:p>00:00:00,21</text:p>
          </table:table-cell>
          <table:table-cell table:style-name="ce6" office:value-type="string">
            <text:p>Q8</text:p>
          </table:table-cell>
          <table:table-cell table:style-name="ce7" table:formula="of:=[.B11]" office:value-type="time" office:time-value="PT00H00M00.3236S">
            <text:p>00,324,,,</text:p>
          </table:table-cell>
          <table:table-cell table:style-name="ce7" table:formula="of:=[.C11]" office:value-type="time" office:time-value="PT00H00M00.351348S">
            <text:p>00,351,,,</text:p>
          </table:table-cell>
          <table:table-cell table:style-name="ce7" table:formula="of:=[.D11]" office:value-type="time" office:time-value="PT00H00M00.218065S">
            <text:p>00,218,,,</text:p>
          </table:table-cell>
          <table:table-cell table:style-name="ce8" table:formula="of:=[.E11]" office:value-type="time" office:time-value="PT00H00M00.207505S">
            <text:p>00,208,,,</text:p>
          </table:table-cell>
          <table:table-cell table:style-name="ce4"/>
          <table:table-cell table:style-name="ce10" table:formula="of:=100*[.I11]/[.G11]" office:value-type="float" office:value="67.3871560370149">
            <text:p>67,39</text:p>
          </table:table-cell>
          <table:table-cell table:style-name="ce10" table:formula="of:=100*[.J11]/[.H11]" office:value-type="float" office:value="59.0596787230894">
            <text:p>59,0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05.B256]" office:value-type="time" office:time-value="PT00H01M28.123737S">
            <text:p>00:01:28,12</text:p>
          </table:table-cell>
          <table:table-cell table:style-name="ce4" table:formula="of:=[B005.C256]" office:value-type="time" office:time-value="PT00H03M08.89575S">
            <text:p>00:03:08,90</text:p>
          </table:table-cell>
          <table:table-cell table:style-name="ce4" table:formula="of:=[N005.B166]" office:value-type="time" office:time-value="PT00H00M21.618453S">
            <text:p>00:00:21,62</text:p>
          </table:table-cell>
          <table:table-cell table:style-name="ce4" table:formula="of:=[N005.C166]" office:value-type="time" office:time-value="PT00H00M19.75845S">
            <text:p>00:00:19,76</text:p>
          </table:table-cell>
          <table:table-cell table:style-name="ce6" office:value-type="string">
            <text:p>Q9</text:p>
          </table:table-cell>
          <table:table-cell table:style-name="ce7" table:formula="of:=[.B12]" office:value-type="time" office:time-value="PT00H01M28.123737S">
            <text:p>88,124,,,</text:p>
          </table:table-cell>
          <table:table-cell table:style-name="ce7" table:formula="of:=[.C12]" office:value-type="time" office:time-value="PT00H03M08.89575S">
            <text:p>188,896,,,</text:p>
          </table:table-cell>
          <table:table-cell table:style-name="ce7" table:formula="of:=[.D12]" office:value-type="time" office:time-value="PT00H00M21.618453S">
            <text:p>21,618,,,</text:p>
          </table:table-cell>
          <table:table-cell table:style-name="ce8" table:formula="of:=[.E12]" office:value-type="time" office:time-value="PT00H00M19.75845S">
            <text:p>19,758,,,</text:p>
          </table:table-cell>
          <table:table-cell table:style-name="ce4"/>
          <table:table-cell table:style-name="ce10" table:formula="of:=100*[.I12]/[.G12]" office:value-type="float" office:value="24.5319296010559">
            <text:p>24,53</text:p>
          </table:table-cell>
          <table:table-cell table:style-name="ce10" table:formula="of:=100*[.J12]/[.H12]" office:value-type="float" office:value="10.4599759391093">
            <text:p>10,4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05.B257]" office:value-type="time" office:time-value="PT00H01M41.294078S">
            <text:p>00:01:41,29</text:p>
          </table:table-cell>
          <table:table-cell table:style-name="ce4" table:formula="of:=[B005.C257]" office:value-type="time" office:time-value="PT00H00M31.165659S">
            <text:p>00:00:31,17</text:p>
          </table:table-cell>
          <table:table-cell table:style-name="ce4" table:formula="of:=[N005.B167]" office:value-type="time" office:time-value="PT00H01M03.216785S">
            <text:p>00:01:03,22</text:p>
          </table:table-cell>
          <table:table-cell table:style-name="ce4" table:formula="of:=[N005.C167]" office:value-type="time" office:time-value="PT00H01M19.527768S">
            <text:p>00:01:19,53</text:p>
          </table:table-cell>
          <table:table-cell table:style-name="ce6" office:value-type="string">
            <text:p>Q10</text:p>
          </table:table-cell>
          <table:table-cell table:style-name="ce7" table:formula="of:=[.B13]" office:value-type="time" office:time-value="PT00H01M41.294078S">
            <text:p>101,294,,,</text:p>
          </table:table-cell>
          <table:table-cell table:style-name="ce8" table:formula="of:=[.C13]" office:value-type="time" office:time-value="PT00H00M31.165659S">
            <text:p>31,166,,,</text:p>
          </table:table-cell>
          <table:table-cell table:style-name="ce7" table:formula="of:=[.D13]" office:value-type="time" office:time-value="PT00H01M03.216785S">
            <text:p>63,217,,,</text:p>
          </table:table-cell>
          <table:table-cell table:style-name="ce7" table:formula="of:=[.E13]" office:value-type="time" office:time-value="PT00H01M19.527768S">
            <text:p>79,528,,,</text:p>
          </table:table-cell>
          <table:table-cell table:style-name="ce4"/>
          <table:table-cell table:style-name="ce10" table:formula="of:=100*[.I13]/[.G13]" office:value-type="float" office:value="62.4091620756406">
            <text:p>62,41</text:p>
          </table:table-cell>
          <table:table-cell table:style-name="ce10" table:formula="of:=100*[.J13]/[.H13]" office:value-type="float" office:value="255.177559377134">
            <text:p>255,1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05.B258]" office:value-type="time" office:time-value="PT00H00M00.151678S">
            <text:p>00:00:00,15</text:p>
          </table:table-cell>
          <table:table-cell table:style-name="ce4" table:formula="of:=[B005.C258]" office:value-type="time" office:time-value="PT00H00M00.10368S">
            <text:p>00:00:00,10</text:p>
          </table:table-cell>
          <table:table-cell table:style-name="ce4" table:formula="of:=[N005.B168]" office:value-type="time" office:time-value="PT00H00M01.044255S">
            <text:p>00:00:01,04</text:p>
          </table:table-cell>
          <table:table-cell table:style-name="ce4" table:formula="of:=[N005.C168]" office:value-type="time" office:time-value="PT00H00M01.01773S">
            <text:p>00:00:01,02</text:p>
          </table:table-cell>
          <table:table-cell table:style-name="ce6" office:value-type="string">
            <text:p>Q11</text:p>
          </table:table-cell>
          <table:table-cell table:style-name="ce7" table:formula="of:=[.B14]" office:value-type="time" office:time-value="PT00H00M00.151678S">
            <text:p>00,152,,,</text:p>
          </table:table-cell>
          <table:table-cell table:style-name="ce8" table:formula="of:=[.C14]" office:value-type="time" office:time-value="PT00H00M00.10368S">
            <text:p>00,104,,,</text:p>
          </table:table-cell>
          <table:table-cell table:style-name="ce7" table:formula="of:=[.D14]" office:value-type="time" office:time-value="PT00H00M01.044255S">
            <text:p>01,044,,,</text:p>
          </table:table-cell>
          <table:table-cell table:style-name="ce7" table:formula="of:=[.E14]" office:value-type="time" office:time-value="PT00H00M01.01773S">
            <text:p>01,018,,,</text:p>
          </table:table-cell>
          <table:table-cell table:style-name="ce4"/>
          <table:table-cell table:style-name="ce10" table:formula="of:=100*[.I14]/[.G14]" office:value-type="float" office:value="688.468334234365">
            <text:p>688,47</text:p>
          </table:table-cell>
          <table:table-cell table:style-name="ce10" table:formula="of:=100*[.J14]/[.H14]" office:value-type="float" office:value="981.611118880782">
            <text:p>981,6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05.B259]" office:value-type="time" office:time-value="PT00H00M00.284944S">
            <text:p>00:00:00,28</text:p>
          </table:table-cell>
          <table:table-cell table:style-name="ce4" table:formula="of:=[B005.C259]" office:value-type="time" office:time-value="PT00H00M00.108595S">
            <text:p>00:00:00,11</text:p>
          </table:table-cell>
          <table:table-cell table:style-name="ce4" table:formula="of:=[N005.B169]" office:value-type="time" office:time-value="PT00H00M00.203049S">
            <text:p>00:00:00,20</text:p>
          </table:table-cell>
          <table:table-cell table:style-name="ce4" table:formula="of:=[N005.C169]" office:value-type="time" office:time-value="PT00H00M00.177228S">
            <text:p>00:00:00,18</text:p>
          </table:table-cell>
          <table:table-cell table:style-name="ce6" office:value-type="string">
            <text:p>Q12</text:p>
          </table:table-cell>
          <table:table-cell table:style-name="ce7" table:formula="of:=[.B15]" office:value-type="time" office:time-value="PT00H00M00.284944S">
            <text:p>00,285,,,</text:p>
          </table:table-cell>
          <table:table-cell table:style-name="ce8" table:formula="of:=[.C15]" office:value-type="time" office:time-value="PT00H00M00.108595S">
            <text:p>00,109,,,</text:p>
          </table:table-cell>
          <table:table-cell table:style-name="ce7" table:formula="of:=[.D15]" office:value-type="time" office:time-value="PT00H00M00.203049S">
            <text:p>00,203,,,</text:p>
          </table:table-cell>
          <table:table-cell table:style-name="ce7" table:formula="of:=[.E15]" office:value-type="time" office:time-value="PT00H00M00.177228S">
            <text:p>00,177,,,</text:p>
          </table:table-cell>
          <table:table-cell table:style-name="ce4"/>
          <table:table-cell table:style-name="ce10" table:formula="of:=100*[.I15]/[.G15]" office:value-type="float" office:value="71.2592145460416">
            <text:p>71,26</text:p>
          </table:table-cell>
          <table:table-cell table:style-name="ce10" table:formula="of:=100*[.J15]/[.H15]" office:value-type="float" office:value="163.200884018601">
            <text:p>163,2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05.B260]" office:value-type="time" office:time-value="PT00H00M09.951588S">
            <text:p>00:00:09,95</text:p>
          </table:table-cell>
          <table:table-cell table:style-name="ce4" table:formula="of:=[B005.C260]" office:value-type="time" office:time-value="PT00H00M06.60624S">
            <text:p>00:00:06,61</text:p>
          </table:table-cell>
          <table:table-cell table:style-name="ce4" table:formula="of:=[N005.B170]" office:value-type="time" office:time-value="PT00H00M01.134697S">
            <text:p>00:00:01,13</text:p>
          </table:table-cell>
          <table:table-cell table:style-name="ce4" table:formula="of:=[N005.C170]" office:value-type="time" office:time-value="PT00H00M01.140927S">
            <text:p>00:00:01,14</text:p>
          </table:table-cell>
          <table:table-cell table:style-name="ce6" office:value-type="string">
            <text:p>Q13</text:p>
          </table:table-cell>
          <table:table-cell table:style-name="ce7" table:formula="of:=[.B16]" office:value-type="time" office:time-value="PT00H00M09.951588S">
            <text:p>09,952,,,</text:p>
          </table:table-cell>
          <table:table-cell table:style-name="ce7" table:formula="of:=[.C16]" office:value-type="time" office:time-value="PT00H00M06.60624S">
            <text:p>06,606,,,</text:p>
          </table:table-cell>
          <table:table-cell table:style-name="ce8" table:formula="of:=[.D16]" office:value-type="time" office:time-value="PT00H00M01.134697S">
            <text:p>01,135,,,</text:p>
          </table:table-cell>
          <table:table-cell table:style-name="ce7" table:formula="of:=[.E16]" office:value-type="time" office:time-value="PT00H00M01.140927S">
            <text:p>01,141,,,</text:p>
          </table:table-cell>
          <table:table-cell table:style-name="ce4"/>
          <table:table-cell table:style-name="ce10" table:formula="of:=100*[.I16]/[.G16]" office:value-type="float" office:value="11.4021707591879">
            <text:p>11,40</text:p>
          </table:table-cell>
          <table:table-cell table:style-name="ce10" table:formula="of:=100*[.J16]/[.H16]" office:value-type="float" office:value="17.2704367385987">
            <text:p>17,2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05.B261]" office:value-type="time" office:time-value="PT00H00M00.504532S">
            <text:p>00:00:00,50</text:p>
          </table:table-cell>
          <table:table-cell table:style-name="ce4" table:formula="of:=[B005.C261]" office:value-type="time" office:time-value="PT00H00M00.624572S">
            <text:p>00:00:00,62</text:p>
          </table:table-cell>
          <table:table-cell table:style-name="ce4" table:formula="of:=[N005.B171]" office:value-type="time" office:time-value="PT00H00M01.512657S">
            <text:p>00:00:01,51</text:p>
          </table:table-cell>
          <table:table-cell table:style-name="ce4" table:formula="of:=[N005.C171]" office:value-type="time" office:time-value="PT00H00M03.74748S">
            <text:p>00:00:03,75</text:p>
          </table:table-cell>
          <table:table-cell table:style-name="ce6" office:value-type="string">
            <text:p>Q14</text:p>
          </table:table-cell>
          <table:table-cell table:style-name="ce8" table:formula="of:=[.B17]" office:value-type="time" office:time-value="PT00H00M00.504532S">
            <text:p>00,505,,,</text:p>
          </table:table-cell>
          <table:table-cell table:style-name="ce7" table:formula="of:=[.C17]" office:value-type="time" office:time-value="PT00H00M00.624572S">
            <text:p>00,625,,,</text:p>
          </table:table-cell>
          <table:table-cell table:style-name="ce7" table:formula="of:=[.D17]" office:value-type="time" office:time-value="PT00H00M01.512657S">
            <text:p>01,513,,,</text:p>
          </table:table-cell>
          <table:table-cell table:style-name="ce7" table:formula="of:=[.E17]" office:value-type="time" office:time-value="PT00H00M03.74748S">
            <text:p>03,747,,,</text:p>
          </table:table-cell>
          <table:table-cell table:style-name="ce4"/>
          <table:table-cell table:style-name="ce10" table:formula="of:=100*[.I17]/[.G17]" office:value-type="float" office:value="299.814184049955">
            <text:p>299,81</text:p>
          </table:table-cell>
          <table:table-cell table:style-name="ce10" table:formula="of:=100*[.J17]/[.H17]" office:value-type="float" office:value="600.00776531769">
            <text:p>600,0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05.B262]" office:value-type="time" office:time-value="PT00H00M01.035983S">
            <text:p>00:00:01,04</text:p>
          </table:table-cell>
          <table:table-cell table:style-name="ce4" table:formula="of:=[B005.C262]" office:value-type="time" office:time-value="PT00H00M00.783163S">
            <text:p>00:00:00,78</text:p>
          </table:table-cell>
          <table:table-cell table:style-name="ce4" table:formula="of:=[N005.B172]" office:value-type="time" office:time-value="PT00H00M00.598762S">
            <text:p>00:00:00,60</text:p>
          </table:table-cell>
          <table:table-cell table:style-name="ce4" table:formula="of:=[N005.C172]" office:value-type="time" office:time-value="PT00H00M00.500748S">
            <text:p>00:00:00,50</text:p>
          </table:table-cell>
          <table:table-cell table:style-name="ce6" office:value-type="string">
            <text:p>Q15</text:p>
          </table:table-cell>
          <table:table-cell table:style-name="ce7" table:formula="of:=[.B18]" office:value-type="time" office:time-value="PT00H00M01.035983S">
            <text:p>01,036,,,</text:p>
          </table:table-cell>
          <table:table-cell table:style-name="ce7" table:formula="of:=[.C18]" office:value-type="time" office:time-value="PT00H00M00.783163S">
            <text:p>00,783,,,</text:p>
          </table:table-cell>
          <table:table-cell table:style-name="ce7" table:formula="of:=[.D18]" office:value-type="time" office:time-value="PT00H00M00.598762S">
            <text:p>00,599,,,</text:p>
          </table:table-cell>
          <table:table-cell table:style-name="ce8" table:formula="of:=[.E18]" office:value-type="time" office:time-value="PT00H00M00.500748S">
            <text:p>00,501,,,</text:p>
          </table:table-cell>
          <table:table-cell table:style-name="ce4"/>
          <table:table-cell table:style-name="ce10" table:formula="of:=100*[.I18]/[.G18]" office:value-type="float" office:value="57.7965361384">
            <text:p>57,80</text:p>
          </table:table-cell>
          <table:table-cell table:style-name="ce10" table:formula="of:=100*[.J18]/[.H18]" office:value-type="float" office:value="63.9392207875122">
            <text:p>63,9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05.B263]" office:value-type="time" office:time-value="PT00H00M05.767884S">
            <text:p>00:00:05,77</text:p>
          </table:table-cell>
          <table:table-cell table:style-name="ce4" table:formula="of:=[B005.C263]" office:value-type="time" office:time-value="PT00H00M16.74437S">
            <text:p>00:00:16,74</text:p>
          </table:table-cell>
          <table:table-cell table:style-name="ce4" table:formula="of:=[N005.B173]" office:value-type="time" office:time-value="PT00H00M00.579971S">
            <text:p>00:00:00,58</text:p>
          </table:table-cell>
          <table:table-cell table:style-name="ce4" table:formula="of:=[N005.C173]" office:value-type="time" office:time-value="PT00H00M01.501498S">
            <text:p>00:00:01,50</text:p>
          </table:table-cell>
          <table:table-cell table:style-name="ce6" office:value-type="string">
            <text:p>Q16</text:p>
          </table:table-cell>
          <table:table-cell table:style-name="ce7" table:formula="of:=[.B19]" office:value-type="time" office:time-value="PT00H00M05.767884S">
            <text:p>05,768,,,</text:p>
          </table:table-cell>
          <table:table-cell table:style-name="ce7" table:formula="of:=[.C19]" office:value-type="time" office:time-value="PT00H00M16.74437S">
            <text:p>16,744,,,</text:p>
          </table:table-cell>
          <table:table-cell table:style-name="ce8" table:formula="of:=[.D19]" office:value-type="time" office:time-value="PT00H00M00.579971S">
            <text:p>00,580,,,</text:p>
          </table:table-cell>
          <table:table-cell table:style-name="ce7" table:formula="of:=[.E19]" office:value-type="time" office:time-value="PT00H00M01.501498S">
            <text:p>01,501,,,</text:p>
          </table:table-cell>
          <table:table-cell table:style-name="ce4"/>
          <table:table-cell table:style-name="ce10" table:formula="of:=100*[.I19]/[.G19]" office:value-type="float" office:value="10.0551692787164">
            <text:p>10,06</text:p>
          </table:table-cell>
          <table:table-cell table:style-name="ce10" table:formula="of:=100*[.J19]/[.H19]" office:value-type="float" office:value="8.96718094000607">
            <text:p>8,9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05.B264]" office:value-type="time" office:time-value="PT00H00M01.144352S">
            <text:p>00:00:01,14</text:p>
          </table:table-cell>
          <table:table-cell table:style-name="ce4" table:formula="of:=[B005.C264]" office:value-type="time" office:time-value="PT00H00M01.180489S">
            <text:p>00:00:01,18</text:p>
          </table:table-cell>
          <table:table-cell table:style-name="ce4" table:formula="of:=[N005.B174]" office:value-type="time" office:time-value="PT00H00M00.207614S">
            <text:p>00:00:00,21</text:p>
          </table:table-cell>
          <table:table-cell table:style-name="ce4" table:formula="of:=[N005.C174]" office:value-type="time" office:time-value="PT00H00M00.29226S">
            <text:p>00:00:00,29</text:p>
          </table:table-cell>
          <table:table-cell table:style-name="ce6" office:value-type="string">
            <text:p>Q17</text:p>
          </table:table-cell>
          <table:table-cell table:style-name="ce7" table:formula="of:=[.B20]" office:value-type="time" office:time-value="PT00H00M01.144352S">
            <text:p>01,144,,,</text:p>
          </table:table-cell>
          <table:table-cell table:style-name="ce7" table:formula="of:=[.C20]" office:value-type="time" office:time-value="PT00H00M01.180489S">
            <text:p>01,180,,,</text:p>
          </table:table-cell>
          <table:table-cell table:style-name="ce8" table:formula="of:=[.D20]" office:value-type="time" office:time-value="PT00H00M00.207614S">
            <text:p>00,208,,,</text:p>
          </table:table-cell>
          <table:table-cell table:style-name="ce7" table:formula="of:=[.E20]" office:value-type="time" office:time-value="PT00H00M00.29226S">
            <text:p>00,292,,,</text:p>
          </table:table-cell>
          <table:table-cell table:style-name="ce4"/>
          <table:table-cell table:style-name="ce10" table:formula="of:=100*[.I20]/[.G20]" office:value-type="float" office:value="18.1424509241912">
            <text:p>18,14</text:p>
          </table:table-cell>
          <table:table-cell table:style-name="ce10" table:formula="of:=100*[.J20]/[.H20]" office:value-type="float" office:value="24.7575369190225">
            <text:p>24,7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05.B265]" office:value-type="time" office:time-value="PT00H03M56.669751S">
            <text:p>00:03:56,67</text:p>
          </table:table-cell>
          <table:table-cell table:style-name="ce4" table:formula="of:=[B005.C265]" office:value-type="time" office:time-value="PT00H04M29.969668S">
            <text:p>00:04:29,97</text:p>
          </table:table-cell>
          <table:table-cell table:style-name="ce4" table:formula="of:=[N005.B175]" office:value-type="time" office:time-value="PT00H01M44.697631S">
            <text:p>00:01:44,70</text:p>
          </table:table-cell>
          <table:table-cell table:style-name="ce4" table:formula="of:=[N005.C175]" office:value-type="time" office:time-value="PT00H02M02.351647S">
            <text:p>00:02:02,35</text:p>
          </table:table-cell>
          <table:table-cell table:style-name="ce6" office:value-type="string">
            <text:p>Gesamt</text:p>
          </table:table-cell>
          <table:table-cell table:style-name="ce7" table:formula="of:=[.B21]" office:value-type="time" office:time-value="PT00H03M56.669751S">
            <text:p>236,670,,,</text:p>
          </table:table-cell>
          <table:table-cell table:style-name="ce7" table:formula="of:=[.C21]" office:value-type="time" office:time-value="PT00H04M29.969668S">
            <text:p>269,970,,,</text:p>
          </table:table-cell>
          <table:table-cell table:style-name="ce8" table:formula="of:=[.D21]" office:value-type="time" office:time-value="PT00H01M44.697631S">
            <text:p>104,698,,,</text:p>
          </table:table-cell>
          <table:table-cell table:style-name="ce7" table:formula="of:=[.E21]" office:value-type="time" office:time-value="PT00H02M02.351647S">
            <text:p>122,352,,,</text:p>
          </table:table-cell>
          <table:table-cell table:style-name="ce4"/>
          <table:table-cell table:style-name="ce10" table:formula="of:=100*[.I21]/[.G21]" office:value-type="float" office:value="44.2378594133009">
            <text:p>44,24</text:p>
          </table:table-cell>
          <table:table-cell table:style-name="ce10" table:formula="of:=100*[.J21]/[.H21]" office:value-type="float" office:value="45.3205160539008">
            <text:p>45,3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7" table:number-columns-repeated="4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7" office:value-type="string">
            <text:p>BerlinMOD</text:p>
          </table:table-cell>
          <table:table-cell table:style-name="ce7"/>
          <table:table-cell table:style-name="ce7" office:value-type="string">
            <text:p>Network</text:p>
          </table:table-cell>
          <table:table-cell table:style-name="ce7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0.2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20.B248]" office:value-type="time" office:time-value="PT00H00M00.121911S">
            <text:p>00:00:00,12</text:p>
          </table:table-cell>
          <table:table-cell table:style-name="ce4" table:formula="of:=[B020.C248]" office:value-type="time" office:time-value="PT00H00M00.101049S">
            <text:p>00:00:00,10</text:p>
          </table:table-cell>
          <table:table-cell table:style-name="ce4" table:formula="of:=[N020.B158]" office:value-type="time" office:time-value="PT00H00M00.165578S">
            <text:p>00:00:00,17</text:p>
          </table:table-cell>
          <table:table-cell table:style-name="ce4" table:formula="of:=[N020.C158]" office:value-type="time" office:time-value="PT00H00M00.113253S">
            <text:p>00:00:00,11</text:p>
          </table:table-cell>
          <table:table-cell table:style-name="ce6" office:value-type="string">
            <text:p>Q1</text:p>
          </table:table-cell>
          <table:table-cell table:style-name="ce7" table:formula="of:=[.B28]" office:value-type="time" office:time-value="PT00H00M00.121911S">
            <text:p>00,122,,,</text:p>
          </table:table-cell>
          <table:table-cell table:style-name="ce8" table:formula="of:=[.C28]" office:value-type="time" office:time-value="PT00H00M00.101049S">
            <text:p>00,101,,,</text:p>
          </table:table-cell>
          <table:table-cell table:style-name="ce7" table:formula="of:=[.D28]" office:value-type="time" office:time-value="PT00H00M00.165578S">
            <text:p>00,166,,,</text:p>
          </table:table-cell>
          <table:table-cell table:style-name="ce7" table:formula="of:=[.E28]" office:value-type="time" office:time-value="PT00H00M00.113253S">
            <text:p>00,113,,,</text:p>
          </table:table-cell>
          <table:table-cell table:style-name="ce4"/>
          <table:table-cell table:style-name="ce10" table:formula="of:=100*[.I28]/[.G28]" office:value-type="float" office:value="135.819310067632">
            <text:p>135,82</text:p>
          </table:table-cell>
          <table:table-cell table:style-name="ce10" table:formula="of:=100*[.J28]/[.H28]" office:value-type="float" office:value="112.077863600152">
            <text:p>112,0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20.B249]" office:value-type="time" office:time-value="PT00H00M00.003342S">
            <text:p>00:00:00,00</text:p>
          </table:table-cell>
          <table:table-cell table:style-name="ce4" table:formula="of:=[B020.C249]" office:value-type="time" office:time-value="PT00H00M00.002888S">
            <text:p>00:00:00,00</text:p>
          </table:table-cell>
          <table:table-cell table:style-name="ce4" table:formula="of:=[N020.B159]" office:value-type="time" office:time-value="PT00H00M00.003671S">
            <text:p>00:00:00,00</text:p>
          </table:table-cell>
          <table:table-cell table:style-name="ce4" table:formula="of:=[N020.C159]" office:value-type="time" office:time-value="PT00H00M00.002979S">
            <text:p>00:00:00,00</text:p>
          </table:table-cell>
          <table:table-cell table:style-name="ce6" office:value-type="string">
            <text:p>Q2</text:p>
          </table:table-cell>
          <table:table-cell table:style-name="ce8" table:formula="of:=[.B29]" office:value-type="time" office:time-value="PT00H00M00.003342S">
            <text:p>00,003,,,</text:p>
          </table:table-cell>
          <table:table-cell table:style-name="ce8" table:formula="of:=[.C29]" office:value-type="time" office:time-value="PT00H00M00.002888S">
            <text:p>00,003,,,</text:p>
          </table:table-cell>
          <table:table-cell table:style-name="ce7" table:formula="of:=[.D29]" office:value-type="time" office:time-value="PT00H00M00.003671S">
            <text:p>00,004,,,</text:p>
          </table:table-cell>
          <table:table-cell table:style-name="ce8" table:formula="of:=[.E29]" office:value-type="time" office:time-value="PT00H00M00.002979S">
            <text:p>00,003,,,</text:p>
          </table:table-cell>
          <table:table-cell table:style-name="ce4"/>
          <table:table-cell table:style-name="ce10" table:formula="of:=100*[.I29]/[.G29]" office:value-type="float" office:value="109.844404548175">
            <text:p>109,84</text:p>
          </table:table-cell>
          <table:table-cell table:style-name="ce10" table:formula="of:=100*[.J29]/[.H29]" office:value-type="float" office:value="103.150969529086">
            <text:p>103,1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20.B250]" office:value-type="time" office:time-value="PT00H00M00.467715S">
            <text:p>00:00:00,47</text:p>
          </table:table-cell>
          <table:table-cell table:style-name="ce4" table:formula="of:=[B020.C250]" office:value-type="time" office:time-value="PT00H00M00.318279S">
            <text:p>00:00:00,32</text:p>
          </table:table-cell>
          <table:table-cell table:style-name="ce4" table:formula="of:=[N020.B160]" office:value-type="time" office:time-value="PT00H00M00.584451S">
            <text:p>00:00:00,58</text:p>
          </table:table-cell>
          <table:table-cell table:style-name="ce4" table:formula="of:=[N020.C160]" office:value-type="time" office:time-value="PT00H00M00.817496S">
            <text:p>00:00:00,82</text:p>
          </table:table-cell>
          <table:table-cell table:style-name="ce6" office:value-type="string">
            <text:p>Q3</text:p>
          </table:table-cell>
          <table:table-cell table:style-name="ce7" table:formula="of:=[.B30]" office:value-type="time" office:time-value="PT00H00M00.467715S">
            <text:p>00,468,,,</text:p>
          </table:table-cell>
          <table:table-cell table:style-name="ce8" table:formula="of:=[.C30]" office:value-type="time" office:time-value="PT00H00M00.318279S">
            <text:p>00,318,,,</text:p>
          </table:table-cell>
          <table:table-cell table:style-name="ce7" table:formula="of:=[.D30]" office:value-type="time" office:time-value="PT00H00M00.584451S">
            <text:p>00,584,,,</text:p>
          </table:table-cell>
          <table:table-cell table:style-name="ce7" table:formula="of:=[.E30]" office:value-type="time" office:time-value="PT00H00M00.817496S">
            <text:p>00,817,,,</text:p>
          </table:table-cell>
          <table:table-cell table:style-name="ce4"/>
          <table:table-cell table:style-name="ce10" table:formula="of:=100*[.I30]/[.G30]" office:value-type="float" office:value="124.958922590597">
            <text:p>124,96</text:p>
          </table:table-cell>
          <table:table-cell table:style-name="ce10" table:formula="of:=100*[.J30]/[.H30]" office:value-type="float" office:value="256.848865303711">
            <text:p>256,8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20.B251]" office:value-type="time" office:time-value="PT00H00M32.742417S">
            <text:p>00:00:32,74</text:p>
          </table:table-cell>
          <table:table-cell table:style-name="ce4" table:formula="of:=[B020.C251]" office:value-type="time" office:time-value="PT00H00M39.53098S">
            <text:p>00:00:39,53</text:p>
          </table:table-cell>
          <table:table-cell table:style-name="ce4" table:formula="of:=[N020.B161]" office:value-type="time" office:time-value="PT00H00M00.603509S">
            <text:p>00:00:00,60</text:p>
          </table:table-cell>
          <table:table-cell table:style-name="ce4" table:formula="of:=[N020.C161]" office:value-type="time" office:time-value="PT00H00M08.662977S">
            <text:p>00:00:08,66</text:p>
          </table:table-cell>
          <table:table-cell table:style-name="ce6" office:value-type="string">
            <text:p>Q4</text:p>
          </table:table-cell>
          <table:table-cell table:style-name="ce7" table:formula="of:=[.B31]" office:value-type="time" office:time-value="PT00H00M32.742417S">
            <text:p>32,742,,,</text:p>
          </table:table-cell>
          <table:table-cell table:style-name="ce7" table:formula="of:=[.C31]" office:value-type="time" office:time-value="PT00H00M39.53098S">
            <text:p>39,531,,,</text:p>
          </table:table-cell>
          <table:table-cell table:style-name="ce8" table:formula="of:=[.D31]" office:value-type="time" office:time-value="PT00H00M00.603509S">
            <text:p>00,604,,,</text:p>
          </table:table-cell>
          <table:table-cell table:style-name="ce7" table:formula="of:=[.E31]" office:value-type="time" office:time-value="PT00H00M08.662977S">
            <text:p>08,663,,,</text:p>
          </table:table-cell>
          <table:table-cell table:style-name="ce4"/>
          <table:table-cell table:style-name="ce10" table:formula="of:=100*[.I31]/[.G31]" office:value-type="float" office:value="1.84320232310275">
            <text:p>1,84</text:p>
          </table:table-cell>
          <table:table-cell table:style-name="ce10" table:formula="of:=100*[.J31]/[.H31]" office:value-type="float" office:value="21.9143985299631">
            <text:p>21,9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20.B252]" office:value-type="time" office:time-value="PT00H00M01.649381S">
            <text:p>00:00:01,65</text:p>
          </table:table-cell>
          <table:table-cell table:style-name="ce4" table:formula="of:=[B020.C252]" office:value-type="time" office:time-value="PT00H00M03.033227S">
            <text:p>00:00:03,03</text:p>
          </table:table-cell>
          <table:table-cell table:style-name="ce4" table:formula="of:=[N020.B162]" office:value-type="time" office:time-value="PT00H00M02.989879S">
            <text:p>00:00:02,99</text:p>
          </table:table-cell>
          <table:table-cell table:style-name="ce4" table:formula="of:=[N020.C162]" office:value-type="time" office:time-value="PT00H00M02.434182S">
            <text:p>00:00:02,43</text:p>
          </table:table-cell>
          <table:table-cell table:style-name="ce6" office:value-type="string">
            <text:p>Q5</text:p>
          </table:table-cell>
          <table:table-cell table:style-name="ce8" table:formula="of:=[.B32]" office:value-type="time" office:time-value="PT00H00M01.649381S">
            <text:p>01,649,,,</text:p>
          </table:table-cell>
          <table:table-cell table:style-name="ce7" table:formula="of:=[.C32]" office:value-type="time" office:time-value="PT00H00M03.033227S">
            <text:p>03,033,,,</text:p>
          </table:table-cell>
          <table:table-cell table:style-name="ce7" table:formula="of:=[.D32]" office:value-type="time" office:time-value="PT00H00M02.989879S">
            <text:p>02,990,,,</text:p>
          </table:table-cell>
          <table:table-cell table:style-name="ce7" table:formula="of:=[.E32]" office:value-type="time" office:time-value="PT00H00M02.434182S">
            <text:p>02,434,,,</text:p>
          </table:table-cell>
          <table:table-cell table:style-name="ce4"/>
          <table:table-cell table:style-name="ce10" table:formula="of:=100*[.I32]/[.G32]" office:value-type="float" office:value="181.272792641603">
            <text:p>181,27</text:p>
          </table:table-cell>
          <table:table-cell table:style-name="ce10" table:formula="of:=100*[.J32]/[.H32]" office:value-type="float" office:value="80.2505681656151">
            <text:p>80,2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20.B253]" office:value-type="time" office:time-value="PT00H01M06.300742S">
            <text:p>00:01:06,30</text:p>
          </table:table-cell>
          <table:table-cell table:style-name="ce4" table:formula="of:=[B020.C253]" office:value-type="time" office:time-value="PT00H00M48.417363S">
            <text:p>00:00:48,42</text:p>
          </table:table-cell>
          <table:table-cell table:style-name="ce4" table:formula="of:=[N020.B163]" office:value-type="time" office:time-value="PT00H00M17.045885S">
            <text:p>00:00:17,05</text:p>
          </table:table-cell>
          <table:table-cell table:style-name="ce4" table:formula="of:=[N020.C163]" office:value-type="time" office:time-value="PT00H00M14.982373S">
            <text:p>00:00:14,98</text:p>
          </table:table-cell>
          <table:table-cell table:style-name="ce6" office:value-type="string">
            <text:p>Q6</text:p>
          </table:table-cell>
          <table:table-cell table:style-name="ce7" table:formula="of:=[.B33]" office:value-type="time" office:time-value="PT00H01M06.300742S">
            <text:p>66,301,,,</text:p>
          </table:table-cell>
          <table:table-cell table:style-name="ce7" table:formula="of:=[.C33]" office:value-type="time" office:time-value="PT00H00M48.417363S">
            <text:p>48,417,,,</text:p>
          </table:table-cell>
          <table:table-cell table:style-name="ce7" table:formula="of:=[.D33]" office:value-type="time" office:time-value="PT00H00M17.045885S">
            <text:p>17,046,,,</text:p>
          </table:table-cell>
          <table:table-cell table:style-name="ce8" table:formula="of:=[.E33]" office:value-type="time" office:time-value="PT00H00M14.982373S">
            <text:p>14,982,,,</text:p>
          </table:table-cell>
          <table:table-cell table:style-name="ce4"/>
          <table:table-cell table:style-name="ce10" table:formula="of:=100*[.I33]/[.G33]" office:value-type="float" office:value="25.7099460515842">
            <text:p>25,71</text:p>
          </table:table-cell>
          <table:table-cell table:style-name="ce10" table:formula="of:=100*[.J33]/[.H33]" office:value-type="float" office:value="30.9442155177288">
            <text:p>30,9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20.B254]" office:value-type="time" office:time-value="PT00H00M18.444486S">
            <text:p>00:00:18,44</text:p>
          </table:table-cell>
          <table:table-cell table:style-name="ce4" table:formula="of:=[B020.C254]" office:value-type="time" office:time-value="PT00H00M11.435008S">
            <text:p>00:00:11,44</text:p>
          </table:table-cell>
          <table:table-cell table:style-name="ce4" table:formula="of:=[N020.B164]" office:value-type="time" office:time-value="PT00H00M25.203875S">
            <text:p>00:00:25,20</text:p>
          </table:table-cell>
          <table:table-cell table:style-name="ce4" table:formula="of:=[N020.C164]" office:value-type="time" office:time-value="PT00H00M31.675146S">
            <text:p>00:00:31,68</text:p>
          </table:table-cell>
          <table:table-cell table:style-name="ce6" office:value-type="string">
            <text:p>Q7</text:p>
          </table:table-cell>
          <table:table-cell table:style-name="ce7" table:formula="of:=[.B34]" office:value-type="time" office:time-value="PT00H00M18.444486S">
            <text:p>18,444,,,</text:p>
          </table:table-cell>
          <table:table-cell table:style-name="ce8" table:formula="of:=[.C34]" office:value-type="time" office:time-value="PT00H00M11.435008S">
            <text:p>11,435,,,</text:p>
          </table:table-cell>
          <table:table-cell table:style-name="ce7" table:formula="of:=[.D34]" office:value-type="time" office:time-value="PT00H00M25.203875S">
            <text:p>25,204,,,</text:p>
          </table:table-cell>
          <table:table-cell table:style-name="ce7" table:formula="of:=[.E34]" office:value-type="time" office:time-value="PT00H00M31.675146S">
            <text:p>31,675,,,</text:p>
          </table:table-cell>
          <table:table-cell table:style-name="ce4"/>
          <table:table-cell table:style-name="ce10" table:formula="of:=100*[.I34]/[.G34]" office:value-type="float" office:value="136.647209903274">
            <text:p>136,65</text:p>
          </table:table-cell>
          <table:table-cell table:style-name="ce10" table:formula="of:=100*[.J34]/[.H34]" office:value-type="float" office:value="277.001532355794">
            <text:p>277,0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20.B255]" office:value-type="time" office:time-value="PT00H00M00.45141S">
            <text:p>00:00:00,45</text:p>
          </table:table-cell>
          <table:table-cell table:style-name="ce4" table:formula="of:=[B020.C255]" office:value-type="time" office:time-value="PT00H00M00.357737S">
            <text:p>00:00:00,36</text:p>
          </table:table-cell>
          <table:table-cell table:style-name="ce4" table:formula="of:=[N020.B165]" office:value-type="time" office:time-value="PT00H00M00.229277S">
            <text:p>00:00:00,23</text:p>
          </table:table-cell>
          <table:table-cell table:style-name="ce4" table:formula="of:=[N020.C165]" office:value-type="time" office:time-value="PT00H00M00.252107S">
            <text:p>00:00:00,25</text:p>
          </table:table-cell>
          <table:table-cell table:style-name="ce6" office:value-type="string">
            <text:p>Q8</text:p>
          </table:table-cell>
          <table:table-cell table:style-name="ce7" table:formula="of:=[.B35]" office:value-type="time" office:time-value="PT00H00M00.45141S">
            <text:p>00,451,,,</text:p>
          </table:table-cell>
          <table:table-cell table:style-name="ce7" table:formula="of:=[.C35]" office:value-type="time" office:time-value="PT00H00M00.357737S">
            <text:p>00,358,,,</text:p>
          </table:table-cell>
          <table:table-cell table:style-name="ce8" table:formula="of:=[.D35]" office:value-type="time" office:time-value="PT00H00M00.229277S">
            <text:p>00,229,,,</text:p>
          </table:table-cell>
          <table:table-cell table:style-name="ce7" table:formula="of:=[.E35]" office:value-type="time" office:time-value="PT00H00M00.252107S">
            <text:p>00,252,,,</text:p>
          </table:table-cell>
          <table:table-cell table:style-name="ce4"/>
          <table:table-cell table:style-name="ce10" table:formula="of:=100*[.I35]/[.G35]" office:value-type="float" office:value="50.791298376199">
            <text:p>50,79</text:p>
          </table:table-cell>
          <table:table-cell table:style-name="ce10" table:formula="of:=100*[.J35]/[.H35]" office:value-type="float" office:value="70.4728200784656">
            <text:p>70,4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20.B256]" office:value-type="time" office:time-value="PT00H04M06.767209S">
            <text:p>00:04:06,77</text:p>
          </table:table-cell>
          <table:table-cell table:style-name="ce4" table:formula="of:=[B020.C256]" office:value-type="time" office:time-value="PT00H06M13.957628S">
            <text:p>00:06:13,96</text:p>
          </table:table-cell>
          <table:table-cell table:style-name="ce4" table:formula="of:=[N020.B166]" office:value-type="time" office:time-value="PT00H00M33.142601S">
            <text:p>00:00:33,14</text:p>
          </table:table-cell>
          <table:table-cell table:style-name="ce4" table:formula="of:=[N020.C166]" office:value-type="time" office:time-value="PT00H00M44.975972S">
            <text:p>00:00:44,98</text:p>
          </table:table-cell>
          <table:table-cell table:style-name="ce6" office:value-type="string">
            <text:p>Q9</text:p>
          </table:table-cell>
          <table:table-cell table:style-name="ce7" table:formula="of:=[.B36]" office:value-type="time" office:time-value="PT00H04M06.767209S">
            <text:p>246,767,,,</text:p>
          </table:table-cell>
          <table:table-cell table:style-name="ce7" table:formula="of:=[.C36]" office:value-type="time" office:time-value="PT00H06M13.957628S">
            <text:p>373,958,,,</text:p>
          </table:table-cell>
          <table:table-cell table:style-name="ce8" table:formula="of:=[.D36]" office:value-type="time" office:time-value="PT00H00M33.142601S">
            <text:p>33,143,,,</text:p>
          </table:table-cell>
          <table:table-cell table:style-name="ce7" table:formula="of:=[.E36]" office:value-type="time" office:time-value="PT00H00M44.975972S">
            <text:p>44,976,,,</text:p>
          </table:table-cell>
          <table:table-cell table:style-name="ce4"/>
          <table:table-cell table:style-name="ce10" table:formula="of:=100*[.I36]/[.G36]" office:value-type="float" office:value="13.4307151806381">
            <text:p>13,43</text:p>
          </table:table-cell>
          <table:table-cell table:style-name="ce10" table:formula="of:=100*[.J36]/[.H36]" office:value-type="float" office:value="12.0270236872933">
            <text:p>12,0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20.B257]" office:value-type="time" office:time-value="PT00H08M07.7311S">
            <text:p>00:08:07,73</text:p>
          </table:table-cell>
          <table:table-cell table:style-name="ce4" table:formula="of:=[B020.C257]" office:value-type="time" office:time-value="PT00H02M16.743381S">
            <text:p>00:02:16,74</text:p>
          </table:table-cell>
          <table:table-cell table:style-name="ce4" table:formula="of:=[N020.B167]" office:value-type="time" office:time-value="PT00H04M46.764153S">
            <text:p>00:04:46,76</text:p>
          </table:table-cell>
          <table:table-cell table:style-name="ce4" table:formula="of:=[N020.C167]" office:value-type="time" office:time-value="PT00H04M54.4735S">
            <text:p>00:04:54,47</text:p>
          </table:table-cell>
          <table:table-cell table:style-name="ce6" office:value-type="string">
            <text:p>Q10</text:p>
          </table:table-cell>
          <table:table-cell table:style-name="ce7" table:formula="of:=[.B37]" office:value-type="time" office:time-value="PT00H08M07.7311S">
            <text:p>487,731,,,</text:p>
          </table:table-cell>
          <table:table-cell table:style-name="ce8" table:formula="of:=[.C37]" office:value-type="time" office:time-value="PT00H02M16.743381S">
            <text:p>136,743,,,</text:p>
          </table:table-cell>
          <table:table-cell table:style-name="ce7" table:formula="of:=[.D37]" office:value-type="time" office:time-value="PT00H04M46.764153S">
            <text:p>286,764,,,</text:p>
          </table:table-cell>
          <table:table-cell table:style-name="ce7" table:formula="of:=[.E37]" office:value-type="time" office:time-value="PT00H04M54.4735S">
            <text:p>294,473,,,</text:p>
          </table:table-cell>
          <table:table-cell table:style-name="ce4"/>
          <table:table-cell table:style-name="ce10" table:formula="of:=100*[.I37]/[.G37]" office:value-type="float" office:value="58.7955438367622">
            <text:p>58,80</text:p>
          </table:table-cell>
          <table:table-cell table:style-name="ce10" table:formula="of:=100*[.J37]/[.H37]" office:value-type="float" office:value="215.34753444483">
            <text:p>215,3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20.B258]" office:value-type="time" office:time-value="PT00H00M00.244154S">
            <text:p>00:00:00,24</text:p>
          </table:table-cell>
          <table:table-cell table:style-name="ce4" table:formula="of:=[B020.C258]" office:value-type="time" office:time-value="PT00H00M00.152669S">
            <text:p>00:00:00,15</text:p>
          </table:table-cell>
          <table:table-cell table:style-name="ce4" table:formula="of:=[N020.B168]" office:value-type="time" office:time-value="PT00H00M02.955655S">
            <text:p>00:00:02,96</text:p>
          </table:table-cell>
          <table:table-cell table:style-name="ce4" table:formula="of:=[N020.C168]" office:value-type="time" office:time-value="PT00H00M03.135785S">
            <text:p>00:00:03,14</text:p>
          </table:table-cell>
          <table:table-cell table:style-name="ce6" office:value-type="string">
            <text:p>Q11</text:p>
          </table:table-cell>
          <table:table-cell table:style-name="ce7" table:formula="of:=[.B38]" office:value-type="time" office:time-value="PT00H00M00.244154S">
            <text:p>00,244,,,</text:p>
          </table:table-cell>
          <table:table-cell table:style-name="ce8" table:formula="of:=[.C38]" office:value-type="time" office:time-value="PT00H00M00.152669S">
            <text:p>00,153,,,</text:p>
          </table:table-cell>
          <table:table-cell table:style-name="ce7" table:formula="of:=[.D38]" office:value-type="time" office:time-value="PT00H00M02.955655S">
            <text:p>02,956,,,</text:p>
          </table:table-cell>
          <table:table-cell table:style-name="ce7" table:formula="of:=[.E38]" office:value-type="time" office:time-value="PT00H00M03.135785S">
            <text:p>03,136,,,</text:p>
          </table:table-cell>
          <table:table-cell table:style-name="ce4"/>
          <table:table-cell table:style-name="ce10" table:formula="of:=100*[.I38]/[.G38]" office:value-type="float" office:value="1210.56996813487">
            <text:p>1.210,57</text:p>
          </table:table-cell>
          <table:table-cell table:style-name="ce10" table:formula="of:=100*[.J38]/[.H38]" office:value-type="float" office:value="2053.98264867998">
            <text:p>2.053,9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20.B259]" office:value-type="time" office:time-value="PT00H00M04.479729S">
            <text:p>00:00:04,48</text:p>
          </table:table-cell>
          <table:table-cell table:style-name="ce4" table:formula="of:=[B020.C259]" office:value-type="time" office:time-value="PT00H00M00.140294S">
            <text:p>00:00:00,14</text:p>
          </table:table-cell>
          <table:table-cell table:style-name="ce4" table:formula="of:=[N020.B169]" office:value-type="time" office:time-value="PT00H00M00.260249S">
            <text:p>00:00:00,26</text:p>
          </table:table-cell>
          <table:table-cell table:style-name="ce4" table:formula="of:=[N020.C169]" office:value-type="time" office:time-value="PT00H00M00.260784S">
            <text:p>00:00:00,26</text:p>
          </table:table-cell>
          <table:table-cell table:style-name="ce6" office:value-type="string">
            <text:p>Q12</text:p>
          </table:table-cell>
          <table:table-cell table:style-name="ce7" table:formula="of:=[.B39]" office:value-type="time" office:time-value="PT00H00M04.479729S">
            <text:p>04,480,,,</text:p>
          </table:table-cell>
          <table:table-cell table:style-name="ce8" table:formula="of:=[.C39]" office:value-type="time" office:time-value="PT00H00M00.140294S">
            <text:p>00,140,,,</text:p>
          </table:table-cell>
          <table:table-cell table:style-name="ce7" table:formula="of:=[.D39]" office:value-type="time" office:time-value="PT00H00M00.260249S">
            <text:p>00,260,,,</text:p>
          </table:table-cell>
          <table:table-cell table:style-name="ce7" table:formula="of:=[.E39]" office:value-type="time" office:time-value="PT00H00M00.260784S">
            <text:p>00,261,,,</text:p>
          </table:table-cell>
          <table:table-cell table:style-name="ce4"/>
          <table:table-cell table:style-name="ce10" table:formula="of:=100*[.I39]/[.G39]" office:value-type="float" office:value="5.80947037303712">
            <text:p>5,81</text:p>
          </table:table-cell>
          <table:table-cell table:style-name="ce10" table:formula="of:=100*[.J39]/[.H39]" office:value-type="float" office:value="185.884591944744">
            <text:p>185,8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20.B260]" office:value-type="time" office:time-value="PT00H00M30.071643S">
            <text:p>00:00:30,07</text:p>
          </table:table-cell>
          <table:table-cell table:style-name="ce4" table:formula="of:=[B020.C260]" office:value-type="time" office:time-value="PT00H00M15.215833S">
            <text:p>00:00:15,22</text:p>
          </table:table-cell>
          <table:table-cell table:style-name="ce4" table:formula="of:=[N020.B170]" office:value-type="time" office:time-value="PT00H00M05.31353S">
            <text:p>00:00:05,31</text:p>
          </table:table-cell>
          <table:table-cell table:style-name="ce4" table:formula="of:=[N020.C170]" office:value-type="time" office:time-value="PT00H00M04.64627S">
            <text:p>00:00:04,65</text:p>
          </table:table-cell>
          <table:table-cell table:style-name="ce6" office:value-type="string">
            <text:p>Q13</text:p>
          </table:table-cell>
          <table:table-cell table:style-name="ce7" table:formula="of:=[.B40]" office:value-type="time" office:time-value="PT00H00M30.071643S">
            <text:p>30,072,,,</text:p>
          </table:table-cell>
          <table:table-cell table:style-name="ce7" table:formula="of:=[.C40]" office:value-type="time" office:time-value="PT00H00M15.215833S">
            <text:p>15,216,,,</text:p>
          </table:table-cell>
          <table:table-cell table:style-name="ce7" table:formula="of:=[.D40]" office:value-type="time" office:time-value="PT00H00M05.31353S">
            <text:p>05,314,,,</text:p>
          </table:table-cell>
          <table:table-cell table:style-name="ce8" table:formula="of:=[.E40]" office:value-type="time" office:time-value="PT00H00M04.64627S">
            <text:p>04,646,,,</text:p>
          </table:table-cell>
          <table:table-cell table:style-name="ce4"/>
          <table:table-cell table:style-name="ce10" table:formula="of:=100*[.I40]/[.G40]" office:value-type="float" office:value="17.6695702604206">
            <text:p>17,67</text:p>
          </table:table-cell>
          <table:table-cell table:style-name="ce10" table:formula="of:=100*[.J40]/[.H40]" office:value-type="float" office:value="30.5357593808949">
            <text:p>30,5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20.B261]" office:value-type="time" office:time-value="PT00H00M01.12435S">
            <text:p>00:00:01,12</text:p>
          </table:table-cell>
          <table:table-cell table:style-name="ce4" table:formula="of:=[B020.C261]" office:value-type="time" office:time-value="PT00H00M01.167809S">
            <text:p>00:00:01,17</text:p>
          </table:table-cell>
          <table:table-cell table:style-name="ce4" table:formula="of:=[N020.B171]" office:value-type="time" office:time-value="PT00H00M03.325378S">
            <text:p>00:00:03,33</text:p>
          </table:table-cell>
          <table:table-cell table:style-name="ce4" table:formula="of:=[N020.C171]" office:value-type="time" office:time-value="PT00H00M09.654847S">
            <text:p>00:00:09,65</text:p>
          </table:table-cell>
          <table:table-cell table:style-name="ce6" office:value-type="string">
            <text:p>Q14</text:p>
          </table:table-cell>
          <table:table-cell table:style-name="ce8" table:formula="of:=[.B41]" office:value-type="time" office:time-value="PT00H00M01.12435S">
            <text:p>01,124,,,</text:p>
          </table:table-cell>
          <table:table-cell table:style-name="ce7" table:formula="of:=[.C41]" office:value-type="time" office:time-value="PT00H00M01.167809S">
            <text:p>01,168,,,</text:p>
          </table:table-cell>
          <table:table-cell table:style-name="ce7" table:formula="of:=[.D41]" office:value-type="time" office:time-value="PT00H00M03.325378S">
            <text:p>03,325,,,</text:p>
          </table:table-cell>
          <table:table-cell table:style-name="ce7" table:formula="of:=[.E41]" office:value-type="time" office:time-value="PT00H00M09.654847S">
            <text:p>09,655,,,</text:p>
          </table:table-cell>
          <table:table-cell table:style-name="ce4"/>
          <table:table-cell table:style-name="ce10" table:formula="of:=100*[.I41]/[.G41]" office:value-type="float" office:value="295.759994663583">
            <text:p>295,76</text:p>
          </table:table-cell>
          <table:table-cell table:style-name="ce10" table:formula="of:=100*[.J41]/[.H41]" office:value-type="float" office:value="826.748809094638">
            <text:p>826,7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20.B262]" office:value-type="time" office:time-value="PT00H00M08.616779S">
            <text:p>00:00:08,62</text:p>
          </table:table-cell>
          <table:table-cell table:style-name="ce4" table:formula="of:=[B020.C262]" office:value-type="time" office:time-value="PT00H00M04.281363S">
            <text:p>00:00:04,28</text:p>
          </table:table-cell>
          <table:table-cell table:style-name="ce4" table:formula="of:=[N020.B172]" office:value-type="time" office:time-value="PT00H00M02.399218S">
            <text:p>00:00:02,40</text:p>
          </table:table-cell>
          <table:table-cell table:style-name="ce4" table:formula="of:=[N020.C172]" office:value-type="time" office:time-value="PT00H00M01.98534S">
            <text:p>00:00:01,99</text:p>
          </table:table-cell>
          <table:table-cell table:style-name="ce6" office:value-type="string">
            <text:p>Q15</text:p>
          </table:table-cell>
          <table:table-cell table:style-name="ce7" table:formula="of:=[.B42]" office:value-type="time" office:time-value="PT00H00M08.616779S">
            <text:p>08,617,,,</text:p>
          </table:table-cell>
          <table:table-cell table:style-name="ce7" table:formula="of:=[.C42]" office:value-type="time" office:time-value="PT00H00M04.281363S">
            <text:p>04,281,,,</text:p>
          </table:table-cell>
          <table:table-cell table:style-name="ce7" table:formula="of:=[.D42]" office:value-type="time" office:time-value="PT00H00M02.399218S">
            <text:p>02,399,,,</text:p>
          </table:table-cell>
          <table:table-cell table:style-name="ce8" table:formula="of:=[.E42]" office:value-type="time" office:time-value="PT00H00M01.98534S">
            <text:p>01,985,,,</text:p>
          </table:table-cell>
          <table:table-cell table:style-name="ce4"/>
          <table:table-cell table:style-name="ce10" table:formula="of:=100*[.I42]/[.G42]" office:value-type="float" office:value="27.8435612566808">
            <text:p>27,84</text:p>
          </table:table-cell>
          <table:table-cell table:style-name="ce10" table:formula="of:=100*[.J42]/[.H42]" office:value-type="float" office:value="46.3716865834182">
            <text:p>46,3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20.B263]" office:value-type="time" office:time-value="PT00H00M06.967296S">
            <text:p>00:00:06,97</text:p>
          </table:table-cell>
          <table:table-cell table:style-name="ce4" table:formula="of:=[B020.C263]" office:value-type="time" office:time-value="PT00H00M28.591813S">
            <text:p>00:00:28,59</text:p>
          </table:table-cell>
          <table:table-cell table:style-name="ce4" table:formula="of:=[N020.B173]" office:value-type="time" office:time-value="PT00H00M00.364775S">
            <text:p>00:00:00,36</text:p>
          </table:table-cell>
          <table:table-cell table:style-name="ce4" table:formula="of:=[N020.C173]" office:value-type="time" office:time-value="PT00H00M00.823825S">
            <text:p>00:00:00,82</text:p>
          </table:table-cell>
          <table:table-cell table:style-name="ce6" office:value-type="string">
            <text:p>Q16</text:p>
          </table:table-cell>
          <table:table-cell table:style-name="ce7" table:formula="of:=[.B43]" office:value-type="time" office:time-value="PT00H00M06.967296S">
            <text:p>06,967,,,</text:p>
          </table:table-cell>
          <table:table-cell table:style-name="ce7" table:formula="of:=[.C43]" office:value-type="time" office:time-value="PT00H00M28.591813S">
            <text:p>28,592,,,</text:p>
          </table:table-cell>
          <table:table-cell table:style-name="ce8" table:formula="of:=[.D43]" office:value-type="time" office:time-value="PT00H00M00.364775S">
            <text:p>00,365,,,</text:p>
          </table:table-cell>
          <table:table-cell table:style-name="ce7" table:formula="of:=[.E43]" office:value-type="time" office:time-value="PT00H00M00.823825S">
            <text:p>00,824,,,</text:p>
          </table:table-cell>
          <table:table-cell table:style-name="ce4"/>
          <table:table-cell table:style-name="ce10" table:formula="of:=100*[.I43]/[.G43]" office:value-type="float" office:value="5.23553183329659">
            <text:p>5,24</text:p>
          </table:table-cell>
          <table:table-cell table:style-name="ce10" table:formula="of:=100*[.J43]/[.H43]" office:value-type="float" office:value="2.88133000028138">
            <text:p>2,8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20.B264]" office:value-type="time" office:time-value="PT00H00M08.702533S">
            <text:p>00:00:08,70</text:p>
          </table:table-cell>
          <table:table-cell table:style-name="ce4" table:formula="of:=[B020.C264]" office:value-type="time" office:time-value="PT00H00M06.717681S">
            <text:p>00:00:06,72</text:p>
          </table:table-cell>
          <table:table-cell table:style-name="ce4" table:formula="of:=[N020.B174]" office:value-type="time" office:time-value="PT00H00M00.33329S">
            <text:p>00:00:00,33</text:p>
          </table:table-cell>
          <table:table-cell table:style-name="ce4" table:formula="of:=[N020.C174]" office:value-type="time" office:time-value="PT00H00M00.733976S">
            <text:p>00:00:00,73</text:p>
          </table:table-cell>
          <table:table-cell table:style-name="ce6" office:value-type="string">
            <text:p>Q17</text:p>
          </table:table-cell>
          <table:table-cell table:style-name="ce7" table:formula="of:=[.B44]" office:value-type="time" office:time-value="PT00H00M08.702533S">
            <text:p>08,703,,,</text:p>
          </table:table-cell>
          <table:table-cell table:style-name="ce7" table:formula="of:=[.C44]" office:value-type="time" office:time-value="PT00H00M06.717681S">
            <text:p>06,718,,,</text:p>
          </table:table-cell>
          <table:table-cell table:style-name="ce8" table:formula="of:=[.D44]" office:value-type="time" office:time-value="PT00H00M00.33329S">
            <text:p>00,333,,,</text:p>
          </table:table-cell>
          <table:table-cell table:style-name="ce7" table:formula="of:=[.E44]" office:value-type="time" office:time-value="PT00H00M00.733976S">
            <text:p>00,734,,,</text:p>
          </table:table-cell>
          <table:table-cell table:style-name="ce4"/>
          <table:table-cell table:style-name="ce10" table:formula="of:=100*[.I44]/[.G44]" office:value-type="float" office:value="3.82979874939859">
            <text:p>3,83</text:p>
          </table:table-cell>
          <table:table-cell table:style-name="ce10" table:formula="of:=100*[.J44]/[.H44]" office:value-type="float" office:value="10.9260331746947">
            <text:p>10,9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20.B265]" office:value-type="time" office:time-value="PT00H15M14.886195S">
            <text:p>00:15:14,89</text:p>
          </table:table-cell>
          <table:table-cell table:style-name="ce4" table:formula="of:=[B020.C265]" office:value-type="time" office:time-value="PT00H11M10.164998S">
            <text:p>00:11:10,16</text:p>
          </table:table-cell>
          <table:table-cell table:style-name="ce4" table:formula="of:=[N020.B175]" office:value-type="time" office:time-value="PT00H06M21.684973S">
            <text:p>00:06:21,68</text:p>
          </table:table-cell>
          <table:table-cell table:style-name="ce4" table:formula="of:=[N020.C175]" office:value-type="time" office:time-value="PT00H06M59.63081S">
            <text:p>00:06:59,63</text:p>
          </table:table-cell>
          <table:table-cell table:style-name="ce6" office:value-type="string">
            <text:p>Gesamt</text:p>
          </table:table-cell>
          <table:table-cell table:style-name="ce7" table:formula="of:=[.B45]" office:value-type="time" office:time-value="PT00H15M14.886195S">
            <text:p>914,886,,,</text:p>
          </table:table-cell>
          <table:table-cell table:style-name="ce7" table:formula="of:=[.C45]" office:value-type="time" office:time-value="PT00H11M10.164998S">
            <text:p>670,165,,,</text:p>
          </table:table-cell>
          <table:table-cell table:style-name="ce8" table:formula="of:=[.D45]" office:value-type="time" office:time-value="PT00H06M21.684973S">
            <text:p>381,685,,,</text:p>
          </table:table-cell>
          <table:table-cell table:style-name="ce7" table:formula="of:=[.E45]" office:value-type="time" office:time-value="PT00H06M59.63081S">
            <text:p>419,631,,,</text:p>
          </table:table-cell>
          <table:table-cell table:style-name="ce4"/>
          <table:table-cell table:style-name="ce10" table:formula="of:=100*[.I45]/[.G45]" office:value-type="float" office:value="41.7193936117271">
            <text:p>41,72</text:p>
          </table:table-cell>
          <table:table-cell table:style-name="ce10" table:formula="of:=100*[.J45]/[.H45]" office:value-type="float" office:value="62.6160440436909">
            <text:p>62,6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7" table:number-columns-repeated="4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7" office:value-type="string">
            <text:p>BerlinMOD</text:p>
          </table:table-cell>
          <table:table-cell table:style-name="ce7"/>
          <table:table-cell table:style-name="ce7" office:value-type="string">
            <text:p>Network</text:p>
          </table:table-cell>
          <table:table-cell table:style-name="ce7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1.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100.B248]" office:value-type="time" office:time-value="PT00H00M00.185177S">
            <text:p>00:00:00,19</text:p>
          </table:table-cell>
          <table:table-cell table:style-name="ce4" table:formula="of:=[B100.C248]" office:value-type="time" office:time-value="PT00H00M00.196103S">
            <text:p>00:00:00,20</text:p>
          </table:table-cell>
          <table:table-cell table:style-name="ce4" table:formula="of:=[N100.B158]" office:value-type="time" office:time-value="PT00H00M00.301919S">
            <text:p>00:00:00,30</text:p>
          </table:table-cell>
          <table:table-cell table:style-name="ce4" table:formula="of:=[N100.C158]" office:value-type="time" office:time-value="PT00H00M00.204867S">
            <text:p>00:00:00,20</text:p>
          </table:table-cell>
          <table:table-cell table:style-name="ce6" office:value-type="string">
            <text:p>Q1</text:p>
          </table:table-cell>
          <table:table-cell table:style-name="ce8" table:formula="of:=[.B52]" office:value-type="time" office:time-value="PT00H00M00.185177S">
            <text:p>00,185,,,</text:p>
          </table:table-cell>
          <table:table-cell table:style-name="ce7" table:formula="of:=[.C52]" office:value-type="time" office:time-value="PT00H00M00.196103S">
            <text:p>00,196,,,</text:p>
          </table:table-cell>
          <table:table-cell table:style-name="ce7" table:formula="of:=[.D52]" office:value-type="time" office:time-value="PT00H00M00.301919S">
            <text:p>00,302,,,</text:p>
          </table:table-cell>
          <table:table-cell table:style-name="ce7" table:formula="of:=[.E52]" office:value-type="time" office:time-value="PT00H00M00.204867S">
            <text:p>00,205,,,</text:p>
          </table:table-cell>
          <table:table-cell table:style-name="ce4"/>
          <table:table-cell table:style-name="ce10" table:formula="of:=100*[.I52]/[.G52]" office:value-type="float" office:value="163.04346652122">
            <text:p>163,04</text:p>
          </table:table-cell>
          <table:table-cell table:style-name="ce10" table:formula="of:=100*[.J52]/[.H52]" office:value-type="float" office:value="104.469346387731">
            <text:p>104,4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100.B249]" office:value-type="time" office:time-value="PT00H00M00.00517S">
            <text:p>00:00:00,01</text:p>
          </table:table-cell>
          <table:table-cell table:style-name="ce4" table:formula="of:=[B100.C249]" office:value-type="time" office:time-value="PT00H00M00.004165S">
            <text:p>00:00:00,00</text:p>
          </table:table-cell>
          <table:table-cell table:style-name="ce4" table:formula="of:=[N100.B159]" office:value-type="time" office:time-value="PT00H00M00.005824S">
            <text:p>00:00:00,01</text:p>
          </table:table-cell>
          <table:table-cell table:style-name="ce4" table:formula="of:=[N100.C159]" office:value-type="time" office:time-value="PT00H00M00.004341S">
            <text:p>00:00:00,00</text:p>
          </table:table-cell>
          <table:table-cell table:style-name="ce6" office:value-type="string">
            <text:p>Q2</text:p>
          </table:table-cell>
          <table:table-cell table:style-name="ce7" table:formula="of:=[.B53]" office:value-type="time" office:time-value="PT00H00M00.00517S">
            <text:p>00,005,,,</text:p>
          </table:table-cell>
          <table:table-cell table:style-name="ce8" table:formula="of:=[.C53]" office:value-type="time" office:time-value="PT00H00M00.004165S">
            <text:p>00,004,,,</text:p>
          </table:table-cell>
          <table:table-cell table:style-name="ce7" table:formula="of:=[.D53]" office:value-type="time" office:time-value="PT00H00M00.005824S">
            <text:p>00,006,,,</text:p>
          </table:table-cell>
          <table:table-cell table:style-name="ce8" table:formula="of:=[.E53]" office:value-type="time" office:time-value="PT00H00M00.004341S">
            <text:p>00,004,,,</text:p>
          </table:table-cell>
          <table:table-cell table:style-name="ce4"/>
          <table:table-cell table:style-name="ce10" table:formula="of:=100*[.I53]/[.G53]" office:value-type="float" office:value="112.651126801431">
            <text:p>112,65</text:p>
          </table:table-cell>
          <table:table-cell table:style-name="ce10" table:formula="of:=100*[.J53]/[.H53]" office:value-type="float" office:value="104.22569027611">
            <text:p>104,2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100.B250]" office:value-type="time" office:time-value="PT00H00M00.949003S">
            <text:p>00:00:00,95</text:p>
          </table:table-cell>
          <table:table-cell table:style-name="ce4" table:formula="of:=[B100.C250]" office:value-type="time" office:time-value="PT00H00M00.539848S">
            <text:p>00:00:00,54</text:p>
          </table:table-cell>
          <table:table-cell table:style-name="ce4" table:formula="of:=[N100.B160]" office:value-type="time" office:time-value="PT00H00M00.995367S">
            <text:p>00:00:01,00</text:p>
          </table:table-cell>
          <table:table-cell table:style-name="ce4" table:formula="of:=[N100.C160]" office:value-type="time" office:time-value="PT00H00M01.41751S">
            <text:p>00:00:01,42</text:p>
          </table:table-cell>
          <table:table-cell table:style-name="ce6" office:value-type="string">
            <text:p>Q3</text:p>
          </table:table-cell>
          <table:table-cell table:style-name="ce7" table:formula="of:=[.B54]" office:value-type="time" office:time-value="PT00H00M00.949003S">
            <text:p>00,949,,,</text:p>
          </table:table-cell>
          <table:table-cell table:style-name="ce8" table:formula="of:=[.C54]" office:value-type="time" office:time-value="PT00H00M00.539848S">
            <text:p>00,540,,,</text:p>
          </table:table-cell>
          <table:table-cell table:style-name="ce7" table:formula="of:=[.D54]" office:value-type="time" office:time-value="PT00H00M00.995367S">
            <text:p>00,995,,,</text:p>
          </table:table-cell>
          <table:table-cell table:style-name="ce7" table:formula="of:=[.E54]" office:value-type="time" office:time-value="PT00H00M01.41751S">
            <text:p>01,418,,,</text:p>
          </table:table-cell>
          <table:table-cell table:style-name="ce4"/>
          <table:table-cell table:style-name="ce10" table:formula="of:=100*[.I54]/[.G54]" office:value-type="float" office:value="104.885550881057">
            <text:p>104,89</text:p>
          </table:table-cell>
          <table:table-cell table:style-name="ce10" table:formula="of:=100*[.J54]/[.H54]" office:value-type="float" office:value="262.575912641996">
            <text:p>262,5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100.B251]" office:value-type="time" office:time-value="PT00H03M19.990182S">
            <text:p>00:03:19,99</text:p>
          </table:table-cell>
          <table:table-cell table:style-name="ce4" table:formula="of:=[B100.C251]" office:value-type="time" office:time-value="PT00H02M39.759651S">
            <text:p>00:02:39,76</text:p>
          </table:table-cell>
          <table:table-cell table:style-name="ce4" table:formula="of:=[N100.B161]" office:value-type="time" office:time-value="PT00H00M01.207305S">
            <text:p>00:00:01,21</text:p>
          </table:table-cell>
          <table:table-cell table:style-name="ce4" table:formula="of:=[N100.C161]" office:value-type="time" office:time-value="PT00H00M33.035452S">
            <text:p>00:00:33,04</text:p>
          </table:table-cell>
          <table:table-cell table:style-name="ce6" office:value-type="string">
            <text:p>Q4</text:p>
          </table:table-cell>
          <table:table-cell table:style-name="ce7" table:formula="of:=[.B55]" office:value-type="time" office:time-value="PT00H03M19.990182S">
            <text:p>199,990,,,</text:p>
          </table:table-cell>
          <table:table-cell table:style-name="ce7" table:formula="of:=[.C55]" office:value-type="time" office:time-value="PT00H02M39.759651S">
            <text:p>159,760,,,</text:p>
          </table:table-cell>
          <table:table-cell table:style-name="ce8" table:formula="of:=[.D55]" office:value-type="time" office:time-value="PT00H00M01.207305S">
            <text:p>01,207,,,</text:p>
          </table:table-cell>
          <table:table-cell table:style-name="ce7" table:formula="of:=[.E55]" office:value-type="time" office:time-value="PT00H00M33.035452S">
            <text:p>33,035,,,</text:p>
          </table:table-cell>
          <table:table-cell table:style-name="ce4"/>
          <table:table-cell table:style-name="ce10" table:formula="of:=100*[.I55]/[.G55]" office:value-type="float" office:value="0.603682134755995">
            <text:p>0,60</text:p>
          </table:table-cell>
          <table:table-cell table:style-name="ce10" table:formula="of:=100*[.J55]/[.H55]" office:value-type="float" office:value="20.6782196860151">
            <text:p>20,6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100.B252]" office:value-type="time" office:time-value="PT00H00M03.325745S">
            <text:p>00:00:03,33</text:p>
          </table:table-cell>
          <table:table-cell table:style-name="ce4" table:formula="of:=[B100.C252]" office:value-type="time" office:time-value="PT00H00M06.347216S">
            <text:p>00:00:06,35</text:p>
          </table:table-cell>
          <table:table-cell table:style-name="ce4" table:formula="of:=[N100.B162]" office:value-type="time" office:time-value="PT00H00M05.850605S">
            <text:p>00:00:05,85</text:p>
          </table:table-cell>
          <table:table-cell table:style-name="ce4" table:formula="of:=[N100.C162]" office:value-type="time" office:time-value="PT00H00M05.674537S">
            <text:p>00:00:05,67</text:p>
          </table:table-cell>
          <table:table-cell table:style-name="ce6" office:value-type="string">
            <text:p>Q5</text:p>
          </table:table-cell>
          <table:table-cell table:style-name="ce8" table:formula="of:=[.B56]" office:value-type="time" office:time-value="PT00H00M03.325745S">
            <text:p>03,326,,,</text:p>
          </table:table-cell>
          <table:table-cell table:style-name="ce7" table:formula="of:=[.C56]" office:value-type="time" office:time-value="PT00H00M06.347216S">
            <text:p>06,347,,,</text:p>
          </table:table-cell>
          <table:table-cell table:style-name="ce7" table:formula="of:=[.D56]" office:value-type="time" office:time-value="PT00H00M05.850605S">
            <text:p>05,851,,,</text:p>
          </table:table-cell>
          <table:table-cell table:style-name="ce7" table:formula="of:=[.E56]" office:value-type="time" office:time-value="PT00H00M05.674537S">
            <text:p>05,675,,,</text:p>
          </table:table-cell>
          <table:table-cell table:style-name="ce4"/>
          <table:table-cell table:style-name="ce10" table:formula="of:=100*[.I56]/[.G56]" office:value-type="float" office:value="175.918655206376">
            <text:p>175,92</text:p>
          </table:table-cell>
          <table:table-cell table:style-name="ce10" table:formula="of:=100*[.J56]/[.H56]" office:value-type="float" office:value="89.4019826489269">
            <text:p>89,4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100.B253]" office:value-type="time" office:time-value="PT00H21M35.507661S">
            <text:p>00:21:35,51</text:p>
          </table:table-cell>
          <table:table-cell table:style-name="ce4" table:formula="of:=[B100.C253]" office:value-type="time" office:time-value="PT00H34M59.648689S">
            <text:p>00:34:59,65</text:p>
          </table:table-cell>
          <table:table-cell table:style-name="ce4" table:formula="of:=[N100.B163]" office:value-type="time" office:time-value="PT00H05M00.661063S">
            <text:p>00:05:00,66</text:p>
          </table:table-cell>
          <table:table-cell table:style-name="ce4" table:formula="of:=[N100.C163]" office:value-type="time" office:time-value="PT00H03M55.302216S">
            <text:p>00:03:55,30</text:p>
          </table:table-cell>
          <table:table-cell table:style-name="ce6" office:value-type="string">
            <text:p>Q6</text:p>
          </table:table-cell>
          <table:table-cell table:style-name="ce7" table:formula="of:=[.B57]" office:value-type="time" office:time-value="PT00H21M35.507661S">
            <text:p>1295,508,,,</text:p>
          </table:table-cell>
          <table:table-cell table:style-name="ce7" table:formula="of:=[.C57]" office:value-type="time" office:time-value="PT00H34M59.648689S">
            <text:p>2099,649,,,</text:p>
          </table:table-cell>
          <table:table-cell table:style-name="ce7" table:formula="of:=[.D57]" office:value-type="time" office:time-value="PT00H05M00.661063S">
            <text:p>300,661,,,</text:p>
          </table:table-cell>
          <table:table-cell table:style-name="ce8" table:formula="of:=[.E57]" office:value-type="time" office:time-value="PT00H03M55.302216S">
            <text:p>235,302,,,</text:p>
          </table:table-cell>
          <table:table-cell table:style-name="ce4"/>
          <table:table-cell table:style-name="ce10" table:formula="of:=100*[.I57]/[.G57]" office:value-type="float" office:value="23.2079725913686">
            <text:p>23,21</text:p>
          </table:table-cell>
          <table:table-cell table:style-name="ce10" table:formula="of:=100*[.J57]/[.H57]" office:value-type="float" office:value="11.2067421886675">
            <text:p>11,2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100.B254]" office:value-type="time" office:time-value="PT00H01M48.221943S">
            <text:p>00:01:48,22</text:p>
          </table:table-cell>
          <table:table-cell table:style-name="ce4" table:formula="of:=[B100.C254]" office:value-type="time" office:time-value="PT00H00M44.631297S">
            <text:p>00:00:44,63</text:p>
          </table:table-cell>
          <table:table-cell table:style-name="ce4" table:formula="of:=[N100.B164]" office:value-type="time" office:time-value="PT00H01M50.541567S">
            <text:p>00:01:50,54</text:p>
          </table:table-cell>
          <table:table-cell table:style-name="ce4" table:formula="of:=[N100.C164]" office:value-type="time" office:time-value="PT00H02M03.348785S">
            <text:p>00:02:03,35</text:p>
          </table:table-cell>
          <table:table-cell table:style-name="ce6" office:value-type="string">
            <text:p>Q7</text:p>
          </table:table-cell>
          <table:table-cell table:style-name="ce7" table:formula="of:=[.B58]" office:value-type="time" office:time-value="PT00H01M48.221943S">
            <text:p>108,222,,,</text:p>
          </table:table-cell>
          <table:table-cell table:style-name="ce8" table:formula="of:=[.C58]" office:value-type="time" office:time-value="PT00H00M44.631297S">
            <text:p>44,631,,,</text:p>
          </table:table-cell>
          <table:table-cell table:style-name="ce7" table:formula="of:=[.D58]" office:value-type="time" office:time-value="PT00H01M50.541567S">
            <text:p>110,542,,,</text:p>
          </table:table-cell>
          <table:table-cell table:style-name="ce7" table:formula="of:=[.E58]" office:value-type="time" office:time-value="PT00H02M03.348785S">
            <text:p>123,349,,,</text:p>
          </table:table-cell>
          <table:table-cell table:style-name="ce4"/>
          <table:table-cell table:style-name="ce10" table:formula="of:=100*[.I58]/[.G58]" office:value-type="float" office:value="102.143395263195">
            <text:p>102,14</text:p>
          </table:table-cell>
          <table:table-cell table:style-name="ce10" table:formula="of:=100*[.J58]/[.H58]" office:value-type="float" office:value="276.372843253917">
            <text:p>276,37</text:p>
          </table:table-cell>
          <table:table-cell table:style-name="ce10"/>
          <table:table-cell table:style-name="ce4" table:number-columns-repeated="2"/>
          <table:table-cell table:style-name="ce3" table:number-columns-repeated="6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100.B255]" office:value-type="time" office:time-value="PT00H00M00.840211S">
            <text:p>00:00:00,84</text:p>
          </table:table-cell>
          <table:table-cell table:style-name="ce4" table:formula="of:=[B100.C255]" office:value-type="time" office:time-value="PT00H00M00.501553S">
            <text:p>00:00:00,50</text:p>
          </table:table-cell>
          <table:table-cell table:style-name="ce4" table:formula="of:=[N100.B165]" office:value-type="time" office:time-value="PT00H00M00.240282S">
            <text:p>00:00:00,24</text:p>
          </table:table-cell>
          <table:table-cell table:style-name="ce4" table:formula="of:=[N100.C165]" office:value-type="time" office:time-value="PT00H00M00.279736S">
            <text:p>00:00:00,28</text:p>
          </table:table-cell>
          <table:table-cell table:style-name="ce6" office:value-type="string">
            <text:p>Q8</text:p>
          </table:table-cell>
          <table:table-cell table:style-name="ce7" table:formula="of:=[.B59]" office:value-type="time" office:time-value="PT00H00M00.840211S">
            <text:p>00,840,,,</text:p>
          </table:table-cell>
          <table:table-cell table:style-name="ce7" table:formula="of:=[.C59]" office:value-type="time" office:time-value="PT00H00M00.501553S">
            <text:p>00,502,,,</text:p>
          </table:table-cell>
          <table:table-cell table:style-name="ce8" table:formula="of:=[.D59]" office:value-type="time" office:time-value="PT00H00M00.240282S">
            <text:p>00,240,,,</text:p>
          </table:table-cell>
          <table:table-cell table:style-name="ce7" table:formula="of:=[.E59]" office:value-type="time" office:time-value="PT00H00M00.279736S">
            <text:p>00,280,,,</text:p>
          </table:table-cell>
          <table:table-cell table:style-name="ce4"/>
          <table:table-cell table:style-name="ce10" table:formula="of:=100*[.I59]/[.G59]" office:value-type="float" office:value="28.5978335191003">
            <text:p>28,60</text:p>
          </table:table-cell>
          <table:table-cell table:style-name="ce10" table:formula="of:=100*[.J59]/[.H59]" office:value-type="float" office:value="55.7739660614133">
            <text:p>55,77</text:p>
          </table:table-cell>
          <table:table-cell table:style-name="ce10"/>
          <table:table-cell table:style-name="ce3" table:number-columns-repeated="8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100.B256]" office:value-type="time" office:time-value="PT00H13M15.954974S">
            <text:p>00:13:15,95</text:p>
          </table:table-cell>
          <table:table-cell table:style-name="ce4" table:formula="of:=[B100.C256]" office:value-type="time" office:time-value="PT00H31M27.512484S">
            <text:p>00:31:27,51</text:p>
          </table:table-cell>
          <table:table-cell table:style-name="ce4" table:formula="of:=[N100.B166]" office:value-type="time" office:time-value="PT00H01M48.34349S">
            <text:p>00:01:48,34</text:p>
          </table:table-cell>
          <table:table-cell table:style-name="ce4" table:formula="of:=[N100.C166]" office:value-type="time" office:time-value="PT00H02M18.995041S">
            <text:p>00:02:19,00</text:p>
          </table:table-cell>
          <table:table-cell table:style-name="ce6" office:value-type="string">
            <text:p>Q9</text:p>
          </table:table-cell>
          <table:table-cell table:style-name="ce7" table:formula="of:=[.B60]" office:value-type="time" office:time-value="PT00H13M15.954974S">
            <text:p>795,955,,,</text:p>
          </table:table-cell>
          <table:table-cell table:style-name="ce7" table:formula="of:=[.C60]" office:value-type="time" office:time-value="PT00H31M27.512484S">
            <text:p>1887,512,,,</text:p>
          </table:table-cell>
          <table:table-cell table:style-name="ce8" table:formula="of:=[.D60]" office:value-type="time" office:time-value="PT00H01M48.34349S">
            <text:p>108,343,,,</text:p>
          </table:table-cell>
          <table:table-cell table:style-name="ce7" table:formula="of:=[.E60]" office:value-type="time" office:time-value="PT00H02M18.995041S">
            <text:p>138,995,,,</text:p>
          </table:table-cell>
          <table:table-cell table:style-name="ce4"/>
          <table:table-cell table:style-name="ce10" table:formula="of:=100*[.I60]/[.G60]" office:value-type="float" office:value="13.6117612225638">
            <text:p>13,61</text:p>
          </table:table-cell>
          <table:table-cell table:style-name="ce10" table:formula="of:=100*[.J60]/[.H60]" office:value-type="float" office:value="7.36392694837299">
            <text:p>7,36</text:p>
          </table:table-cell>
          <table:table-cell table:style-name="ce10"/>
          <table:table-cell table:style-name="ce11"/>
          <table:table-cell table:style-name="ce3" table:number-columns-repeated="7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100.B257]" office:value-type="time" office:time-value="PT00H59M24.302711S">
            <text:p>00:59:24,30</text:p>
          </table:table-cell>
          <table:table-cell table:style-name="ce4" table:formula="of:=[B100.C257]" office:value-type="time" office:time-value="PT00H34M59.858102S">
            <text:p>00:34:59,86</text:p>
          </table:table-cell>
          <table:table-cell table:style-name="ce4" table:formula="of:=[N100.B167]" office:value-type="time" office:time-value="PT00H39M18.162173S">
            <text:p>00:39:18,16</text:p>
          </table:table-cell>
          <table:table-cell table:style-name="ce4" table:formula="of:=[N100.C167]" office:value-type="time" office:time-value="PT00H27M41.170341S">
            <text:p>00:27:41,17</text:p>
          </table:table-cell>
          <table:table-cell table:style-name="ce6" office:value-type="string">
            <text:p>Q10</text:p>
          </table:table-cell>
          <table:table-cell table:style-name="ce7" table:formula="of:=[.B61]" office:value-type="time" office:time-value="PT00H59M24.302711S">
            <text:p>3564,303,,,</text:p>
          </table:table-cell>
          <table:table-cell table:style-name="ce7" table:formula="of:=[.C61]" office:value-type="time" office:time-value="PT00H34M59.858102S">
            <text:p>2099,858,,,</text:p>
          </table:table-cell>
          <table:table-cell table:style-name="ce7" table:formula="of:=[.D61]" office:value-type="time" office:time-value="PT00H39M18.162173S">
            <text:p>2358,162,,,</text:p>
          </table:table-cell>
          <table:table-cell table:style-name="ce8" table:formula="of:=[.E61]" office:value-type="time" office:time-value="PT00H27M41.170341S">
            <text:p>1661,170,,,</text:p>
          </table:table-cell>
          <table:table-cell table:style-name="ce4"/>
          <table:table-cell table:style-name="ce10" table:formula="of:=100*[.I61]/[.G61]" office:value-type="float" office:value="66.1605470888412">
            <text:p>66,16</text:p>
          </table:table-cell>
          <table:table-cell table:style-name="ce10" table:formula="of:=100*[.J61]/[.H61]" office:value-type="float" office:value="79.1086950024561">
            <text:p>79,11</text:p>
          </table:table-cell>
          <table:table-cell table:style-name="ce10"/>
          <table:table-cell table:style-name="ce3" table:number-columns-repeated="8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100.B258]" office:value-type="time" office:time-value="PT00H00M00.736881S">
            <text:p>00:00:00,74</text:p>
          </table:table-cell>
          <table:table-cell table:style-name="ce4" table:formula="of:=[B100.C258]" office:value-type="time" office:time-value="PT00H00M00.649951S">
            <text:p>00:00:00,65</text:p>
          </table:table-cell>
          <table:table-cell table:style-name="ce4" table:formula="of:=[N100.B168]" office:value-type="time" office:time-value="PT00H00M07.80387S">
            <text:p>00:00:07,80</text:p>
          </table:table-cell>
          <table:table-cell table:style-name="ce4" table:formula="of:=[N100.C168]" office:value-type="time" office:time-value="PT00H00M08.272488S">
            <text:p>00:00:08,27</text:p>
          </table:table-cell>
          <table:table-cell table:style-name="ce6" office:value-type="string">
            <text:p>Q11</text:p>
          </table:table-cell>
          <table:table-cell table:style-name="ce7" table:formula="of:=[.B62]" office:value-type="time" office:time-value="PT00H00M00.736881S">
            <text:p>00,737,,,</text:p>
          </table:table-cell>
          <table:table-cell table:style-name="ce8" table:formula="of:=[.C62]" office:value-type="time" office:time-value="PT00H00M00.649951S">
            <text:p>00,650,,,</text:p>
          </table:table-cell>
          <table:table-cell table:style-name="ce7" table:formula="of:=[.D62]" office:value-type="time" office:time-value="PT00H00M07.80387S">
            <text:p>07,804,,,</text:p>
          </table:table-cell>
          <table:table-cell table:style-name="ce7" table:formula="of:=[.E62]" office:value-type="time" office:time-value="PT00H00M08.272488S">
            <text:p>08,272,,,</text:p>
          </table:table-cell>
          <table:table-cell table:style-name="ce4"/>
          <table:table-cell table:style-name="ce10" table:formula="of:=100*[.I62]/[.G62]" office:value-type="float" office:value="1059.04145923253">
            <text:p>1.059,04</text:p>
          </table:table-cell>
          <table:table-cell table:style-name="ce10" table:formula="of:=100*[.J62]/[.H62]" office:value-type="float" office:value="1272.78641005245">
            <text:p>1.272,79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100.B259]" office:value-type="time" office:time-value="PT00H00M39.648228S">
            <text:p>00:00:39,65</text:p>
          </table:table-cell>
          <table:table-cell table:style-name="ce4" table:formula="of:=[B100.C259]" office:value-type="time" office:time-value="PT00H00M00.216442S">
            <text:p>00:00:00,22</text:p>
          </table:table-cell>
          <table:table-cell table:style-name="ce4" table:formula="of:=[N100.B169]" office:value-type="time" office:time-value="PT00H00M00.712637S">
            <text:p>00:00:00,71</text:p>
          </table:table-cell>
          <table:table-cell table:style-name="ce4" table:formula="of:=[N100.C169]" office:value-type="time" office:time-value="PT00H00M00.289487S">
            <text:p>00:00:00,29</text:p>
          </table:table-cell>
          <table:table-cell table:style-name="ce6" office:value-type="string">
            <text:p>Q12</text:p>
          </table:table-cell>
          <table:table-cell table:style-name="ce7" table:formula="of:=[.B63]" office:value-type="time" office:time-value="PT00H00M39.648228S">
            <text:p>39,648,,,</text:p>
          </table:table-cell>
          <table:table-cell table:style-name="ce8" table:formula="of:=[.C63]" office:value-type="time" office:time-value="PT00H00M00.216442S">
            <text:p>00,216,,,</text:p>
          </table:table-cell>
          <table:table-cell table:style-name="ce7" table:formula="of:=[.D63]" office:value-type="time" office:time-value="PT00H00M00.712637S">
            <text:p>00,713,,,</text:p>
          </table:table-cell>
          <table:table-cell table:style-name="ce7" table:formula="of:=[.E63]" office:value-type="time" office:time-value="PT00H00M00.289487S">
            <text:p>00,289,,,</text:p>
          </table:table-cell>
          <table:table-cell table:style-name="ce4"/>
          <table:table-cell table:style-name="ce10" table:formula="of:=100*[.I63]/[.G63]" office:value-type="float" office:value="1.7973993692732">
            <text:p>1,80</text:p>
          </table:table-cell>
          <table:table-cell table:style-name="ce10" table:formula="of:=100*[.J63]/[.H63]" office:value-type="float" office:value="133.747840068009">
            <text:p>133,75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100.B260]" office:value-type="time" office:time-value="PT00H01M58.511701S">
            <text:p>00:01:58,51</text:p>
          </table:table-cell>
          <table:table-cell table:style-name="ce4" table:formula="of:=[B100.C260]" office:value-type="time" office:time-value="PT00H01M18.304425S">
            <text:p>00:01:18,30</text:p>
          </table:table-cell>
          <table:table-cell table:style-name="ce4" table:formula="of:=[N100.B170]" office:value-type="time" office:time-value="PT00H00M27.202952S">
            <text:p>00:00:27,20</text:p>
          </table:table-cell>
          <table:table-cell table:style-name="ce4" table:formula="of:=[N100.C170]" office:value-type="time" office:time-value="PT00H00M34.018428S">
            <text:p>00:00:34,02</text:p>
          </table:table-cell>
          <table:table-cell table:style-name="ce6" office:value-type="string">
            <text:p>Q13</text:p>
          </table:table-cell>
          <table:table-cell table:style-name="ce7" table:formula="of:=[.B64]" office:value-type="time" office:time-value="PT00H01M58.511701S">
            <text:p>118,512,,,</text:p>
          </table:table-cell>
          <table:table-cell table:style-name="ce7" table:formula="of:=[.C64]" office:value-type="time" office:time-value="PT00H01M18.304425S">
            <text:p>78,304,,,</text:p>
          </table:table-cell>
          <table:table-cell table:style-name="ce8" table:formula="of:=[.D64]" office:value-type="time" office:time-value="PT00H00M27.202952S">
            <text:p>27,203,,,</text:p>
          </table:table-cell>
          <table:table-cell table:style-name="ce7" table:formula="of:=[.E64]" office:value-type="time" office:time-value="PT00H00M34.018428S">
            <text:p>34,018,,,</text:p>
          </table:table-cell>
          <table:table-cell table:style-name="ce4"/>
          <table:table-cell table:style-name="ce10" table:formula="of:=100*[.I64]/[.G64]" office:value-type="float" office:value="22.9538111177731">
            <text:p>22,95</text:p>
          </table:table-cell>
          <table:table-cell table:style-name="ce10" table:formula="of:=100*[.J64]/[.H64]" office:value-type="float" office:value="43.443813041217">
            <text:p>43,44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100.B261]" office:value-type="time" office:time-value="PT00H00M11.494005S">
            <text:p>00:00:11,49</text:p>
          </table:table-cell>
          <table:table-cell table:style-name="ce4" table:formula="of:=[B100.C261]" office:value-type="time" office:time-value="PT00H00M04.990072S">
            <text:p>00:00:04,99</text:p>
          </table:table-cell>
          <table:table-cell table:style-name="ce4" table:formula="of:=[N100.B171]" office:value-type="time" office:time-value="PT00H00M09.423117S">
            <text:p>00:00:09,42</text:p>
          </table:table-cell>
          <table:table-cell table:style-name="ce4" table:formula="of:=[N100.C171]" office:value-type="time" office:time-value="PT00H00M39.699844S">
            <text:p>00:00:39,70</text:p>
          </table:table-cell>
          <table:table-cell table:style-name="ce6" office:value-type="string">
            <text:p>Q14</text:p>
          </table:table-cell>
          <table:table-cell table:style-name="ce7" table:formula="of:=[.B65]" office:value-type="time" office:time-value="PT00H00M11.494005S">
            <text:p>11,494,,,</text:p>
          </table:table-cell>
          <table:table-cell table:style-name="ce8" table:formula="of:=[.C65]" office:value-type="time" office:time-value="PT00H00M04.990072S">
            <text:p>04,990,,,</text:p>
          </table:table-cell>
          <table:table-cell table:style-name="ce7" table:formula="of:=[.D65]" office:value-type="time" office:time-value="PT00H00M09.423117S">
            <text:p>09,423,,,</text:p>
          </table:table-cell>
          <table:table-cell table:style-name="ce7" table:formula="of:=[.E65]" office:value-type="time" office:time-value="PT00H00M39.699844S">
            <text:p>39,700,,,</text:p>
          </table:table-cell>
          <table:table-cell table:style-name="ce4"/>
          <table:table-cell table:style-name="ce10" table:formula="of:=100*[.I65]/[.G65]" office:value-type="float" office:value="81.9828850771722">
            <text:p>81,98</text:p>
          </table:table-cell>
          <table:table-cell table:style-name="ce10" table:formula="of:=100*[.J65]/[.H65]" office:value-type="float" office:value="795.576576850996">
            <text:p>795,58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100.B262]" office:value-type="time" office:time-value="PT00H00M29.830628S">
            <text:p>00:00:29,83</text:p>
          </table:table-cell>
          <table:table-cell table:style-name="ce4" table:formula="of:=[B100.C262]" office:value-type="time" office:time-value="PT00H00M17.226763S">
            <text:p>00:00:17,23</text:p>
          </table:table-cell>
          <table:table-cell table:style-name="ce4" table:formula="of:=[N100.B172]" office:value-type="time" office:time-value="PT00H00M10.139949S">
            <text:p>00:00:10,14</text:p>
          </table:table-cell>
          <table:table-cell table:style-name="ce4" table:formula="of:=[N100.C172]" office:value-type="time" office:time-value="PT00H00M06.304086S">
            <text:p>00:00:06,30</text:p>
          </table:table-cell>
          <table:table-cell table:style-name="ce6" office:value-type="string">
            <text:p>Q15</text:p>
          </table:table-cell>
          <table:table-cell table:style-name="ce7" table:formula="of:=[.B66]" office:value-type="time" office:time-value="PT00H00M29.830628S">
            <text:p>29,831,,,</text:p>
          </table:table-cell>
          <table:table-cell table:style-name="ce7" table:formula="of:=[.C66]" office:value-type="time" office:time-value="PT00H00M17.226763S">
            <text:p>17,227,,,</text:p>
          </table:table-cell>
          <table:table-cell table:style-name="ce7" table:formula="of:=[.D66]" office:value-type="time" office:time-value="PT00H00M10.139949S">
            <text:p>10,140,,,</text:p>
          </table:table-cell>
          <table:table-cell table:style-name="ce8" table:formula="of:=[.E66]" office:value-type="time" office:time-value="PT00H00M06.304086S">
            <text:p>06,304,,,</text:p>
          </table:table-cell>
          <table:table-cell table:style-name="ce4"/>
          <table:table-cell table:style-name="ce10" table:formula="of:=100*[.I66]/[.G66]" office:value-type="float" office:value="33.991738859667">
            <text:p>33,99</text:p>
          </table:table-cell>
          <table:table-cell table:style-name="ce10" table:formula="of:=100*[.J66]/[.H66]" office:value-type="float" office:value="36.5947189265911">
            <text:p>36,59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100.B263]" office:value-type="time" office:time-value="PT00H00M09.80185S">
            <text:p>00:00:09,80</text:p>
          </table:table-cell>
          <table:table-cell table:style-name="ce4" table:formula="of:=[B100.C263]" office:value-type="time" office:time-value="PT00H01M00.794745S">
            <text:p>00:01:00,79</text:p>
          </table:table-cell>
          <table:table-cell table:style-name="ce4" table:formula="of:=[N100.B173]" office:value-type="time" office:time-value="PT00H00M00.51707S">
            <text:p>00:00:00,52</text:p>
          </table:table-cell>
          <table:table-cell table:style-name="ce4" table:formula="of:=[N100.C173]" office:value-type="time" office:time-value="PT00H00M01.919062S">
            <text:p>00:00:01,92</text:p>
          </table:table-cell>
          <table:table-cell table:style-name="ce6" office:value-type="string">
            <text:p>Q16</text:p>
          </table:table-cell>
          <table:table-cell table:style-name="ce7" table:formula="of:=[.B67]" office:value-type="time" office:time-value="PT00H00M09.80185S">
            <text:p>09,802,,,</text:p>
          </table:table-cell>
          <table:table-cell table:style-name="ce7" table:formula="of:=[.C67]" office:value-type="time" office:time-value="PT00H01M00.794745S">
            <text:p>60,795,,,</text:p>
          </table:table-cell>
          <table:table-cell table:style-name="ce8" table:formula="of:=[.D67]" office:value-type="time" office:time-value="PT00H00M00.51707S">
            <text:p>00,517,,,</text:p>
          </table:table-cell>
          <table:table-cell table:style-name="ce7" table:formula="of:=[.E67]" office:value-type="time" office:time-value="PT00H00M01.919062S">
            <text:p>01,919,,,</text:p>
          </table:table-cell>
          <table:table-cell table:style-name="ce4"/>
          <table:table-cell table:style-name="ce10" table:formula="of:=100*[.I67]/[.G67]" office:value-type="float" office:value="5.27522865581497">
            <text:p>5,28</text:p>
          </table:table-cell>
          <table:table-cell table:style-name="ce10" table:formula="of:=100*[.J67]/[.H67]" office:value-type="float" office:value="3.15662480367341">
            <text:p>3,16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100.B264]" office:value-type="time" office:time-value="PT00H01M24.209339S">
            <text:p>00:01:24,21</text:p>
          </table:table-cell>
          <table:table-cell table:style-name="ce4" table:formula="of:=[B100.C264]" office:value-type="time" office:time-value="PT00H02M42.73043S">
            <text:p>00:02:42,73</text:p>
          </table:table-cell>
          <table:table-cell table:style-name="ce4" table:formula="of:=[N100.B174]" office:value-type="time" office:time-value="PT00H00M00.553714S">
            <text:p>00:00:00,55</text:p>
          </table:table-cell>
          <table:table-cell table:style-name="ce4" table:formula="of:=[N100.C174]" office:value-type="time" office:time-value="PT00H00M05.829132S">
            <text:p>00:00:05,83</text:p>
          </table:table-cell>
          <table:table-cell table:style-name="ce6" office:value-type="string">
            <text:p>Q17</text:p>
          </table:table-cell>
          <table:table-cell table:style-name="ce7" table:formula="of:=[.B68]" office:value-type="time" office:time-value="PT00H01M24.209339S">
            <text:p>84,209,,,</text:p>
          </table:table-cell>
          <table:table-cell table:style-name="ce7" table:formula="of:=[.C68]" office:value-type="time" office:time-value="PT00H02M42.73043S">
            <text:p>162,730,,,</text:p>
          </table:table-cell>
          <table:table-cell table:style-name="ce8" table:formula="of:=[.D68]" office:value-type="time" office:time-value="PT00H00M00.553714S">
            <text:p>00,554,,,</text:p>
          </table:table-cell>
          <table:table-cell table:style-name="ce7" table:formula="of:=[.E68]" office:value-type="time" office:time-value="PT00H00M05.829132S">
            <text:p>05,829,,,</text:p>
          </table:table-cell>
          <table:table-cell table:style-name="ce4"/>
          <table:table-cell table:style-name="ce10" table:formula="of:=100*[.I68]/[.G68]" office:value-type="float" office:value="0.657544048305948">
            <text:p>0,66</text:p>
          </table:table-cell>
          <table:table-cell table:style-name="ce10" table:formula="of:=100*[.J68]/[.H68]" office:value-type="float" office:value="3.5820783488374">
            <text:p>3,58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100.B265]" office:value-type="time" office:time-value="PT01H44M23.515406S">
            <text:p>01:44:23,52</text:p>
          </table:table-cell>
          <table:table-cell table:style-name="ce4" table:formula="of:=[B100.C265]" office:value-type="time" office:time-value="PT01H50M23.911934S">
            <text:p>01:50:23,91</text:p>
          </table:table-cell>
          <table:table-cell table:style-name="ce4" table:formula="of:=[N100.B175]" office:value-type="time" office:time-value="PT00H49M02.662903S">
            <text:p>00:49:02,66</text:p>
          </table:table-cell>
          <table:table-cell table:style-name="ce4" table:formula="of:=[N100.C175]" office:value-type="time" office:time-value="PT00H38M15.765348S">
            <text:p>00:38:15,77</text:p>
          </table:table-cell>
          <table:table-cell table:style-name="ce6" office:value-type="string">
            <text:p>Gesamt</text:p>
          </table:table-cell>
          <table:table-cell table:style-name="ce7" table:formula="of:=[.B69]" office:value-type="time" office:time-value="PT01H44M23.515406S">
            <text:p>6263,515,,,</text:p>
          </table:table-cell>
          <table:table-cell table:style-name="ce7" table:formula="of:=[.C69]" office:value-type="time" office:time-value="PT01H50M23.911934S">
            <text:p>6623,912,,,</text:p>
          </table:table-cell>
          <table:table-cell table:style-name="ce7" table:formula="of:=[.D69]" office:value-type="time" office:time-value="PT00H49M02.662903S">
            <text:p>2942,663,,,</text:p>
          </table:table-cell>
          <table:table-cell table:style-name="ce8" table:formula="of:=[.E69]" office:value-type="time" office:time-value="PT00H38M15.765348S">
            <text:p>2295,765,,,</text:p>
          </table:table-cell>
          <table:table-cell table:style-name="ce4"/>
          <table:table-cell table:style-name="ce10" table:formula="of:=100*[.I69]/[.G69]" office:value-type="float" office:value="46.9810116527571">
            <text:p>46,98</text:p>
          </table:table-cell>
          <table:table-cell table:style-name="ce10" table:formula="of:=100*[.J69]/[.H69]" office:value-type="float" office:value="34.6587540897506">
            <text:p>34,66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style-name="ce9" table:number-columns-repeated="4"/>
          <table:table-cell table:style-name="ce4" table:number-columns-repeated="10"/>
          <table:table-cell table:style-name="ce3" table:number-columns-repeated="2"/>
        </table:table-row>
        <table:table-row table:style-name="ro1" table:number-rows-repeated="45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4"/>
          <table:table-cell table:style-name="ce3" table:number-columns-repeated="2"/>
        </table:table-row>
        <table:table-row table:style-name="ro1"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 table:number-columns-repeated="12"/>
        </table:table-row>
        <table:table-row table:style-name="ro1" table:number-rows-repeated="3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8"/>
          <table:table-cell table:style-name="ce11"/>
          <table:table-cell table:style-name="ce3" table:number-columns-repeated="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 table:number-rows-repeated="5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2"/>
          <table:table-cell table:style-name="ce3" table:number-columns-repeated="4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7"/>
          <table:table-cell table:style-name="ce11"/>
          <table:table-cell table:style-name="ce3" table:number-columns-repeated="6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1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653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ntwicklung" table:style-name="ta1" table:print="false">
        <table:table-column table:style-name="co1" table:number-columns-repeated="2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3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number-columns-repeated="2"/>
          <table:table-cell table:style-name="Default" office:value-type="string">
            <text:p>Berlin MOD</text:p>
          </table:table-cell>
          <table:table-cell table:style-name="Default" table:number-columns-repeated="5"/>
          <table:table-cell table:style-name="Default" office:value-type="string">
            <text:p>Berlin MO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5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  <table:table-cell table:style-name="Default"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C191]" office:value-type="time" office:time-value="PT00H00M00.16035S">
            <text:p>00,160,,,</text:p>
          </table:table-cell>
          <table:table-cell table:formula="of:=[B020.C191]" office:value-type="time" office:time-value="PT00H00M00.121911S">
            <text:p>00,122,,,</text:p>
          </table:table-cell>
          <table:table-cell table:formula="of:=[B100.C191]" office:value-type="time" office:time-value="PT00H00M00.185177S">
            <text:p>00,185,,,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D191]" office:value-type="time" office:time-value="PT00H00M00.108955S">
            <text:p>00,109,,,</text:p>
          </table:table-cell>
          <table:table-cell table:formula="of:=[B020.D191]" office:value-type="time" office:time-value="PT00H00M00.101049S">
            <text:p>00,101,,,</text:p>
          </table:table-cell>
          <table:table-cell table:formula="of:=[B100.D191]" office:value-type="time" office:time-value="PT00H00M00.196103S">
            <text:p>00,196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2]" office:value-type="time" office:time-value="PT00H00M00.005S">
            <text:p>00,005,,,</text:p>
          </table:table-cell>
          <table:table-cell table:formula="of:=[B020.C192]" office:value-type="time" office:time-value="PT00H00M00.01S">
            <text:p>00,010,,,</text:p>
          </table:table-cell>
          <table:table-cell table:formula="of:=[B100.C192]" office:value-type="time" office:time-value="PT00H00M00.01S">
            <text:p>00,01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192]" office:value-type="time" office:time-value="PT00H00M00.01S">
            <text:p>00,010,,,</text:p>
          </table:table-cell>
          <table:table-cell table:formula="of:=[B020.D192]" office:value-type="time" office:time-value="PT00H00M00.01S">
            <text:p>00,010,,,</text:p>
          </table:table-cell>
          <table:table-cell table:formula="of:=[B100.D192]" office:value-type="time" office:time-value="PT00H00M00.01S">
            <text:p>00,01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3]" office:value-type="time" office:time-value="PT00H00M00.018883S">
            <text:p>00,019,,,</text:p>
          </table:table-cell>
          <table:table-cell table:formula="of:=[B020.C193]" office:value-type="time" office:time-value="PT00H00M00.024566S">
            <text:p>00,025,,,</text:p>
          </table:table-cell>
          <table:table-cell table:formula="of:=[B100.C193]" office:value-type="time" office:time-value="PT00H00M00.029687S">
            <text:p>00,030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3]" office:value-type="time" office:time-value="PT00H00M00.016107S">
            <text:p>00,016,,,</text:p>
          </table:table-cell>
          <table:table-cell table:formula="of:=[B020.D193]" office:value-type="time" office:time-value="PT00H00M00.0181S">
            <text:p>00,018,,,</text:p>
          </table:table-cell>
          <table:table-cell table:formula="of:=[B100.D193]" office:value-type="time" office:time-value="PT00H00M00.029591S">
            <text:p>00,030,,,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C194]" office:value-type="time" office:time-value="PT00H00M00.002649S">
            <text:p>00,003,,,</text:p>
          </table:table-cell>
          <table:table-cell table:formula="of:=[B020.C194]" office:value-type="time" office:time-value="PT00H00M00.003342S">
            <text:p>00,003,,,</text:p>
          </table:table-cell>
          <table:table-cell table:formula="of:=[B100.C194]" office:value-type="time" office:time-value="PT00H00M00.00517S">
            <text:p>00,005,,,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D194]" office:value-type="time" office:time-value="PT00H00M00.002396S">
            <text:p>00,002,,,</text:p>
          </table:table-cell>
          <table:table-cell table:formula="of:=[B020.D194]" office:value-type="time" office:time-value="PT00H00M00.002888S">
            <text:p>00,003,,,</text:p>
          </table:table-cell>
          <table:table-cell table:formula="of:=[B100.D194]" office:value-type="time" office:time-value="PT00H00M00.004165S">
            <text:p>00,004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5]" office:value-type="time" office:time-value="PT00H00M00S">
            <text:p>00,000,,,</text:p>
          </table:table-cell>
          <table:table-cell table:formula="of:=[B020.C195]" office:value-type="time" office:time-value="PT00H00M00.005S">
            <text:p>00,005,,,</text:p>
          </table:table-cell>
          <table:table-cell table:formula="of:=[B100.C195]" office:value-type="time" office:time-value="PT00H00M00.005S">
            <text:p>00,005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195]" office:value-type="time" office:time-value="PT00H00M00.01S">
            <text:p>00,010,,,</text:p>
          </table:table-cell>
          <table:table-cell table:formula="of:=[B020.D195]" office:value-type="time" office:time-value="PT00H00M00.005S">
            <text:p>00,005,,,</text:p>
          </table:table-cell>
          <table:table-cell table:formula="of:=[B100.D195]" office:value-type="time" office:time-value="PT00H00M00.005S">
            <text:p>00,00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6]" office:value-type="time" office:time-value="PT00H00M00.000062S">
            <text:p>00,000,,,</text:p>
          </table:table-cell>
          <table:table-cell table:formula="of:=[B020.C196]" office:value-type="time" office:time-value="PT00H00M00.000066S">
            <text:p>00,000,,,</text:p>
          </table:table-cell>
          <table:table-cell table:formula="of:=[B100.C196]" office:value-type="time" office:time-value="PT00H00M00.000074S">
            <text:p>00,000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6]" office:value-type="time" office:time-value="PT00H00M00.000067S">
            <text:p>00,000,,,</text:p>
          </table:table-cell>
          <table:table-cell table:formula="of:=[B020.D196]" office:value-type="time" office:time-value="PT00H00M00.000065S">
            <text:p>00,000,,,</text:p>
          </table:table-cell>
          <table:table-cell table:formula="of:=[B100.D196]" office:value-type="time" office:time-value="PT00H00M00.000068S">
            <text:p>00,000,,,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C197]" office:value-type="time" office:time-value="PT00H00M00.418314S">
            <text:p>00,418,,,</text:p>
          </table:table-cell>
          <table:table-cell table:formula="of:=[B020.C197]" office:value-type="time" office:time-value="PT00H00M00.467715S">
            <text:p>00,468,,,</text:p>
          </table:table-cell>
          <table:table-cell table:formula="of:=[B100.C197]" office:value-type="time" office:time-value="PT00H00M00.949003S">
            <text:p>00,949,,,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D197]" office:value-type="time" office:time-value="PT00H00M00.27925S">
            <text:p>00,279,,,</text:p>
          </table:table-cell>
          <table:table-cell table:formula="of:=[B020.D197]" office:value-type="time" office:time-value="PT00H00M00.318279S">
            <text:p>00,318,,,</text:p>
          </table:table-cell>
          <table:table-cell table:formula="of:=[B100.D197]" office:value-type="time" office:time-value="PT00H00M00.539848S">
            <text:p>00,54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8]" office:value-type="time" office:time-value="PT00H00M00.02S">
            <text:p>00,020,,,</text:p>
          </table:table-cell>
          <table:table-cell table:formula="of:=[B020.C198]" office:value-type="time" office:time-value="PT00H00M00.04S">
            <text:p>00,040,,,</text:p>
          </table:table-cell>
          <table:table-cell table:formula="of:=[B100.C198]" office:value-type="time" office:time-value="PT00H00M00.08S">
            <text:p>00,08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198]" office:value-type="time" office:time-value="PT00H00M00.02S">
            <text:p>00,020,,,</text:p>
          </table:table-cell>
          <table:table-cell table:formula="of:=[B020.D198]" office:value-type="time" office:time-value="PT00H00M00.02S">
            <text:p>00,020,,,</text:p>
          </table:table-cell>
          <table:table-cell table:formula="of:=[B100.D198]" office:value-type="time" office:time-value="PT00H00M00.02S">
            <text:p>00,02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9]" office:value-type="time" office:time-value="PT00H00M00.065375S">
            <text:p>00,065,,,</text:p>
          </table:table-cell>
          <table:table-cell table:formula="of:=[B020.C199]" office:value-type="time" office:time-value="PT00H00M00.073053S">
            <text:p>00,073,,,</text:p>
          </table:table-cell>
          <table:table-cell table:formula="of:=[B100.C199]" office:value-type="time" office:time-value="PT00H00M00.456839S">
            <text:p>00,457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9]" office:value-type="time" office:time-value="PT00H00M00.047119S">
            <text:p>00,047,,,</text:p>
          </table:table-cell>
          <table:table-cell table:formula="of:=[B020.D199]" office:value-type="time" office:time-value="PT00H00M00.057321S">
            <text:p>00,057,,,</text:p>
          </table:table-cell>
          <table:table-cell table:formula="of:=[B100.D199]" office:value-type="time" office:time-value="PT00H00M00.056932S">
            <text:p>00,057,,,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C200]" office:value-type="time" office:time-value="PT00H00M09.460782S">
            <text:p>09,461,,,</text:p>
          </table:table-cell>
          <table:table-cell table:formula="of:=[B020.C200]" office:value-type="time" office:time-value="PT00H00M32.742417S">
            <text:p>32,742,,,</text:p>
          </table:table-cell>
          <table:table-cell table:formula="of:=[B100.C200]" office:value-type="time" office:time-value="PT00H03M19.990182S">
            <text:p>199,990,,,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D200]" office:value-type="time" office:time-value="PT00H00M11.7089S">
            <text:p>11,709,,,</text:p>
          </table:table-cell>
          <table:table-cell table:formula="of:=[B020.D200]" office:value-type="time" office:time-value="PT00H00M39.53098S">
            <text:p>39,531,,,</text:p>
          </table:table-cell>
          <table:table-cell table:formula="of:=[B100.D200]" office:value-type="time" office:time-value="PT00H02M39.759651S">
            <text:p>159,76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1]" office:value-type="time" office:time-value="PT00H00M01.125S">
            <text:p>01,125,,,</text:p>
          </table:table-cell>
          <table:table-cell table:formula="of:=[B020.C201]" office:value-type="time" office:time-value="PT00H00M08.895S">
            <text:p>08,895,,,</text:p>
          </table:table-cell>
          <table:table-cell table:formula="of:=[B100.C201]" office:value-type="time" office:time-value="PT00H00M51.385S">
            <text:p>51,385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01]" office:value-type="time" office:time-value="PT00H00M01.205S">
            <text:p>01,205,,,</text:p>
          </table:table-cell>
          <table:table-cell table:formula="of:=[B020.D201]" office:value-type="time" office:time-value="PT00H00M06.435S">
            <text:p>06,435,,,</text:p>
          </table:table-cell>
          <table:table-cell table:formula="of:=[B100.D201]" office:value-type="time" office:time-value="PT00H00M29.06S">
            <text:p>29,06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2]" office:value-type="time" office:time-value="PT00H00M00.112508S">
            <text:p>00,113,,,</text:p>
          </table:table-cell>
          <table:table-cell table:formula="of:=[B020.C202]" office:value-type="time" office:time-value="PT00H00M00.10929S">
            <text:p>00,109,,,</text:p>
          </table:table-cell>
          <table:table-cell table:formula="of:=[B100.C202]" office:value-type="time" office:time-value="PT00H00M00.183634S">
            <text:p>00,184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2]" office:value-type="time" office:time-value="PT00H00M00.080854S">
            <text:p>00,081,,,</text:p>
          </table:table-cell>
          <table:table-cell table:formula="of:=[B020.D202]" office:value-type="time" office:time-value="PT00H00M00.121169S">
            <text:p>00,121,,,</text:p>
          </table:table-cell>
          <table:table-cell table:formula="of:=[B100.D202]" office:value-type="time" office:time-value="PT00H00M00.110049S">
            <text:p>00,110,,,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C203]" office:value-type="time" office:time-value="PT00H00M01.086554S">
            <text:p>01,087,,,</text:p>
          </table:table-cell>
          <table:table-cell table:formula="of:=[B020.C203]" office:value-type="time" office:time-value="PT00H00M01.649381S">
            <text:p>01,649,,,</text:p>
          </table:table-cell>
          <table:table-cell table:formula="of:=[B100.C203]" office:value-type="time" office:time-value="PT00H00M03.325745S">
            <text:p>03,326,,,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D203]" office:value-type="time" office:time-value="PT00H00M01.632384S">
            <text:p>01,632,,,</text:p>
          </table:table-cell>
          <table:table-cell table:formula="of:=[B020.D203]" office:value-type="time" office:time-value="PT00H00M03.033227S">
            <text:p>03,033,,,</text:p>
          </table:table-cell>
          <table:table-cell table:formula="of:=[B100.D203]" office:value-type="time" office:time-value="PT00H00M06.347216S">
            <text:p>06,347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4]" office:value-type="time" office:time-value="PT00H00M00.515S">
            <text:p>00,515,,,</text:p>
          </table:table-cell>
          <table:table-cell table:formula="of:=[B020.C204]" office:value-type="time" office:time-value="PT00H00M01.13S">
            <text:p>01,130,,,</text:p>
          </table:table-cell>
          <table:table-cell table:formula="of:=[B100.C204]" office:value-type="time" office:time-value="PT00H00M02.33S">
            <text:p>02,33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04]" office:value-type="time" office:time-value="PT00H00M01.085S">
            <text:p>01,085,,,</text:p>
          </table:table-cell>
          <table:table-cell table:formula="of:=[B020.D204]" office:value-type="time" office:time-value="PT00H00M02.425S">
            <text:p>02,425,,,</text:p>
          </table:table-cell>
          <table:table-cell table:formula="of:=[B100.D204]" office:value-type="time" office:time-value="PT00H00M05.48S">
            <text:p>05,48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5]" office:value-type="time" office:time-value="PT00H00M00.242568S">
            <text:p>00,243,,,</text:p>
          </table:table-cell>
          <table:table-cell table:formula="of:=[B020.C205]" office:value-type="time" office:time-value="PT00H00M00.239427S">
            <text:p>00,239,,,</text:p>
          </table:table-cell>
          <table:table-cell table:formula="of:=[B100.C205]" office:value-type="time" office:time-value="PT00H00M00.292764S">
            <text:p>00,293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5]" office:value-type="time" office:time-value="PT00H00M00.233206S">
            <text:p>00,233,,,</text:p>
          </table:table-cell>
          <table:table-cell table:formula="of:=[B020.D205]" office:value-type="time" office:time-value="PT00H00M00.265406S">
            <text:p>00,265,,,</text:p>
          </table:table-cell>
          <table:table-cell table:formula="of:=[B100.D205]" office:value-type="time" office:time-value="PT00H00M00.303476S">
            <text:p>00,303,,,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C206]" office:value-type="time" office:time-value="PT00H00M13.391086S">
            <text:p>13,391,,,</text:p>
          </table:table-cell>
          <table:table-cell table:formula="of:=[B020.C206]" office:value-type="time" office:time-value="PT00H01M06.300742S">
            <text:p>66,301,,,</text:p>
          </table:table-cell>
          <table:table-cell table:formula="of:=[B100.C206]" office:value-type="time" office:time-value="PT00H21M35.507661S">
            <text:p>1295,508,,,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D206]" office:value-type="time" office:time-value="PT00H00M06.460502S">
            <text:p>06,461,,,</text:p>
          </table:table-cell>
          <table:table-cell table:formula="of:=[B020.D206]" office:value-type="time" office:time-value="PT00H00M48.417363S">
            <text:p>48,417,,,</text:p>
          </table:table-cell>
          <table:table-cell table:formula="of:=[B100.D206]" office:value-type="time" office:time-value="PT00H34M59.648689S">
            <text:p>2099,649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7]" office:value-type="time" office:time-value="PT00H00M13.265S">
            <text:p>13,265,,,</text:p>
          </table:table-cell>
          <table:table-cell table:formula="of:=[B020.C207]" office:value-type="time" office:time-value="PT00H01M06.16S">
            <text:p>66,160,,,</text:p>
          </table:table-cell>
          <table:table-cell table:formula="of:=[B100.C207]" office:value-type="time" office:time-value="PT00H21M34.6S">
            <text:p>1294,60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07]" office:value-type="time" office:time-value="PT00H00M05.6S">
            <text:p>05,600,,,</text:p>
          </table:table-cell>
          <table:table-cell table:formula="of:=[B020.D207]" office:value-type="time" office:time-value="PT00H00M46.495S">
            <text:p>46,495,,,</text:p>
          </table:table-cell>
          <table:table-cell table:formula="of:=[B100.D207]" office:value-type="time" office:time-value="PT00H34M52.87S">
            <text:p>2092,87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8]" office:value-type="time" office:time-value="PT00H00M00.018894S">
            <text:p>00,019,,,</text:p>
          </table:table-cell>
          <table:table-cell table:formula="of:=[B020.C208]" office:value-type="time" office:time-value="PT00H00M00.022161S">
            <text:p>00,022,,,</text:p>
          </table:table-cell>
          <table:table-cell table:formula="of:=[B100.C208]" office:value-type="time" office:time-value="PT00H00M00.057399S">
            <text:p>00,057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8]" office:value-type="time" office:time-value="PT00H00M00.564615S">
            <text:p>00,565,,,</text:p>
          </table:table-cell>
          <table:table-cell table:formula="of:=[B020.D208]" office:value-type="time" office:time-value="PT00H00M01.532498S">
            <text:p>01,532,,,</text:p>
          </table:table-cell>
          <table:table-cell table:formula="of:=[B100.D208]" office:value-type="time" office:time-value="PT00H00M06.066879S">
            <text:p>06,067,,,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C209]" office:value-type="time" office:time-value="PT00H00M03.567644S">
            <text:p>03,568,,,</text:p>
          </table:table-cell>
          <table:table-cell table:formula="of:=[B020.C209]" office:value-type="time" office:time-value="PT00H00M18.444486S">
            <text:p>18,444,,,</text:p>
          </table:table-cell>
          <table:table-cell table:formula="of:=[B100.C209]" office:value-type="time" office:time-value="PT00H01M48.221943S">
            <text:p>108,222,,,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D209]" office:value-type="time" office:time-value="PT00H00M03.213415S">
            <text:p>03,213,,,</text:p>
          </table:table-cell>
          <table:table-cell table:formula="of:=[B020.D209]" office:value-type="time" office:time-value="PT00H00M11.435008S">
            <text:p>11,435,,,</text:p>
          </table:table-cell>
          <table:table-cell table:formula="of:=[B100.D209]" office:value-type="time" office:time-value="PT00H00M44.631297S">
            <text:p>44,631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0]" office:value-type="time" office:time-value="PT00H00M01.965S">
            <text:p>01,965,,,</text:p>
          </table:table-cell>
          <table:table-cell table:formula="of:=[B020.C210]" office:value-type="time" office:time-value="PT00H00M15.87S">
            <text:p>15,870,,,</text:p>
          </table:table-cell>
          <table:table-cell table:formula="of:=[B100.C210]" office:value-type="time" office:time-value="PT00H01M24.3S">
            <text:p>84,30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10]" office:value-type="time" office:time-value="PT00H00M01.72S">
            <text:p>01,720,,,</text:p>
          </table:table-cell>
          <table:table-cell table:formula="of:=[B020.D210]" office:value-type="time" office:time-value="PT00H00M08.835S">
            <text:p>08,835,,,</text:p>
          </table:table-cell>
          <table:table-cell table:formula="of:=[B100.D210]" office:value-type="time" office:time-value="PT00H00M38.375S">
            <text:p>38,37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1]" office:value-type="time" office:time-value="PT00H00M00.11398S">
            <text:p>00,114,,,</text:p>
          </table:table-cell>
          <table:table-cell table:formula="of:=[B020.C211]" office:value-type="time" office:time-value="PT00H00M00.119875S">
            <text:p>00,120,,,</text:p>
          </table:table-cell>
          <table:table-cell table:formula="of:=[B100.C211]" office:value-type="time" office:time-value="PT00H00M00.141801S">
            <text:p>00,142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1]" office:value-type="time" office:time-value="PT00H00M00.128025S">
            <text:p>00,128,,,</text:p>
          </table:table-cell>
          <table:table-cell table:formula="of:=[B020.D211]" office:value-type="time" office:time-value="PT00H00M00.192281S">
            <text:p>00,192,,,</text:p>
          </table:table-cell>
          <table:table-cell table:formula="of:=[B100.D211]" office:value-type="time" office:time-value="PT00H00M00.222543S">
            <text:p>00,223,,,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C212]" office:value-type="time" office:time-value="PT00H00M00.3236S">
            <text:p>00,324,,,</text:p>
          </table:table-cell>
          <table:table-cell table:formula="of:=[B020.C212]" office:value-type="time" office:time-value="PT00H00M00.45141S">
            <text:p>00,451,,,</text:p>
          </table:table-cell>
          <table:table-cell table:formula="of:=[B100.C212]" office:value-type="time" office:time-value="PT00H00M00.840211S">
            <text:p>00,840,,,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D212]" office:value-type="time" office:time-value="PT00H00M00.351348S">
            <text:p>00,351,,,</text:p>
          </table:table-cell>
          <table:table-cell table:formula="of:=[B020.D212]" office:value-type="time" office:time-value="PT00H00M00.357737S">
            <text:p>00,358,,,</text:p>
          </table:table-cell>
          <table:table-cell table:formula="of:=[B100.D212]" office:value-type="time" office:time-value="PT00H00M00.501553S">
            <text:p>00,502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3]" office:value-type="time" office:time-value="PT00H00M00.19S">
            <text:p>00,190,,,</text:p>
          </table:table-cell>
          <table:table-cell table:formula="of:=[B020.C213]" office:value-type="time" office:time-value="PT00H00M00.28S">
            <text:p>00,280,,,</text:p>
          </table:table-cell>
          <table:table-cell table:formula="of:=[B100.C213]" office:value-type="time" office:time-value="PT00H00M00.5S">
            <text:p>00,50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13]" office:value-type="time" office:time-value="PT00H00M00.215S">
            <text:p>00,215,,,</text:p>
          </table:table-cell>
          <table:table-cell table:formula="of:=[B020.D213]" office:value-type="time" office:time-value="PT00H00M00.225S">
            <text:p>00,225,,,</text:p>
          </table:table-cell>
          <table:table-cell table:formula="of:=[B100.D213]" office:value-type="time" office:time-value="PT00H00M00.295S">
            <text:p>00,29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4]" office:value-type="time" office:time-value="PT00H00M00.044948S">
            <text:p>00,045,,,</text:p>
          </table:table-cell>
          <table:table-cell table:formula="of:=[B020.C214]" office:value-type="time" office:time-value="PT00H00M00.052435S">
            <text:p>00,052,,,</text:p>
          </table:table-cell>
          <table:table-cell table:formula="of:=[B100.C214]" office:value-type="time" office:time-value="PT00H00M00.055261S">
            <text:p>00,055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4]" office:value-type="time" office:time-value="PT00H00M00.045994S">
            <text:p>00,046,,,</text:p>
          </table:table-cell>
          <table:table-cell table:formula="of:=[B020.D214]" office:value-type="time" office:time-value="PT00H00M00.049476S">
            <text:p>00,049,,,</text:p>
          </table:table-cell>
          <table:table-cell table:formula="of:=[B100.D214]" office:value-type="time" office:time-value="PT00H00M00.060506S">
            <text:p>00,061,,,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C215]" office:value-type="time" office:time-value="PT00H01M28.123737S">
            <text:p>88,124,,,</text:p>
          </table:table-cell>
          <table:table-cell table:formula="of:=[B020.C215]" office:value-type="time" office:time-value="PT00H04M06.767209S">
            <text:p>246,767,,,</text:p>
          </table:table-cell>
          <table:table-cell table:formula="of:=[B100.C215]" office:value-type="time" office:time-value="PT00H13M15.954974S">
            <text:p>795,955,,,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D215]" office:value-type="time" office:time-value="PT00H03M08.89575S">
            <text:p>188,896,,,</text:p>
          </table:table-cell>
          <table:table-cell table:formula="of:=[B020.D215]" office:value-type="time" office:time-value="PT00H06M13.957628S">
            <text:p>373,958,,,</text:p>
          </table:table-cell>
          <table:table-cell table:formula="of:=[B100.D215]" office:value-type="time" office:time-value="PT00H31M27.512484S">
            <text:p>1887,512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6]" office:value-type="time" office:time-value="PT00H01M26.96S">
            <text:p>86,960,,,</text:p>
          </table:table-cell>
          <table:table-cell table:formula="of:=[B020.C216]" office:value-type="time" office:time-value="PT00H04M05.49S">
            <text:p>245,490,,,</text:p>
          </table:table-cell>
          <table:table-cell table:formula="of:=[B100.C216]" office:value-type="time" office:time-value="PT00H12M59.69S">
            <text:p>779,69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16]" office:value-type="time" office:time-value="PT00H03M02.48S">
            <text:p>182,480,,,</text:p>
          </table:table-cell>
          <table:table-cell table:formula="of:=[B020.D216]" office:value-type="time" office:time-value="PT00H05M47.525S">
            <text:p>347,525,,,</text:p>
          </table:table-cell>
          <table:table-cell table:formula="of:=[B100.D216]" office:value-type="time" office:time-value="PT00H23M48.765S">
            <text:p>1428,76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7]" office:value-type="time" office:time-value="PT00H00M00.07121S">
            <text:p>00,071,,,</text:p>
          </table:table-cell>
          <table:table-cell table:formula="of:=[B020.C217]" office:value-type="time" office:time-value="PT00H00M00.054209S">
            <text:p>00,054,,,</text:p>
          </table:table-cell>
          <table:table-cell table:formula="of:=[B100.C217]" office:value-type="time" office:time-value="PT00H00M00.089711S">
            <text:p>00,090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7]" office:value-type="time" office:time-value="PT00H00M00.035228S">
            <text:p>00,035,,,</text:p>
          </table:table-cell>
          <table:table-cell table:formula="of:=[B020.D217]" office:value-type="time" office:time-value="PT00H00M00.032453S">
            <text:p>00,032,,,</text:p>
          </table:table-cell>
          <table:table-cell table:formula="of:=[B100.D217]" office:value-type="time" office:time-value="PT00H00M00.479026S">
            <text:p>00,479,,,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C218]" office:value-type="time" office:time-value="PT00H01M41.294078S">
            <text:p>101,294,,,</text:p>
          </table:table-cell>
          <table:table-cell table:formula="of:=[B020.C218]" office:value-type="time" office:time-value="PT00H08M07.7311S">
            <text:p>487,731,,,</text:p>
          </table:table-cell>
          <table:table-cell table:formula="of:=[B100.C218]" office:value-type="time" office:time-value="PT00H59M24.302711S">
            <text:p>3564,303,,,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D218]" office:value-type="time" office:time-value="PT00H00M31.165659S">
            <text:p>31,166,,,</text:p>
          </table:table-cell>
          <table:table-cell table:formula="of:=[B020.D218]" office:value-type="time" office:time-value="PT00H02M16.743381S">
            <text:p>136,743,,,</text:p>
          </table:table-cell>
          <table:table-cell table:formula="of:=[B100.D218]" office:value-type="time" office:time-value="PT00H34M59.858102S">
            <text:p>2099,858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9]" office:value-type="time" office:time-value="PT00H01M41.03S">
            <text:p>101,030,,,</text:p>
          </table:table-cell>
          <table:table-cell table:formula="of:=[B020.C219]" office:value-type="time" office:time-value="PT00H08M07.35S">
            <text:p>487,350,,,</text:p>
          </table:table-cell>
          <table:table-cell table:formula="of:=[B100.C219]" office:value-type="time" office:time-value="PT00H58M52.53S">
            <text:p>3532,53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19]" office:value-type="time" office:time-value="PT00H00M25.44S">
            <text:p>25,440,,,</text:p>
          </table:table-cell>
          <table:table-cell table:formula="of:=[B020.D219]" office:value-type="time" office:time-value="PT00H01M33.31495S">
            <text:p>93,315,,,</text:p>
          </table:table-cell>
          <table:table-cell table:formula="of:=[B100.D219]" office:value-type="time" office:time-value="PT00H11M56.815S">
            <text:p>716,81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0]" office:value-type="time" office:time-value="PT00H00M00.146629S">
            <text:p>00,147,,,</text:p>
          </table:table-cell>
          <table:table-cell table:formula="of:=[B020.C220]" office:value-type="time" office:time-value="PT00H00M00.112333S">
            <text:p>00,112,,,</text:p>
          </table:table-cell>
          <table:table-cell table:formula="of:=[B100.C220]" office:value-type="time" office:time-value="PT00H00M01.124682S">
            <text:p>01,125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0]" office:value-type="time" office:time-value="PT00H00M00.139368S">
            <text:p>00,139,,,</text:p>
          </table:table-cell>
          <table:table-cell table:formula="of:=[B020.D220]" office:value-type="time" office:time-value="PT00H00M00.173998S">
            <text:p>00,174,,,</text:p>
          </table:table-cell>
          <table:table-cell table:formula="of:=[B100.D220]" office:value-type="time" office:time-value="PT00H00M00.710991S">
            <text:p>00,711,,,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C221]" office:value-type="time" office:time-value="PT00H00M00.151678S">
            <text:p>00,152,,,</text:p>
          </table:table-cell>
          <table:table-cell table:formula="of:=[B020.C221]" office:value-type="time" office:time-value="PT00H00M00.244154S">
            <text:p>00,244,,,</text:p>
          </table:table-cell>
          <table:table-cell table:formula="of:=[B100.C221]" office:value-type="time" office:time-value="PT00H00M00.736881S">
            <text:p>00,737,,,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D221]" office:value-type="time" office:time-value="PT00H00M00.10368S">
            <text:p>00,104,,,</text:p>
          </table:table-cell>
          <table:table-cell table:formula="of:=[B020.D221]" office:value-type="time" office:time-value="PT00H00M00.152669S">
            <text:p>00,153,,,</text:p>
          </table:table-cell>
          <table:table-cell table:formula="of:=[B100.D221]" office:value-type="time" office:time-value="PT00H00M00.649951S">
            <text:p>00,65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2]" office:value-type="time" office:time-value="PT00H00M00.03S">
            <text:p>00,030,,,</text:p>
          </table:table-cell>
          <table:table-cell table:formula="of:=[B020.C222]" office:value-type="time" office:time-value="PT00H00M00.04S">
            <text:p>00,040,,,</text:p>
          </table:table-cell>
          <table:table-cell table:formula="of:=[B100.C222]" office:value-type="time" office:time-value="PT00H00M00.07S">
            <text:p>00,07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22]" office:value-type="time" office:time-value="PT00H00M00.025S">
            <text:p>00,025,,,</text:p>
          </table:table-cell>
          <table:table-cell table:formula="of:=[B020.D222]" office:value-type="time" office:time-value="PT00H00M00.035S">
            <text:p>00,035,,,</text:p>
          </table:table-cell>
          <table:table-cell table:formula="of:=[B100.D222]" office:value-type="time" office:time-value="PT00H00M00.036355S">
            <text:p>00,036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3]" office:value-type="time" office:time-value="PT00H00M00.039165S">
            <text:p>00,039,,,</text:p>
          </table:table-cell>
          <table:table-cell table:formula="of:=[B020.C223]" office:value-type="time" office:time-value="PT00H00M00.027819S">
            <text:p>00,028,,,</text:p>
          </table:table-cell>
          <table:table-cell table:formula="of:=[B100.C223]" office:value-type="time" office:time-value="PT00H00M00.026738S">
            <text:p>00,027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3]" office:value-type="time" office:time-value="PT00H00M00.040461S">
            <text:p>00,040,,,</text:p>
          </table:table-cell>
          <table:table-cell table:formula="of:=[B020.D223]" office:value-type="time" office:time-value="PT00H00M00.02923S">
            <text:p>00,029,,,</text:p>
          </table:table-cell>
          <table:table-cell table:formula="of:=[B100.D223]" office:value-type="time" office:time-value="PT00H00M00.03178S">
            <text:p>00,032,,,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C224]" office:value-type="time" office:time-value="PT00H00M00.284944S">
            <text:p>00,285,,,</text:p>
          </table:table-cell>
          <table:table-cell table:formula="of:=[B020.C224]" office:value-type="time" office:time-value="PT00H00M04.479729S">
            <text:p>04,480,,,</text:p>
          </table:table-cell>
          <table:table-cell table:formula="of:=[B100.C224]" office:value-type="time" office:time-value="PT00H00M39.648228S">
            <text:p>39,648,,,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D224]" office:value-type="time" office:time-value="PT00H00M00.108595S">
            <text:p>00,109,,,</text:p>
          </table:table-cell>
          <table:table-cell table:formula="of:=[B020.D224]" office:value-type="time" office:time-value="PT00H00M00.140294S">
            <text:p>00,140,,,</text:p>
          </table:table-cell>
          <table:table-cell table:formula="of:=[B100.D224]" office:value-type="time" office:time-value="PT00H00M00.216442S">
            <text:p>00,216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5]" office:value-type="time" office:time-value="PT00H00M00.195S">
            <text:p>00,195,,,</text:p>
          </table:table-cell>
          <table:table-cell table:formula="of:=[B020.C225]" office:value-type="time" office:time-value="PT00H00M04.38S">
            <text:p>04,380,,,</text:p>
          </table:table-cell>
          <table:table-cell table:formula="of:=[B100.C225]" office:value-type="time" office:time-value="PT00H00M28.82S">
            <text:p>28,82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25]" office:value-type="time" office:time-value="PT00H00M00.035S">
            <text:p>00,035,,,</text:p>
          </table:table-cell>
          <table:table-cell table:formula="of:=[B020.D225]" office:value-type="time" office:time-value="PT00H00M00.06S">
            <text:p>00,060,,,</text:p>
          </table:table-cell>
          <table:table-cell table:formula="of:=[B100.D225]" office:value-type="time" office:time-value="PT00H00M00.07495S">
            <text:p>00,07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6]" office:value-type="time" office:time-value="PT00H00M00.041201S">
            <text:p>00,041,,,</text:p>
          </table:table-cell>
          <table:table-cell table:formula="of:=[B020.C226]" office:value-type="time" office:time-value="PT00H00M00.046654S">
            <text:p>00,047,,,</text:p>
          </table:table-cell>
          <table:table-cell table:formula="of:=[B100.C226]" office:value-type="time" office:time-value="PT00H00M00.067171S">
            <text:p>00,067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6]" office:value-type="time" office:time-value="PT00H00M00.01941S">
            <text:p>00,019,,,</text:p>
          </table:table-cell>
          <table:table-cell table:formula="of:=[B020.D226]" office:value-type="time" office:time-value="PT00H00M00.026189S">
            <text:p>00,026,,,</text:p>
          </table:table-cell>
          <table:table-cell table:formula="of:=[B100.D226]" office:value-type="time" office:time-value="PT00H00M00.029307S">
            <text:p>00,029,,,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C227]" office:value-type="time" office:time-value="PT00H00M09.951588S">
            <text:p>09,952,,,</text:p>
          </table:table-cell>
          <table:table-cell table:formula="of:=[B020.C227]" office:value-type="time" office:time-value="PT00H00M30.071643S">
            <text:p>30,072,,,</text:p>
          </table:table-cell>
          <table:table-cell table:formula="of:=[B100.C227]" office:value-type="time" office:time-value="PT00H01M58.511701S">
            <text:p>118,512,,,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D227]" office:value-type="time" office:time-value="PT00H00M06.60624S">
            <text:p>06,606,,,</text:p>
          </table:table-cell>
          <table:table-cell table:formula="of:=[B020.D227]" office:value-type="time" office:time-value="PT00H00M15.215833S">
            <text:p>15,216,,,</text:p>
          </table:table-cell>
          <table:table-cell table:formula="of:=[B100.D227]" office:value-type="time" office:time-value="PT00H01M18.304425S">
            <text:p>78,304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8]" office:value-type="time" office:time-value="PT00H00M08.859995S">
            <text:p>08,860,,,</text:p>
          </table:table-cell>
          <table:table-cell table:formula="of:=[B020.C228]" office:value-type="time" office:time-value="PT00H00M28.255S">
            <text:p>28,255,,,</text:p>
          </table:table-cell>
          <table:table-cell table:formula="of:=[B100.C228]" office:value-type="time" office:time-value="PT00H01M30.68S">
            <text:p>90,68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28]" office:value-type="time" office:time-value="PT00H00M06.039995S">
            <text:p>06,040,,,</text:p>
          </table:table-cell>
          <table:table-cell table:formula="of:=[B020.D228]" office:value-type="time" office:time-value="PT00H00M12.11S">
            <text:p>12,110,,,</text:p>
          </table:table-cell>
          <table:table-cell table:formula="of:=[B100.D228]" office:value-type="time" office:time-value="PT00H00M25.935S">
            <text:p>25,93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9]" office:value-type="time" office:time-value="PT00H00M00.092301S">
            <text:p>00,092,,,</text:p>
          </table:table-cell>
          <table:table-cell table:formula="of:=[B020.C229]" office:value-type="time" office:time-value="PT00H00M00.126184S">
            <text:p>00,126,,,</text:p>
          </table:table-cell>
          <table:table-cell table:formula="of:=[B100.C229]" office:value-type="time" office:time-value="PT00H00M00.13476S">
            <text:p>00,135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9]" office:value-type="time" office:time-value="PT00H00M00.443729S">
            <text:p>00,444,,,</text:p>
          </table:table-cell>
          <table:table-cell table:formula="of:=[B020.D229]" office:value-type="time" office:time-value="PT00H00M01.394483S">
            <text:p>01,394,,,</text:p>
          </table:table-cell>
          <table:table-cell table:formula="of:=[B100.D229]" office:value-type="time" office:time-value="PT00H00M00.426262S">
            <text:p>00,426,,,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C230]" office:value-type="time" office:time-value="PT00H00M00.504532S">
            <text:p>00,505,,,</text:p>
          </table:table-cell>
          <table:table-cell table:formula="of:=[B020.C230]" office:value-type="time" office:time-value="PT00H00M01.12435S">
            <text:p>01,124,,,</text:p>
          </table:table-cell>
          <table:table-cell table:formula="of:=[B100.C230]" office:value-type="time" office:time-value="PT00H00M11.494005S">
            <text:p>11,494,,,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D230]" office:value-type="time" office:time-value="PT00H00M00.624572S">
            <text:p>00,625,,,</text:p>
          </table:table-cell>
          <table:table-cell table:formula="of:=[B020.D230]" office:value-type="time" office:time-value="PT00H00M01.167809S">
            <text:p>01,168,,,</text:p>
          </table:table-cell>
          <table:table-cell table:formula="of:=[B100.D230]" office:value-type="time" office:time-value="PT00H00M04.990072S">
            <text:p>04,99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1]" office:value-type="time" office:time-value="PT00H00M00.39S">
            <text:p>00,390,,,</text:p>
          </table:table-cell>
          <table:table-cell table:formula="of:=[B020.C231]" office:value-type="time" office:time-value="PT00H00M00.985S">
            <text:p>00,985,,,</text:p>
          </table:table-cell>
          <table:table-cell table:formula="of:=[B100.C231]" office:value-type="time" office:time-value="PT00H00M03.1S">
            <text:p>03,10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31]" office:value-type="time" office:time-value="PT00H00M00.375S">
            <text:p>00,375,,,</text:p>
          </table:table-cell>
          <table:table-cell table:formula="of:=[B020.D231]" office:value-type="time" office:time-value="PT00H00M00.845S">
            <text:p>00,845,,,</text:p>
          </table:table-cell>
          <table:table-cell table:formula="of:=[B100.D231]" office:value-type="time" office:time-value="PT00H00M01.35S">
            <text:p>01,35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2]" office:value-type="time" office:time-value="PT00H00M00.067982S">
            <text:p>00,068,,,</text:p>
          </table:table-cell>
          <table:table-cell table:formula="of:=[B020.C232]" office:value-type="time" office:time-value="PT00H00M00.070059S">
            <text:p>00,070,,,</text:p>
          </table:table-cell>
          <table:table-cell table:formula="of:=[B100.C232]" office:value-type="time" office:time-value="PT00H00M00.090631S">
            <text:p>00,091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2]" office:value-type="time" office:time-value="PT00H00M00.164164S">
            <text:p>00,164,,,</text:p>
          </table:table-cell>
          <table:table-cell table:formula="of:=[B020.D232]" office:value-type="time" office:time-value="PT00H00M00.215792S">
            <text:p>00,216,,,</text:p>
          </table:table-cell>
          <table:table-cell table:formula="of:=[B100.D232]" office:value-type="time" office:time-value="PT00H00M00.267049S">
            <text:p>00,267,,,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C233]" office:value-type="time" office:time-value="PT00H00M01.035983S">
            <text:p>01,036,,,</text:p>
          </table:table-cell>
          <table:table-cell table:formula="of:=[B020.C233]" office:value-type="time" office:time-value="PT00H00M08.616779S">
            <text:p>08,617,,,</text:p>
          </table:table-cell>
          <table:table-cell table:formula="of:=[B100.C233]" office:value-type="time" office:time-value="PT00H00M29.830628S">
            <text:p>29,831,,,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D233]" office:value-type="time" office:time-value="PT00H00M00.783163S">
            <text:p>00,783,,,</text:p>
          </table:table-cell>
          <table:table-cell table:formula="of:=[B020.D233]" office:value-type="time" office:time-value="PT00H00M04.281363S">
            <text:p>04,281,,,</text:p>
          </table:table-cell>
          <table:table-cell table:formula="of:=[B100.D233]" office:value-type="time" office:time-value="PT00H00M17.226763S">
            <text:p>17,227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4]" office:value-type="time" office:time-value="PT00H00M00.875S">
            <text:p>00,875,,,</text:p>
          </table:table-cell>
          <table:table-cell table:formula="of:=[B020.C234]" office:value-type="time" office:time-value="PT00H00M08.395S">
            <text:p>08,395,,,</text:p>
          </table:table-cell>
          <table:table-cell table:formula="of:=[B100.C234]" office:value-type="time" office:time-value="PT00H00M27.33S">
            <text:p>27,33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34]" office:value-type="time" office:time-value="PT00H00M00.64S">
            <text:p>00,640,,,</text:p>
          </table:table-cell>
          <table:table-cell table:formula="of:=[B020.D234]" office:value-type="time" office:time-value="PT00H00M03.88S">
            <text:p>03,880,,,</text:p>
          </table:table-cell>
          <table:table-cell table:formula="of:=[B100.D234]" office:value-type="time" office:time-value="PT00H00M07.685S">
            <text:p>07,68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5]" office:value-type="time" office:time-value="PT00H00M00.067112S">
            <text:p>00,067,,,</text:p>
          </table:table-cell>
          <table:table-cell table:formula="of:=[B020.C235]" office:value-type="time" office:time-value="PT00H00M00.100801S">
            <text:p>00,101,,,</text:p>
          </table:table-cell>
          <table:table-cell table:formula="of:=[B100.C235]" office:value-type="time" office:time-value="PT00H00M00.102207S">
            <text:p>00,102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5]" office:value-type="time" office:time-value="PT00H00M00.072967S">
            <text:p>00,073,,,</text:p>
          </table:table-cell>
          <table:table-cell table:formula="of:=[B020.D235]" office:value-type="time" office:time-value="PT00H00M00.089997S">
            <text:p>00,090,,,</text:p>
          </table:table-cell>
          <table:table-cell table:formula="of:=[B100.D235]" office:value-type="time" office:time-value="PT00H00M00.116184S">
            <text:p>00,116,,,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C236]" office:value-type="time" office:time-value="PT00H00M05.767884S">
            <text:p>05,768,,,</text:p>
          </table:table-cell>
          <table:table-cell table:formula="of:=[B020.C236]" office:value-type="time" office:time-value="PT00H00M06.967296S">
            <text:p>06,967,,,</text:p>
          </table:table-cell>
          <table:table-cell table:formula="of:=[B100.C236]" office:value-type="time" office:time-value="PT00H00M09.80185S">
            <text:p>09,802,,,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D236]" office:value-type="time" office:time-value="PT00H00M16.74437S">
            <text:p>16,744,,,</text:p>
          </table:table-cell>
          <table:table-cell table:formula="of:=[B020.D236]" office:value-type="time" office:time-value="PT00H00M28.591813S">
            <text:p>28,592,,,</text:p>
          </table:table-cell>
          <table:table-cell table:formula="of:=[B100.D236]" office:value-type="time" office:time-value="PT00H01M00.794745S">
            <text:p>60,79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7]" office:value-type="time" office:time-value="PT00H00M05.19S">
            <text:p>05,190,,,</text:p>
          </table:table-cell>
          <table:table-cell table:formula="of:=[B020.C237]" office:value-type="time" office:time-value="PT00H00M06.39S">
            <text:p>06,390,,,</text:p>
          </table:table-cell>
          <table:table-cell table:formula="of:=[B100.C237]" office:value-type="time" office:time-value="PT00H00M08.92S">
            <text:p>08,92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37]" office:value-type="time" office:time-value="PT00H00M15.96S">
            <text:p>15,960,,,</text:p>
          </table:table-cell>
          <table:table-cell table:formula="of:=[B020.D237]" office:value-type="time" office:time-value="PT00H00M27.86S">
            <text:p>27,860,,,</text:p>
          </table:table-cell>
          <table:table-cell table:formula="of:=[B100.D237]" office:value-type="time" office:time-value="PT00H00M59.35S">
            <text:p>59,35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8]" office:value-type="time" office:time-value="PT00H00M00.327741S">
            <text:p>00,328,,,</text:p>
          </table:table-cell>
          <table:table-cell table:formula="of:=[B020.C238]" office:value-type="time" office:time-value="PT00H00M00.300008S">
            <text:p>00,300,,,</text:p>
          </table:table-cell>
          <table:table-cell table:formula="of:=[B100.C238]" office:value-type="time" office:time-value="PT00H00M00.372548S">
            <text:p>00,373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8]" office:value-type="time" office:time-value="PT00H00M00.493251S">
            <text:p>00,493,,,</text:p>
          </table:table-cell>
          <table:table-cell table:formula="of:=[B020.D238]" office:value-type="time" office:time-value="PT00H00M00.411384S">
            <text:p>00,411,,,</text:p>
          </table:table-cell>
          <table:table-cell table:formula="of:=[B100.D238]" office:value-type="time" office:time-value="PT00H00M00.472793S">
            <text:p>00,473,,,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C239]" office:value-type="time" office:time-value="PT00H00M01.144352S">
            <text:p>01,144,,,</text:p>
          </table:table-cell>
          <table:table-cell table:formula="of:=[B020.C239]" office:value-type="time" office:time-value="PT00H00M08.702533S">
            <text:p>08,703,,,</text:p>
          </table:table-cell>
          <table:table-cell table:formula="of:=[B100.C239]" office:value-type="time" office:time-value="PT00H01M24.209339S">
            <text:p>84,209,,,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D239]" office:value-type="time" office:time-value="PT00H00M01.180489S">
            <text:p>01,180,,,</text:p>
          </table:table-cell>
          <table:table-cell table:formula="of:=[B020.D239]" office:value-type="time" office:time-value="PT00H00M06.717681S">
            <text:p>06,718,,,</text:p>
          </table:table-cell>
          <table:table-cell table:formula="of:=[B100.D239]" office:value-type="time" office:time-value="PT00H02M42.73043S">
            <text:p>162,73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0]" office:value-type="time" office:time-value="PT00H00M00.985S">
            <text:p>00,985,,,</text:p>
          </table:table-cell>
          <table:table-cell table:formula="of:=[B020.C240]" office:value-type="time" office:time-value="PT00H00M08.544416S">
            <text:p>08,544,,,</text:p>
          </table:table-cell>
          <table:table-cell table:formula="of:=[B100.C240]" office:value-type="time" office:time-value="PT00H00M50.18S">
            <text:p>50,18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40]" office:value-type="time" office:time-value="PT00H00M00.725S">
            <text:p>00,725,,,</text:p>
          </table:table-cell>
          <table:table-cell table:formula="of:=[B020.D240]" office:value-type="time" office:time-value="PT00H00M03.945S">
            <text:p>03,945,,,</text:p>
          </table:table-cell>
          <table:table-cell table:formula="of:=[B100.D240]" office:value-type="time" office:time-value="PT00H00M18.21S">
            <text:p>18,21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1]" office:value-type="time" office:time-value="PT00H00M00.07406S">
            <text:p>00,074,,,</text:p>
          </table:table-cell>
          <table:table-cell table:formula="of:=[B020.C241]" office:value-type="time" office:time-value="PT00H00M00.088331S">
            <text:p>00,088,,,</text:p>
          </table:table-cell>
          <table:table-cell table:formula="of:=[B100.C241]" office:value-type="time" office:time-value="PT00H00M00.208343S">
            <text:p>00,208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1]" office:value-type="time" office:time-value="PT00H00M00.08238S">
            <text:p>00,082,,,</text:p>
          </table:table-cell>
          <table:table-cell table:formula="of:=[B020.D241]" office:value-type="time" office:time-value="PT00H00M00.100426S">
            <text:p>00,100,,,</text:p>
          </table:table-cell>
          <table:table-cell table:formula="of:=[B100.D241]" office:value-type="time" office:time-value="PT00H00M00.156659S">
            <text:p>00,157,,,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C242]" office:value-type="time" office:time-value="PT00H03M56.669751S">
            <text:p>236,670,,,</text:p>
          </table:table-cell>
          <table:table-cell table:formula="of:=[B020.C242]" office:value-type="time" office:time-value="PT00H15M14.876069S">
            <text:p>914,876,,,</text:p>
          </table:table-cell>
          <table:table-cell table:formula="of:=[B100.C242]" office:value-type="time" office:time-value="PT01H44M23.515406S">
            <text:p>6263,515,,,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D242]" office:value-type="time" office:time-value="PT00H04M29.969667S">
            <text:p>269,970,,,</text:p>
          </table:table-cell>
          <table:table-cell table:formula="of:=[B020.D242]" office:value-type="time" office:time-value="PT00H11M10.164997S">
            <text:p>670,165,,,</text:p>
          </table:table-cell>
          <table:table-cell table:formula="of:=[B100.D242]" office:value-type="time" office:time-value="PT01H50M23.911934S">
            <text:p>6623,912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3]" office:value-type="time" office:time-value="PT00H03M41.599995S">
            <text:p>221,600,,,</text:p>
          </table:table-cell>
          <table:table-cell table:formula="of:=[B020.C243]" office:value-type="time" office:time-value="PT00H14M42.309416S">
            <text:p>882,309,,,</text:p>
          </table:table-cell>
          <table:table-cell table:formula="of:=[B100.C243]" office:value-type="time" office:time-value="PT01H39M14.53S">
            <text:p>5954,530,,,</text:p>
          </table:table-cell>
          <table:table-cell table:number-columns-repeated="2"/>
          <table:table-cell office:value-type="string">
            <text:p>cpu</text:p>
          </table:table-cell>
          <table:table-cell table:formula="of:=[B005.D243]" office:value-type="time" office:time-value="PT00H04M01.584995S">
            <text:p>241,585,,,</text:p>
          </table:table-cell>
          <table:table-cell table:formula="of:=[B020.D243]" office:value-type="time" office:time-value="PT00H09M14.02495S">
            <text:p>554,025,,,</text:p>
          </table:table-cell>
          <table:table-cell table:formula="of:=[B100.D243]" office:value-type="time" office:time-value="PT01H13M44.336304S">
            <text:p>4424,336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4]" office:value-type="time" office:time-value="PT00H00M01.544613S">
            <text:p>01,545,,,</text:p>
          </table:table-cell>
          <table:table-cell table:formula="of:=[B020.C244]" office:value-type="time" office:time-value="PT00H00M01.592885S">
            <text:p>01,593,,,</text:p>
          </table:table-cell>
          <table:table-cell table:formula="of:=[B100.C244]" office:value-type="time" office:time-value="PT00H00M03.434245S">
            <text:p>03,434,,,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4]" office:value-type="time" office:time-value="PT00H00M02.606941S">
            <text:p>02,607,,,</text:p>
          </table:table-cell>
          <table:table-cell table:formula="of:=[B020.D244]" office:value-type="time" office:time-value="PT00H00M04.710263S">
            <text:p>04,710,,,</text:p>
          </table:table-cell>
          <table:table-cell table:formula="of:=[B100.D244]" office:value-type="time" office:time-value="PT00H00M09.540091S">
            <text:p>09,540,,,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Network</text:p>
          </table:table-cell>
          <table:table-cell table:style-name="Default" table:number-columns-repeated="5"/>
          <table:table-cell table:style-name="Default" office:value-type="string">
            <text:p>Network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5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  <table:table-cell table:style-name="Default"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N005.C4]" office:value-type="time" office:time-value="PT00H00M00.196993S">
            <text:p>00,197,,,</text:p>
          </table:table-cell>
          <table:table-cell table:formula="of:=[N020.C4]" office:value-type="time" office:time-value="PT00H00M00.165578S">
            <text:p>00,166,,,</text:p>
          </table:table-cell>
          <table:table-cell table:formula="of:=[N100.C4]" office:value-type="time" office:time-value="PT00H00M00.301919S">
            <text:p>00,302,,,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N005.C79]" office:value-type="time" office:time-value="PT00H00M00.097196S">
            <text:p>00,097,,,</text:p>
          </table:table-cell>
          <table:table-cell table:formula="of:=[N020.C79]" office:value-type="time" office:time-value="PT00H00M00.113253S">
            <text:p>00,113,,,</text:p>
          </table:table-cell>
          <table:table-cell table:formula="of:=[N100.C79]" office:value-type="time" office:time-value="PT00H00M00.204867S">
            <text:p>00,20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]" office:value-type="time" office:time-value="PT00H00M00.005S">
            <text:p>00,005,,,</text:p>
          </table:table-cell>
          <table:table-cell table:formula="of:=[N020.C5]" office:value-type="time" office:time-value="PT00H00M00.01S">
            <text:p>00,010,,,</text:p>
          </table:table-cell>
          <table:table-cell table:formula="of:=[N100.C5]" office:value-type="time" office:time-value="PT00H00M00.01S">
            <text:p>00,01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80]" office:value-type="time" office:time-value="PT00H00M00S">
            <text:p>00,000,,,</text:p>
          </table:table-cell>
          <table:table-cell table:formula="of:=[N020.C80]" office:value-type="time" office:time-value="PT00H00M00.01S">
            <text:p>00,010,,,</text:p>
          </table:table-cell>
          <table:table-cell table:formula="of:=[N100.C80]" office:value-type="time" office:time-value="PT00H00M00.01S">
            <text:p>00,01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]" office:value-type="time" office:time-value="PT00H00M00.019383S">
            <text:p>00,019,,,</text:p>
          </table:table-cell>
          <table:table-cell table:formula="of:=[N020.C6]" office:value-type="time" office:time-value="PT00H00M00.0157S">
            <text:p>00,016,,,</text:p>
          </table:table-cell>
          <table:table-cell table:formula="of:=[N100.C6]" office:value-type="time" office:time-value="PT00H00M00.027007S">
            <text:p>00,027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1]" office:value-type="time" office:time-value="PT00H00M00.021108S">
            <text:p>00,021,,,</text:p>
          </table:table-cell>
          <table:table-cell table:formula="of:=[N020.C81]" office:value-type="time" office:time-value="PT00H00M00.024858S">
            <text:p>00,025,,,</text:p>
          </table:table-cell>
          <table:table-cell table:formula="of:=[N100.C81]" office:value-type="time" office:time-value="PT00H00M00.012459S">
            <text:p>00,012,,,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N005.C7]" office:value-type="time" office:time-value="PT00H00M00.002839S">
            <text:p>00,003,,,</text:p>
          </table:table-cell>
          <table:table-cell table:formula="of:=[N020.C7]" office:value-type="time" office:time-value="PT00H00M00.003671S">
            <text:p>00,004,,,</text:p>
          </table:table-cell>
          <table:table-cell table:formula="of:=[N100.C7]" office:value-type="time" office:time-value="PT00H00M00.005824S">
            <text:p>00,006,,,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N005.C82]" office:value-type="time" office:time-value="PT00H00M00.002388S">
            <text:p>00,002,,,</text:p>
          </table:table-cell>
          <table:table-cell table:formula="of:=[N020.C82]" office:value-type="time" office:time-value="PT00H00M00.002979S">
            <text:p>00,003,,,</text:p>
          </table:table-cell>
          <table:table-cell table:formula="of:=[N100.C82]" office:value-type="time" office:time-value="PT00H00M00.004341S">
            <text:p>00,004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8]" office:value-type="time" office:time-value="PT00H00M00S">
            <text:p>00,000,,,</text:p>
          </table:table-cell>
          <table:table-cell table:formula="of:=[N020.C8]" office:value-type="time" office:time-value="PT00H00M00S">
            <text:p>00,000,,,</text:p>
          </table:table-cell>
          <table:table-cell table:formula="of:=[N100.C8]" office:value-type="time" office:time-value="PT00H00M00.01S">
            <text:p>00,01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83]" office:value-type="time" office:time-value="PT00H00M00S">
            <text:p>00,000,,,</text:p>
          </table:table-cell>
          <table:table-cell table:formula="of:=[N020.C83]" office:value-type="time" office:time-value="PT00H00M00.005S">
            <text:p>00,005,,,</text:p>
          </table:table-cell>
          <table:table-cell table:formula="of:=[N100.C83]" office:value-type="time" office:time-value="PT00H00M00.005S">
            <text:p>00,00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9]" office:value-type="time" office:time-value="PT00H00M00.000061S">
            <text:p>00,000,,,</text:p>
          </table:table-cell>
          <table:table-cell table:formula="of:=[N020.C9]" office:value-type="time" office:time-value="PT00H00M00.000064S">
            <text:p>00,000,,,</text:p>
          </table:table-cell>
          <table:table-cell table:formula="of:=[N100.C9]" office:value-type="time" office:time-value="PT00H00M00.000069S">
            <text:p>00,000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4]" office:value-type="time" office:time-value="PT00H00M00.000067S">
            <text:p>00,000,,,</text:p>
          </table:table-cell>
          <table:table-cell table:formula="of:=[N020.C84]" office:value-type="time" office:time-value="PT00H00M00.000068S">
            <text:p>00,000,,,</text:p>
          </table:table-cell>
          <table:table-cell table:formula="of:=[N100.C84]" office:value-type="time" office:time-value="PT00H00M00.000069S">
            <text:p>00,000,,,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N005.C10]" office:value-type="time" office:time-value="PT00H00M00.462053S">
            <text:p>00,462,,,</text:p>
          </table:table-cell>
          <table:table-cell table:formula="of:=[N020.C10]" office:value-type="time" office:time-value="PT00H00M00.584451S">
            <text:p>00,584,,,</text:p>
          </table:table-cell>
          <table:table-cell table:formula="of:=[N100.C10]" office:value-type="time" office:time-value="PT00H00M00.995367S">
            <text:p>00,995,,,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N005.C85]" office:value-type="time" office:time-value="PT00H00M00.595405S">
            <text:p>00,595,,,</text:p>
          </table:table-cell>
          <table:table-cell table:formula="of:=[N020.C85]" office:value-type="time" office:time-value="PT00H00M00.817496S">
            <text:p>00,817,,,</text:p>
          </table:table-cell>
          <table:table-cell table:formula="of:=[N100.C85]" office:value-type="time" office:time-value="PT00H00M01.41751S">
            <text:p>01,418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1]" office:value-type="time" office:time-value="PT00H00M00.02S">
            <text:p>00,020,,,</text:p>
          </table:table-cell>
          <table:table-cell table:formula="of:=[N020.C11]" office:value-type="time" office:time-value="PT00H00M00.015S">
            <text:p>00,015,,,</text:p>
          </table:table-cell>
          <table:table-cell table:formula="of:=[N100.C11]" office:value-type="time" office:time-value="PT00H00M00.05S">
            <text:p>00,05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86]" office:value-type="time" office:time-value="PT00H00M00.02S">
            <text:p>00,020,,,</text:p>
          </table:table-cell>
          <table:table-cell table:formula="of:=[N020.C86]" office:value-type="time" office:time-value="PT00H00M00.04S">
            <text:p>00,040,,,</text:p>
          </table:table-cell>
          <table:table-cell table:formula="of:=[N100.C86]" office:value-type="time" office:time-value="PT00H00M00.06S">
            <text:p>00,06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2]" office:value-type="time" office:time-value="PT00H00M00.050001S">
            <text:p>00,050,,,</text:p>
          </table:table-cell>
          <table:table-cell table:formula="of:=[N020.C12]" office:value-type="time" office:time-value="PT00H00M00.075361S">
            <text:p>00,075,,,</text:p>
          </table:table-cell>
          <table:table-cell table:formula="of:=[N100.C12]" office:value-type="time" office:time-value="PT00H00M00.051621S">
            <text:p>00,052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7]" office:value-type="time" office:time-value="PT00H00M00.060375S">
            <text:p>00,060,,,</text:p>
          </table:table-cell>
          <table:table-cell table:formula="of:=[N020.C87]" office:value-type="time" office:time-value="PT00H00M00.048565S">
            <text:p>00,049,,,</text:p>
          </table:table-cell>
          <table:table-cell table:formula="of:=[N100.C87]" office:value-type="time" office:time-value="PT00H00M00.055001S">
            <text:p>00,055,,,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N005.C13]" office:value-type="time" office:time-value="PT00H00M00.338145S">
            <text:p>00,338,,,</text:p>
          </table:table-cell>
          <table:table-cell table:formula="of:=[N020.C13]" office:value-type="time" office:time-value="PT00H00M00.603509S">
            <text:p>00,604,,,</text:p>
          </table:table-cell>
          <table:table-cell table:formula="of:=[N100.C13]" office:value-type="time" office:time-value="PT00H00M01.207305S">
            <text:p>01,207,,,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N005.C88]" office:value-type="time" office:time-value="PT00H00M01.507517S">
            <text:p>01,508,,,</text:p>
          </table:table-cell>
          <table:table-cell table:formula="of:=[N020.C88]" office:value-type="time" office:time-value="PT00H00M08.662977S">
            <text:p>08,663,,,</text:p>
          </table:table-cell>
          <table:table-cell table:formula="of:=[N100.C88]" office:value-type="time" office:time-value="PT00H00M33.035452S">
            <text:p>33,03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4]" office:value-type="time" office:time-value="PT00H00M00.03S">
            <text:p>00,030,,,</text:p>
          </table:table-cell>
          <table:table-cell table:formula="of:=[N020.C14]" office:value-type="time" office:time-value="PT00H00M00.085S">
            <text:p>00,085,,,</text:p>
          </table:table-cell>
          <table:table-cell table:formula="of:=[N100.C14]" office:value-type="time" office:time-value="PT00H00M00.19S">
            <text:p>00,19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89]" office:value-type="time" office:time-value="PT00H00M00.42S">
            <text:p>00,420,,,</text:p>
          </table:table-cell>
          <table:table-cell table:formula="of:=[N020.C89]" office:value-type="time" office:time-value="PT00H00M02.72S">
            <text:p>02,720,,,</text:p>
          </table:table-cell>
          <table:table-cell table:formula="of:=[N100.C89]" office:value-type="time" office:time-value="PT00H00M13.7S">
            <text:p>13,70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5]" office:value-type="time" office:time-value="PT00H00M00.055404S">
            <text:p>00,055,,,</text:p>
          </table:table-cell>
          <table:table-cell table:formula="of:=[N020.C15]" office:value-type="time" office:time-value="PT00H00M00.100787S">
            <text:p>00,101,,,</text:p>
          </table:table-cell>
          <table:table-cell table:formula="of:=[N100.C15]" office:value-type="time" office:time-value="PT00H00M00.122961S">
            <text:p>00,123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0]" office:value-type="time" office:time-value="PT00H00M00.122463S">
            <text:p>00,122,,,</text:p>
          </table:table-cell>
          <table:table-cell table:formula="of:=[N020.C90]" office:value-type="time" office:time-value="PT00H00M00.086245S">
            <text:p>00,086,,,</text:p>
          </table:table-cell>
          <table:table-cell table:formula="of:=[N100.C90]" office:value-type="time" office:time-value="PT00H00M00.111814S">
            <text:p>00,112,,,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N005.C16]" office:value-type="time" office:time-value="PT00H00M01.760413S">
            <text:p>01,760,,,</text:p>
          </table:table-cell>
          <table:table-cell table:formula="of:=[N020.C16]" office:value-type="time" office:time-value="PT00H00M02.989879S">
            <text:p>02,990,,,</text:p>
          </table:table-cell>
          <table:table-cell table:formula="of:=[N100.C16]" office:value-type="time" office:time-value="PT00H00M05.850605S">
            <text:p>05,851,,,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N005.C91]" office:value-type="time" office:time-value="PT00H00M01.238146S">
            <text:p>01,238,,,</text:p>
          </table:table-cell>
          <table:table-cell table:formula="of:=[N020.C91]" office:value-type="time" office:time-value="PT00H00M02.434182S">
            <text:p>02,434,,,</text:p>
          </table:table-cell>
          <table:table-cell table:formula="of:=[N100.C91]" office:value-type="time" office:time-value="PT00H00M05.674537S">
            <text:p>05,67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7]" office:value-type="time" office:time-value="PT00H00M00.855S">
            <text:p>00,855,,,</text:p>
          </table:table-cell>
          <table:table-cell table:formula="of:=[N020.C17]" office:value-type="time" office:time-value="PT00H00M01.825S">
            <text:p>01,825,,,</text:p>
          </table:table-cell>
          <table:table-cell table:formula="of:=[N100.C17]" office:value-type="time" office:time-value="PT00H00M04.51S">
            <text:p>04,51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92]" office:value-type="time" office:time-value="PT00H00M00.875S">
            <text:p>00,875,,,</text:p>
          </table:table-cell>
          <table:table-cell table:formula="of:=[N020.C92]" office:value-type="time" office:time-value="PT00H00M01.85S">
            <text:p>01,850,,,</text:p>
          </table:table-cell>
          <table:table-cell table:formula="of:=[N100.C92]" office:value-type="time" office:time-value="PT00H00M04.64S">
            <text:p>04,64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8]" office:value-type="time" office:time-value="PT00H00M00.213133S">
            <text:p>00,213,,,</text:p>
          </table:table-cell>
          <table:table-cell table:formula="of:=[N020.C18]" office:value-type="time" office:time-value="PT00H00M00.295129S">
            <text:p>00,295,,,</text:p>
          </table:table-cell>
          <table:table-cell table:formula="of:=[N100.C18]" office:value-type="time" office:time-value="PT00H00M00.264882S">
            <text:p>00,265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3]" office:value-type="time" office:time-value="PT00H00M00.081085S">
            <text:p>00,081,,,</text:p>
          </table:table-cell>
          <table:table-cell table:formula="of:=[N020.C93]" office:value-type="time" office:time-value="PT00H00M00.085728S">
            <text:p>00,086,,,</text:p>
          </table:table-cell>
          <table:table-cell table:formula="of:=[N100.C93]" office:value-type="time" office:time-value="PT00H00M00.112171S">
            <text:p>00,112,,,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N005.C19]" office:value-type="time" office:time-value="PT00H00M05.932809S">
            <text:p>05,933,,,</text:p>
          </table:table-cell>
          <table:table-cell table:formula="of:=[N020.C19]" office:value-type="time" office:time-value="PT00H00M17.045885S">
            <text:p>17,046,,,</text:p>
          </table:table-cell>
          <table:table-cell table:formula="of:=[N100.C19]" office:value-type="time" office:time-value="PT00H05M00.661063S">
            <text:p>300,661,,,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N005.C94]" office:value-type="time" office:time-value="PT00H00M04.015579S">
            <text:p>04,016,,,</text:p>
          </table:table-cell>
          <table:table-cell table:formula="of:=[N020.C94]" office:value-type="time" office:time-value="PT00H00M14.982373S">
            <text:p>14,982,,,</text:p>
          </table:table-cell>
          <table:table-cell table:formula="of:=[N100.C94]" office:value-type="time" office:time-value="PT00H03M55.302216S">
            <text:p>235,302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20]" office:value-type="time" office:time-value="PT00H00M03.33S">
            <text:p>03,330,,,</text:p>
          </table:table-cell>
          <table:table-cell table:formula="of:=[N020.C20]" office:value-type="time" office:time-value="PT00H00M14.24S">
            <text:p>14,240,,,</text:p>
          </table:table-cell>
          <table:table-cell table:formula="of:=[N100.C20]" office:value-type="time" office:time-value="PT00H04M50.015S">
            <text:p>290,015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95]" office:value-type="time" office:time-value="PT00H00M02.71S">
            <text:p>02,710,,,</text:p>
          </table:table-cell>
          <table:table-cell table:formula="of:=[N020.C95]" office:value-type="time" office:time-value="PT00H00M11.519995S">
            <text:p>11,520,,,</text:p>
          </table:table-cell>
          <table:table-cell table:formula="of:=[N100.C95]" office:value-type="time" office:time-value="PT00H03M44.28S">
            <text:p>224,28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21]" office:value-type="time" office:time-value="PT00H00M02.042328S">
            <text:p>02,042,,,</text:p>
          </table:table-cell>
          <table:table-cell table:formula="of:=[N020.C21]" office:value-type="time" office:time-value="PT00H00M01.570578S">
            <text:p>01,571,,,</text:p>
          </table:table-cell>
          <table:table-cell table:formula="of:=[N100.C21]" office:value-type="time" office:time-value="PT00H00M05.316343S">
            <text:p>05,316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6]" office:value-type="time" office:time-value="PT00H00M00.200033S">
            <text:p>00,200,,,</text:p>
          </table:table-cell>
          <table:table-cell table:formula="of:=[N020.C96]" office:value-type="time" office:time-value="PT00H00M00.722752S">
            <text:p>00,723,,,</text:p>
          </table:table-cell>
          <table:table-cell table:formula="of:=[N100.C96]" office:value-type="time" office:time-value="PT00H00M02.717518S">
            <text:p>02,718,,,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N005.C28]" office:value-type="time" office:time-value="PT00H00M05.670075S">
            <text:p>05,670,,,</text:p>
          </table:table-cell>
          <table:table-cell table:formula="of:=[N020.C28]" office:value-type="time" office:time-value="PT00H00M25.203875S">
            <text:p>25,204,,,</text:p>
          </table:table-cell>
          <table:table-cell table:formula="of:=[N100.C28]" office:value-type="time" office:time-value="PT00H01M50.541567S">
            <text:p>110,542,,,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N005.C103]" office:value-type="time" office:time-value="PT00H00M07.023823S">
            <text:p>07,024,,,</text:p>
          </table:table-cell>
          <table:table-cell table:formula="of:=[N020.C103]" office:value-type="time" office:time-value="PT00H00M31.675146S">
            <text:p>31,675,,,</text:p>
          </table:table-cell>
          <table:table-cell table:formula="of:=[N100.C103]" office:value-type="time" office:time-value="PT00H02M03.348785S">
            <text:p>123,349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29]" office:value-type="time" office:time-value="PT00H00M01S">
            <text:p>01,000,,,</text:p>
          </table:table-cell>
          <table:table-cell table:formula="of:=[N020.C29]" office:value-type="time" office:time-value="PT00H00M08.854995S">
            <text:p>08,855,,,</text:p>
          </table:table-cell>
          <table:table-cell table:formula="of:=[N100.C29]" office:value-type="time" office:time-value="PT00H00M50.865S">
            <text:p>50,865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04]" office:value-type="time" office:time-value="PT00H00M01.305S">
            <text:p>01,305,,,</text:p>
          </table:table-cell>
          <table:table-cell table:formula="of:=[N020.C104]" office:value-type="time" office:time-value="PT00H00M07.915S">
            <text:p>07,915,,,</text:p>
          </table:table-cell>
          <table:table-cell table:formula="of:=[N100.C104]" office:value-type="time" office:time-value="PT00H00M34.12S">
            <text:p>34,12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0]" office:value-type="time" office:time-value="PT00H00M00.11501S">
            <text:p>00,115,,,</text:p>
          </table:table-cell>
          <table:table-cell table:formula="of:=[N020.C30]" office:value-type="time" office:time-value="PT00H00M00.148368S">
            <text:p>00,148,,,</text:p>
          </table:table-cell>
          <table:table-cell table:formula="of:=[N100.C30]" office:value-type="time" office:time-value="PT00H00M00.132721S">
            <text:p>00,133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05]" office:value-type="time" office:time-value="PT00H00M00.141245S">
            <text:p>00,141,,,</text:p>
          </table:table-cell>
          <table:table-cell table:formula="of:=[N020.C105]" office:value-type="time" office:time-value="PT00H00M00.195869S">
            <text:p>00,196,,,</text:p>
          </table:table-cell>
          <table:table-cell table:formula="of:=[N100.C105]" office:value-type="time" office:time-value="PT00H00M00.196855S">
            <text:p>00,197,,,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N005.C31]" office:value-type="time" office:time-value="PT00H00M00.218065S">
            <text:p>00,218,,,</text:p>
          </table:table-cell>
          <table:table-cell table:formula="of:=[N020.C31]" office:value-type="time" office:time-value="PT00H00M00.229277S">
            <text:p>00,229,,,</text:p>
          </table:table-cell>
          <table:table-cell table:formula="of:=[N100.C31]" office:value-type="time" office:time-value="PT00H00M00.240282S">
            <text:p>00,240,,,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N005.C112]" office:value-type="time" office:time-value="PT00H00M00.207505S">
            <text:p>00,208,,,</text:p>
          </table:table-cell>
          <table:table-cell table:formula="of:=[N020.C112]" office:value-type="time" office:time-value="PT00H00M00.252107S">
            <text:p>00,252,,,</text:p>
          </table:table-cell>
          <table:table-cell table:formula="of:=[N100.C112]" office:value-type="time" office:time-value="PT00H00M00.279736S">
            <text:p>00,28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2]" office:value-type="time" office:time-value="PT00H00M00.055S">
            <text:p>00,055,,,</text:p>
          </table:table-cell>
          <table:table-cell table:formula="of:=[N020.C32]" office:value-type="time" office:time-value="PT00H00M00.045S">
            <text:p>00,045,,,</text:p>
          </table:table-cell>
          <table:table-cell table:formula="of:=[N100.C32]" office:value-type="time" office:time-value="PT00H00M00.06999S">
            <text:p>00,07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13]" office:value-type="time" office:time-value="PT00H00M00.069995S">
            <text:p>00,070,,,</text:p>
          </table:table-cell>
          <table:table-cell table:formula="of:=[N020.C113]" office:value-type="time" office:time-value="PT00H00M00.075S">
            <text:p>00,075,,,</text:p>
          </table:table-cell>
          <table:table-cell table:formula="of:=[N100.C113]" office:value-type="time" office:time-value="PT00H00M00.11S">
            <text:p>00,11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3]" office:value-type="time" office:time-value="PT00H00M00.04808S">
            <text:p>00,048,,,</text:p>
          </table:table-cell>
          <table:table-cell table:formula="of:=[N020.C33]" office:value-type="time" office:time-value="PT00H00M00.05719S">
            <text:p>00,057,,,</text:p>
          </table:table-cell>
          <table:table-cell table:formula="of:=[N100.C33]" office:value-type="time" office:time-value="PT00H00M00.053283S">
            <text:p>00,053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14]" office:value-type="time" office:time-value="PT00H00M00.062799S">
            <text:p>00,063,,,</text:p>
          </table:table-cell>
          <table:table-cell table:formula="of:=[N020.C114]" office:value-type="time" office:time-value="PT00H00M00.061831S">
            <text:p>00,062,,,</text:p>
          </table:table-cell>
          <table:table-cell table:formula="of:=[N100.C114]" office:value-type="time" office:time-value="PT00H00M00.053216S">
            <text:p>00,053,,,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N005.C34]" office:value-type="time" office:time-value="PT00H00M21.618453S">
            <text:p>21,618,,,</text:p>
          </table:table-cell>
          <table:table-cell table:formula="of:=[N020.C34]" office:value-type="time" office:time-value="PT00H00M33.142601S">
            <text:p>33,143,,,</text:p>
          </table:table-cell>
          <table:table-cell table:formula="of:=[N100.C34]" office:value-type="time" office:time-value="PT00H01M48.34349S">
            <text:p>108,343,,,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N005.C115]" office:value-type="time" office:time-value="PT00H00M19.75845S">
            <text:p>19,758,,,</text:p>
          </table:table-cell>
          <table:table-cell table:formula="of:=[N020.C115]" office:value-type="time" office:time-value="PT00H00M44.975972S">
            <text:p>44,976,,,</text:p>
          </table:table-cell>
          <table:table-cell table:formula="of:=[N100.C115]" office:value-type="time" office:time-value="PT00H02M18.995041S">
            <text:p>138,99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5]" office:value-type="time" office:time-value="PT00H00M20.855S">
            <text:p>20,855,,,</text:p>
          </table:table-cell>
          <table:table-cell table:formula="of:=[N020.C35]" office:value-type="time" office:time-value="PT00H00M31.865S">
            <text:p>31,865,,,</text:p>
          </table:table-cell>
          <table:table-cell table:formula="of:=[N100.C35]" office:value-type="time" office:time-value="PT00H01M44.065S">
            <text:p>104,065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16]" office:value-type="time" office:time-value="PT00H00M19.14S">
            <text:p>19,140,,,</text:p>
          </table:table-cell>
          <table:table-cell table:formula="of:=[N020.C116]" office:value-type="time" office:time-value="PT00H00M42.835S">
            <text:p>42,835,,,</text:p>
          </table:table-cell>
          <table:table-cell table:formula="of:=[N100.C116]" office:value-type="time" office:time-value="PT00H02M10.295S">
            <text:p>130,29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6]" office:value-type="time" office:time-value="PT00H00M00.055748S">
            <text:p>00,056,,,</text:p>
          </table:table-cell>
          <table:table-cell table:formula="of:=[N020.C36]" office:value-type="time" office:time-value="PT00H00M00.049244S">
            <text:p>00,049,,,</text:p>
          </table:table-cell>
          <table:table-cell table:formula="of:=[N100.C36]" office:value-type="time" office:time-value="PT00H00M00.049914S">
            <text:p>00,050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17]" office:value-type="time" office:time-value="PT00H00M00.055046S">
            <text:p>00,055,,,</text:p>
          </table:table-cell>
          <table:table-cell table:formula="of:=[N020.C117]" office:value-type="time" office:time-value="PT00H00M00.051594S">
            <text:p>00,052,,,</text:p>
          </table:table-cell>
          <table:table-cell table:formula="of:=[N100.C117]" office:value-type="time" office:time-value="PT00H00M00.080748S">
            <text:p>00,081,,,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N005.C37]" office:value-type="time" office:time-value="PT00H01M03.216785S">
            <text:p>63,217,,,</text:p>
          </table:table-cell>
          <table:table-cell table:formula="of:=[N020.C37]" office:value-type="time" office:time-value="PT00H04M46.764153S">
            <text:p>286,764,,,</text:p>
          </table:table-cell>
          <table:table-cell table:formula="of:=[N100.C37]" office:value-type="time" office:time-value="PT00H39M18.162173S">
            <text:p>2358,162,,,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N005.C118]" office:value-type="time" office:time-value="PT00H01M19.527768S">
            <text:p>79,528,,,</text:p>
          </table:table-cell>
          <table:table-cell table:formula="of:=[N020.C118]" office:value-type="time" office:time-value="PT00H04M54.4735S">
            <text:p>294,473,,,</text:p>
          </table:table-cell>
          <table:table-cell table:formula="of:=[N100.C118]" office:value-type="time" office:time-value="PT00H27M41.170341S">
            <text:p>1661,17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8]" office:value-type="time" office:time-value="PT00H01M02.505S">
            <text:p>62,505,,,</text:p>
          </table:table-cell>
          <table:table-cell table:formula="of:=[N020.C38]" office:value-type="time" office:time-value="PT00H04M46.02S">
            <text:p>286,020,,,</text:p>
          </table:table-cell>
          <table:table-cell table:formula="of:=[N100.C38]" office:value-type="time" office:time-value="PT00H39M16.27S">
            <text:p>2356,27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19]" office:value-type="time" office:time-value="PT00H01M14.31S">
            <text:p>74,310,,,</text:p>
          </table:table-cell>
          <table:table-cell table:formula="of:=[N020.C119]" office:value-type="time" office:time-value="PT00H04M47.005S">
            <text:p>287,005,,,</text:p>
          </table:table-cell>
          <table:table-cell table:formula="of:=[N100.C119]" office:value-type="time" office:time-value="PT00H23M43.415S">
            <text:p>1423,41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9]" office:value-type="time" office:time-value="PT00H00M00.170835S">
            <text:p>00,171,,,</text:p>
          </table:table-cell>
          <table:table-cell table:formula="of:=[N020.C39]" office:value-type="time" office:time-value="PT00H00M00.160442S">
            <text:p>00,160,,,</text:p>
          </table:table-cell>
          <table:table-cell table:formula="of:=[N100.C39]" office:value-type="time" office:time-value="PT00H00M00.334859S">
            <text:p>00,335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0]" office:value-type="time" office:time-value="PT00H00M00.170729S">
            <text:p>00,171,,,</text:p>
          </table:table-cell>
          <table:table-cell table:formula="of:=[N020.C120]" office:value-type="time" office:time-value="PT00H00M00.248346S">
            <text:p>00,248,,,</text:p>
          </table:table-cell>
          <table:table-cell table:formula="of:=[N100.C120]" office:value-type="time" office:time-value="PT00H00M00.602589S">
            <text:p>00,603,,,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N005.C40]" office:value-type="time" office:time-value="PT00H00M01.044255S">
            <text:p>01,044,,,</text:p>
          </table:table-cell>
          <table:table-cell table:formula="of:=[N020.C40]" office:value-type="time" office:time-value="PT00H00M02.955655S">
            <text:p>02,956,,,</text:p>
          </table:table-cell>
          <table:table-cell table:formula="of:=[N100.C40]" office:value-type="time" office:time-value="PT00H00M07.80387S">
            <text:p>07,804,,,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N005.C121]" office:value-type="time" office:time-value="PT00H00M01.01773S">
            <text:p>01,018,,,</text:p>
          </table:table-cell>
          <table:table-cell table:formula="of:=[N020.C121]" office:value-type="time" office:time-value="PT00H00M03.135785S">
            <text:p>03,136,,,</text:p>
          </table:table-cell>
          <table:table-cell table:formula="of:=[N100.C121]" office:value-type="time" office:time-value="PT00H00M08.272488S">
            <text:p>08,272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41]" office:value-type="time" office:time-value="PT00H00M00.06S">
            <text:p>00,060,,,</text:p>
          </table:table-cell>
          <table:table-cell table:formula="of:=[N020.C41]" office:value-type="time" office:time-value="PT00H00M00.125S">
            <text:p>00,125,,,</text:p>
          </table:table-cell>
          <table:table-cell table:formula="of:=[N100.C41]" office:value-type="time" office:time-value="PT00H00M00.18S">
            <text:p>00,18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22]" office:value-type="time" office:time-value="PT00H00M00.06S">
            <text:p>00,060,,,</text:p>
          </table:table-cell>
          <table:table-cell table:formula="of:=[N020.C122]" office:value-type="time" office:time-value="PT00H00M00.13S">
            <text:p>00,130,,,</text:p>
          </table:table-cell>
          <table:table-cell table:formula="of:=[N100.C122]" office:value-type="time" office:time-value="PT00H00M00.17S">
            <text:p>00,17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42]" office:value-type="time" office:time-value="PT00H00M00.072098S">
            <text:p>00,072,,,</text:p>
          </table:table-cell>
          <table:table-cell table:formula="of:=[N020.C42]" office:value-type="time" office:time-value="PT00H00M00.07175S">
            <text:p>00,072,,,</text:p>
          </table:table-cell>
          <table:table-cell table:formula="of:=[N100.C42]" office:value-type="time" office:time-value="PT00H00M00.07686S">
            <text:p>00,077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3]" office:value-type="time" office:time-value="PT00H00M00.053521S">
            <text:p>00,054,,,</text:p>
          </table:table-cell>
          <table:table-cell table:formula="of:=[N020.C123]" office:value-type="time" office:time-value="PT00H00M00.070031S">
            <text:p>00,070,,,</text:p>
          </table:table-cell>
          <table:table-cell table:formula="of:=[N100.C123]" office:value-type="time" office:time-value="PT00H00M00.066974S">
            <text:p>00,067,,,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N005.C43]" office:value-type="time" office:time-value="PT00H00M00.203049S">
            <text:p>00,203,,,</text:p>
          </table:table-cell>
          <table:table-cell table:formula="of:=[N020.C43]" office:value-type="time" office:time-value="PT00H00M00.260249S">
            <text:p>00,260,,,</text:p>
          </table:table-cell>
          <table:table-cell table:formula="of:=[N100.C43]" office:value-type="time" office:time-value="PT00H00M00.712637S">
            <text:p>00,713,,,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N005.C124]" office:value-type="time" office:time-value="PT00H00M00.177228S">
            <text:p>00,177,,,</text:p>
          </table:table-cell>
          <table:table-cell table:formula="of:=[N020.C124]" office:value-type="time" office:time-value="PT00H00M00.260784S">
            <text:p>00,261,,,</text:p>
          </table:table-cell>
          <table:table-cell table:formula="of:=[N100.C124]" office:value-type="time" office:time-value="PT00H00M00.289487S">
            <text:p>00,289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44]" office:value-type="time" office:time-value="PT00H00M00.06S">
            <text:p>00,060,,,</text:p>
          </table:table-cell>
          <table:table-cell table:formula="of:=[N020.C44]" office:value-type="time" office:time-value="PT00H00M00.105S">
            <text:p>00,105,,,</text:p>
          </table:table-cell>
          <table:table-cell table:formula="of:=[N100.C44]" office:value-type="time" office:time-value="PT00H00M00.12S">
            <text:p>00,12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25]" office:value-type="time" office:time-value="PT00H00M00.06S">
            <text:p>00,060,,,</text:p>
          </table:table-cell>
          <table:table-cell table:formula="of:=[N020.C125]" office:value-type="time" office:time-value="PT00H00M00.115S">
            <text:p>00,115,,,</text:p>
          </table:table-cell>
          <table:table-cell table:formula="of:=[N100.C125]" office:value-type="time" office:time-value="PT00H00M00.12S">
            <text:p>00,12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45]" office:value-type="time" office:time-value="PT00H00M00.037341S">
            <text:p>00,037,,,</text:p>
          </table:table-cell>
          <table:table-cell table:formula="of:=[N020.C45]" office:value-type="time" office:time-value="PT00H00M00.057875S">
            <text:p>00,058,,,</text:p>
          </table:table-cell>
          <table:table-cell table:formula="of:=[N100.C45]" office:value-type="time" office:time-value="PT00H00M00.051853S">
            <text:p>00,052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6]" office:value-type="time" office:time-value="PT00H00M00.039339S">
            <text:p>00,039,,,</text:p>
          </table:table-cell>
          <table:table-cell table:formula="of:=[N020.C126]" office:value-type="time" office:time-value="PT00H00M00.053383S">
            <text:p>00,053,,,</text:p>
          </table:table-cell>
          <table:table-cell table:formula="of:=[N100.C126]" office:value-type="time" office:time-value="PT00H00M00.05772S">
            <text:p>00,058,,,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N005.C52]" office:value-type="time" office:time-value="PT00H00M01.134697S">
            <text:p>01,135,,,</text:p>
          </table:table-cell>
          <table:table-cell table:formula="of:=[N020.C52]" office:value-type="time" office:time-value="PT00H00M05.31353S">
            <text:p>05,314,,,</text:p>
          </table:table-cell>
          <table:table-cell table:formula="of:=[N100.C52]" office:value-type="time" office:time-value="PT00H00M27.202952S">
            <text:p>27,203,,,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N005.C133]" office:value-type="time" office:time-value="PT00H00M01.140927S">
            <text:p>01,141,,,</text:p>
          </table:table-cell>
          <table:table-cell table:formula="of:=[N020.C133]" office:value-type="time" office:time-value="PT00H00M04.64627S">
            <text:p>04,646,,,</text:p>
          </table:table-cell>
          <table:table-cell table:formula="of:=[N100.C133]" office:value-type="time" office:time-value="PT00H00M34.018428S">
            <text:p>34,018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3]" office:value-type="time" office:time-value="PT00H00M00.945S">
            <text:p>00,945,,,</text:p>
          </table:table-cell>
          <table:table-cell table:formula="of:=[N020.C53]" office:value-type="time" office:time-value="PT00H00M05.15S">
            <text:p>05,150,,,</text:p>
          </table:table-cell>
          <table:table-cell table:formula="of:=[N100.C53]" office:value-type="time" office:time-value="PT00H00M26.96S">
            <text:p>26,96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34]" office:value-type="time" office:time-value="PT00H00M01S">
            <text:p>01,000,,,</text:p>
          </table:table-cell>
          <table:table-cell table:formula="of:=[N020.C134]" office:value-type="time" office:time-value="PT00H00M04.475S">
            <text:p>04,475,,,</text:p>
          </table:table-cell>
          <table:table-cell table:formula="of:=[N100.C134]" office:value-type="time" office:time-value="PT00H00M17.78S">
            <text:p>17,78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54]" office:value-type="time" office:time-value="PT00H00M00.067116S">
            <text:p>00,067,,,</text:p>
          </table:table-cell>
          <table:table-cell table:formula="of:=[N020.C54]" office:value-type="time" office:time-value="PT00H00M00.057798S">
            <text:p>00,058,,,</text:p>
          </table:table-cell>
          <table:table-cell table:formula="of:=[N100.C54]" office:value-type="time" office:time-value="PT00H00M00.091751S">
            <text:p>00,092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35]" office:value-type="time" office:time-value="PT00H00M00.054491S">
            <text:p>00,054,,,</text:p>
          </table:table-cell>
          <table:table-cell table:formula="of:=[N020.C135]" office:value-type="time" office:time-value="PT00H00M00.071421S">
            <text:p>00,071,,,</text:p>
          </table:table-cell>
          <table:table-cell table:formula="of:=[N100.C135]" office:value-type="time" office:time-value="PT00H00M00.110727S">
            <text:p>00,111,,,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N005.C55]" office:value-type="time" office:time-value="PT00H00M01.512657S">
            <text:p>01,513,,,</text:p>
          </table:table-cell>
          <table:table-cell table:formula="of:=[N020.C55]" office:value-type="time" office:time-value="PT00H00M03.325378S">
            <text:p>03,325,,,</text:p>
          </table:table-cell>
          <table:table-cell table:formula="of:=[N100.C55]" office:value-type="time" office:time-value="PT00H00M09.423117S">
            <text:p>09,423,,,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N005.C136]" office:value-type="time" office:time-value="PT00H00M03.74748S">
            <text:p>03,747,,,</text:p>
          </table:table-cell>
          <table:table-cell table:formula="of:=[N020.C136]" office:value-type="time" office:time-value="PT00H00M09.654847S">
            <text:p>09,655,,,</text:p>
          </table:table-cell>
          <table:table-cell table:formula="of:=[N100.C136]" office:value-type="time" office:time-value="PT00H00M39.699844S">
            <text:p>39,700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6]" office:value-type="time" office:time-value="PT00H00M01.33S">
            <text:p>01,330,,,</text:p>
          </table:table-cell>
          <table:table-cell table:formula="of:=[N020.C56]" office:value-type="time" office:time-value="PT00H00M03.16S">
            <text:p>03,160,,,</text:p>
          </table:table-cell>
          <table:table-cell table:formula="of:=[N100.C56]" office:value-type="time" office:time-value="PT00H00M09.21S">
            <text:p>09,21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37]" office:value-type="time" office:time-value="PT00H00M00.725S">
            <text:p>00,725,,,</text:p>
          </table:table-cell>
          <table:table-cell table:formula="of:=[N020.C137]" office:value-type="time" office:time-value="PT00H00M01.42S">
            <text:p>01,420,,,</text:p>
          </table:table-cell>
          <table:table-cell table:formula="of:=[N100.C137]" office:value-type="time" office:time-value="PT00H00M01.97S">
            <text:p>01,97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57]" office:value-type="time" office:time-value="PT00H00M00.066988S">
            <text:p>00,067,,,</text:p>
          </table:table-cell>
          <table:table-cell table:formula="of:=[N020.C57]" office:value-type="time" office:time-value="PT00H00M00.060803S">
            <text:p>00,061,,,</text:p>
          </table:table-cell>
          <table:table-cell table:formula="of:=[N100.C57]" office:value-type="time" office:time-value="PT00H00M00.069379S">
            <text:p>00,069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38]" office:value-type="time" office:time-value="PT00H00M00.107003S">
            <text:p>00,107,,,</text:p>
          </table:table-cell>
          <table:table-cell table:formula="of:=[N020.C138]" office:value-type="time" office:time-value="PT00H00M00.164185S">
            <text:p>00,164,,,</text:p>
          </table:table-cell>
          <table:table-cell table:formula="of:=[N100.C138]" office:value-type="time" office:time-value="PT00H00M00.10178S">
            <text:p>00,102,,,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N005.C58]" office:value-type="time" office:time-value="PT00H00M00.598762S">
            <text:p>00,599,,,</text:p>
          </table:table-cell>
          <table:table-cell table:formula="of:=[N020.C58]" office:value-type="time" office:time-value="PT00H00M02.399218S">
            <text:p>02,399,,,</text:p>
          </table:table-cell>
          <table:table-cell table:formula="of:=[N100.C58]" office:value-type="time" office:time-value="PT00H00M10.139949S">
            <text:p>10,140,,,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N005.C139]" office:value-type="time" office:time-value="PT00H00M00.500748S">
            <text:p>00,501,,,</text:p>
          </table:table-cell>
          <table:table-cell table:formula="of:=[N020.C139]" office:value-type="time" office:time-value="PT00H00M01.98534S">
            <text:p>01,985,,,</text:p>
          </table:table-cell>
          <table:table-cell table:formula="of:=[N100.C139]" office:value-type="time" office:time-value="PT00H00M06.304086S">
            <text:p>06,304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9]" office:value-type="time" office:time-value="PT00H00M00.415S">
            <text:p>00,415,,,</text:p>
          </table:table-cell>
          <table:table-cell table:formula="of:=[N020.C59]" office:value-type="time" office:time-value="PT00H00M02.165S">
            <text:p>02,165,,,</text:p>
          </table:table-cell>
          <table:table-cell table:formula="of:=[N100.C59]" office:value-type="time" office:time-value="PT00H00M09.254995S">
            <text:p>09,255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40]" office:value-type="time" office:time-value="PT00H00M00.335S">
            <text:p>00,335,,,</text:p>
          </table:table-cell>
          <table:table-cell table:formula="of:=[N020.C140]" office:value-type="time" office:time-value="PT00H00M01.655S">
            <text:p>01,655,,,</text:p>
          </table:table-cell>
          <table:table-cell table:formula="of:=[N100.C140]" office:value-type="time" office:time-value="PT00H00M03.095S">
            <text:p>03,09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0]" office:value-type="time" office:time-value="PT00H00M00.06122S">
            <text:p>00,061,,,</text:p>
          </table:table-cell>
          <table:table-cell table:formula="of:=[N020.C60]" office:value-type="time" office:time-value="PT00H00M00.072589S">
            <text:p>00,073,,,</text:p>
          </table:table-cell>
          <table:table-cell table:formula="of:=[N100.C60]" office:value-type="time" office:time-value="PT00H00M00.111466S">
            <text:p>00,111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1]" office:value-type="time" office:time-value="PT00H00M00.063408S">
            <text:p>00,063,,,</text:p>
          </table:table-cell>
          <table:table-cell table:formula="of:=[N020.C141]" office:value-type="time" office:time-value="PT00H00M00.082691S">
            <text:p>00,083,,,</text:p>
          </table:table-cell>
          <table:table-cell table:formula="of:=[N100.C141]" office:value-type="time" office:time-value="PT00H00M00.125159S">
            <text:p>00,125,,,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N005.C61]" office:value-type="time" office:time-value="PT00H00M00.579971S">
            <text:p>00,580,,,</text:p>
          </table:table-cell>
          <table:table-cell table:formula="of:=[N020.C61]" office:value-type="time" office:time-value="PT00H00M00.364775S">
            <text:p>00,365,,,</text:p>
          </table:table-cell>
          <table:table-cell table:formula="of:=[N100.C61]" office:value-type="time" office:time-value="PT00H00M00.51707S">
            <text:p>00,517,,,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N005.C142]" office:value-type="time" office:time-value="PT00H00M01.501498S">
            <text:p>01,501,,,</text:p>
          </table:table-cell>
          <table:table-cell table:formula="of:=[N020.C142]" office:value-type="time" office:time-value="PT00H00M00.823825S">
            <text:p>00,824,,,</text:p>
          </table:table-cell>
          <table:table-cell table:formula="of:=[N100.C142]" office:value-type="time" office:time-value="PT00H00M01.919062S">
            <text:p>01,919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62]" office:value-type="time" office:time-value="PT00H00M00.415S">
            <text:p>00,415,,,</text:p>
          </table:table-cell>
          <table:table-cell table:formula="of:=[N020.C62]" office:value-type="time" office:time-value="PT00H00M00.205S">
            <text:p>00,205,,,</text:p>
          </table:table-cell>
          <table:table-cell table:formula="of:=[N100.C62]" office:value-type="time" office:time-value="PT00H00M00.335S">
            <text:p>00,335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43]" office:value-type="time" office:time-value="PT00H00M00.975S">
            <text:p>00,975,,,</text:p>
          </table:table-cell>
          <table:table-cell table:formula="of:=[N020.C143]" office:value-type="time" office:time-value="PT00H00M00.415S">
            <text:p>00,415,,,</text:p>
          </table:table-cell>
          <table:table-cell table:formula="of:=[N100.C143]" office:value-type="time" office:time-value="PT00H00M00.785S">
            <text:p>00,78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3]" office:value-type="time" office:time-value="PT00H00M00.060884S">
            <text:p>00,061,,,</text:p>
          </table:table-cell>
          <table:table-cell table:formula="of:=[N020.C63]" office:value-type="time" office:time-value="PT00H00M00.06767S">
            <text:p>00,068,,,</text:p>
          </table:table-cell>
          <table:table-cell table:formula="of:=[N100.C63]" office:value-type="time" office:time-value="PT00H00M00.076018S">
            <text:p>00,076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4]" office:value-type="time" office:time-value="PT00H00M00.065903S">
            <text:p>00,066,,,</text:p>
          </table:table-cell>
          <table:table-cell table:formula="of:=[N020.C144]" office:value-type="time" office:time-value="PT00H00M00.07535S">
            <text:p>00,075,,,</text:p>
          </table:table-cell>
          <table:table-cell table:formula="of:=[N100.C144]" office:value-type="time" office:time-value="PT00H00M00.076911S">
            <text:p>00,077,,,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N005.C64]" office:value-type="time" office:time-value="PT00H00M00.207614S">
            <text:p>00,208,,,</text:p>
          </table:table-cell>
          <table:table-cell table:formula="of:=[N020.C64]" office:value-type="time" office:time-value="PT00H00M00.33329S">
            <text:p>00,333,,,</text:p>
          </table:table-cell>
          <table:table-cell table:formula="of:=[N100.C64]" office:value-type="time" office:time-value="PT00H00M00.553714S">
            <text:p>00,554,,,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N005.C145]" office:value-type="time" office:time-value="PT00H00M00.29226S">
            <text:p>00,292,,,</text:p>
          </table:table-cell>
          <table:table-cell table:formula="of:=[N020.C145]" office:value-type="time" office:time-value="PT00H00M00.733976S">
            <text:p>00,734,,,</text:p>
          </table:table-cell>
          <table:table-cell table:formula="of:=[N100.C145]" office:value-type="time" office:time-value="PT00H00M05.829132S">
            <text:p>05,829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65]" office:value-type="time" office:time-value="PT00H00M00.085S">
            <text:p>00,085,,,</text:p>
          </table:table-cell>
          <table:table-cell table:formula="of:=[N020.C65]" office:value-type="time" office:time-value="PT00H00M00.175S">
            <text:p>00,175,,,</text:p>
          </table:table-cell>
          <table:table-cell table:formula="of:=[N100.C65]" office:value-type="time" office:time-value="PT00H00M00.4S">
            <text:p>00,400,,,</text:p>
          </table:table-cell>
          <table:table-cell table:number-columns-repeated="2"/>
          <table:table-cell office:value-type="string">
            <text:p>cpu</text:p>
          </table:table-cell>
          <table:table-cell table:formula="of:=[N005.C146]" office:value-type="time" office:time-value="PT00H00M00.135S">
            <text:p>00,135,,,</text:p>
          </table:table-cell>
          <table:table-cell table:formula="of:=[N020.C146]" office:value-type="time" office:time-value="PT00H00M00.575S">
            <text:p>00,575,,,</text:p>
          </table:table-cell>
          <table:table-cell table:formula="of:=[N100.C146]" office:value-type="time" office:time-value="PT00H00M02.315S">
            <text:p>02,315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6]" office:value-type="time" office:time-value="PT00H00M00.045327S">
            <text:p>00,045,,,</text:p>
          </table:table-cell>
          <table:table-cell table:formula="of:=[N020.C66]" office:value-type="time" office:time-value="PT00H00M00.079442S">
            <text:p>00,079,,,</text:p>
          </table:table-cell>
          <table:table-cell table:formula="of:=[N100.C66]" office:value-type="time" office:time-value="PT00H00M00.047904S">
            <text:p>00,048,,,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7]" office:value-type="time" office:time-value="PT00H00M00.044366S">
            <text:p>00,044,,,</text:p>
          </table:table-cell>
          <table:table-cell table:formula="of:=[N020.C147]" office:value-type="time" office:time-value="PT00H00M00.05548S">
            <text:p>00,055,,,</text:p>
          </table:table-cell>
          <table:table-cell table:formula="of:=[N100.C147]" office:value-type="time" office:time-value="PT00H00M00.072529S">
            <text:p>00,073,,,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11]+[.C108]+[.C105]+[.C102]+[.C99]+[.C96]+[.C93]+[.C90]+[.C87]+[.C84]+[.C81]+[.C78]+[.C75]+[.C72]+[.C69]+[.C66]+[.C63]" office:value-type="time" office:time-value="PT00H01M44.697631S">
            <text:p>104,698,,,</text:p>
          </table:table-cell>
          <table:table-cell table:formula="of:=[.D111]+[.D108]+[.D105]+[.D102]+[.D99]+[.D96]+[.D93]+[.D90]+[.D87]+[.D84]+[.D81]+[.D78]+[.D75]+[.D72]+[.D69]+[.D66]+[.D63]" office:value-type="time" office:time-value="PT00H06M21.684973S">
            <text:p>381,685,,,</text:p>
          </table:table-cell>
          <table:table-cell table:formula="of:=[.E111]+[.E108]+[.E105]+[.E102]+[.E99]+[.E96]+[.E93]+[.E90]+[.E87]+[.E84]+[.E81]+[.E78]+[.E75]+[.E72]+[.E69]+[.E66]+[.E63]" office:value-type="time" office:time-value="PT00H49M02.662903S">
            <text:p>2942,663,,,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I111]+[.I108]+[.I105]+[.I102]+[.I99]+[.I96]+[.I93]+[.I90]+[.I87]+[.I84]+[.I81]+[.I78]+[.I75]+[.I72]+[.I69]+[.I66]+[.I63]" office:value-type="time" office:time-value="PT00H02M02.351647S">
            <text:p>122,352,,,</text:p>
          </table:table-cell>
          <table:table-cell table:formula="of:=[.J111]+[.J108]+[.J105]+[.J102]+[.J99]+[.J96]+[.J93]+[.J90]+[.J87]+[.J84]+[.J81]+[.J78]+[.J75]+[.J72]+[.J69]+[.J66]+[.J63]" office:value-type="time" office:time-value="PT00H06M59.63081S">
            <text:p>419,631,,,</text:p>
          </table:table-cell>
          <table:table-cell table:formula="of:=[.K111]+[.K108]+[.K105]+[.K102]+[.K99]+[.K96]+[.K93]+[.K90]+[.K87]+[.K84]+[.K81]+[.K78]+[.K75]+[.K72]+[.K69]+[.K66]+[.K63]" office:value-type="time" office:time-value="PT00H38M15.765349S">
            <text:p>2295,765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12]+[.C109]+[.C106]+[.C103]+[.C100]+[.C97]+[.C94]+[.C91]+[.C88]+[.C85]+[.C82]+[.C79]+[.C76]+[.C73]+[.C70]+[.C67]+[.C64]" office:value-type="time" office:time-value="PT00H01M31.965S">
            <text:p>91,965,,,</text:p>
          </table:table-cell>
          <table:table-cell table:formula="of:=[.D112]+[.D109]+[.D106]+[.D103]+[.D100]+[.D97]+[.D94]+[.D91]+[.D88]+[.D85]+[.D82]+[.D79]+[.D76]+[.D73]+[.D70]+[.D67]+[.D64]" office:value-type="time" office:time-value="PT00H05M54.044995S">
            <text:p>354,045,,,</text:p>
          </table:table-cell>
          <table:table-cell table:formula="of:=[.E112]+[.E109]+[.E106]+[.E103]+[.E100]+[.E97]+[.E94]+[.E91]+[.E88]+[.E85]+[.E82]+[.E79]+[.E76]+[.E73]+[.E70]+[.E67]+[.E64]" office:value-type="time" office:time-value="PT00H47M32.514985S">
            <text:p>2852,515,,,</text:p>
          </table:table-cell>
          <table:table-cell table:number-columns-repeated="2"/>
          <table:table-cell office:value-type="string">
            <text:p>cpu</text:p>
          </table:table-cell>
          <table:table-cell table:formula="of:=[.I112]+[.I109]+[.I106]+[.I103]+[.I100]+[.I97]+[.I94]+[.I91]+[.I88]+[.I85]+[.I82]+[.I79]+[.I76]+[.I73]+[.I70]+[.I67]+[.I64]" office:value-type="time" office:time-value="PT00H01M42.139995S">
            <text:p>102,140,,,</text:p>
          </table:table-cell>
          <table:table-cell table:formula="of:=[.J112]+[.J109]+[.J106]+[.J103]+[.J100]+[.J97]+[.J94]+[.J91]+[.J88]+[.J85]+[.J82]+[.J79]+[.J76]+[.J73]+[.J70]+[.J67]+[.J64]" office:value-type="time" office:time-value="PT00H06M02.759995S">
            <text:p>362,760,,,</text:p>
          </table:table-cell>
          <table:table-cell table:formula="of:=[.K112]+[.K109]+[.K106]+[.K103]+[.K100]+[.K97]+[.K94]+[.K91]+[.K88]+[.K85]+[.K82]+[.K79]+[.K76]+[.K73]+[.K70]+[.K67]+[.K64]" office:value-type="time" office:time-value="PT00H30M56.87S">
            <text:p>1856,870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13]+[.C110]+[.C107]+[.C104]+[.C101]+[.C98]+[.C95]+[.C92]+[.C89]+[.C86]+[.C83]+[.C80]+[.C77]+[.C74]+[.C71]+[.C68]+[.C65]" office:value-type="time" office:time-value="PT00H00M03.180954S">
            <text:p>03,181,,,</text:p>
          </table:table-cell>
          <table:table-cell table:formula="of:=[.D113]+[.D110]+[.D107]+[.D104]+[.D101]+[.D98]+[.D95]+[.D92]+[.D89]+[.D86]+[.D83]+[.D80]+[.D77]+[.D74]+[.D71]+[.D68]+[.D65]" office:value-type="time" office:time-value="PT00H00M02.940788S">
            <text:p>02,941,,,</text:p>
          </table:table-cell>
          <table:table-cell table:formula="of:=[.E113]+[.E110]+[.E107]+[.E104]+[.E101]+[.E98]+[.E95]+[.E92]+[.E89]+[.E86]+[.E83]+[.E80]+[.E77]+[.E74]+[.E71]+[.E68]+[.E65]" office:value-type="time" office:time-value="PT00H00M06.878886S">
            <text:p>06,879,,,</text:p>
          </table:table-cell>
          <table:table-cell table:number-columns-repeated="2"/>
          <table:table-cell office:value-type="string">
            <text:p>commit</text:p>
          </table:table-cell>
          <table:table-cell table:formula="of:=[.I113]+[.I110]+[.I107]+[.I104]+[.I101]+[.I98]+[.I95]+[.I92]+[.I89]+[.I86]+[.I83]+[.I80]+[.I77]+[.I74]+[.I71]+[.I68]+[.I65]" office:value-type="time" office:time-value="PT00H00M01.342974S">
            <text:p>01,343,,,</text:p>
          </table:table-cell>
          <table:table-cell table:formula="of:=[.J113]+[.J110]+[.J107]+[.J104]+[.J101]+[.J98]+[.J95]+[.J92]+[.J89]+[.J86]+[.J83]+[.J80]+[.J77]+[.J74]+[.J71]+[.J68]+[.J65]" office:value-type="time" office:time-value="PT00H00M02.098394S">
            <text:p>02,098,,,</text:p>
          </table:table-cell>
          <table:table-cell table:formula="of:=[.K113]+[.K110]+[.K107]+[.K104]+[.K101]+[.K98]+[.K95]+[.K92]+[.K89]+[.K86]+[.K83]+[.K80]+[.K77]+[.K74]+[.K71]+[.K68]+[.K65]" office:value-type="time" office:time-value="PT00H00M04.554234S">
            <text:p>04,554,,,</text:p>
          </table:table-cell>
        </table:table-row>
      </table:table>
      <table:table table:name="B100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4" table:default-cell-style-name="ce17"/>
        <table:table-row table:style-name="ro1">
          <table:table-cell office:value-type="string">
            <text:p>Berlin MOD 1.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nz. Läufe</text:p>
          </table:table-cell>
          <table:table-cell office:value-type="float" office:value="2">
            <text:p>2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F4])/[.$B$3]" office:value-type="time" office:time-value="PT00H00M00.185177S">
            <text:p>00:00:00,185</text:p>
          </table:table-cell>
          <table:table-cell office:value-type="time" office:time-value="PT00H00M00.255S">
            <text:p>00:00:00,255</text:p>
          </table:table-cell>
          <table:table-cell office:value-type="time" office:time-value="PT00H00M00.115354S">
            <text:p>00:00:00,115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F5])/[.$B$3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F6])/[.$B$3]" office:value-type="time" office:time-value="PT00H00M00.029687S">
            <text:p>00:00:00,030</text:p>
          </table:table-cell>
          <table:table-cell table:number-columns-repeated="2" office:value-type="time" office:time-value="PT00H00M00.029687S">
            <text:p>00:00:00,030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F7])/[.$B$3]" office:value-type="time" office:time-value="PT00H00M00.00517S">
            <text:p>00:00:00,005</text:p>
          </table:table-cell>
          <table:table-cell office:value-type="time" office:time-value="PT00H00M00.00538S">
            <text:p>00:00:00,005</text:p>
          </table:table-cell>
          <table:table-cell office:value-type="time" office:time-value="PT00H00M00.004959S">
            <text:p>00:00:00,005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F8])/[.$B$3]" office:value-type="time" office:time-value="PT00H00M00.005S">
            <text:p>00:00:00,005</text:p>
          </table:table-cell>
          <table:table-cell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F9])/[.$B$3]" office:value-type="time" office:time-value="PT00H00M00.000074S">
            <text:p>00:00:00,000</text:p>
          </table:table-cell>
          <table:table-cell office:value-type="time" office:time-value="PT00H00M00.000073S">
            <text:p>00:00:00,000</text:p>
          </table:table-cell>
          <table:table-cell office:value-type="time" office:time-value="PT00H00M00.000074S">
            <text:p>00:00:00,000</text:p>
          </table:table-cell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F10])/[.$B$3]" office:value-type="time" office:time-value="PT00H00M00.949003S">
            <text:p>00:00:00,949</text:p>
          </table:table-cell>
          <table:table-cell office:value-type="time" office:time-value="PT00H00M01.03S">
            <text:p>00:00:01,030</text:p>
          </table:table-cell>
          <table:table-cell office:value-type="time" office:time-value="PT00H00M00.868005S">
            <text:p>00:00:00,868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F11])/[.$B$3]" office:value-type="time" office:time-value="PT00H00M00.08S">
            <text:p>00:00:00,080</text:p>
          </table:table-cell>
          <table:table-cell table:number-columns-repeated="2" office:value-type="time" office:time-value="PT00H00M00.08S">
            <text:p>00:00:00,08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F12])/[.$B$3]" office:value-type="time" office:time-value="PT00H00M00.456839S">
            <text:p>00:00:00,457</text:p>
          </table:table-cell>
          <table:table-cell office:value-type="time" office:time-value="PT00H00M00.827233S">
            <text:p>00:00:00,827</text:p>
          </table:table-cell>
          <table:table-cell office:value-type="time" office:time-value="PT00H00M00.086444S">
            <text:p>00:00:00,086</text:p>
          </table:table-cell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F13])/[.$B$3]" office:value-type="time" office:time-value="PT00H03M19.990182S">
            <text:p>00:03:19,990</text:p>
          </table:table-cell>
          <table:table-cell office:value-type="time" office:time-value="PT00H04M08.266648S">
            <text:p>00:04:08,267</text:p>
          </table:table-cell>
          <table:table-cell office:value-type="time" office:time-value="PT00H02M31.713716S">
            <text:p>00:02:31,714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F14])/[.$B$3]" office:value-type="time" office:time-value="PT00H00M51.385S">
            <text:p>00:00:51,385</text:p>
          </table:table-cell>
          <table:table-cell office:value-type="time" office:time-value="PT00H00M51.16S">
            <text:p>00:00:51,160</text:p>
          </table:table-cell>
          <table:table-cell office:value-type="time" office:time-value="PT00H00M51.61S">
            <text:p>00:00:51,61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F15])/[.$B$3]" office:value-type="time" office:time-value="PT00H00M00.183634S">
            <text:p>00:00:00,184</text:p>
          </table:table-cell>
          <table:table-cell office:value-type="time" office:time-value="PT00H00M00.211957S">
            <text:p>00:00:00,212</text:p>
          </table:table-cell>
          <table:table-cell office:value-type="time" office:time-value="PT00H00M00.155311S">
            <text:p>00:00:00,155</text:p>
          </table:table-cell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9]+[.C22]+[.C25]" office:value-type="time" office:time-value="PT00H00M03.325745S">
            <text:p>00:00:03,326</text:p>
          </table:table-cell>
          <table:table-cell table:formula="of:=+[.D19]+[.D22]+[.D25]" office:value-type="time" office:time-value="PT00H00M03.433891S">
            <text:p>00:00:03,434</text:p>
          </table:table-cell>
          <table:table-cell table:formula="of:=+[.E19]+[.E22]+[.E25]" office:value-type="time" office:time-value="PT00H00M03.217598S">
            <text:p>00:00:03,218</text:p>
          </table:table-cell>
          <table:table-cell table:formula="of:=+[.F19]+[.F22]+[.F2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20]+[.C23]+[.C26]" office:value-type="time" office:time-value="PT00H00M02.33S">
            <text:p>00:00:02,330</text:p>
          </table:table-cell>
          <table:table-cell table:formula="of:=+[.D20]+[.D23]+[.D26]" office:value-type="time" office:time-value="PT00H00M02.32S">
            <text:p>00:00:02,320</text:p>
          </table:table-cell>
          <table:table-cell table:formula="of:=+[.E20]+[.E23]+[.E26]" office:value-type="time" office:time-value="PT00H00M02.34S">
            <text:p>00:00:02,340</text:p>
          </table:table-cell>
          <table:table-cell table:formula="of:=+[.F20]+[.F23]+[.F2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1]+[.C24]+[.C27]" office:value-type="time" office:time-value="PT00H00M00.292764S">
            <text:p>00:00:00,293</text:p>
          </table:table-cell>
          <table:table-cell table:formula="of:=+[.D21]+[.D24]+[.D27]" office:value-type="time" office:time-value="PT00H00M00.293254S">
            <text:p>00:00:00,293</text:p>
          </table:table-cell>
          <table:table-cell table:formula="of:=+[.E21]+[.E24]+[.E27]" office:value-type="time" office:time-value="PT00H00M00.292274S">
            <text:p>00:00:00,292</text:p>
          </table:table-cell>
          <table:table-cell table:formula="of:=+[.F21]+[.F24]+[.F27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style-name="ce18" table:formula="of:=SUM([.D19:.F19])/[.$B$3]" office:value-type="time" office:time-value="PT00H00M00.881379S">
            <text:p>00:00:00,881</text:p>
          </table:table-cell>
          <table:table-cell table:style-name="ce18" office:value-type="time" office:time-value="PT00H00M00.932951S">
            <text:p>00:00:00,933</text:p>
          </table:table-cell>
          <table:table-cell table:style-name="ce18" office:value-type="time" office:time-value="PT00H00M00.829806S">
            <text:p>00:00:00,83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0:.F20])/[.$B$3]" office:value-type="time" office:time-value="PT00H00M00.29S">
            <text:p>00:00:00,290</text:p>
          </table:table-cell>
          <table:table-cell table:style-name="ce18" office:value-type="time" office:time-value="PT00H00M00.28S">
            <text:p>00:00:00,280</text:p>
          </table:table-cell>
          <table:table-cell table:style-name="ce18" office:value-type="time" office:time-value="PT00H00M00.3S">
            <text:p>00:00:00,30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1:.F21])/[.$B$3]" office:value-type="time" office:time-value="PT00H00M00.110719S">
            <text:p>00:00:00,111</text:p>
          </table:table-cell>
          <table:table-cell table:style-name="ce18" office:value-type="time" office:time-value="PT00H00M00.106824S">
            <text:p>00:00:00,107</text:p>
          </table:table-cell>
          <table:table-cell table:style-name="ce18" office:value-type="time" office:time-value="PT00H00M00.114613S">
            <text:p>00:00:00,115</text:p>
          </table:table-cell>
          <table:table-cell table:style-name="ce18"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style-name="ce18" table:formula="of:=SUM([.D22:.F22])/[.$B$3]" office:value-type="time" office:time-value="PT00H00M00.507554S">
            <text:p>00:00:00,508</text:p>
          </table:table-cell>
          <table:table-cell table:style-name="ce18" office:value-type="time" office:time-value="PT00H00M00.541995S">
            <text:p>00:00:00,542</text:p>
          </table:table-cell>
          <table:table-cell table:style-name="ce18" office:value-type="time" office:time-value="PT00H00M00.473113S">
            <text:p>00:00:00,473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3:.F23])/[.$B$3]" office:value-type="time" office:time-value="PT00H00M00.24S">
            <text:p>00:00:00,240</text:p>
          </table:table-cell>
          <table:table-cell table:style-name="ce18" office:value-type="time" office:time-value="PT00H00M00.24S">
            <text:p>00:00:00,240</text:p>
          </table:table-cell>
          <table:table-cell table:style-name="ce18" office:value-type="time" office:time-value="PT00H00M00.24S">
            <text:p>00:00:00,24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4:.F24])/[.$B$3]" office:value-type="time" office:time-value="PT00H00M00.108466S">
            <text:p>00:00:00,108</text:p>
          </table:table-cell>
          <table:table-cell table:style-name="ce18" office:value-type="time" office:time-value="PT00H00M00.096556S">
            <text:p>00:00:00,097</text:p>
          </table:table-cell>
          <table:table-cell table:style-name="ce18" office:value-type="time" office:time-value="PT00H00M00.120376S">
            <text:p>00:00:00,120</text:p>
          </table:table-cell>
          <table:table-cell table:style-name="ce18"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style-name="ce18" table:formula="of:=SUM([.D25:.F25])/[.$B$3]" office:value-type="time" office:time-value="PT00H00M01.936812S">
            <text:p>00:00:01,937</text:p>
          </table:table-cell>
          <table:table-cell table:style-name="ce18" office:value-type="time" office:time-value="PT00H00M01.958945S">
            <text:p>00:00:01,959</text:p>
          </table:table-cell>
          <table:table-cell table:style-name="ce18" office:value-type="time" office:time-value="PT00H00M01.914679S">
            <text:p>00:00:01,915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6:.F26])/[.$B$3]" office:value-type="time" office:time-value="PT00H00M01.8S">
            <text:p>00:00:01,800</text:p>
          </table:table-cell>
          <table:table-cell table:style-name="ce18" office:value-type="time" office:time-value="PT00H00M01.8S">
            <text:p>00:00:01,800</text:p>
          </table:table-cell>
          <table:table-cell table:style-name="ce18" office:value-type="time" office:time-value="PT00H00M01.8S">
            <text:p>00:00:01,80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7:.F27])/[.$B$3]" office:value-type="time" office:time-value="PT00H00M00.07358S">
            <text:p>00:00:00,074</text:p>
          </table:table-cell>
          <table:table-cell table:style-name="ce18" office:value-type="time" office:time-value="PT00H00M00.089874S">
            <text:p>00:00:00,090</text:p>
          </table:table-cell>
          <table:table-cell table:style-name="ce18" office:value-type="time" office:time-value="PT00H00M00.057285S">
            <text:p>00:00:00,057</text:p>
          </table:table-cell>
          <table:table-cell table:style-name="ce18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F28])/[.$B$3]" office:value-type="time" office:time-value="PT00H21M35.507661S">
            <text:p>00:21:35,508</text:p>
          </table:table-cell>
          <table:table-cell office:value-type="time" office:time-value="PT00H19M35.245666S">
            <text:p>00:19:35,246</text:p>
          </table:table-cell>
          <table:table-cell office:value-type="time" office:time-value="PT00H23M35.769657S">
            <text:p>00:23:35,77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F29])/[.$B$3]" office:value-type="time" office:time-value="PT00H21M34.6S">
            <text:p>00:21:34,600</text:p>
          </table:table-cell>
          <table:table-cell office:value-type="time" office:time-value="PT00H19M34.19S">
            <text:p>00:19:34,190</text:p>
          </table:table-cell>
          <table:table-cell office:value-type="time" office:time-value="PT00H23M35.01S">
            <text:p>00:23:35,01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F30])/[.$B$3]" office:value-type="time" office:time-value="PT00H00M00.057399S">
            <text:p>00:00:00,057</text:p>
          </table:table-cell>
          <table:table-cell office:value-type="time" office:time-value="PT00H00M00.05883S">
            <text:p>00:00:00,059</text:p>
          </table:table-cell>
          <table:table-cell office:value-type="time" office:time-value="PT00H00M00.055967S">
            <text:p>00:00:00,056</text:p>
          </table:table-cell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34]+[.C37]" office:value-type="time" office:time-value="PT00H01M48.221943S">
            <text:p>00:01:48,222</text:p>
          </table:table-cell>
          <table:table-cell table:formula="of:=+[.D34]+[.D37]" office:value-type="time" office:time-value="PT00H01M38.430159S">
            <text:p>00:01:38,430</text:p>
          </table:table-cell>
          <table:table-cell table:formula="of:=+[.E34]+[.E37]" office:value-type="time" office:time-value="PT00H01M58.013727S">
            <text:p>00:01:58,014</text:p>
          </table:table-cell>
          <table:table-cell table:formula="of:=+[.F34]+[.F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]+[.C38]" office:value-type="time" office:time-value="PT00H01M24.3S">
            <text:p>00:01:24,300</text:p>
          </table:table-cell>
          <table:table-cell table:formula="of:=+[.D35]+[.D38]" office:value-type="time" office:time-value="PT00H01M21.33S">
            <text:p>00:01:21,330</text:p>
          </table:table-cell>
          <table:table-cell table:formula="of:=+[.E35]+[.E38]" office:value-type="time" office:time-value="PT00H01M27.27S">
            <text:p>00:01:27,270</text:p>
          </table:table-cell>
          <table:table-cell table:formula="of:=+[.F35]+[.F3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]+[.C39]" office:value-type="time" office:time-value="PT00H00M00.141801S">
            <text:p>00:00:00,142</text:p>
          </table:table-cell>
          <table:table-cell table:formula="of:=+[.D36]+[.D39]" office:value-type="time" office:time-value="PT00H00M00.19153S">
            <text:p>00:00:00,192</text:p>
          </table:table-cell>
          <table:table-cell table:formula="of:=+[.E36]+[.E39]" office:value-type="time" office:time-value="PT00H00M00.092071S">
            <text:p>00:00:00,092</text:p>
          </table:table-cell>
          <table:table-cell table:formula="of:=+[.F36]+[.F39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style-name="ce18" table:formula="of:=SUM([.D34:.F34])/[.$B$3]" office:value-type="time" office:time-value="PT00H01M43.694543S">
            <text:p>00:01:43,695</text:p>
          </table:table-cell>
          <table:table-cell table:style-name="ce18" office:value-type="time" office:time-value="PT00H01M34.242846S">
            <text:p>00:01:34,243</text:p>
          </table:table-cell>
          <table:table-cell table:style-name="ce18" office:value-type="time" office:time-value="PT00H01M53.146241S">
            <text:p>00:01:53,146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35:.F35])/[.$B$3]" office:value-type="time" office:time-value="PT00H01M23.195S">
            <text:p>00:01:23,195</text:p>
          </table:table-cell>
          <table:table-cell table:style-name="ce18" office:value-type="time" office:time-value="PT00H01M20.25S">
            <text:p>00:01:20,250</text:p>
          </table:table-cell>
          <table:table-cell table:style-name="ce18" office:value-type="time" office:time-value="PT00H01M26.14S">
            <text:p>00:01:26,14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36:.F36])/[.$B$3]" office:value-type="time" office:time-value="PT00H00M00.095055S">
            <text:p>00:00:00,095</text:p>
          </table:table-cell>
          <table:table-cell table:style-name="ce18" office:value-type="time" office:time-value="PT00H00M00.12233S">
            <text:p>00:00:00,122</text:p>
          </table:table-cell>
          <table:table-cell table:style-name="ce18" office:value-type="time" office:time-value="PT00H00M00.067779S">
            <text:p>00:00:00,068</text:p>
          </table:table-cell>
          <table:table-cell table:style-name="ce18"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style-name="ce18" table:formula="of:=SUM([.D37:.F37])/[.$B$3]" office:value-type="time" office:time-value="PT00H00M04.5274S">
            <text:p>00:00:04,527</text:p>
          </table:table-cell>
          <table:table-cell table:style-name="ce18" office:value-type="time" office:time-value="PT00H00M04.187313S">
            <text:p>00:00:04,187</text:p>
          </table:table-cell>
          <table:table-cell table:style-name="ce18" office:value-type="time" office:time-value="PT00H00M04.867486S">
            <text:p>00:00:04,867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38:.F38])/[.$B$3]" office:value-type="time" office:time-value="PT00H00M01.105S">
            <text:p>00:00:01,105</text:p>
          </table:table-cell>
          <table:table-cell table:style-name="ce18" office:value-type="time" office:time-value="PT00H00M01.08S">
            <text:p>00:00:01,080</text:p>
          </table:table-cell>
          <table:table-cell table:style-name="ce18" office:value-type="time" office:time-value="PT00H00M01.13S">
            <text:p>00:00:01,13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39:.F39])/[.$B$3]" office:value-type="time" office:time-value="PT00H00M00.046746S">
            <text:p>00:00:00,047</text:p>
          </table:table-cell>
          <table:table-cell table:style-name="ce18" office:value-type="time" office:time-value="PT00H00M00.0692S">
            <text:p>00:00:00,069</text:p>
          </table:table-cell>
          <table:table-cell table:style-name="ce18" office:value-type="time" office:time-value="PT00H00M00.024292S">
            <text:p>00:00:00,024</text:p>
          </table:table-cell>
          <table:table-cell table:style-name="ce18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F40])/[.$B$3]" office:value-type="time" office:time-value="PT00H00M00.840211S">
            <text:p>00:00:00,840</text:p>
          </table:table-cell>
          <table:table-cell office:value-type="time" office:time-value="PT00H00M00.790222S">
            <text:p>00:00:00,790</text:p>
          </table:table-cell>
          <table:table-cell office:value-type="time" office:time-value="PT00H00M00.890199S">
            <text:p>00:00:00,89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F41])/[.$B$3]" office:value-type="time" office:time-value="PT00H00M00.5S">
            <text:p>00:00:00,500</text:p>
          </table:table-cell>
          <table:table-cell office:value-type="time" office:time-value="PT00H00M00.45S">
            <text:p>00:00:00,450</text:p>
          </table:table-cell>
          <table:table-cell office:value-type="time" office:time-value="PT00H00M00.55S">
            <text:p>00:00:00,55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F42])/[.$B$3]" office:value-type="time" office:time-value="PT00H00M00.055261S">
            <text:p>00:00:00,055</text:p>
          </table:table-cell>
          <table:table-cell office:value-type="time" office:time-value="PT00H00M00.044004S">
            <text:p>00:00:00,044</text:p>
          </table:table-cell>
          <table:table-cell office:value-type="time" office:time-value="PT00H00M00.066517S">
            <text:p>00:00:00,067</text:p>
          </table:table-cell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F43])/[.$B$3]" office:value-type="time" office:time-value="PT00H13M15.954974S">
            <text:p>00:13:15,955</text:p>
          </table:table-cell>
          <table:table-cell office:value-type="time" office:time-value="PT00H11M52.105567S">
            <text:p>00:11:52,106</text:p>
          </table:table-cell>
          <table:table-cell office:value-type="time" office:time-value="PT00H14M39.804381S">
            <text:p>00:14:39,804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F44])/[.$B$3]" office:value-type="time" office:time-value="PT00H12M59.69S">
            <text:p>00:12:59,690</text:p>
          </table:table-cell>
          <table:table-cell office:value-type="time" office:time-value="PT00H11M38.88S">
            <text:p>00:11:38,880</text:p>
          </table:table-cell>
          <table:table-cell office:value-type="time" office:time-value="PT00H14M20.5S">
            <text:p>00:14:20,5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F45])/[.$B$3]" office:value-type="time" office:time-value="PT00H00M00.089711S">
            <text:p>00:00:00,090</text:p>
          </table:table-cell>
          <table:table-cell office:value-type="time" office:time-value="PT00H00M00.039814S">
            <text:p>00:00:00,040</text:p>
          </table:table-cell>
          <table:table-cell office:value-type="time" office:time-value="PT00H00M00.139607S">
            <text:p>00:00:00,140</text:p>
          </table:table-cell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F46])/[.$B$3]" office:value-type="time" office:time-value="PT00H59M24.302711S">
            <text:p>00:59:24,303</text:p>
          </table:table-cell>
          <table:table-cell office:value-type="time" office:time-value="PT00H54M07.949072S">
            <text:p>00:54:07,949</text:p>
          </table:table-cell>
          <table:table-cell office:value-type="time" office:time-value="PT01H04M40.65635S">
            <text:p>01:04:40,656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F47])/[.$B$3]" office:value-type="time" office:time-value="PT00H58M52.53S">
            <text:p>00:58:52,530</text:p>
          </table:table-cell>
          <table:table-cell office:value-type="time" office:time-value="PT00H53M38.42S">
            <text:p>00:53:38,420</text:p>
          </table:table-cell>
          <table:table-cell office:value-type="time" office:time-value="PT01H04M06.64S">
            <text:p>01:04:06,64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F48])/[.$B$3]" office:value-type="time" office:time-value="PT00H00M01.124682S">
            <text:p>00:00:01,125</text:p>
          </table:table-cell>
          <table:table-cell office:value-type="time" office:time-value="PT00H00M01.962073S">
            <text:p>00:00:01,962</text:p>
          </table:table-cell>
          <table:table-cell office:value-type="time" office:time-value="PT00H00M00.28729S">
            <text:p>00:00:00,287</text:p>
          </table:table-cell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F49])/[.$B$3]" office:value-type="time" office:time-value="PT00H00M00.736881S">
            <text:p>00:00:00,737</text:p>
          </table:table-cell>
          <table:table-cell office:value-type="time" office:time-value="PT00H00M00.673743S">
            <text:p>00:00:00,674</text:p>
          </table:table-cell>
          <table:table-cell office:value-type="time" office:time-value="PT00H00M00.800018S">
            <text:p>00:00:00,8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F50])/[.$B$3]" office:value-type="time" office:time-value="PT00H00M00.07S">
            <text:p>00:00:00,070</text:p>
          </table:table-cell>
          <table:table-cell table:number-columns-repeated="2" office:value-type="time" office:time-value="PT00H00M00.07S">
            <text:p>00:00:00,07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F51])/[.$B$3]" office:value-type="time" office:time-value="PT00H00M00.026738S">
            <text:p>00:00:00,027</text:p>
          </table:table-cell>
          <table:table-cell office:value-type="time" office:time-value="PT00H00M00.027129S">
            <text:p>00:00:00,027</text:p>
          </table:table-cell>
          <table:table-cell office:value-type="time" office:time-value="PT00H00M00.026346S">
            <text:p>00:00:00,026</text:p>
          </table:table-cell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55]+[.C58]" office:value-type="time" office:time-value="PT00H00M39.648228S">
            <text:p>00:00:39,648</text:p>
          </table:table-cell>
          <table:table-cell table:formula="of:=+[.D55]+[.D58]" office:value-type="time" office:time-value="PT00H00M35.301135S">
            <text:p>00:00:35,301</text:p>
          </table:table-cell>
          <table:table-cell table:formula="of:=+[.E55]+[.E58]" office:value-type="time" office:time-value="PT00H00M43.995321S">
            <text:p>00:00:43,995</text:p>
          </table:table-cell>
          <table:table-cell table:formula="of:=+[.F55]+[.F5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56]+[.C59]" office:value-type="time" office:time-value="PT00H00M28.82S">
            <text:p>00:00:28,820</text:p>
          </table:table-cell>
          <table:table-cell table:formula="of:=+[.D56]+[.D59]" office:value-type="time" office:time-value="PT00H00M26.89S">
            <text:p>00:00:26,890</text:p>
          </table:table-cell>
          <table:table-cell table:formula="of:=+[.E56]+[.E59]" office:value-type="time" office:time-value="PT00H00M30.75S">
            <text:p>00:00:30,750</text:p>
          </table:table-cell>
          <table:table-cell table:formula="of:=+[.F56]+[.F5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7]+[.C60]" office:value-type="time" office:time-value="PT00H00M00.067171S">
            <text:p>00:00:00,067</text:p>
          </table:table-cell>
          <table:table-cell table:formula="of:=+[.D57]+[.D60]" office:value-type="time" office:time-value="PT00H00M00.065862S">
            <text:p>00:00:00,066</text:p>
          </table:table-cell>
          <table:table-cell table:formula="of:=+[.E57]+[.E60]" office:value-type="time" office:time-value="PT00H00M00.068479S">
            <text:p>00:00:00,068</text:p>
          </table:table-cell>
          <table:table-cell table:formula="of:=+[.F57]+[.F6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2tmp1</text:p>
          </table:table-cell>
          <table:table-cell table:style-name="ce14" office:value-type="string">
            <text:p>elapsed</text:p>
          </table:table-cell>
          <table:table-cell table:style-name="ce18" table:formula="of:=SUM([.D55:.F55])/[.$B$3]" office:value-type="time" office:time-value="PT00H00M00.069452S">
            <text:p>00:00:00,069</text:p>
          </table:table-cell>
          <table:table-cell table:style-name="ce18" office:value-type="time" office:time-value="PT00H00M00.079426S">
            <text:p>00:00:00,079</text:p>
          </table:table-cell>
          <table:table-cell table:style-name="ce18" office:value-type="time" office:time-value="PT00H00M00.059477S">
            <text:p>00:00:00,059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56:.F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57:.F57])/[.$B$3]" office:value-type="time" office:time-value="PT00H00M00.035565S">
            <text:p>00:00:00,036</text:p>
          </table:table-cell>
          <table:table-cell table:style-name="ce18" office:value-type="time" office:time-value="PT00H00M00.036552S">
            <text:p>00:00:00,037</text:p>
          </table:table-cell>
          <table:table-cell table:style-name="ce18" office:value-type="time" office:time-value="PT00H00M00.034578S">
            <text:p>00:00:00,035</text:p>
          </table:table-cell>
          <table:table-cell table:style-name="ce18"/>
        </table:table-row>
        <table:table-row table:style-name="ro1">
          <table:table-cell table:style-name="ce14" office:value-type="string">
            <text:p>Q12res</text:p>
          </table:table-cell>
          <table:table-cell table:style-name="ce14" office:value-type="string">
            <text:p>elapsed</text:p>
          </table:table-cell>
          <table:table-cell table:style-name="ce18" table:formula="of:=SUM([.D58:.F58])/[.$B$3]" office:value-type="time" office:time-value="PT00H00M39.578776S">
            <text:p>00:00:39,579</text:p>
          </table:table-cell>
          <table:table-cell table:style-name="ce18" office:value-type="time" office:time-value="PT00H00M35.221709S">
            <text:p>00:00:35,222</text:p>
          </table:table-cell>
          <table:table-cell table:style-name="ce18" office:value-type="time" office:time-value="PT00H00M43.935844S">
            <text:p>00:00:43,936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59:.F59])/[.$B$3]" office:value-type="time" office:time-value="PT00H00M28.82S">
            <text:p>00:00:28,820</text:p>
          </table:table-cell>
          <table:table-cell table:style-name="ce18" office:value-type="time" office:time-value="PT00H00M26.89S">
            <text:p>00:00:26,890</text:p>
          </table:table-cell>
          <table:table-cell table:style-name="ce18" office:value-type="time" office:time-value="PT00H00M30.75S">
            <text:p>00:00:30,75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60:.F60])/[.$B$3]" office:value-type="time" office:time-value="PT00H00M00.031606S">
            <text:p>00:00:00,032</text:p>
          </table:table-cell>
          <table:table-cell table:style-name="ce18" office:value-type="time" office:time-value="PT00H00M00.02931S">
            <text:p>00:00:00,029</text:p>
          </table:table-cell>
          <table:table-cell table:style-name="ce18" office:value-type="time" office:time-value="PT00H00M00.033901S">
            <text:p>00:00:00,034</text:p>
          </table:table-cell>
          <table:table-cell table:style-name="ce18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F61])/[.$B$3]" office:value-type="time" office:time-value="PT00H01M58.511701S">
            <text:p>00:01:58,512</text:p>
          </table:table-cell>
          <table:table-cell office:value-type="time" office:time-value="PT00H01M53.706611S">
            <text:p>00:01:53,707</text:p>
          </table:table-cell>
          <table:table-cell office:value-type="time" office:time-value="PT00H02M03.316791S">
            <text:p>00:02:03,317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F62])/[.$B$3]" office:value-type="time" office:time-value="PT00H01M30.68S">
            <text:p>00:01:30,680</text:p>
          </table:table-cell>
          <table:table-cell office:value-type="time" office:time-value="PT00H01M25.88S">
            <text:p>00:01:25,880</text:p>
          </table:table-cell>
          <table:table-cell office:value-type="time" office:time-value="PT00H01M35.48S">
            <text:p>00:01:35,48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F63])/[.$B$3]" office:value-type="time" office:time-value="PT00H00M00.13476S">
            <text:p>00:00:00,135</text:p>
          </table:table-cell>
          <table:table-cell office:value-type="time" office:time-value="PT00H00M00.106965S">
            <text:p>00:00:00,107</text:p>
          </table:table-cell>
          <table:table-cell office:value-type="time" office:time-value="PT00H00M00.162555S">
            <text:p>00:00:00,163</text:p>
          </table:table-cell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F64])/[.$B$3]" office:value-type="time" office:time-value="PT00H00M11.494005S">
            <text:p>00:00:11,494</text:p>
          </table:table-cell>
          <table:table-cell office:value-type="time" office:time-value="PT00H00M11.753752S">
            <text:p>00:00:11,754</text:p>
          </table:table-cell>
          <table:table-cell office:value-type="time" office:time-value="PT00H00M11.234257S">
            <text:p>00:00:11,234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F65])/[.$B$3]" office:value-type="time" office:time-value="PT00H00M03.1S">
            <text:p>00:00:03,100</text:p>
          </table:table-cell>
          <table:table-cell table:number-columns-repeated="2" office:value-type="time" office:time-value="PT00H00M03.1S">
            <text:p>00:00:03,1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F66])/[.$B$3]" office:value-type="time" office:time-value="PT00H00M00.090631S">
            <text:p>00:00:00,091</text:p>
          </table:table-cell>
          <table:table-cell office:value-type="time" office:time-value="PT00H00M00.105763S">
            <text:p>00:00:00,106</text:p>
          </table:table-cell>
          <table:table-cell office:value-type="time" office:time-value="PT00H00M00.075499S">
            <text:p>00:00:00,075</text:p>
          </table:table-cell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F67])/[.$B$3]" office:value-type="time" office:time-value="PT00H00M29.830628S">
            <text:p>00:00:29,831</text:p>
          </table:table-cell>
          <table:table-cell office:value-type="time" office:time-value="PT00H00M28.139955S">
            <text:p>00:00:28,140</text:p>
          </table:table-cell>
          <table:table-cell office:value-type="time" office:time-value="PT00H00M31.5213S">
            <text:p>00:00:31,521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F68])/[.$B$3]" office:value-type="time" office:time-value="PT00H00M27.33S">
            <text:p>00:00:27,330</text:p>
          </table:table-cell>
          <table:table-cell office:value-type="time" office:time-value="PT00H00M25.67S">
            <text:p>00:00:25,670</text:p>
          </table:table-cell>
          <table:table-cell office:value-type="time" office:time-value="PT00H00M28.99S">
            <text:p>00:00:28,99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F69])/[.$B$3]" office:value-type="time" office:time-value="PT00H00M00.102207S">
            <text:p>00:00:00,102</text:p>
          </table:table-cell>
          <table:table-cell office:value-type="time" office:time-value="PT00H00M00.1148S">
            <text:p>00:00:00,115</text:p>
          </table:table-cell>
          <table:table-cell office:value-type="time" office:time-value="PT00H00M00.089613S">
            <text:p>00:00:00,090</text:p>
          </table:table-cell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73]+[.C76]+[.C79]" office:value-type="time" office:time-value="PT00H00M09.80185S">
            <text:p>00:00:09,802</text:p>
          </table:table-cell>
          <table:table-cell table:formula="of:=+[.D73]+[.D76]+[.D79]" office:value-type="time" office:time-value="PT00H00M08.8529S">
            <text:p>00:00:08,853</text:p>
          </table:table-cell>
          <table:table-cell table:formula="of:=+[.E73]+[.E76]+[.E79]" office:value-type="time" office:time-value="PT00H00M10.7508S">
            <text:p>00:00:10,751</text:p>
          </table:table-cell>
          <table:table-cell table:formula="of:=+[.F73]+[.F76]+[.F7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74]+[.C77]+[.C80]" office:value-type="time" office:time-value="PT00H00M08.92S">
            <text:p>00:00:08,920</text:p>
          </table:table-cell>
          <table:table-cell table:formula="of:=+[.D74]+[.D77]+[.D80]" office:value-type="time" office:time-value="PT00H00M07.99S">
            <text:p>00:00:07,990</text:p>
          </table:table-cell>
          <table:table-cell table:formula="of:=+[.E74]+[.E77]+[.E80]" office:value-type="time" office:time-value="PT00H00M09.85S">
            <text:p>00:00:09,850</text:p>
          </table:table-cell>
          <table:table-cell table:formula="of:=+[.F74]+[.F77]+[.F8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75]+[.C78]+[.C81]" office:value-type="time" office:time-value="PT00H00M00.372548S">
            <text:p>00:00:00,373</text:p>
          </table:table-cell>
          <table:table-cell table:formula="of:=+[.D75]+[.D78]+[.D81]" office:value-type="time" office:time-value="PT00H00M00.37645S">
            <text:p>00:00:00,376</text:p>
          </table:table-cell>
          <table:table-cell table:formula="of:=+[.E75]+[.E78]+[.E81]" office:value-type="time" office:time-value="PT00H00M00.368646S">
            <text:p>00:00:00,369</text:p>
          </table:table-cell>
          <table:table-cell table:formula="of:=+[.F75]+[.F78]+[.F81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style-name="ce18" table:formula="of:=SUM([.D73:.F73])/[.$B$3]" office:value-type="time" office:time-value="PT00H00M05.397367S">
            <text:p>00:00:05,397</text:p>
          </table:table-cell>
          <table:table-cell table:style-name="ce18" office:value-type="time" office:time-value="PT00H00M04.859665S">
            <text:p>00:00:04,860</text:p>
          </table:table-cell>
          <table:table-cell table:style-name="ce18" office:value-type="time" office:time-value="PT00H00M05.935069S">
            <text:p>00:00:05,935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74:.F74])/[.$B$3]" office:value-type="time" office:time-value="PT00H00M05.005S">
            <text:p>00:00:05,005</text:p>
          </table:table-cell>
          <table:table-cell table:style-name="ce18" office:value-type="time" office:time-value="PT00H00M04.5S">
            <text:p>00:00:04,500</text:p>
          </table:table-cell>
          <table:table-cell table:style-name="ce18" office:value-type="time" office:time-value="PT00H00M05.51S">
            <text:p>00:00:05,51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75:.F75])/[.$B$3]" office:value-type="time" office:time-value="PT00H00M00.154342S">
            <text:p>00:00:00,154</text:p>
          </table:table-cell>
          <table:table-cell table:style-name="ce18" office:value-type="time" office:time-value="PT00H00M00.150507S">
            <text:p>00:00:00,151</text:p>
          </table:table-cell>
          <table:table-cell table:style-name="ce18" office:value-type="time" office:time-value="PT00H00M00.158176S">
            <text:p>00:00:00,158</text:p>
          </table:table-cell>
          <table:table-cell table:style-name="ce18"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style-name="ce18" table:formula="of:=SUM([.D76:.F76])/[.$B$3]" office:value-type="time" office:time-value="PT00H00M04.201484S">
            <text:p>00:00:04,201</text:p>
          </table:table-cell>
          <table:table-cell table:style-name="ce18" office:value-type="time" office:time-value="PT00H00M03.779213S">
            <text:p>00:00:03,779</text:p>
          </table:table-cell>
          <table:table-cell table:style-name="ce18" office:value-type="time" office:time-value="PT00H00M04.623755S">
            <text:p>00:00:04,624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77:.F77])/[.$B$3]" office:value-type="time" office:time-value="PT00H00M03.89S">
            <text:p>00:00:03,890</text:p>
          </table:table-cell>
          <table:table-cell table:style-name="ce18" office:value-type="time" office:time-value="PT00H00M03.47S">
            <text:p>00:00:03,470</text:p>
          </table:table-cell>
          <table:table-cell table:style-name="ce18" office:value-type="time" office:time-value="PT00H00M04.31S">
            <text:p>00:00:04,31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78:.F78])/[.$B$3]" office:value-type="time" office:time-value="PT00H00M00.142778S">
            <text:p>00:00:00,143</text:p>
          </table:table-cell>
          <table:table-cell table:style-name="ce18" office:value-type="time" office:time-value="PT00H00M00.133894S">
            <text:p>00:00:00,134</text:p>
          </table:table-cell>
          <table:table-cell table:style-name="ce18" office:value-type="time" office:time-value="PT00H00M00.151662S">
            <text:p>00:00:00,152</text:p>
          </table:table-cell>
          <table:table-cell table:style-name="ce18"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style-name="ce18" table:formula="of:=SUM([.D79:.F79])/[.$B$3]" office:value-type="time" office:time-value="PT00H00M00.202999S">
            <text:p>00:00:00,203</text:p>
          </table:table-cell>
          <table:table-cell table:style-name="ce18" office:value-type="time" office:time-value="PT00H00M00.214022S">
            <text:p>00:00:00,214</text:p>
          </table:table-cell>
          <table:table-cell table:style-name="ce18" office:value-type="time" office:time-value="PT00H00M00.191976S">
            <text:p>00:00:00,192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0:.F80])/[.$B$3]" office:value-type="time" office:time-value="PT00H00M00.025S">
            <text:p>00:00:00,025</text:p>
          </table:table-cell>
          <table:table-cell table:style-name="ce18" office:value-type="time" office:time-value="PT00H00M00.02S">
            <text:p>00:00:00,020</text:p>
          </table:table-cell>
          <table:table-cell table:style-name="ce18" office:value-type="time" office:time-value="PT00H00M00.03S">
            <text:p>00:00:00,03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81:.F81])/[.$B$3]" office:value-type="time" office:time-value="PT00H00M00.075429S">
            <text:p>00:00:00,075</text:p>
          </table:table-cell>
          <table:table-cell table:style-name="ce18" office:value-type="time" office:time-value="PT00H00M00.092049S">
            <text:p>00:00:00,092</text:p>
          </table:table-cell>
          <table:table-cell table:style-name="ce18" office:value-type="time" office:time-value="PT00H00M00.058808S">
            <text:p>00:00:00,059</text:p>
          </table:table-cell>
          <table:table-cell table:style-name="ce18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85]+[.C88]" office:value-type="time" office:time-value="PT00H01M24.209339S">
            <text:p>00:01:24,209</text:p>
          </table:table-cell>
          <table:table-cell table:formula="of:=+[.D85]+[.D88]" office:value-type="time" office:time-value="PT00H01M24.390723S">
            <text:p>00:01:24,391</text:p>
          </table:table-cell>
          <table:table-cell table:formula="of:=+[.E85]+[.E88]" office:value-type="time" office:time-value="PT00H01M24.027956S">
            <text:p>00:01:24,028</text:p>
          </table:table-cell>
          <table:table-cell table:formula="of:=+[.F85]+[.F8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86]+[.C89]" office:value-type="time" office:time-value="PT00H00M50.18S">
            <text:p>00:00:50,180</text:p>
          </table:table-cell>
          <table:table-cell table:formula="of:=+[.D86]+[.D89]" office:value-type="time" office:time-value="PT00H00M49.9S">
            <text:p>00:00:49,900</text:p>
          </table:table-cell>
          <table:table-cell table:formula="of:=+[.E86]+[.E89]" office:value-type="time" office:time-value="PT00H00M50.46S">
            <text:p>00:00:50,460</text:p>
          </table:table-cell>
          <table:table-cell table:formula="of:=+[.F86]+[.F8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87]+[.C90]" office:value-type="time" office:time-value="PT00H00M00.208343S">
            <text:p>00:00:00,208</text:p>
          </table:table-cell>
          <table:table-cell table:formula="of:=+[.D87]+[.D90]" office:value-type="time" office:time-value="PT00H00M00.219804S">
            <text:p>00:00:00,220</text:p>
          </table:table-cell>
          <table:table-cell table:formula="of:=+[.E87]+[.E90]" office:value-type="time" office:time-value="PT00H00M00.196882S">
            <text:p>00:00:00,197</text:p>
          </table:table-cell>
          <table:table-cell table:formula="of:=+[.F87]+[.F9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style-name="ce18" table:formula="of:=SUM([.D85:.F85])/[.$B$3]" office:value-type="time" office:time-value="PT00H01M24.081876S">
            <text:p>00:01:24,082</text:p>
          </table:table-cell>
          <table:table-cell table:style-name="ce18" office:value-type="time" office:time-value="PT00H01M24.285817S">
            <text:p>00:01:24,286</text:p>
          </table:table-cell>
          <table:table-cell table:style-name="ce18" office:value-type="time" office:time-value="PT00H01M23.877934S">
            <text:p>00:01:23,878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6:.F86])/[.$B$3]" office:value-type="time" office:time-value="PT00H00M50.165S">
            <text:p>00:00:50,165</text:p>
          </table:table-cell>
          <table:table-cell table:style-name="ce18" office:value-type="time" office:time-value="PT00H00M49.89S">
            <text:p>00:00:49,890</text:p>
          </table:table-cell>
          <table:table-cell table:style-name="ce18" office:value-type="time" office:time-value="PT00H00M50.44S">
            <text:p>00:00:50,44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87:.F87])/[.$B$3]" office:value-type="time" office:time-value="PT00H00M00.188176S">
            <text:p>00:00:00,188</text:p>
          </table:table-cell>
          <table:table-cell table:style-name="ce18" office:value-type="time" office:time-value="PT00H00M00.199692S">
            <text:p>00:00:00,200</text:p>
          </table:table-cell>
          <table:table-cell table:style-name="ce18" office:value-type="time" office:time-value="PT00H00M00.17666S">
            <text:p>00:00:00,177</text:p>
          </table:table-cell>
          <table:table-cell table:style-name="ce18"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style-name="ce18" table:formula="of:=SUM([.D88:.F88])/[.$B$3]" office:value-type="time" office:time-value="PT00H00M00.127464S">
            <text:p>00:00:00,127</text:p>
          </table:table-cell>
          <table:table-cell table:style-name="ce18" office:value-type="time" office:time-value="PT00H00M00.104906S">
            <text:p>00:00:00,105</text:p>
          </table:table-cell>
          <table:table-cell table:style-name="ce18" office:value-type="time" office:time-value="PT00H00M00.150022S">
            <text:p>00:00:00,15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9:.F89])/[.$B$3]" office:value-type="time" office:time-value="PT00H00M00.015S">
            <text:p>00:00:00,015</text:p>
          </table:table-cell>
          <table:table-cell table:style-name="ce18" office:value-type="time" office:time-value="PT00H00M00.01S">
            <text:p>00:00:00,01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90:.F90])/[.$B$3]" office:value-type="time" office:time-value="PT00H00M00.020167S">
            <text:p>00:00:00,020</text:p>
          </table:table-cell>
          <table:table-cell table:style-name="ce18" office:value-type="time" office:time-value="PT00H00M00.020112S">
            <text:p>00:00:00,020</text:p>
          </table:table-cell>
          <table:table-cell table:style-name="ce18" office:value-type="time" office:time-value="PT00H00M00.020222S">
            <text:p>00:00:00,020</text:p>
          </table:table-cell>
          <table:table-cell table:style-name="ce18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82]+[.C70]+[.C67]+[.C64]+[.C61]+[.C52]+[.C49]+[.C46]+[.C43]+[.C40]+[.C31]+[.C28]+[.C16]+[.C13]+[.C10]+[.C7]+[.C4]" office:value-type="time" office:time-value="PT01H44M23.515406S">
            <text:p>01:44:23,515</text:p>
          </table:table-cell>
          <table:table-cell table:formula="of:=[.D82]+[.D70]+[.D67]+[.D64]+[.D61]+[.D52]+[.D49]+[.D46]+[.D43]+[.D40]+[.D31]+[.D28]+[.D16]+[.D13]+[.D10]+[.D7]+[.D4]" office:value-type="time" office:time-value="PT01H36M10.330424S">
            <text:p>01:36:10,330</text:p>
          </table:table-cell>
          <table:table-cell table:formula="of:=[.E82]+[.E70]+[.E67]+[.E64]+[.E61]+[.E52]+[.E49]+[.E46]+[.E43]+[.E40]+[.E31]+[.E28]+[.E16]+[.E13]+[.E10]+[.E7]+[.E4]" office:value-type="time" office:time-value="PT01H52M36.700389S">
            <text:p>01:52:36,7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83]+[.C71]+[.C68]+[.C65]+[.C62]+[.C53]+[.C50]+[.C47]+[.C44]+[.C41]+[.C32]+[.C29]+[.C17]+[.C14]+[.C11]+[.C8]+[.C5]" office:value-type="time" office:time-value="PT01H39M14.53S">
            <text:p>01:39:14,530</text:p>
          </table:table-cell>
          <table:table-cell table:formula="of:=[.D83]+[.D71]+[.D68]+[.D65]+[.D62]+[.D53]+[.D50]+[.D47]+[.D44]+[.D41]+[.D32]+[.D29]+[.D17]+[.D14]+[.D11]+[.D8]+[.D5]" office:value-type="time" office:time-value="PT01H30M26.35S">
            <text:p>01:30:26,350</text:p>
          </table:table-cell>
          <table:table-cell table:formula="of:=[.E83]+[.E71]+[.E68]+[.E65]+[.E62]+[.E53]+[.E50]+[.E47]+[.E44]+[.E41]+[.E32]+[.E29]+[.E17]+[.E14]+[.E11]+[.E8]+[.E5]" office:value-type="time" office:time-value="PT01H48M02.71S">
            <text:p>01:48:02,71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84]+[.C72]+[.C69]+[.C66]+[.C63]+[.C54]+[.C51]+[.C48]+[.C45]+[.C42]+[.C33]+[.C30]+[.C18]+[.C15]+[.C12]+[.C9]+[.C6]" office:value-type="time" office:time-value="PT00H00M03.434245S">
            <text:p>00:00:03,434</text:p>
          </table:table-cell>
          <table:table-cell table:formula="of:=[.D84]+[.D72]+[.D69]+[.D66]+[.D63]+[.D54]+[.D51]+[.D48]+[.D45]+[.D42]+[.D33]+[.D30]+[.D18]+[.D15]+[.D12]+[.D9]+[.D6]" office:value-type="time" office:time-value="PT00H00M04.675228S">
            <text:p>00:00:04,675</text:p>
          </table:table-cell>
          <table:table-cell table:formula="of:=[.E84]+[.E72]+[.E69]+[.E66]+[.E63]+[.E54]+[.E51]+[.E48]+[.E45]+[.E42]+[.E33]+[.E30]+[.E18]+[.E15]+[.E12]+[.E9]+[.E6]" office:value-type="time" office:time-value="PT00H00M02.193262S">
            <text:p>00:00:02,193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F97])/[.$B$96]" office:value-type="time" office:time-value="PT00H00M00.196103S">
            <text:p>00:00:00,196</text:p>
          </table:table-cell>
          <table:table-cell office:value-type="time" office:time-value="PT00H00M00.193476S">
            <text:p>00:00:00,193</text:p>
          </table:table-cell>
          <table:table-cell office:value-type="time" office:time-value="PT00H00M00.198729S">
            <text:p>00:00:00,199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F98])/[.$B$96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F99])/[.$B$96]" office:value-type="time" office:time-value="PT00H00M00.029591S">
            <text:p>00:00:00,030</text:p>
          </table:table-cell>
          <table:table-cell office:value-type="time" office:time-value="PT00H00M00.025841S">
            <text:p>00:00:00,026</text:p>
          </table:table-cell>
          <table:table-cell office:value-type="time" office:time-value="PT00H00M00.03334S">
            <text:p>00:00:00,033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F100])/[.$B$96]" office:value-type="time" office:time-value="PT00H00M00.004165S">
            <text:p>00:00:00,004</text:p>
          </table:table-cell>
          <table:table-cell office:value-type="time" office:time-value="PT00H00M00.004134S">
            <text:p>00:00:00,004</text:p>
          </table:table-cell>
          <table:table-cell office:value-type="time" office:time-value="PT00H00M00.004196S">
            <text:p>00:00:00,004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F101])/[.$B$96]" office:value-type="time" office:time-value="PT00H00M00.005S">
            <text:p>00:00:00,005</text:p>
          </table:table-cell>
          <table:table-cell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F102])/[.$B$96]" office:value-type="time" office:time-value="PT00H00M00.000068S">
            <text:p>00:00:00,000</text:p>
          </table:table-cell>
          <table:table-cell office:value-type="time" office:time-value="PT00H00M00.000071S">
            <text:p>00:00:00,000</text:p>
          </table:table-cell>
          <table:table-cell office:value-type="time" office:time-value="PT00H00M00.000065S">
            <text:p>00:00:00,000</text:p>
          </table:table-cell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F103])/[.$B$96]" office:value-type="time" office:time-value="PT00H00M00.539848S">
            <text:p>00:00:00,540</text:p>
          </table:table-cell>
          <table:table-cell office:value-type="time" office:time-value="PT00H00M00.545438S">
            <text:p>00:00:00,545</text:p>
          </table:table-cell>
          <table:table-cell office:value-type="time" office:time-value="PT00H00M00.534257S">
            <text:p>00:00:00,534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F104])/[.$B$96]" office:value-type="time" office:time-value="PT00H00M00.02S">
            <text:p>00:00:00,020</text:p>
          </table:table-cell>
          <table:table-cell table:number-columns-repeated="2" office:value-type="time" office:time-value="PT00H00M00.02S">
            <text:p>00:00:00,02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F105])/[.$B$96]" office:value-type="time" office:time-value="PT00H00M00.056932S">
            <text:p>00:00:00,057</text:p>
          </table:table-cell>
          <table:table-cell office:value-type="time" office:time-value="PT00H00M00.066951S">
            <text:p>00:00:00,067</text:p>
          </table:table-cell>
          <table:table-cell office:value-type="time" office:time-value="PT00H00M00.046912S">
            <text:p>00:00:00,047</text:p>
          </table:table-cell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F106])/[.$B$96]" office:value-type="time" office:time-value="PT00H02M39.759651S">
            <text:p>00:02:39,760</text:p>
          </table:table-cell>
          <table:table-cell office:value-type="time" office:time-value="PT00H02M41.64254S">
            <text:p>00:02:41,643</text:p>
          </table:table-cell>
          <table:table-cell office:value-type="time" office:time-value="PT00H02M37.876761S">
            <text:p>00:02:37,877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F107])/[.$B$96]" office:value-type="time" office:time-value="PT00H00M29.06S">
            <text:p>00:00:29,060</text:p>
          </table:table-cell>
          <table:table-cell office:value-type="time" office:time-value="PT00H00M28.95S">
            <text:p>00:00:28,950</text:p>
          </table:table-cell>
          <table:table-cell office:value-type="time" office:time-value="PT00H00M29.17S">
            <text:p>00:00:29,17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F108])/[.$B$96]" office:value-type="time" office:time-value="PT00H00M00.110049S">
            <text:p>00:00:00,110</text:p>
          </table:table-cell>
          <table:table-cell office:value-type="time" office:time-value="PT00H00M00.089463S">
            <text:p>00:00:00,089</text:p>
          </table:table-cell>
          <table:table-cell office:value-type="time" office:time-value="PT00H00M00.130634S">
            <text:p>00:00:00,131</text:p>
          </table:table-cell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12]+[.C115]+[.C118]" office:value-type="time" office:time-value="PT00H00M06.347216S">
            <text:p>00:00:06,347</text:p>
          </table:table-cell>
          <table:table-cell table:formula="of:=+[.D112]+[.D115]+[.D118]" office:value-type="time" office:time-value="PT00H00M06.347557S">
            <text:p>00:00:06,348</text:p>
          </table:table-cell>
          <table:table-cell table:formula="of:=+[.E112]+[.E115]+[.E118]" office:value-type="time" office:time-value="PT00H00M06.346874S">
            <text:p>00:00:06,347</text:p>
          </table:table-cell>
          <table:table-cell table:formula="of:=+[.F112]+[.F115]+[.F11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13]+[.C116]+[.C119]" office:value-type="time" office:time-value="PT00H00M05.48S">
            <text:p>00:00:05,480</text:p>
          </table:table-cell>
          <table:table-cell table:formula="of:=+[.D113]+[.D116]+[.D119]" office:value-type="time" office:time-value="PT00H00M05.44S">
            <text:p>00:00:05,440</text:p>
          </table:table-cell>
          <table:table-cell table:formula="of:=+[.E113]+[.E116]+[.E119]" office:value-type="time" office:time-value="PT00H00M05.52S">
            <text:p>00:00:05,520</text:p>
          </table:table-cell>
          <table:table-cell table:formula="of:=+[.F113]+[.F116]+[.F11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14]+[.C117]+[.C120]" office:value-type="time" office:time-value="PT00H00M00.303476S">
            <text:p>00:00:00,303</text:p>
          </table:table-cell>
          <table:table-cell table:formula="of:=+[.D114]+[.D117]+[.D120]" office:value-type="time" office:time-value="PT00H00M00.308125S">
            <text:p>00:00:00,308</text:p>
          </table:table-cell>
          <table:table-cell table:formula="of:=+[.E114]+[.E117]+[.E120]" office:value-type="time" office:time-value="PT00H00M00.298827S">
            <text:p>00:00:00,299</text:p>
          </table:table-cell>
          <table:table-cell table:formula="of:=+[.F114]+[.F117]+[.F12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style-name="ce18" table:formula="of:=SUM([.D112:.F112])/[.$B$96]" office:value-type="time" office:time-value="PT00H00M02.353597S">
            <text:p>00:00:02,354</text:p>
          </table:table-cell>
          <table:table-cell table:style-name="ce18" office:value-type="time" office:time-value="PT00H00M02.339924S">
            <text:p>00:00:02,340</text:p>
          </table:table-cell>
          <table:table-cell table:style-name="ce18" office:value-type="time" office:time-value="PT00H00M02.367269S">
            <text:p>00:00:02,367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3:.F113])/[.$B$96]" office:value-type="time" office:time-value="PT00H00M01.955S">
            <text:p>00:00:01,955</text:p>
          </table:table-cell>
          <table:table-cell table:style-name="ce18" office:value-type="time" office:time-value="PT00H00M01.94S">
            <text:p>00:00:01,940</text:p>
          </table:table-cell>
          <table:table-cell table:style-name="ce18" office:value-type="time" office:time-value="PT00H00M01.97S">
            <text:p>00:00:01,97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14:.F114])/[.$B$96]" office:value-type="time" office:time-value="PT00H00M00.146064S">
            <text:p>00:00:00,146</text:p>
          </table:table-cell>
          <table:table-cell table:style-name="ce18" office:value-type="time" office:time-value="PT00H00M00.138182S">
            <text:p>00:00:00,138</text:p>
          </table:table-cell>
          <table:table-cell table:style-name="ce18" office:value-type="time" office:time-value="PT00H00M00.153946S">
            <text:p>00:00:00,154</text:p>
          </table:table-cell>
          <table:table-cell table:style-name="ce18"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style-name="ce18" table:formula="of:=SUM([.D115:.F115])/[.$B$96]" office:value-type="time" office:time-value="PT00H00M02.050855S">
            <text:p>00:00:02,051</text:p>
          </table:table-cell>
          <table:table-cell table:style-name="ce18" office:value-type="time" office:time-value="PT00H00M02.059373S">
            <text:p>00:00:02,059</text:p>
          </table:table-cell>
          <table:table-cell table:style-name="ce18" office:value-type="time" office:time-value="PT00H00M02.042336S">
            <text:p>00:00:02,042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6:.F116])/[.$B$96]" office:value-type="time" office:time-value="PT00H00M01.7S">
            <text:p>00:00:01,700</text:p>
          </table:table-cell>
          <table:table-cell table:style-name="ce18" office:value-type="time" office:time-value="PT00H00M01.68S">
            <text:p>00:00:01,680</text:p>
          </table:table-cell>
          <table:table-cell table:style-name="ce18" office:value-type="time" office:time-value="PT00H00M01.72S">
            <text:p>00:00:01,72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17:.F117])/[.$B$96]" office:value-type="time" office:time-value="PT00H00M00.089988S">
            <text:p>00:00:00,090</text:p>
          </table:table-cell>
          <table:table-cell table:style-name="ce18" office:value-type="time" office:time-value="PT00H00M00.098403S">
            <text:p>00:00:00,098</text:p>
          </table:table-cell>
          <table:table-cell table:style-name="ce18" office:value-type="time" office:time-value="PT00H00M00.081573S">
            <text:p>00:00:00,082</text:p>
          </table:table-cell>
          <table:table-cell table:style-name="ce18"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style-name="ce18" table:formula="of:=SUM([.D118:.F118])/[.$B$96]" office:value-type="time" office:time-value="PT00H00M01.942765S">
            <text:p>00:00:01,943</text:p>
          </table:table-cell>
          <table:table-cell table:style-name="ce18" office:value-type="time" office:time-value="PT00H00M01.94826S">
            <text:p>00:00:01,948</text:p>
          </table:table-cell>
          <table:table-cell table:style-name="ce18" office:value-type="time" office:time-value="PT00H00M01.937269S">
            <text:p>00:00:01,937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9:.F119])/[.$B$96]" office:value-type="time" office:time-value="PT00H00M01.825S">
            <text:p>00:00:01,825</text:p>
          </table:table-cell>
          <table:table-cell table:style-name="ce18" office:value-type="time" office:time-value="PT00H00M01.82S">
            <text:p>00:00:01,820</text:p>
          </table:table-cell>
          <table:table-cell table:style-name="ce18" office:value-type="time" office:time-value="PT00H00M01.83S">
            <text:p>00:00:01,83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0:.F120])/[.$B$96]" office:value-type="time" office:time-value="PT00H00M00.067424S">
            <text:p>00:00:00,067</text:p>
          </table:table-cell>
          <table:table-cell table:style-name="ce18" office:value-type="time" office:time-value="PT00H00M00.07154S">
            <text:p>00:00:00,072</text:p>
          </table:table-cell>
          <table:table-cell table:style-name="ce18" office:value-type="time" office:time-value="PT00H00M00.063308S">
            <text:p>00:00:00,063</text:p>
          </table:table-cell>
          <table:table-cell table:style-name="ce18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124]+[.C127]" office:value-type="time" office:time-value="PT00H34M59.648689S">
            <text:p>00:34:59,649</text:p>
          </table:table-cell>
          <table:table-cell table:formula="of:=+[.D124]+[.D127]" office:value-type="time" office:time-value="PT00H37M08.05366S">
            <text:p>00:37:08,054</text:p>
          </table:table-cell>
          <table:table-cell table:formula="of:=+[.E124]+[.E127]" office:value-type="time" office:time-value="PT00H32M51.243719S">
            <text:p>00:32:51,244</text:p>
          </table:table-cell>
          <table:table-cell table:formula="of:=+[.F124]+[.F12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25]+[.C128]" office:value-type="time" office:time-value="PT00H34M52.87S">
            <text:p>00:34:52,870</text:p>
          </table:table-cell>
          <table:table-cell table:formula="of:=+[.D125]+[.D128]" office:value-type="time" office:time-value="PT00H37M01.33S">
            <text:p>00:37:01,330</text:p>
          </table:table-cell>
          <table:table-cell table:formula="of:=+[.E125]+[.E128]" office:value-type="time" office:time-value="PT00H32M44.41S">
            <text:p>00:32:44,410</text:p>
          </table:table-cell>
          <table:table-cell table:formula="of:=+[.F125]+[.F12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26]+[.C129]" office:value-type="time" office:time-value="PT00H00M06.066879S">
            <text:p>00:00:06,067</text:p>
          </table:table-cell>
          <table:table-cell table:formula="of:=+[.D126]+[.D129]" office:value-type="time" office:time-value="PT00H00M05.958562S">
            <text:p>00:00:05,959</text:p>
          </table:table-cell>
          <table:table-cell table:formula="of:=+[.E126]+[.E129]" office:value-type="time" office:time-value="PT00H00M06.175196S">
            <text:p>00:00:06,175</text:p>
          </table:table-cell>
          <table:table-cell table:formula="of:=+[.F126]+[.F129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6tmp1</text:p>
          </table:table-cell>
          <table:table-cell table:style-name="ce14" office:value-type="string">
            <text:p>elapsed</text:p>
          </table:table-cell>
          <table:table-cell table:style-name="ce18" table:formula="of:=SUM([.D124:.F124])/[.$B$96]" office:value-type="time" office:time-value="PT00H00M09.097751S">
            <text:p>00:00:09,098</text:p>
          </table:table-cell>
          <table:table-cell table:style-name="ce18" office:value-type="time" office:time-value="PT00H00M09.02481S">
            <text:p>00:00:09,025</text:p>
          </table:table-cell>
          <table:table-cell table:style-name="ce18" office:value-type="time" office:time-value="PT00H00M09.170692S">
            <text:p>00:00:09,171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25:.F125])/[.$B$96]" office:value-type="time" office:time-value="PT00H00M03.21S">
            <text:p>00:00:03,210</text:p>
          </table:table-cell>
          <table:table-cell table:style-name="ce18" office:value-type="time" office:time-value="PT00H00M03.21S">
            <text:p>00:00:03,210</text:p>
          </table:table-cell>
          <table:table-cell table:style-name="ce18" office:value-type="time" office:time-value="PT00H00M03.21S">
            <text:p>00:00:03,21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6:.F126])/[.$B$96]" office:value-type="time" office:time-value="PT00H00M05.615934S">
            <text:p>00:00:05,616</text:p>
          </table:table-cell>
          <table:table-cell table:style-name="ce18" office:value-type="time" office:time-value="PT00H00M05.508455S">
            <text:p>00:00:05,508</text:p>
          </table:table-cell>
          <table:table-cell table:style-name="ce18" office:value-type="time" office:time-value="PT00H00M05.723413S">
            <text:p>00:00:05,723</text:p>
          </table:table-cell>
          <table:table-cell table:style-name="ce18"/>
        </table:table-row>
        <table:table-row table:style-name="ro1">
          <table:table-cell table:style-name="ce14" office:value-type="string">
            <text:p>Q6res</text:p>
          </table:table-cell>
          <table:table-cell table:style-name="ce14" office:value-type="string">
            <text:p>elapsed</text:p>
          </table:table-cell>
          <table:table-cell table:style-name="ce18" table:formula="of:=SUM([.D127:.F127])/[.$B$96]" office:value-type="time" office:time-value="PT00H34M50.550938S">
            <text:p>00:34:50,551</text:p>
          </table:table-cell>
          <table:table-cell table:style-name="ce18" office:value-type="time" office:time-value="PT00H36M59.02885S">
            <text:p>00:36:59,029</text:p>
          </table:table-cell>
          <table:table-cell table:style-name="ce18" office:value-type="time" office:time-value="PT00H32M42.073027S">
            <text:p>00:32:42,073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28:.F128])/[.$B$96]" office:value-type="time" office:time-value="PT00H34M49.66S">
            <text:p>00:34:49,660</text:p>
          </table:table-cell>
          <table:table-cell table:style-name="ce18" office:value-type="time" office:time-value="PT00H36M58.12S">
            <text:p>00:36:58,120</text:p>
          </table:table-cell>
          <table:table-cell table:style-name="ce18" office:value-type="time" office:time-value="PT00H32M41.2S">
            <text:p>00:32:41,20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9:.F129])/[.$B$96]" office:value-type="time" office:time-value="PT00H00M00.450945S">
            <text:p>00:00:00,451</text:p>
          </table:table-cell>
          <table:table-cell table:style-name="ce18" office:value-type="time" office:time-value="PT00H00M00.450107S">
            <text:p>00:00:00,450</text:p>
          </table:table-cell>
          <table:table-cell table:style-name="ce18" office:value-type="time" office:time-value="PT00H00M00.451783S">
            <text:p>00:00:00,452</text:p>
          </table:table-cell>
          <table:table-cell table:style-name="ce18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133]+[.C136]" office:value-type="time" office:time-value="PT00H00M44.631297S">
            <text:p>00:00:44,631</text:p>
          </table:table-cell>
          <table:table-cell table:formula="of:=+[.D133]+[.D136]" office:value-type="time" office:time-value="PT00H00M45.417083S">
            <text:p>00:00:45,417</text:p>
          </table:table-cell>
          <table:table-cell table:formula="of:=+[.E133]+[.E136]" office:value-type="time" office:time-value="PT00H00M43.845511S">
            <text:p>00:00:43,846</text:p>
          </table:table-cell>
          <table:table-cell table:formula="of:=+[.F133]+[.F13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34]+[.C137]" office:value-type="time" office:time-value="PT00H00M38.375S">
            <text:p>00:00:38,375</text:p>
          </table:table-cell>
          <table:table-cell table:formula="of:=+[.D134]+[.D137]" office:value-type="time" office:time-value="PT00H00M39.07S">
            <text:p>00:00:39,070</text:p>
          </table:table-cell>
          <table:table-cell table:formula="of:=+[.E134]+[.E137]" office:value-type="time" office:time-value="PT00H00M37.68S">
            <text:p>00:00:37,680</text:p>
          </table:table-cell>
          <table:table-cell table:formula="of:=+[.F134]+[.F1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35]+[.C138]" office:value-type="time" office:time-value="PT00H00M00.222543S">
            <text:p>00:00:00,223</text:p>
          </table:table-cell>
          <table:table-cell table:formula="of:=+[.D135]+[.D138]" office:value-type="time" office:time-value="PT00H00M00.257395S">
            <text:p>00:00:00,257</text:p>
          </table:table-cell>
          <table:table-cell table:formula="of:=+[.E135]+[.E138]" office:value-type="time" office:time-value="PT00H00M00.187691S">
            <text:p>00:00:00,188</text:p>
          </table:table-cell>
          <table:table-cell table:formula="of:=+[.F135]+[.F138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style-name="ce18" table:formula="of:=SUM([.D133:.F133])/[.$B$96]" office:value-type="time" office:time-value="PT00H00M41.302775S">
            <text:p>00:00:41,303</text:p>
          </table:table-cell>
          <table:table-cell table:style-name="ce18" office:value-type="time" office:time-value="PT00H00M42.134908S">
            <text:p>00:00:42,135</text:p>
          </table:table-cell>
          <table:table-cell table:style-name="ce18" office:value-type="time" office:time-value="PT00H00M40.470643S">
            <text:p>00:00:40,471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34:.F134])/[.$B$96]" office:value-type="time" office:time-value="PT00H00M38.32S">
            <text:p>00:00:38,320</text:p>
          </table:table-cell>
          <table:table-cell table:style-name="ce18" office:value-type="time" office:time-value="PT00H00M39.01S">
            <text:p>00:00:39,010</text:p>
          </table:table-cell>
          <table:table-cell table:style-name="ce18" office:value-type="time" office:time-value="PT00H00M37.63S">
            <text:p>00:00:37,63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35:.F135])/[.$B$96]" office:value-type="time" office:time-value="PT00H00M00.092963S">
            <text:p>00:00:00,093</text:p>
          </table:table-cell>
          <table:table-cell table:style-name="ce18" office:value-type="time" office:time-value="PT00H00M00.127681S">
            <text:p>00:00:00,128</text:p>
          </table:table-cell>
          <table:table-cell table:style-name="ce18" office:value-type="time" office:time-value="PT00H00M00.058244S">
            <text:p>00:00:00,058</text:p>
          </table:table-cell>
          <table:table-cell table:style-name="ce18"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style-name="ce18" table:formula="of:=SUM([.D136:.F136])/[.$B$96]" office:value-type="time" office:time-value="PT00H00M03.328522S">
            <text:p>00:00:03,329</text:p>
          </table:table-cell>
          <table:table-cell table:style-name="ce18" office:value-type="time" office:time-value="PT00H00M03.282175S">
            <text:p>00:00:03,282</text:p>
          </table:table-cell>
          <table:table-cell table:style-name="ce18" office:value-type="time" office:time-value="PT00H00M03.374868S">
            <text:p>00:00:03,375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37:.F137])/[.$B$96]" office:value-type="time" office:time-value="PT00H00M00.055S">
            <text:p>00:00:00,055</text:p>
          </table:table-cell>
          <table:table-cell table:style-name="ce18" office:value-type="time" office:time-value="PT00H00M00.06S">
            <text:p>00:00:00,060</text:p>
          </table:table-cell>
          <table:table-cell table:style-name="ce18" office:value-type="time" office:time-value="PT00H00M00.05S">
            <text:p>00:00:00,05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38:.F138])/[.$B$96]" office:value-type="time" office:time-value="PT00H00M00.129581S">
            <text:p>00:00:00,130</text:p>
          </table:table-cell>
          <table:table-cell table:style-name="ce18" office:value-type="time" office:time-value="PT00H00M00.129714S">
            <text:p>00:00:00,130</text:p>
          </table:table-cell>
          <table:table-cell table:style-name="ce18" office:value-type="time" office:time-value="PT00H00M00.129447S">
            <text:p>00:00:00,129</text:p>
          </table:table-cell>
          <table:table-cell table:style-name="ce18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F139])/[.$B$96]" office:value-type="time" office:time-value="PT00H00M00.501553S">
            <text:p>00:00:00,502</text:p>
          </table:table-cell>
          <table:table-cell office:value-type="time" office:time-value="PT00H00M00.512669S">
            <text:p>00:00:00,513</text:p>
          </table:table-cell>
          <table:table-cell office:value-type="time" office:time-value="PT00H00M00.490437S">
            <text:p>00:00:00,49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F140])/[.$B$96]" office:value-type="time" office:time-value="PT00H00M00.295S">
            <text:p>00:00:00,295</text:p>
          </table:table-cell>
          <table:table-cell office:value-type="time" office:time-value="PT00H00M00.31S">
            <text:p>00:00:00,310</text:p>
          </table:table-cell>
          <table:table-cell office:value-type="time" office:time-value="PT00H00M00.28S">
            <text:p>00:00:00,28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F141])/[.$B$96]" office:value-type="time" office:time-value="PT00H00M00.060506S">
            <text:p>00:00:00,061</text:p>
          </table:table-cell>
          <table:table-cell office:value-type="time" office:time-value="PT00H00M00.062691S">
            <text:p>00:00:00,063</text:p>
          </table:table-cell>
          <table:table-cell office:value-type="time" office:time-value="PT00H00M00.058321S">
            <text:p>00:00:00,058</text:p>
          </table:table-cell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F142])/[.$B$96]" office:value-type="time" office:time-value="PT00H31M27.512484S">
            <text:p>00:31:27,512</text:p>
          </table:table-cell>
          <table:table-cell office:value-type="time" office:time-value="PT00H31M59.659718S">
            <text:p>00:31:59,660</text:p>
          </table:table-cell>
          <table:table-cell office:value-type="time" office:time-value="PT00H30M55.365251S">
            <text:p>00:30:55,365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F143])/[.$B$96]" office:value-type="time" office:time-value="PT00H23M48.765S">
            <text:p>00:23:48,765</text:p>
          </table:table-cell>
          <table:table-cell office:value-type="time" office:time-value="PT00H30M58.54S">
            <text:p>00:30:58,540</text:p>
          </table:table-cell>
          <table:table-cell office:value-type="time" office:time-value="PT00H16M38.99S">
            <text:p>00:16:38,99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F144])/[.$B$96]" office:value-type="time" office:time-value="PT00H00M00.479026S">
            <text:p>00:00:00,479</text:p>
          </table:table-cell>
          <table:table-cell office:value-type="time" office:time-value="PT00H00M00.465988S">
            <text:p>00:00:00,466</text:p>
          </table:table-cell>
          <table:table-cell office:value-type="time" office:time-value="PT00H00M00.492063S">
            <text:p>00:00:00,492</text:p>
          </table:table-cell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F145])/[.$B$96]" office:value-type="time" office:time-value="PT00H34M59.858102S">
            <text:p>00:34:59,858</text:p>
          </table:table-cell>
          <table:table-cell office:value-type="time" office:time-value="PT00H35M31.151291S">
            <text:p>00:35:31,151</text:p>
          </table:table-cell>
          <table:table-cell office:value-type="time" office:time-value="PT00H34M28.564912S">
            <text:p>00:34:28,565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F146])/[.$B$96]" office:value-type="time" office:time-value="PT00H11M56.815S">
            <text:p>00:11:56,815</text:p>
          </table:table-cell>
          <table:table-cell office:value-type="time" office:time-value="PT00H12M28.85S">
            <text:p>00:12:28,850</text:p>
          </table:table-cell>
          <table:table-cell office:value-type="time" office:time-value="PT00H11M24.78S">
            <text:p>00:11:24,78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F147])/[.$B$96]" office:value-type="time" office:time-value="PT00H00M00.710991S">
            <text:p>00:00:00,711</text:p>
          </table:table-cell>
          <table:table-cell office:value-type="time" office:time-value="PT00H00M00.711042S">
            <text:p>00:00:00,711</text:p>
          </table:table-cell>
          <table:table-cell office:value-type="time" office:time-value="PT00H00M00.71094S">
            <text:p>00:00:00,711</text:p>
          </table:table-cell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F148])/[.$B$96]" office:value-type="time" office:time-value="PT00H00M00.649951S">
            <text:p>00:00:00,650</text:p>
          </table:table-cell>
          <table:table-cell office:value-type="time" office:time-value="PT00H00M00.681261S">
            <text:p>00:00:00,681</text:p>
          </table:table-cell>
          <table:table-cell office:value-type="time" office:time-value="PT00H00M00.618641S">
            <text:p>00:00:00,619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F149])/[.$B$96]" office:value-type="time" office:time-value="PT00H00M00.036355S">
            <text:p>00:00:00,036</text:p>
          </table:table-cell>
          <table:table-cell office:value-type="time" office:time-value="PT00H00M00.04S">
            <text:p>00:00:00,040</text:p>
          </table:table-cell>
          <table:table-cell office:value-type="time" office:time-value="PT00H00M00.032709S">
            <text:p>00:00:00,033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F150])/[.$B$96]" office:value-type="time" office:time-value="PT00H00M00.03178S">
            <text:p>00:00:00,032</text:p>
          </table:table-cell>
          <table:table-cell office:value-type="time" office:time-value="PT00H00M00.03085S">
            <text:p>00:00:00,031</text:p>
          </table:table-cell>
          <table:table-cell office:value-type="time" office:time-value="PT00H00M00.032709S">
            <text:p>00:00:00,033</text:p>
          </table:table-cell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F151])/[.$B$96]" office:value-type="time" office:time-value="PT00H00M00.216442S">
            <text:p>00:00:00,216</text:p>
          </table:table-cell>
          <table:table-cell office:value-type="time" office:time-value="PT00H00M00.225444S">
            <text:p>00:00:00,225</text:p>
          </table:table-cell>
          <table:table-cell office:value-type="time" office:time-value="PT00H00M00.20744S">
            <text:p>00:00:00,207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F152])/[.$B$96]" office:value-type="time" office:time-value="PT00H00M00.07495S">
            <text:p>00:00:00,075</text:p>
          </table:table-cell>
          <table:table-cell office:value-type="time" office:time-value="PT00H00M00.0699S">
            <text:p>00:00:00,070</text:p>
          </table:table-cell>
          <table:table-cell office:value-type="time" office:time-value="PT00H00M00.08S">
            <text:p>00:00:00,08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F153])/[.$B$96]" office:value-type="time" office:time-value="PT00H00M00.029307S">
            <text:p>00:00:00,029</text:p>
          </table:table-cell>
          <table:table-cell office:value-type="time" office:time-value="PT00H00M00.028932S">
            <text:p>00:00:00,029</text:p>
          </table:table-cell>
          <table:table-cell office:value-type="time" office:time-value="PT00H00M00.029682S">
            <text:p>00:00:00,030</text:p>
          </table:table-cell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F154])/[.$B$96]" office:value-type="time" office:time-value="PT00H01M18.304425S">
            <text:p>00:01:18,304</text:p>
          </table:table-cell>
          <table:table-cell office:value-type="time" office:time-value="PT00H01M20.025899S">
            <text:p>00:01:20,026</text:p>
          </table:table-cell>
          <table:table-cell office:value-type="time" office:time-value="PT00H01M16.582951S">
            <text:p>00:01:16,583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F155])/[.$B$96]" office:value-type="time" office:time-value="PT00H00M25.935S">
            <text:p>00:00:25,935</text:p>
          </table:table-cell>
          <table:table-cell office:value-type="time" office:time-value="PT00H00M27.71S">
            <text:p>00:00:27,710</text:p>
          </table:table-cell>
          <table:table-cell office:value-type="time" office:time-value="PT00H00M24.16S">
            <text:p>00:00:24,16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F156])/[.$B$96]" office:value-type="time" office:time-value="PT00H00M00.426262S">
            <text:p>00:00:00,426</text:p>
          </table:table-cell>
          <table:table-cell office:value-type="time" office:time-value="PT00H00M00.415958S">
            <text:p>00:00:00,416</text:p>
          </table:table-cell>
          <table:table-cell office:value-type="time" office:time-value="PT00H00M00.436565S">
            <text:p>00:00:00,437</text:p>
          </table:table-cell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F157])/[.$B$96]" office:value-type="time" office:time-value="PT00H00M04.990072S">
            <text:p>00:00:04,990</text:p>
          </table:table-cell>
          <table:table-cell office:value-type="time" office:time-value="PT00H00M04.926859S">
            <text:p>00:00:04,927</text:p>
          </table:table-cell>
          <table:table-cell office:value-type="time" office:time-value="PT00H00M05.053285S">
            <text:p>00:00:05,053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F158])/[.$B$96]" office:value-type="time" office:time-value="PT00H00M01.35S">
            <text:p>00:00:01,350</text:p>
          </table:table-cell>
          <table:table-cell table:number-columns-repeated="2" office:value-type="time" office:time-value="PT00H00M01.35S">
            <text:p>00:00:01,35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F159])/[.$B$96]" office:value-type="time" office:time-value="PT00H00M00.267049S">
            <text:p>00:00:00,267</text:p>
          </table:table-cell>
          <table:table-cell office:value-type="time" office:time-value="PT00H00M00.289343S">
            <text:p>00:00:00,289</text:p>
          </table:table-cell>
          <table:table-cell office:value-type="time" office:time-value="PT00H00M00.244755S">
            <text:p>00:00:00,245</text:p>
          </table:table-cell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F160])/[.$B$96]" office:value-type="time" office:time-value="PT00H00M17.226763S">
            <text:p>00:00:17,227</text:p>
          </table:table-cell>
          <table:table-cell office:value-type="time" office:time-value="PT00H00M17.958269S">
            <text:p>00:00:17,958</text:p>
          </table:table-cell>
          <table:table-cell office:value-type="time" office:time-value="PT00H00M16.495257S">
            <text:p>00:00:16,495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F161])/[.$B$96]" office:value-type="time" office:time-value="PT00H00M07.685S">
            <text:p>00:00:07,685</text:p>
          </table:table-cell>
          <table:table-cell office:value-type="time" office:time-value="PT00H00M08.35S">
            <text:p>00:00:08,350</text:p>
          </table:table-cell>
          <table:table-cell office:value-type="time" office:time-value="PT00H00M07.02S">
            <text:p>00:00:07,02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F162])/[.$B$96]" office:value-type="time" office:time-value="PT00H00M00.116184S">
            <text:p>00:00:00,116</text:p>
          </table:table-cell>
          <table:table-cell office:value-type="time" office:time-value="PT00H00M00.146562S">
            <text:p>00:00:00,147</text:p>
          </table:table-cell>
          <table:table-cell office:value-type="time" office:time-value="PT00H00M00.085806S">
            <text:p>00:00:00,086</text:p>
          </table:table-cell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166]+[.C169]+[.C172]" office:value-type="time" office:time-value="PT00H01M00.794745S">
            <text:p>00:01:00,795</text:p>
          </table:table-cell>
          <table:table-cell table:formula="of:=+[.D166]+[.D169]+[.D172]" office:value-type="time" office:time-value="PT00H01M00.507209S">
            <text:p>00:01:00,507</text:p>
          </table:table-cell>
          <table:table-cell table:formula="of:=+[.E166]+[.E169]+[.E172]" office:value-type="time" office:time-value="PT00H01M01.082281S">
            <text:p>00:01:01,082</text:p>
          </table:table-cell>
          <table:table-cell table:formula="of:=+[.F166]+[.F169]+[.F17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67]+[.C170]+[.C173]" office:value-type="time" office:time-value="PT00H00M59.35S">
            <text:p>00:00:59,350</text:p>
          </table:table-cell>
          <table:table-cell table:formula="of:=+[.D167]+[.D170]+[.D173]" office:value-type="time" office:time-value="PT00H00M59.1S">
            <text:p>00:00:59,100</text:p>
          </table:table-cell>
          <table:table-cell table:formula="of:=+[.E167]+[.E170]+[.E173]" office:value-type="time" office:time-value="PT00H00M59.6S">
            <text:p>00:00:59,600</text:p>
          </table:table-cell>
          <table:table-cell table:formula="of:=+[.F167]+[.F170]+[.F17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68]+[.C171]+[.C174]" office:value-type="time" office:time-value="PT00H00M00.472793S">
            <text:p>00:00:00,473</text:p>
          </table:table-cell>
          <table:table-cell table:formula="of:=+[.D168]+[.D171]+[.D174]" office:value-type="time" office:time-value="PT00H00M00.497996S">
            <text:p>00:00:00,498</text:p>
          </table:table-cell>
          <table:table-cell table:formula="of:=+[.E168]+[.E171]+[.E174]" office:value-type="time" office:time-value="PT00H00M00.44759S">
            <text:p>00:00:00,448</text:p>
          </table:table-cell>
          <table:table-cell table:formula="of:=+[.F168]+[.F171]+[.F174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style-name="ce18" table:formula="of:=SUM([.D166:.F166])/[.$B$96]" office:value-type="time" office:time-value="PT00H00M30.750905S">
            <text:p>00:00:30,751</text:p>
          </table:table-cell>
          <table:table-cell table:style-name="ce18" office:value-type="time" office:time-value="PT00H00M30.609869S">
            <text:p>00:00:30,610</text:p>
          </table:table-cell>
          <table:table-cell table:style-name="ce18" office:value-type="time" office:time-value="PT00H00M30.891941S">
            <text:p>00:00:30,892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67:.F167])/[.$B$96]" office:value-type="time" office:time-value="PT00H00M29.95S">
            <text:p>00:00:29,950</text:p>
          </table:table-cell>
          <table:table-cell table:style-name="ce18" office:value-type="time" office:time-value="PT00H00M29.85S">
            <text:p>00:00:29,850</text:p>
          </table:table-cell>
          <table:table-cell table:style-name="ce18" office:value-type="time" office:time-value="PT00H00M30.05S">
            <text:p>00:00:30,05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68:.F168])/[.$B$96]" office:value-type="time" office:time-value="PT00H00M00.178323S">
            <text:p>00:00:00,178</text:p>
          </table:table-cell>
          <table:table-cell table:style-name="ce18" office:value-type="time" office:time-value="PT00H00M00.185414S">
            <text:p>00:00:00,185</text:p>
          </table:table-cell>
          <table:table-cell table:style-name="ce18" office:value-type="time" office:time-value="PT00H00M00.171232S">
            <text:p>00:00:00,171</text:p>
          </table:table-cell>
          <table:table-cell table:style-name="ce18"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style-name="ce18" table:formula="of:=SUM([.D169:.F169])/[.$B$96]" office:value-type="time" office:time-value="PT00H00M29.724651S">
            <text:p>00:00:29,725</text:p>
          </table:table-cell>
          <table:table-cell table:style-name="ce18" office:value-type="time" office:time-value="PT00H00M29.550293S">
            <text:p>00:00:29,550</text:p>
          </table:table-cell>
          <table:table-cell table:style-name="ce18" office:value-type="time" office:time-value="PT00H00M29.899009S">
            <text:p>00:00:29,899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0:.F170])/[.$B$96]" office:value-type="time" office:time-value="PT00H00M29.355S">
            <text:p>00:00:29,355</text:p>
          </table:table-cell>
          <table:table-cell table:style-name="ce18" office:value-type="time" office:time-value="PT00H00M29.2S">
            <text:p>00:00:29,200</text:p>
          </table:table-cell>
          <table:table-cell table:style-name="ce18" office:value-type="time" office:time-value="PT00H00M29.51S">
            <text:p>00:00:29,51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71:.F171])/[.$B$96]" office:value-type="time" office:time-value="PT00H00M00.159575S">
            <text:p>00:00:00,160</text:p>
          </table:table-cell>
          <table:table-cell table:style-name="ce18" office:value-type="time" office:time-value="PT00H00M00.161703S">
            <text:p>00:00:00,162</text:p>
          </table:table-cell>
          <table:table-cell table:style-name="ce18" office:value-type="time" office:time-value="PT00H00M00.157447S">
            <text:p>00:00:00,157</text:p>
          </table:table-cell>
          <table:table-cell table:style-name="ce18"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style-name="ce18" table:formula="of:=SUM([.D172:.F172])/[.$B$96]" office:value-type="time" office:time-value="PT00H00M00.319189S">
            <text:p>00:00:00,319</text:p>
          </table:table-cell>
          <table:table-cell table:style-name="ce18" office:value-type="time" office:time-value="PT00H00M00.347047S">
            <text:p>00:00:00,347</text:p>
          </table:table-cell>
          <table:table-cell table:style-name="ce18" office:value-type="time" office:time-value="PT00H00M00.291331S">
            <text:p>00:00:00,291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3:.F173])/[.$B$96]" office:value-type="time" office:time-value="PT00H00M00.045S">
            <text:p>00:00:00,045</text:p>
          </table:table-cell>
          <table:table-cell table:style-name="ce18" office:value-type="time" office:time-value="PT00H00M00.05S">
            <text:p>00:00:00,05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74:.F174])/[.$B$96]" office:value-type="time" office:time-value="PT00H00M00.134895S">
            <text:p>00:00:00,135</text:p>
          </table:table-cell>
          <table:table-cell table:style-name="ce18" office:value-type="time" office:time-value="PT00H00M00.150879S">
            <text:p>00:00:00,151</text:p>
          </table:table-cell>
          <table:table-cell table:style-name="ce18" office:value-type="time" office:time-value="PT00H00M00.118911S">
            <text:p>00:00:00,119</text:p>
          </table:table-cell>
          <table:table-cell table:style-name="ce18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178]+[.C181]" office:value-type="time" office:time-value="PT00H02M42.73043S">
            <text:p>00:02:42,730</text:p>
          </table:table-cell>
          <table:table-cell table:formula="of:=+[.D178]+[.D181]" office:value-type="time" office:time-value="PT00H02M43.057178S">
            <text:p>00:02:43,057</text:p>
          </table:table-cell>
          <table:table-cell table:formula="of:=+[.E178]+[.E181]" office:value-type="time" office:time-value="PT00H02M42.403682S">
            <text:p>00:02:42,404</text:p>
          </table:table-cell>
          <table:table-cell table:formula="of:=+[.F178]+[.F18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79]+[.C182]" office:value-type="time" office:time-value="PT00H00M18.21S">
            <text:p>00:00:18,210</text:p>
          </table:table-cell>
          <table:table-cell table:formula="of:=+[.D179]+[.D182]" office:value-type="time" office:time-value="PT00H00M18.21S">
            <text:p>00:00:18,210</text:p>
          </table:table-cell>
          <table:table-cell table:formula="of:=+[.E179]+[.E182]" office:value-type="time" office:time-value="PT00H00M18.21S">
            <text:p>00:00:18,210</text:p>
          </table:table-cell>
          <table:table-cell table:formula="of:=+[.F179]+[.F18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80]+[.C183]" office:value-type="time" office:time-value="PT00H00M00.156659S">
            <text:p>00:00:00,157</text:p>
          </table:table-cell>
          <table:table-cell table:formula="of:=+[.D180]+[.D183]" office:value-type="time" office:time-value="PT00H00M00.126493S">
            <text:p>00:00:00,126</text:p>
          </table:table-cell>
          <table:table-cell table:formula="of:=+[.E180]+[.E183]" office:value-type="time" office:time-value="PT00H00M00.186824S">
            <text:p>00:00:00,187</text:p>
          </table:table-cell>
          <table:table-cell table:formula="of:=+[.F180]+[.F183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style-name="ce18" table:formula="of:=SUM([.D178:.F178])/[.$B$96]" office:value-type="time" office:time-value="PT00H02M42.584753S">
            <text:p>00:02:42,585</text:p>
          </table:table-cell>
          <table:table-cell table:style-name="ce18" office:value-type="time" office:time-value="PT00H02M42.889363S">
            <text:p>00:02:42,889</text:p>
          </table:table-cell>
          <table:table-cell table:style-name="ce18" office:value-type="time" office:time-value="PT00H02M42.280143S">
            <text:p>00:02:42,28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9:.F179])/[.$B$96]" office:value-type="time" office:time-value="PT00H00M18.2S">
            <text:p>00:00:18,200</text:p>
          </table:table-cell>
          <table:table-cell table:style-name="ce19" office:value-type="time" office:time-value="PT00H00M18.2S">
            <text:p>00:00:18,200</text:p>
          </table:table-cell>
          <table:table-cell table:style-name="ce18" office:value-type="time" office:time-value="PT00H00M18.2S">
            <text:p>00:00:18,20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80:.F180])/[.$B$96]" office:value-type="time" office:time-value="PT00H00M00.133056S">
            <text:p>00:00:00,133</text:p>
          </table:table-cell>
          <table:table-cell table:style-name="ce18" office:value-type="time" office:time-value="PT00H00M00.099735S">
            <text:p>00:00:00,100</text:p>
          </table:table-cell>
          <table:table-cell table:style-name="ce18" office:value-type="time" office:time-value="PT00H00M00.166377S">
            <text:p>00:00:00,166</text:p>
          </table:table-cell>
          <table:table-cell table:style-name="ce18"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style-name="ce18" table:formula="of:=SUM([.D181:.F181])/[.$B$96]" office:value-type="time" office:time-value="PT00H00M00.145677S">
            <text:p>00:00:00,146</text:p>
          </table:table-cell>
          <table:table-cell table:style-name="ce18" office:value-type="time" office:time-value="PT00H00M00.167815S">
            <text:p>00:00:00,168</text:p>
          </table:table-cell>
          <table:table-cell table:style-name="ce18" office:value-type="time" office:time-value="PT00H00M00.123539S">
            <text:p>00:00:00,124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82:.F182])/[.$B$96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83:.F183])/[.$B$96]" office:value-type="time" office:time-value="PT00H00M00.023603S">
            <text:p>00:00:00,024</text:p>
          </table:table-cell>
          <table:table-cell table:style-name="ce18" office:value-type="time" office:time-value="PT00H00M00.026758S">
            <text:p>00:00:00,027</text:p>
          </table:table-cell>
          <table:table-cell table:style-name="ce18" office:value-type="time" office:time-value="PT00H00M00.020447S">
            <text:p>00:00:00,020</text:p>
          </table:table-cell>
          <table:table-cell table:style-name="ce18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75]+[.C163]+[.C160]+[.C157]+[.C154]+[.C151]+[.C148]+[.C145]+[.C142]+[.C139]+[.C130]+[.C121]+[.C109]+[.C106]+[.C103]+[.C100]+[.C97]" office:value-type="time" office:time-value="PT01H50M23.911934S">
            <text:p>01:50:23,912</text:p>
          </table:table-cell>
          <table:table-cell table:formula="of:=[.D175]+[.D163]+[.D160]+[.D157]+[.D154]+[.D151]+[.D148]+[.D145]+[.D142]+[.D139]+[.D130]+[.D121]+[.D109]+[.D106]+[.D103]+[.D100]+[.D97]" office:value-type="time" office:time-value="PT01H53M40.909685S">
            <text:p>01:53:40,910</text:p>
          </table:table-cell>
          <table:table-cell table:formula="of:=[.E175]+[.E163]+[.E160]+[.E157]+[.E154]+[.E151]+[.E148]+[.E145]+[.E142]+[.E139]+[.E130]+[.E121]+[.E109]+[.E106]+[.E103]+[.E100]+[.E97]" office:value-type="time" office:time-value="PT01H47M06.914184S">
            <text:p>01:47:06,914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76]+[.C164]+[.C161]+[.C158]+[.C155]+[.C152]+[.C149]+[.C146]+[.C143]+[.C140]+[.C131]+[.C122]+[.C110]+[.C107]+[.C104]+[.C101]+[.C98]" office:value-type="time" office:time-value="PT01H13M44.336304S">
            <text:p>01:13:44,336</text:p>
          </table:table-cell>
          <table:table-cell table:formula="of:=[.D176]+[.D164]+[.D161]+[.D158]+[.D155]+[.D152]+[.D149]+[.D146]+[.D143]+[.D140]+[.D131]+[.D122]+[.D110]+[.D107]+[.D104]+[.D101]+[.D98]" office:value-type="time" office:time-value="PT01H23M37.3599S">
            <text:p>01:23:37,360</text:p>
          </table:table-cell>
          <table:table-cell table:formula="of:=[.E176]+[.E164]+[.E161]+[.E158]+[.E155]+[.E152]+[.E149]+[.E146]+[.E143]+[.E140]+[.E131]+[.E122]+[.E110]+[.E107]+[.E104]+[.E101]+[.E98]" office:value-type="time" office:time-value="PT01H03M51.312709S">
            <text:p>01:03:51,313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77]+[.C165]+[.C162]+[.C159]+[.C156]+[.C153]+[.C150]+[.C147]+[.C144]+[.C141]+[.C132]+[.C123]+[.C111]+[.C108]+[.C105]+[.C102]+[.C99]" office:value-type="time" office:time-value="PT00H00M09.540091S">
            <text:p>00:00:09,540</text:p>
          </table:table-cell>
          <table:table-cell table:formula="of:=[.D177]+[.D165]+[.D162]+[.D159]+[.D156]+[.D153]+[.D150]+[.D147]+[.D144]+[.D141]+[.D132]+[.D123]+[.D111]+[.D108]+[.D105]+[.D102]+[.D99]" office:value-type="time" office:time-value="PT00H00M09.482263S">
            <text:p>00:00:09,482</text:p>
          </table:table-cell>
          <table:table-cell table:formula="of:=[.E177]+[.E165]+[.E162]+[.E159]+[.E156]+[.E153]+[.E150]+[.E147]+[.E144]+[.E141]+[.E132]+[.E123]+[.E111]+[.E108]+[.E105]+[.E102]+[.E99]" office:value-type="time" office:time-value="PT00H00M09.59792S">
            <text:p>00:00:09,598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</table:table-row>
        <table:table-row table:style-name="ro1" table:number-rows-repeated="3">
          <table:table-cell table:number-columns-repeated="2"/>
          <table:table-cell table:style-name="ce15" table:number-columns-repeated="4"/>
        </table:table-row>
        <table:table-row table:style-name="ro1">
          <table:table-cell table:number-columns-repeated="2"/>
          <table:table-cell table:style-name="ce15" office:value-type="string">
            <text:p>OBA</text:p>
          </table:table-cell>
          <table:table-cell table:style-name="ce15" office:value-type="string">
            <text:p>TBA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185177S">
            <text:p>00:00:00,185</text:p>
          </table:table-cell>
          <table:table-cell table:style-name="ce5" table:formula="of:=[.C97]" office:value-type="time" office:time-value="PT00H00M00.196103S">
            <text:p>00:00:00,19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29687S">
            <text:p>00:00:00,030</text:p>
          </table:table-cell>
          <table:table-cell table:style-name="ce5" table:formula="of:=[.C99]" office:value-type="time" office:time-value="PT00H00M00.029591S">
            <text:p>00:00:00,030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517S">
            <text:p>00:00:00,005</text:p>
          </table:table-cell>
          <table:table-cell table:style-name="ce5" table:formula="of:=[.C100]" office:value-type="time" office:time-value="PT00H00M00.004165S">
            <text:p>00:00:00,004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.005S">
            <text:p>00:00:00,005</text:p>
          </table:table-cell>
          <table:table-cell table:style-name="ce5" table:formula="of:=[.C101]" office:value-type="time" office:time-value="PT00H00M00.005S">
            <text:p>00:00:00,00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74S">
            <text:p>00:00:00,000</text:p>
          </table:table-cell>
          <table:table-cell table:style-name="ce5" table:formula="of:=[.C102]" office:value-type="time" office:time-value="PT00H00M00.000068S">
            <text:p>00:00:00,000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949003S">
            <text:p>00:00:00,949</text:p>
          </table:table-cell>
          <table:table-cell table:style-name="ce5" table:formula="of:=[.C103]" office:value-type="time" office:time-value="PT00H00M00.539848S">
            <text:p>00:00:00,54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8S">
            <text:p>00:00:00,080</text:p>
          </table:table-cell>
          <table:table-cell table:style-name="ce5" table:formula="of:=[.C104]" office:value-type="time" office:time-value="PT00H00M00.02S">
            <text:p>00:00:00,02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456839S">
            <text:p>00:00:00,457</text:p>
          </table:table-cell>
          <table:table-cell table:style-name="ce5" table:formula="of:=[.C105]" office:value-type="time" office:time-value="PT00H00M00.056932S">
            <text:p>00:00:00,05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3M19.990182S">
            <text:p>00:03:19,990</text:p>
          </table:table-cell>
          <table:table-cell table:style-name="ce5" table:formula="of:=[.C106]" office:value-type="time" office:time-value="PT00H02M39.759651S">
            <text:p>00:02:39,76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51.385S">
            <text:p>00:00:51,385</text:p>
          </table:table-cell>
          <table:table-cell table:style-name="ce5" table:formula="of:=[.C107]" office:value-type="time" office:time-value="PT00H00M29.06S">
            <text:p>00:00:29,06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83634S">
            <text:p>00:00:00,184</text:p>
          </table:table-cell>
          <table:table-cell table:style-name="ce5" table:formula="of:=[.C108]" office:value-type="time" office:time-value="PT00H00M00.110049S">
            <text:p>00:00:00,110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3.325745S">
            <text:p>00:00:03,326</text:p>
          </table:table-cell>
          <table:table-cell table:style-name="ce5" table:formula="of:=[.C109]" office:value-type="time" office:time-value="PT00H00M06.347216S">
            <text:p>00:00:06,347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2.33S">
            <text:p>00:00:02,330</text:p>
          </table:table-cell>
          <table:table-cell table:style-name="ce5" table:formula="of:=[.C110]" office:value-type="time" office:time-value="PT00H00M05.48S">
            <text:p>00:00:05,48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92764S">
            <text:p>00:00:00,293</text:p>
          </table:table-cell>
          <table:table-cell table:style-name="ce5" table:formula="of:=[.C111]" office:value-type="time" office:time-value="PT00H00M00.303476S">
            <text:p>00:00:00,303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21M35.507661S">
            <text:p>00:21:35,508</text:p>
          </table:table-cell>
          <table:table-cell table:style-name="ce5" table:formula="of:=[.C121]" office:value-type="time" office:time-value="PT00H34M59.648689S">
            <text:p>00:34:59,649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21M34.6S">
            <text:p>00:21:34,600</text:p>
          </table:table-cell>
          <table:table-cell table:style-name="ce5" table:formula="of:=[.C122]" office:value-type="time" office:time-value="PT00H34M52.87S">
            <text:p>00:34:52,87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57399S">
            <text:p>00:00:00,057</text:p>
          </table:table-cell>
          <table:table-cell table:style-name="ce5" table:formula="of:=[.C123]" office:value-type="time" office:time-value="PT00H00M06.066879S">
            <text:p>00:00:06,06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1M48.221943S">
            <text:p>00:01:48,222</text:p>
          </table:table-cell>
          <table:table-cell table:style-name="ce5" table:formula="of:=[.C130]" office:value-type="time" office:time-value="PT00H00M44.631297S">
            <text:p>00:00:44,631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1M24.3S">
            <text:p>00:01:24,300</text:p>
          </table:table-cell>
          <table:table-cell table:style-name="ce5" table:formula="of:=[.C131]" office:value-type="time" office:time-value="PT00H00M38.375S">
            <text:p>00:00:38,37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41801S">
            <text:p>00:00:00,142</text:p>
          </table:table-cell>
          <table:table-cell table:style-name="ce5" table:formula="of:=[.C132]" office:value-type="time" office:time-value="PT00H00M00.222543S">
            <text:p>00:00:00,223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840211S">
            <text:p>00:00:00,840</text:p>
          </table:table-cell>
          <table:table-cell table:style-name="ce5" table:formula="of:=[.C139]" office:value-type="time" office:time-value="PT00H00M00.501553S">
            <text:p>00:00:00,502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5S">
            <text:p>00:00:00,500</text:p>
          </table:table-cell>
          <table:table-cell table:style-name="ce5" table:formula="of:=[.C140]" office:value-type="time" office:time-value="PT00H00M00.295S">
            <text:p>00:00:00,29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55261S">
            <text:p>00:00:00,055</text:p>
          </table:table-cell>
          <table:table-cell table:style-name="ce5" table:formula="of:=[.C141]" office:value-type="time" office:time-value="PT00H00M00.060506S">
            <text:p>00:00:00,061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13M15.954974S">
            <text:p>00:13:15,955</text:p>
          </table:table-cell>
          <table:table-cell table:style-name="ce5" table:formula="of:=[.C142]" office:value-type="time" office:time-value="PT00H31M27.512484S">
            <text:p>00:31:27,512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12M59.69S">
            <text:p>00:12:59,690</text:p>
          </table:table-cell>
          <table:table-cell table:style-name="ce5" table:formula="of:=[.C143]" office:value-type="time" office:time-value="PT00H23M48.765S">
            <text:p>00:23:48,76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89711S">
            <text:p>00:00:00,090</text:p>
          </table:table-cell>
          <table:table-cell table:style-name="ce5" table:formula="of:=[.C144]" office:value-type="time" office:time-value="PT00H00M00.479026S">
            <text:p>00:00:00,479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0H59M24.302711S">
            <text:p>00:59:24,303</text:p>
          </table:table-cell>
          <table:table-cell table:style-name="ce5" table:formula="of:=[.C145]" office:value-type="time" office:time-value="PT00H34M59.858102S">
            <text:p>00:34:59,858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0H58M52.53S">
            <text:p>00:58:52,530</text:p>
          </table:table-cell>
          <table:table-cell table:style-name="ce5" table:formula="of:=[.C146]" office:value-type="time" office:time-value="PT00H11M56.815S">
            <text:p>00:11:56,81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1.124682S">
            <text:p>00:00:01,125</text:p>
          </table:table-cell>
          <table:table-cell table:style-name="ce5" table:formula="of:=[.C147]" office:value-type="time" office:time-value="PT00H00M00.710991S">
            <text:p>00:00:00,711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736881S">
            <text:p>00:00:00,737</text:p>
          </table:table-cell>
          <table:table-cell table:style-name="ce5" table:formula="of:=[.C148]" office:value-type="time" office:time-value="PT00H00M00.649951S">
            <text:p>00:00:00,65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7S">
            <text:p>00:00:00,070</text:p>
          </table:table-cell>
          <table:table-cell table:style-name="ce5" table:formula="of:=[.C149]" office:value-type="time" office:time-value="PT00H00M00.036355S">
            <text:p>00:00:00,03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6738S">
            <text:p>00:00:00,027</text:p>
          </table:table-cell>
          <table:table-cell table:style-name="ce5" table:formula="of:=[.C150]" office:value-type="time" office:time-value="PT00H00M00.03178S">
            <text:p>00:00:00,032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39.648228S">
            <text:p>00:00:39,648</text:p>
          </table:table-cell>
          <table:table-cell table:style-name="ce5" table:formula="of:=[.C151]" office:value-type="time" office:time-value="PT00H00M00.216442S">
            <text:p>00:00:00,21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28.82S">
            <text:p>00:00:28,820</text:p>
          </table:table-cell>
          <table:table-cell table:style-name="ce5" table:formula="of:=[.C152]" office:value-type="time" office:time-value="PT00H00M00.07495S">
            <text:p>00:00:00,07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67171S">
            <text:p>00:00:00,067</text:p>
          </table:table-cell>
          <table:table-cell table:style-name="ce5" table:formula="of:=[.C153]" office:value-type="time" office:time-value="PT00H00M00.029307S">
            <text:p>00:00:00,029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1M58.511701S">
            <text:p>00:01:58,512</text:p>
          </table:table-cell>
          <table:table-cell table:style-name="ce5" table:formula="of:=[.C154]" office:value-type="time" office:time-value="PT00H01M18.304425S">
            <text:p>00:01:18,304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1M30.68S">
            <text:p>00:01:30,680</text:p>
          </table:table-cell>
          <table:table-cell table:style-name="ce5" table:formula="of:=[.C155]" office:value-type="time" office:time-value="PT00H00M25.935S">
            <text:p>00:00:25,93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13476S">
            <text:p>00:00:00,135</text:p>
          </table:table-cell>
          <table:table-cell table:style-name="ce5" table:formula="of:=[.C156]" office:value-type="time" office:time-value="PT00H00M00.426262S">
            <text:p>00:00:00,426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11.494005S">
            <text:p>00:00:11,494</text:p>
          </table:table-cell>
          <table:table-cell table:style-name="ce5" table:formula="of:=[.C157]" office:value-type="time" office:time-value="PT00H00M04.990072S">
            <text:p>00:00:04,99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3.1S">
            <text:p>00:00:03,100</text:p>
          </table:table-cell>
          <table:table-cell table:style-name="ce5" table:formula="of:=[.C158]" office:value-type="time" office:time-value="PT00H00M01.35S">
            <text:p>00:00:01,35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90631S">
            <text:p>00:00:00,091</text:p>
          </table:table-cell>
          <table:table-cell table:style-name="ce5" table:formula="of:=[.C159]" office:value-type="time" office:time-value="PT00H00M00.267049S">
            <text:p>00:00:00,26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29.830628S">
            <text:p>00:00:29,831</text:p>
          </table:table-cell>
          <table:table-cell table:style-name="ce5" table:formula="of:=[.C160]" office:value-type="time" office:time-value="PT00H00M17.226763S">
            <text:p>00:00:17,227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27.33S">
            <text:p>00:00:27,330</text:p>
          </table:table-cell>
          <table:table-cell table:style-name="ce5" table:formula="of:=[.C161]" office:value-type="time" office:time-value="PT00H00M07.685S">
            <text:p>00:00:07,68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102207S">
            <text:p>00:00:00,102</text:p>
          </table:table-cell>
          <table:table-cell table:style-name="ce5" table:formula="of:=[.C162]" office:value-type="time" office:time-value="PT00H00M00.116184S">
            <text:p>00:00:00,116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09.80185S">
            <text:p>00:00:09,802</text:p>
          </table:table-cell>
          <table:table-cell table:style-name="ce5" table:formula="of:=[.C163]" office:value-type="time" office:time-value="PT00H01M00.794745S">
            <text:p>00:01:00,79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08.92S">
            <text:p>00:00:08,920</text:p>
          </table:table-cell>
          <table:table-cell table:style-name="ce5" table:formula="of:=[.C164]" office:value-type="time" office:time-value="PT00H00M59.35S">
            <text:p>00:00:59,35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372548S">
            <text:p>00:00:00,373</text:p>
          </table:table-cell>
          <table:table-cell table:style-name="ce5" table:formula="of:=[.C165]" office:value-type="time" office:time-value="PT00H00M00.472793S">
            <text:p>00:00:00,473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1M24.209339S">
            <text:p>00:01:24,209</text:p>
          </table:table-cell>
          <table:table-cell table:style-name="ce5" table:formula="of:=[.C175]" office:value-type="time" office:time-value="PT00H02M42.73043S">
            <text:p>00:02:42,73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50.18S">
            <text:p>00:00:50,180</text:p>
          </table:table-cell>
          <table:table-cell table:style-name="ce5" table:formula="of:=[.C176]" office:value-type="time" office:time-value="PT00H00M18.21S">
            <text:p>00:00:18,21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208343S">
            <text:p>00:00:00,208</text:p>
          </table:table-cell>
          <table:table-cell table:style-name="ce5" table:formula="of:=[.C177]" office:value-type="time" office:time-value="PT00H00M00.156659S">
            <text:p>00:00:00,15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1H44M23.515406S">
            <text:p>01:44:23,515</text:p>
          </table:table-cell>
          <table:table-cell table:style-name="ce5" table:formula="of:=[.C184]" office:value-type="time" office:time-value="PT01H50M23.911934S">
            <text:p>01:50:23,912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1H39M14.53S">
            <text:p>01:39:14,530</text:p>
          </table:table-cell>
          <table:table-cell table:style-name="ce5" table:formula="of:=[.C185]" office:value-type="time" office:time-value="PT01H13M44.336304S">
            <text:p>01:13:44,33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3.434245S">
            <text:p>00:00:03,434</text:p>
          </table:table-cell>
          <table:table-cell table:style-name="ce5" table:formula="of:=[.C186]" office:value-type="time" office:time-value="PT00H00M09.540091S">
            <text:p>00:00:09,540</text:p>
          </table:table-cell>
          <table:table-cell table:style-name="ce15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</text:p>
          </table:table-cell>
          <table:table-cell table:style-name="ce15" table:formula="of:=[.C4]" office:value-type="time" office:time-value="PT00H00M00.185177S">
            <text:p>00:00:00,19</text:p>
          </table:table-cell>
          <table:table-cell table:style-name="ce16" table:formula="of:=[.C97]" office:value-type="time" office:time-value="PT00H00M00.196103S">
            <text:p>00:00:00,2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2</text:p>
          </table:table-cell>
          <table:table-cell table:style-name="ce4" table:formula="of:=[.C7]" office:value-type="time" office:time-value="PT00H00M00.00517S">
            <text:p>00:00:00,01</text:p>
          </table:table-cell>
          <table:table-cell table:style-name="ce16" table:formula="of:=[.C100]" office:value-type="time" office:time-value="PT00H00M00.004165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3</text:p>
          </table:table-cell>
          <table:table-cell table:style-name="ce4" table:formula="of:=[.C10]" office:value-type="time" office:time-value="PT00H00M00.949003S">
            <text:p>00:00:00,95</text:p>
          </table:table-cell>
          <table:table-cell table:style-name="ce16" table:formula="of:=[.C103]" office:value-type="time" office:time-value="PT00H00M00.539848S">
            <text:p>00:00:00,54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4</text:p>
          </table:table-cell>
          <table:table-cell table:style-name="ce4" table:formula="of:=[.C13]" office:value-type="time" office:time-value="PT00H03M19.990182S">
            <text:p>00:03:19,99</text:p>
          </table:table-cell>
          <table:table-cell table:style-name="ce16" table:formula="of:=[.C106]" office:value-type="time" office:time-value="PT00H02M39.759651S">
            <text:p>00:02:39,7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5</text:p>
          </table:table-cell>
          <table:table-cell table:style-name="ce16" table:formula="of:=[.C16]" office:value-type="time" office:time-value="PT00H00M03.325745S">
            <text:p>00:00:03,33</text:p>
          </table:table-cell>
          <table:table-cell table:style-name="ce15" table:formula="of:=[.C109]" office:value-type="time" office:time-value="PT00H00M06.347216S">
            <text:p>00:00:06,3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6</text:p>
          </table:table-cell>
          <table:table-cell table:style-name="ce16" table:formula="of:=[.C28]" office:value-type="time" office:time-value="PT00H21M35.507661S">
            <text:p>00:21:35,51</text:p>
          </table:table-cell>
          <table:table-cell table:style-name="ce15" table:formula="of:=[.C121]" office:value-type="time" office:time-value="PT00H34M59.648689S">
            <text:p>00:34:59,6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7</text:p>
          </table:table-cell>
          <table:table-cell table:style-name="ce15" table:formula="of:=[.C31]" office:value-type="time" office:time-value="PT00H01M48.221943S">
            <text:p>00:01:48,22</text:p>
          </table:table-cell>
          <table:table-cell table:style-name="ce16" table:formula="of:=[.C130]" office:value-type="time" office:time-value="PT00H00M44.631297S">
            <text:p>00:00:44,6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8</text:p>
          </table:table-cell>
          <table:table-cell table:style-name="ce15" table:formula="of:=[.C40]" office:value-type="time" office:time-value="PT00H00M00.840211S">
            <text:p>00:00:00,84</text:p>
          </table:table-cell>
          <table:table-cell table:style-name="ce16" table:formula="of:=[.C139]" office:value-type="time" office:time-value="PT00H00M00.501553S">
            <text:p>00:00:00,5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9</text:p>
          </table:table-cell>
          <table:table-cell table:style-name="ce16" table:formula="of:=[.C43]" office:value-type="time" office:time-value="PT00H13M15.954974S">
            <text:p>00:13:15,95</text:p>
          </table:table-cell>
          <table:table-cell table:style-name="ce15" table:formula="of:=[.C142]" office:value-type="time" office:time-value="PT00H31M27.512484S">
            <text:p>00:31:27,5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0</text:p>
          </table:table-cell>
          <table:table-cell table:style-name="ce15" table:formula="of:=[.C46]" office:value-type="time" office:time-value="PT00H59M24.302711S">
            <text:p>00:59:24,30</text:p>
          </table:table-cell>
          <table:table-cell table:style-name="ce16" table:formula="of:=[.C145]" office:value-type="time" office:time-value="PT00H34M59.858102S">
            <text:p>00:34:59,8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1</text:p>
          </table:table-cell>
          <table:table-cell table:style-name="ce4" table:formula="of:=[.C49]" office:value-type="time" office:time-value="PT00H00M00.736881S">
            <text:p>00:00:00,74</text:p>
          </table:table-cell>
          <table:table-cell table:style-name="ce16" table:formula="of:=[.C148]" office:value-type="time" office:time-value="PT00H00M00.649951S">
            <text:p>00:00:00,6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2</text:p>
          </table:table-cell>
          <table:table-cell table:style-name="ce15" table:formula="of:=[.C52]" office:value-type="time" office:time-value="PT00H00M39.648228S">
            <text:p>00:00:39,65</text:p>
          </table:table-cell>
          <table:table-cell table:style-name="ce16" table:formula="of:=[.C151]" office:value-type="time" office:time-value="PT00H00M00.216442S">
            <text:p>00:00:00,2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3</text:p>
          </table:table-cell>
          <table:table-cell table:style-name="ce15" table:formula="of:=[.C61]" office:value-type="time" office:time-value="PT00H01M58.511701S">
            <text:p>00:01:58,51</text:p>
          </table:table-cell>
          <table:table-cell table:style-name="ce16" table:formula="of:=[.C154]" office:value-type="time" office:time-value="PT00H01M18.304425S">
            <text:p>00:01:18,3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4</text:p>
          </table:table-cell>
          <table:table-cell table:style-name="ce15" table:formula="of:=[.C64]" office:value-type="time" office:time-value="PT00H00M11.494005S">
            <text:p>00:00:11,49</text:p>
          </table:table-cell>
          <table:table-cell table:style-name="ce16" table:formula="of:=[.C157]" office:value-type="time" office:time-value="PT00H00M04.990072S">
            <text:p>00:00:04,99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5</text:p>
          </table:table-cell>
          <table:table-cell table:style-name="ce15" table:formula="of:=[.C67]" office:value-type="time" office:time-value="PT00H00M29.830628S">
            <text:p>00:00:29,83</text:p>
          </table:table-cell>
          <table:table-cell table:style-name="ce16" table:formula="of:=[.C160]" office:value-type="time" office:time-value="PT00H00M17.226763S">
            <text:p>00:00:17,2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6</text:p>
          </table:table-cell>
          <table:table-cell table:style-name="ce16" table:formula="of:=[.C70]" office:value-type="time" office:time-value="PT00H00M09.80185S">
            <text:p>00:00:09,80</text:p>
          </table:table-cell>
          <table:table-cell table:style-name="ce4" table:formula="of:=[.C163]" office:value-type="time" office:time-value="PT00H01M00.794745S">
            <text:p>00:01:00,79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7</text:p>
          </table:table-cell>
          <table:table-cell table:style-name="ce16" table:formula="of:=[.C82]" office:value-type="time" office:time-value="PT00H01M24.209339S">
            <text:p>00:01:24,21</text:p>
          </table:table-cell>
          <table:table-cell table:style-name="ce15" table:formula="of:=[.C175]" office:value-type="time" office:time-value="PT00H02M42.73043S">
            <text:p>00:02:42,7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</text:p>
          </table:table-cell>
          <table:table-cell table:style-name="ce16" table:formula="of:=SUM([.B248:.B264])" office:value-type="time" office:time-value="PT01H44M23.515406S">
            <text:p>01:44:23,52</text:p>
          </table:table-cell>
          <table:table-cell table:style-name="ce15" table:formula="of:=SUM([.C248:.C264])" office:value-type="time" office:time-value="PT01H50M23.911934S">
            <text:p>01:50:23,9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 ohne Q10</text:p>
          </table:table-cell>
          <table:table-cell table:style-name="ce16" table:formula="of:=[.B265]-[.B257]" office:value-type="time" office:time-value="PT00H44M59.212696S">
            <text:p>00:44:59,21</text:p>
          </table:table-cell>
          <table:table-cell table:style-name="ce15" table:formula="of:=[.C265]-[.C257]" office:value-type="time" office:time-value="PT01H15M24.053833S">
            <text:p>01:15:24,05</text:p>
          </table:table-cell>
          <table:table-cell table:style-name="Default" table:number-columns-repeated="3"/>
        </table:table-row>
      </table:table>
      <table:table table:name="B020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3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" table:default-cell-style-name="ce23"/>
        <table:table-row table:style-name="ro1">
          <table:table-cell office:value-type="string">
            <text:p>Berlin MOD 0.20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Anz. Läufe</text:p>
          </table:table-cell>
          <table:table-cell office:value-type="float" office:value="2">
            <text:p>2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  <table:table-cell table:style-name="Default" office:value-type="string">
            <text:p>4.Lauf</text:p>
          </table:table-cell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21911S">
            <text:p>00:00:00,122</text:p>
          </table:table-cell>
          <table:table-cell office:value-type="time" office:time-value="PT00H00M00.119599S">
            <text:p>00:00:00,120</text:p>
          </table:table-cell>
          <table:table-cell office:value-type="time" office:time-value="PT00H00M00.124222S">
            <text:p>00:00:00,124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24566S">
            <text:p>00:00:00,025</text:p>
          </table:table-cell>
          <table:table-cell office:value-type="time" office:time-value="PT00H00M00.010979S">
            <text:p>00:00:00,011</text:p>
          </table:table-cell>
          <table:table-cell office:value-type="time" office:time-value="PT00H00M00.038153S">
            <text:p>00:00:00,038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342S">
            <text:p>00:00:00,003</text:p>
          </table:table-cell>
          <table:table-cell office:value-type="time" office:time-value="PT00H00M00.003254S">
            <text:p>00:00:00,003</text:p>
          </table:table-cell>
          <table:table-cell office:value-type="time" office:time-value="PT00H00M00.00343S">
            <text:p>00:00:00,003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05S">
            <text:p>00:00:00,005</text:p>
          </table:table-cell>
          <table:table-cell office:value-type="time" office:time-value="PT00H00M00S">
            <text:p>00:00:00,000</text:p>
          </table:table-cell>
          <table:table-cell office:value-type="time" office:time-value="PT00H00M00.01S">
            <text:p>00:00:00,01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6S">
            <text:p>00:00:00,000</text:p>
          </table:table-cell>
          <table:table-cell office:value-type="time" office:time-value="PT00H00M00.000064S">
            <text:p>00:00:00,000</text:p>
          </table:table-cell>
          <table:table-cell office:value-type="time" office:time-value="PT00H00M00.000068S">
            <text:p>00:00:00,000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467715S">
            <text:p>00:00:00,468</text:p>
          </table:table-cell>
          <table:table-cell office:value-type="time" office:time-value="PT00H00M00.478832S">
            <text:p>00:00:00,479</text:p>
          </table:table-cell>
          <table:table-cell office:value-type="time" office:time-value="PT00H00M00.456597S">
            <text:p>00:00:00,457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4S">
            <text:p>00:00:00,040</text:p>
          </table:table-cell>
          <table:table-cell office:value-type="time" office:time-value="PT00H00M00.05S">
            <text:p>00:00:00,050</text:p>
          </table:table-cell>
          <table:table-cell office:value-type="time" office:time-value="PT00H00M00.03S">
            <text:p>00:00:00,03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73053S">
            <text:p>00:00:00,073</text:p>
          </table:table-cell>
          <table:table-cell office:value-type="time" office:time-value="PT00H00M00.095177S">
            <text:p>00:00:00,095</text:p>
          </table:table-cell>
          <table:table-cell office:value-type="time" office:time-value="PT00H00M00.050928S">
            <text:p>00:00:00,05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32.742417S">
            <text:p>00:00:32,742</text:p>
          </table:table-cell>
          <table:table-cell office:value-type="time" office:time-value="PT00H00M32.723573S">
            <text:p>00:00:32,724</text:p>
          </table:table-cell>
          <table:table-cell office:value-type="time" office:time-value="PT00H00M32.761262S">
            <text:p>00:00:32,761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8.895S">
            <text:p>00:00:08,895</text:p>
          </table:table-cell>
          <table:table-cell office:value-type="time" office:time-value="PT00H00M08.98S">
            <text:p>00:00:08,980</text:p>
          </table:table-cell>
          <table:table-cell office:value-type="time" office:time-value="PT00H00M08.81S">
            <text:p>00:00:08,81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0929S">
            <text:p>00:00:00,109</text:p>
          </table:table-cell>
          <table:table-cell office:value-type="time" office:time-value="PT00H00M00.126373S">
            <text:p>00:00:00,126</text:p>
          </table:table-cell>
          <table:table-cell office:value-type="time" office:time-value="PT00H00M00.092206S">
            <text:p>00:00:00,092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649381S">
            <text:p>00:00:01,649</text:p>
          </table:table-cell>
          <table:table-cell table:formula="of:=+[.D19]+[.D22]+[.D25]" office:value-type="time" office:time-value="PT00H00M01.660853S">
            <text:p>00:00:01,661</text:p>
          </table:table-cell>
          <table:table-cell table:formula="of:=+[.E19]+[.E22]+[.E25]" office:value-type="time" office:time-value="PT00H00M01.637909S">
            <text:p>00:00:01,638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13S">
            <text:p>00:00:01,130</text:p>
          </table:table-cell>
          <table:table-cell table:formula="of:=+[.D20]+[.D23]+[.D26]" office:value-type="time" office:time-value="PT00H00M01.13S">
            <text:p>00:00:01,130</text:p>
          </table:table-cell>
          <table:table-cell table:formula="of:=+[.E20]+[.E23]+[.E26]" office:value-type="time" office:time-value="PT00H00M01.13S">
            <text:p>00:00:01,13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39427S">
            <text:p>00:00:00,239</text:p>
          </table:table-cell>
          <table:table-cell table:formula="of:=+[.D21]+[.D24]+[.D27]" office:value-type="time" office:time-value="PT00H00M00.255818S">
            <text:p>00:00:00,256</text:p>
          </table:table-cell>
          <table:table-cell table:formula="of:=+[.E21]+[.E24]+[.E27]" office:value-type="time" office:time-value="PT00H00M00.223035S">
            <text:p>00:00:00,223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formula="of:=SUM([.D19:.K19])/[.$B$3]" office:value-type="time" office:time-value="PT00H00M00.316483S">
            <text:p>00:00:00,316</text:p>
          </table:table-cell>
          <table:table-cell table:style-name="ce18" office:value-type="time" office:time-value="PT00H00M00.324733S">
            <text:p>00:00:00,325</text:p>
          </table:table-cell>
          <table:table-cell table:style-name="ce18" office:value-type="time" office:time-value="PT00H00M00.308232S">
            <text:p>00:00:00,30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0:.K20])/[.$B$3]" office:value-type="time" office:time-value="PT00H00M00.115S">
            <text:p>00:00:00,115</text:p>
          </table:table-cell>
          <table:table-cell table:style-name="ce18" office:value-type="time" office:time-value="PT00H00M00.12S">
            <text:p>00:00:00,120</text:p>
          </table:table-cell>
          <table:table-cell table:style-name="ce18" office:value-type="time" office:time-value="PT00H00M00.11S">
            <text:p>00:00:00,11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1:.K21])/[.$B$3]" office:value-type="time" office:time-value="PT00H00M00.085548S">
            <text:p>00:00:00,086</text:p>
          </table:table-cell>
          <table:table-cell table:style-name="ce18" office:value-type="time" office:time-value="PT00H00M00.099588S">
            <text:p>00:00:00,100</text:p>
          </table:table-cell>
          <table:table-cell table:style-name="ce18" office:value-type="time" office:time-value="PT00H00M00.071508S">
            <text:p>00:00:00,072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formula="of:=SUM([.D22:.K22])/[.$B$3]" office:value-type="time" office:time-value="PT00H00M00.335092S">
            <text:p>00:00:00,335</text:p>
          </table:table-cell>
          <table:table-cell table:style-name="ce18" office:value-type="time" office:time-value="PT00H00M00.343849S">
            <text:p>00:00:00,344</text:p>
          </table:table-cell>
          <table:table-cell table:style-name="ce18" office:value-type="time" office:time-value="PT00H00M00.326335S">
            <text:p>00:00:00,326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3:.K23])/[.$B$3]" office:value-type="time" office:time-value="PT00H00M00.13S">
            <text:p>00:00:00,130</text:p>
          </table:table-cell>
          <table:table-cell table:style-name="ce18" office:value-type="time" office:time-value="PT00H00M00.13S">
            <text:p>00:00:00,130</text:p>
          </table:table-cell>
          <table:table-cell table:style-name="ce18" office:value-type="time" office:time-value="PT00H00M00.13S">
            <text:p>00:00:00,13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4:.K24])/[.$B$3]" office:value-type="time" office:time-value="PT00H00M00.095278S">
            <text:p>00:00:00,095</text:p>
          </table:table-cell>
          <table:table-cell table:style-name="ce18" office:value-type="time" office:time-value="PT00H00M00.097801S">
            <text:p>00:00:00,098</text:p>
          </table:table-cell>
          <table:table-cell table:style-name="ce18" office:value-type="time" office:time-value="PT00H00M00.092755S">
            <text:p>00:00:00,09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formula="of:=SUM([.D25:.K25])/[.$B$3]" office:value-type="time" office:time-value="PT00H00M00.997807S">
            <text:p>00:00:00,998</text:p>
          </table:table-cell>
          <table:table-cell table:style-name="ce18" office:value-type="time" office:time-value="PT00H00M00.992271S">
            <text:p>00:00:00,992</text:p>
          </table:table-cell>
          <table:table-cell table:style-name="ce18" office:value-type="time" office:time-value="PT00H00M01.003342S">
            <text:p>00:00:01,00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6:.K26])/[.$B$3]" office:value-type="time" office:time-value="PT00H00M00.885S">
            <text:p>00:00:00,885</text:p>
          </table:table-cell>
          <table:table-cell table:style-name="ce18" office:value-type="time" office:time-value="PT00H00M00.88S">
            <text:p>00:00:00,880</text:p>
          </table:table-cell>
          <table:table-cell table:style-name="ce18" office:value-type="time" office:time-value="PT00H00M00.89S">
            <text:p>00:00:00,89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7:.K27])/[.$B$3]" office:value-type="time" office:time-value="PT00H00M00.058601S">
            <text:p>00:00:00,059</text:p>
          </table:table-cell>
          <table:table-cell table:style-name="ce18" office:value-type="time" office:time-value="PT00H00M00.058429S">
            <text:p>00:00:00,058</text:p>
          </table:table-cell>
          <table:table-cell table:style-name="ce18" office:value-type="time" office:time-value="PT00H00M00.058772S">
            <text:p>00:00:00,059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1M06.300742S">
            <text:p>00:01:06,301</text:p>
          </table:table-cell>
          <table:table-cell office:value-type="time" office:time-value="PT00H01M08.48337S">
            <text:p>00:01:08,483</text:p>
          </table:table-cell>
          <table:table-cell office:value-type="time" office:time-value="PT00H01M04.118114S">
            <text:p>00:01:04,11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1M06.16S">
            <text:p>00:01:06,160</text:p>
          </table:table-cell>
          <table:table-cell office:value-type="time" office:time-value="PT00H01M08.34S">
            <text:p>00:01:08,340</text:p>
          </table:table-cell>
          <table:table-cell office:value-type="time" office:time-value="PT00H01M03.98S">
            <text:p>00:01:03,98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22161S">
            <text:p>00:00:00,022</text:p>
          </table:table-cell>
          <table:table-cell office:value-type="time" office:time-value="PT00H00M00.024082S">
            <text:p>00:00:00,024</text:p>
          </table:table-cell>
          <table:table-cell office:value-type="time" office:time-value="PT00H00M00.02024S">
            <text:p>00:00:00,020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18.444486S">
            <text:p>00:00:18,444</text:p>
          </table:table-cell>
          <table:table-cell table:formula="of:=+[.D34]+[.D37]" office:value-type="time" office:time-value="PT00H00M18.859795S">
            <text:p>00:00:18,860</text:p>
          </table:table-cell>
          <table:table-cell table:formula="of:=+[.E34]+[.E37]" office:value-type="time" office:time-value="PT00H00M18.029177S">
            <text:p>00:00:18,029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15.87S">
            <text:p>00:00:15,870</text:p>
          </table:table-cell>
          <table:table-cell table:formula="of:=+[.D35]+[.D38]" office:value-type="time" office:time-value="PT00H00M16.28S">
            <text:p>00:00:16,280</text:p>
          </table:table-cell>
          <table:table-cell table:formula="of:=+[.E35]+[.E38]" office:value-type="time" office:time-value="PT00H00M15.46S">
            <text:p>00:00:15,46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19875S">
            <text:p>00:00:00,120</text:p>
          </table:table-cell>
          <table:table-cell table:formula="of:=+[.D36]+[.D39]" office:value-type="time" office:time-value="PT00H00M00.103747S">
            <text:p>00:00:00,104</text:p>
          </table:table-cell>
          <table:table-cell table:formula="of:=+[.E36]+[.E39]" office:value-type="time" office:time-value="PT00H00M00.136003S">
            <text:p>00:00:00,136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formula="of:=SUM([.D34:.K34])/[.$B$3]" office:value-type="time" office:time-value="PT00H00M15.492776S">
            <text:p>00:00:15,493</text:p>
          </table:table-cell>
          <table:table-cell table:style-name="ce18" office:value-type="time" office:time-value="PT00H00M15.897069S">
            <text:p>00:00:15,897</text:p>
          </table:table-cell>
          <table:table-cell table:style-name="ce18" office:value-type="time" office:time-value="PT00H00M15.088484S">
            <text:p>00:00:15,08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35:.K35])/[.$B$3]" office:value-type="time" office:time-value="PT00H00M15.365S">
            <text:p>00:00:15,365</text:p>
          </table:table-cell>
          <table:table-cell table:style-name="ce18" office:value-type="time" office:time-value="PT00H00M15.77S">
            <text:p>00:00:15,770</text:p>
          </table:table-cell>
          <table:table-cell table:style-name="ce18" office:value-type="time" office:time-value="PT00H00M14.96S">
            <text:p>00:00:14,96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36:.K36])/[.$B$3]" office:value-type="time" office:time-value="PT00H00M00.070785S">
            <text:p>00:00:00,071</text:p>
          </table:table-cell>
          <table:table-cell table:style-name="ce18" office:value-type="time" office:time-value="PT00H00M00.07048S">
            <text:p>00:00:00,070</text:p>
          </table:table-cell>
          <table:table-cell table:style-name="ce18" office:value-type="time" office:time-value="PT00H00M00.07109S">
            <text:p>00:00:00,071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formula="of:=SUM([.D37:.K37])/[.$B$3]" office:value-type="time" office:time-value="PT00H00M02.95171S">
            <text:p>00:00:02,952</text:p>
          </table:table-cell>
          <table:table-cell table:style-name="ce18" office:value-type="time" office:time-value="PT00H00M02.962726S">
            <text:p>00:00:02,963</text:p>
          </table:table-cell>
          <table:table-cell table:style-name="ce18" office:value-type="time" office:time-value="PT00H00M02.940693S">
            <text:p>00:00:02,941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38:.K38])/[.$B$3]" office:value-type="time" office:time-value="PT00H00M00.505S">
            <text:p>00:00:00,505</text:p>
          </table:table-cell>
          <table:table-cell table:style-name="ce18" office:value-type="time" office:time-value="PT00H00M00.51S">
            <text:p>00:00:00,510</text:p>
          </table:table-cell>
          <table:table-cell table:style-name="ce18" office:value-type="time" office:time-value="PT00H00M00.5S">
            <text:p>00:00:00,5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39:.K39])/[.$B$3]" office:value-type="time" office:time-value="PT00H00M00.04909S">
            <text:p>00:00:00,049</text:p>
          </table:table-cell>
          <table:table-cell table:style-name="ce18" office:value-type="time" office:time-value="PT00H00M00.033267S">
            <text:p>00:00:00,033</text:p>
          </table:table-cell>
          <table:table-cell table:style-name="ce18" office:value-type="time" office:time-value="PT00H00M00.064913S">
            <text:p>00:00:00,065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45141S">
            <text:p>00:00:00,451</text:p>
          </table:table-cell>
          <table:table-cell office:value-type="time" office:time-value="PT00H00M00.423621S">
            <text:p>00:00:00,424</text:p>
          </table:table-cell>
          <table:table-cell office:value-type="time" office:time-value="PT00H00M00.479199S">
            <text:p>00:00:00,479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28S">
            <text:p>00:00:00,280</text:p>
          </table:table-cell>
          <table:table-cell office:value-type="time" office:time-value="PT00H00M00.29S">
            <text:p>00:00:00,290</text:p>
          </table:table-cell>
          <table:table-cell office:value-type="time" office:time-value="PT00H00M00.27S">
            <text:p>00:00:00,27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52435S">
            <text:p>00:00:00,052</text:p>
          </table:table-cell>
          <table:table-cell office:value-type="time" office:time-value="PT00H00M00.038246S">
            <text:p>00:00:00,038</text:p>
          </table:table-cell>
          <table:table-cell office:value-type="time" office:time-value="PT00H00M00.066624S">
            <text:p>00:00:00,067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4M06.767209S">
            <text:p>00:04:06,767</text:p>
          </table:table-cell>
          <table:table-cell office:value-type="time" office:time-value="PT00H04M09.766191S">
            <text:p>00:04:09,766</text:p>
          </table:table-cell>
          <table:table-cell office:value-type="time" office:time-value="PT00H04M03.768227S">
            <text:p>00:04:03,76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4M05.49S">
            <text:p>00:04:05,490</text:p>
          </table:table-cell>
          <table:table-cell office:value-type="time" office:time-value="PT00H04M08.54S">
            <text:p>00:04:08,540</text:p>
          </table:table-cell>
          <table:table-cell office:value-type="time" office:time-value="PT00H04M02.44S">
            <text:p>00:04:02,4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54209S">
            <text:p>00:00:00,054</text:p>
          </table:table-cell>
          <table:table-cell office:value-type="time" office:time-value="PT00H00M00.05262S">
            <text:p>00:00:00,053</text:p>
          </table:table-cell>
          <table:table-cell office:value-type="time" office:time-value="PT00H00M00.055797S">
            <text:p>00:00:00,056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8M07.7311S">
            <text:p>00:08:07,731</text:p>
          </table:table-cell>
          <table:table-cell office:value-type="time" office:time-value="PT00H08M37.094784S">
            <text:p>00:08:37,095</text:p>
          </table:table-cell>
          <table:table-cell office:value-type="time" office:time-value="PT00H07M38.367417S">
            <text:p>00:07:38,367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8M07.35S">
            <text:p>00:08:07,350</text:p>
          </table:table-cell>
          <table:table-cell office:value-type="time" office:time-value="PT00H08M36.74S">
            <text:p>00:08:36,740</text:p>
          </table:table-cell>
          <table:table-cell office:value-type="time" office:time-value="PT00H07M37.96S">
            <text:p>00:07:37,96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112333S">
            <text:p>00:00:00,112</text:p>
          </table:table-cell>
          <table:table-cell office:value-type="time" office:time-value="PT00H00M00.017155S">
            <text:p>00:00:00,017</text:p>
          </table:table-cell>
          <table:table-cell office:value-type="time" office:time-value="PT00H00M00.207511S">
            <text:p>00:00:00,208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244154S">
            <text:p>00:00:00,244</text:p>
          </table:table-cell>
          <table:table-cell office:value-type="time" office:time-value="PT00H00M00.248452S">
            <text:p>00:00:00,248</text:p>
          </table:table-cell>
          <table:table-cell office:value-type="time" office:time-value="PT00H00M00.239856S">
            <text:p>00:00:00,2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4S">
            <text:p>00:00:00,040</text:p>
          </table:table-cell>
          <table:table-cell table:number-columns-repeated="2" office:value-type="time" office:time-value="PT00H00M00.04S">
            <text:p>00:00:00,0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27819S">
            <text:p>00:00:00,028</text:p>
          </table:table-cell>
          <table:table-cell office:value-type="time" office:time-value="PT00H00M00.022232S">
            <text:p>00:00:00,022</text:p>
          </table:table-cell>
          <table:table-cell office:value-type="time" office:time-value="PT00H00M00.033405S">
            <text:p>00:00:00,033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4.479729S">
            <text:p>00:00:04,480</text:p>
          </table:table-cell>
          <table:table-cell table:formula="of:=+[.D55]+[.D58]" office:value-type="time" office:time-value="PT00H00M04.72788S">
            <text:p>00:00:04,728</text:p>
          </table:table-cell>
          <table:table-cell table:formula="of:=+[.E55]+[.E58]" office:value-type="time" office:time-value="PT00H00M04.231577S">
            <text:p>00:00:04,232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4.38S">
            <text:p>00:00:04,380</text:p>
          </table:table-cell>
          <table:table-cell table:formula="of:=+[.D56]+[.D59]" office:value-type="time" office:time-value="PT00H00M04.63S">
            <text:p>00:00:04,630</text:p>
          </table:table-cell>
          <table:table-cell table:formula="of:=+[.E56]+[.E59]" office:value-type="time" office:time-value="PT00H00M04.13S">
            <text:p>00:00:04,13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46654S">
            <text:p>00:00:00,047</text:p>
          </table:table-cell>
          <table:table-cell table:formula="of:=+[.D57]+[.D60]" office:value-type="time" office:time-value="PT00H00M00.043564S">
            <text:p>00:00:00,044</text:p>
          </table:table-cell>
          <table:table-cell table:formula="of:=+[.E57]+[.E60]" office:value-type="time" office:time-value="PT00H00M00.049743S">
            <text:p>00:00:00,050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2tmp1</text:p>
          </table:table-cell>
          <table:table-cell table:style-name="ce14" office:value-type="string">
            <text:p>elapsed</text:p>
          </table:table-cell>
          <table:table-cell table:formula="of:=SUM([.D55:.K55])/[.$B$3]" office:value-type="time" office:time-value="PT00H00M00.002534S">
            <text:p>00:00:00,003</text:p>
          </table:table-cell>
          <table:table-cell table:style-name="ce18" office:value-type="time" office:time-value="PT00H00M00.002495S">
            <text:p>00:00:00,002</text:p>
          </table:table-cell>
          <table:table-cell table:style-name="ce18" office:value-type="time" office:time-value="PT00H00M00.002572S">
            <text:p>00:00:00,00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57:.K57])/[.$B$3]" office:value-type="time" office:time-value="PT00H00M00.000107S">
            <text:p>00:00:00,000</text:p>
          </table:table-cell>
          <table:table-cell table:style-name="ce18" office:value-type="time" office:time-value="PT00H00M00.000106S">
            <text:p>00:00:00,000</text:p>
          </table:table-cell>
          <table:table-cell table:style-name="ce18" office:value-type="time" office:time-value="PT00H00M00.000108S">
            <text:p>00:00:00,0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2res</text:p>
          </table:table-cell>
          <table:table-cell table:style-name="ce14" office:value-type="string">
            <text:p>elapsed</text:p>
          </table:table-cell>
          <table:table-cell table:formula="of:=SUM([.D58:.K58])/[.$B$3]" office:value-type="time" office:time-value="PT00H00M04.477195S">
            <text:p>00:00:04,477</text:p>
          </table:table-cell>
          <table:table-cell table:style-name="ce18" office:value-type="time" office:time-value="PT00H00M04.725385S">
            <text:p>00:00:04,725</text:p>
          </table:table-cell>
          <table:table-cell table:style-name="ce18" office:value-type="time" office:time-value="PT00H00M04.229005S">
            <text:p>00:00:04,22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59:.K59])/[.$B$3]" office:value-type="time" office:time-value="PT00H00M04.38S">
            <text:p>00:00:04,380</text:p>
          </table:table-cell>
          <table:table-cell table:style-name="ce18" office:value-type="time" office:time-value="PT00H00M04.63S">
            <text:p>00:00:04,630</text:p>
          </table:table-cell>
          <table:table-cell table:style-name="ce18" office:value-type="time" office:time-value="PT00H00M04.13S">
            <text:p>00:00:04,13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60:.K60])/[.$B$3]" office:value-type="time" office:time-value="PT00H00M00.046547S">
            <text:p>00:00:00,047</text:p>
          </table:table-cell>
          <table:table-cell table:style-name="ce18" office:value-type="time" office:time-value="PT00H00M00.043458S">
            <text:p>00:00:00,043</text:p>
          </table:table-cell>
          <table:table-cell table:style-name="ce18" office:value-type="time" office:time-value="PT00H00M00.049635S">
            <text:p>00:00:00,050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30.071643S">
            <text:p>00:00:30,072</text:p>
          </table:table-cell>
          <table:table-cell office:value-type="time" office:time-value="PT00H00M30.555064S">
            <text:p>00:00:30,555</text:p>
          </table:table-cell>
          <table:table-cell office:value-type="time" office:time-value="PT00H00M29.588221S">
            <text:p>00:00:29,58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28.255S">
            <text:p>00:00:28,255</text:p>
          </table:table-cell>
          <table:table-cell office:value-type="time" office:time-value="PT00H00M28.76S">
            <text:p>00:00:28,760</text:p>
          </table:table-cell>
          <table:table-cell office:value-type="time" office:time-value="PT00H00M27.75S">
            <text:p>00:00:27,75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126184S">
            <text:p>00:00:00,126</text:p>
          </table:table-cell>
          <table:table-cell office:value-type="time" office:time-value="PT00H00M00.143477S">
            <text:p>00:00:00,143</text:p>
          </table:table-cell>
          <table:table-cell office:value-type="time" office:time-value="PT00H00M00.10889S">
            <text:p>00:00:00,109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1.12435S">
            <text:p>00:00:01,124</text:p>
          </table:table-cell>
          <table:table-cell office:value-type="time" office:time-value="PT00H00M01.117562S">
            <text:p>00:00:01,118</text:p>
          </table:table-cell>
          <table:table-cell office:value-type="time" office:time-value="PT00H00M01.131138S">
            <text:p>00:00:01,131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985S">
            <text:p>00:00:00,985</text:p>
          </table:table-cell>
          <table:table-cell office:value-type="time" office:time-value="PT00H00M00.99S">
            <text:p>00:00:00,990</text:p>
          </table:table-cell>
          <table:table-cell office:value-type="time" office:time-value="PT00H00M00.98S">
            <text:p>00:00:00,98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70059S">
            <text:p>00:00:00,070</text:p>
          </table:table-cell>
          <table:table-cell office:value-type="time" office:time-value="PT00H00M00.063437S">
            <text:p>00:00:00,063</text:p>
          </table:table-cell>
          <table:table-cell office:value-type="time" office:time-value="PT00H00M00.07668S">
            <text:p>00:00:00,077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8.616779S">
            <text:p>00:00:08,617</text:p>
          </table:table-cell>
          <table:table-cell office:value-type="time" office:time-value="PT00H00M08.860168S">
            <text:p>00:00:08,860</text:p>
          </table:table-cell>
          <table:table-cell office:value-type="time" office:time-value="PT00H00M08.373389S">
            <text:p>00:00:08,373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8.395S">
            <text:p>00:00:08,395</text:p>
          </table:table-cell>
          <table:table-cell office:value-type="time" office:time-value="PT00H00M08.64S">
            <text:p>00:00:08,640</text:p>
          </table:table-cell>
          <table:table-cell office:value-type="time" office:time-value="PT00H00M08.15S">
            <text:p>00:00:08,15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100801S">
            <text:p>00:00:00,101</text:p>
          </table:table-cell>
          <table:table-cell office:value-type="time" office:time-value="PT00H00M00.095224S">
            <text:p>00:00:00,095</text:p>
          </table:table-cell>
          <table:table-cell office:value-type="time" office:time-value="PT00H00M00.106378S">
            <text:p>00:00:00,106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06.967296S">
            <text:p>00:00:06,967</text:p>
          </table:table-cell>
          <table:table-cell table:formula="of:=+[.D73]+[.D76]+[.D79]" office:value-type="time" office:time-value="PT00H00M07.117401S">
            <text:p>00:00:07,117</text:p>
          </table:table-cell>
          <table:table-cell table:formula="of:=+[.E73]+[.E76]+[.E79]" office:value-type="time" office:time-value="PT00H00M06.817191S">
            <text:p>00:00:06,817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06.39S">
            <text:p>00:00:06,390</text:p>
          </table:table-cell>
          <table:table-cell table:formula="of:=+[.D74]+[.D77]+[.D80]" office:value-type="time" office:time-value="PT00H00M06.56S">
            <text:p>00:00:06,560</text:p>
          </table:table-cell>
          <table:table-cell table:formula="of:=+[.E74]+[.E77]+[.E80]" office:value-type="time" office:time-value="PT00H00M06.22S">
            <text:p>00:00:06,22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300008S">
            <text:p>00:00:00,300</text:p>
          </table:table-cell>
          <table:table-cell table:formula="of:=+[.D75]+[.D78]+[.D81]" office:value-type="time" office:time-value="PT00H00M00.301697S">
            <text:p>00:00:00,302</text:p>
          </table:table-cell>
          <table:table-cell table:formula="of:=+[.E75]+[.E78]+[.E81]" office:value-type="time" office:time-value="PT00H00M00.298318S">
            <text:p>00:00:00,298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formula="of:=SUM([.D73:.K73])/[.$B$3]" office:value-type="time" office:time-value="PT00H00M03.162552S">
            <text:p>00:00:03,163</text:p>
          </table:table-cell>
          <table:table-cell table:style-name="ce18" office:value-type="time" office:time-value="PT00H00M03.257076S">
            <text:p>00:00:03,257</text:p>
          </table:table-cell>
          <table:table-cell table:style-name="ce18" office:value-type="time" office:time-value="PT00H00M03.068027S">
            <text:p>00:00:03,06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74:.K74])/[.$B$3]" office:value-type="time" office:time-value="PT00H00M02.96S">
            <text:p>00:00:02,960</text:p>
          </table:table-cell>
          <table:table-cell table:style-name="ce18" office:value-type="time" office:time-value="PT00H00M03.04S">
            <text:p>00:00:03,040</text:p>
          </table:table-cell>
          <table:table-cell table:style-name="ce18" office:value-type="time" office:time-value="PT00H00M02.88S">
            <text:p>00:00:02,88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75:.K75])/[.$B$3]" office:value-type="time" office:time-value="PT00H00M00.118645S">
            <text:p>00:00:00,119</text:p>
          </table:table-cell>
          <table:table-cell table:style-name="ce18" office:value-type="time" office:time-value="PT00H00M00.124129S">
            <text:p>00:00:00,124</text:p>
          </table:table-cell>
          <table:table-cell table:style-name="ce18" office:value-type="time" office:time-value="PT00H00M00.113161S">
            <text:p>00:00:00,11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formula="of:=SUM([.D76:.K76])/[.$B$3]" office:value-type="time" office:time-value="PT00H00M03.640302S">
            <text:p>00:00:03,640</text:p>
          </table:table-cell>
          <table:table-cell table:style-name="ce18" office:value-type="time" office:time-value="PT00H00M03.712618S">
            <text:p>00:00:03,713</text:p>
          </table:table-cell>
          <table:table-cell table:style-name="ce18" office:value-type="time" office:time-value="PT00H00M03.567986S">
            <text:p>00:00:03,56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77:.K77])/[.$B$3]" office:value-type="time" office:time-value="PT00H00M03.41S">
            <text:p>00:00:03,410</text:p>
          </table:table-cell>
          <table:table-cell table:style-name="ce18" office:value-type="time" office:time-value="PT00H00M03.5S">
            <text:p>00:00:03,500</text:p>
          </table:table-cell>
          <table:table-cell table:style-name="ce18" office:value-type="time" office:time-value="PT00H00M03.32S">
            <text:p>00:00:03,3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78:.K78])/[.$B$3]" office:value-type="time" office:time-value="PT00H00M00.123748S">
            <text:p>00:00:00,124</text:p>
          </table:table-cell>
          <table:table-cell table:style-name="ce18" office:value-type="time" office:time-value="PT00H00M00.125453S">
            <text:p>00:00:00,125</text:p>
          </table:table-cell>
          <table:table-cell table:style-name="ce18" office:value-type="time" office:time-value="PT00H00M00.122042S">
            <text:p>00:00:00,122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formula="of:=SUM([.D79:.K79])/[.$B$3]" office:value-type="time" office:time-value="PT00H00M00.164443S">
            <text:p>00:00:00,164</text:p>
          </table:table-cell>
          <table:table-cell table:style-name="ce18" office:value-type="time" office:time-value="PT00H00M00.147707S">
            <text:p>00:00:00,148</text:p>
          </table:table-cell>
          <table:table-cell table:style-name="ce18" office:value-type="time" office:time-value="PT00H00M00.181178S">
            <text:p>00:00:00,181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81:.K81])/[.$B$3]" office:value-type="time" office:time-value="PT00H00M00.057615S">
            <text:p>00:00:00,058</text:p>
          </table:table-cell>
          <table:table-cell table:style-name="ce18" office:value-type="time" office:time-value="PT00H00M00.052115S">
            <text:p>00:00:00,052</text:p>
          </table:table-cell>
          <table:table-cell table:style-name="ce18" office:value-type="time" office:time-value="PT00H00M00.063115S">
            <text:p>00:00:00,063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8.702533S">
            <text:p>00:00:08,703</text:p>
          </table:table-cell>
          <table:table-cell table:formula="of:=+[.D85]+[.D88]" office:value-type="time" office:time-value="PT00H00M08.745253S">
            <text:p>00:00:08,745</text:p>
          </table:table-cell>
          <table:table-cell table:formula="of:=+[.E85]+[.E88]" office:value-type="time" office:time-value="PT00H00M08.659813S">
            <text:p>00:00:08,660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8.544416S">
            <text:p>00:00:08,544</text:p>
          </table:table-cell>
          <table:table-cell table:formula="of:=+[.D86]+[.D89]" office:value-type="time" office:time-value="PT00H00M08.628832S">
            <text:p>00:00:08,629</text:p>
          </table:table-cell>
          <table:table-cell table:formula="of:=+[.E86]+[.E89]" office:value-type="time" office:time-value="PT00H00M08.46S">
            <text:p>00:00:08,46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88331S">
            <text:p>00:00:00,088</text:p>
          </table:table-cell>
          <table:table-cell table:formula="of:=+[.D87]+[.D90]" office:value-type="time" office:time-value="PT00H00M00.075257S">
            <text:p>00:00:00,075</text:p>
          </table:table-cell>
          <table:table-cell table:formula="of:=+[.E87]+[.E90]" office:value-type="time" office:time-value="PT00H00M00.101404S">
            <text:p>00:00:00,101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formula="of:=SUM([.D85:.K85])/[.$B$3]" office:value-type="time" office:time-value="PT00H00M08.654131S">
            <text:p>00:00:08,654</text:p>
          </table:table-cell>
          <table:table-cell table:style-name="ce18" office:value-type="time" office:time-value="PT00H00M08.725253S">
            <text:p>00:00:08,725</text:p>
          </table:table-cell>
          <table:table-cell table:style-name="ce18" office:value-type="time" office:time-value="PT00H00M08.583009S">
            <text:p>00:00:08,58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6:.K86])/[.$B$3]" office:value-type="time" office:time-value="PT00H00M08.525S">
            <text:p>00:00:08,525</text:p>
          </table:table-cell>
          <table:table-cell table:style-name="ce18" office:value-type="time" office:time-value="PT00H00M08.6S">
            <text:p>00:00:08,600</text:p>
          </table:table-cell>
          <table:table-cell table:style-name="ce18" office:value-type="time" office:time-value="PT00H00M08.45S">
            <text:p>00:00:08,45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87:.K87])/[.$B$3]" office:value-type="time" office:time-value="PT00H00M00.075416S">
            <text:p>00:00:00,075</text:p>
          </table:table-cell>
          <table:table-cell table:style-name="ce18" office:value-type="time" office:time-value="PT00H00M00.075257S">
            <text:p>00:00:00,075</text:p>
          </table:table-cell>
          <table:table-cell table:style-name="ce18" office:value-type="time" office:time-value="PT00H00M00.075574S">
            <text:p>00:00:00,076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formula="of:=SUM([.D88:.K88])/[.$B$3]" office:value-type="time" office:time-value="PT00H00M00.048402S">
            <text:p>00:00:00,048</text:p>
          </table:table-cell>
          <table:table-cell table:style-name="ce18" office:value-type="time" office:time-value="PT00H00M00.02S">
            <text:p>00:00:00,020</text:p>
          </table:table-cell>
          <table:table-cell table:style-name="ce18" office:value-type="time" office:time-value="PT00H00M00.076804S">
            <text:p>00:00:00,077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9:.K89])/[.$B$3]" office:value-type="time" office:time-value="PT00H00M00.019416S">
            <text:p>00:00:00,019</text:p>
          </table:table-cell>
          <table:table-cell table:style-name="ce18" office:value-type="time" office:time-value="PT00H00M00.028832S">
            <text:p>00:00:00,029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90:.K90])/[.$B$3]" office:value-type="time" office:time-value="PT00H00M00.012915S">
            <text:p>00:00:00,013</text:p>
          </table:table-cell>
          <table:table-cell table:style-name="ce18" office:value-type="time" office:time-value="PT00H00M00S">
            <text:p>00:00:00,000</text:p>
          </table:table-cell>
          <table:table-cell table:style-name="ce18" office:value-type="time" office:time-value="PT00H00M00.02583S">
            <text:p>00:00:00,026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15M14.876069S">
            <text:p>00:15:14,876</text:p>
          </table:table-cell>
          <table:table-cell table:style-name="ce5" table:formula="of:=[.D82]+[.D70]+[.D67]+[.D64]+[.D61]+[.D52]+[.D49]+[.D46]+[.D43]+[.D40]+[.D31]+[.D28]+[.D16]+[.D13]+[.D10]+[.D7]+[.D4]" office:value-type="time" office:time-value="PT00H15M50.985652S">
            <text:p>00:15:50,986</text:p>
          </table:table-cell>
          <table:table-cell table:formula="of:=[.E82]+[.E70]+[.E67]+[.E64]+[.E61]+[.E52]+[.E49]+[.E46]+[.E43]+[.E40]+[.E31]+[.E28]+[.E16]+[.D13]+[.D10]+[.D7]+[.D4]" office:value-type="time" office:time-value="PT00H14M38.766486S">
            <text:p>00:14:38,766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14M42.309416S">
            <text:p>00:14:42,309</text:p>
          </table:table-cell>
          <table:table-cell table:formula="of:=[.D83]+[.D71]+[.D68]+[.D65]+[.D62]+[.D53]+[.D50]+[.D47]+[.D44]+[.D41]+[.D32]+[.D29]+[.D17]+[.D14]+[.D11]+[.D8]+[.D5]" office:value-type="time" office:time-value="PT00H15M18.608832S">
            <text:p>00:15:18,609</text:p>
          </table:table-cell>
          <table:table-cell table:formula="of:=[.E83]+[.E71]+[.E68]+[.E65]+[.E62]+[.E53]+[.E50]+[.E47]+[.E44]+[.E41]+[.E32]+[.E29]+[.E17]+[.D14]+[.D11]+[.D8]+[.D5]" office:value-type="time" office:time-value="PT00H14M06.01S">
            <text:p>00:14:06,01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1.592885S">
            <text:p>00:00:01,593</text:p>
          </table:table-cell>
          <table:table-cell table:formula="of:=[.D84]+[.D72]+[.D69]+[.D66]+[.D63]+[.D54]+[.D51]+[.D48]+[.D45]+[.D42]+[.D33]+[.D30]+[.D18]+[.D15]+[.D12]+[.D9]+[.D6]" office:value-type="time" office:time-value="PT00H00M01.469149S">
            <text:p>00:00:01,469</text:p>
          </table:table-cell>
          <table:table-cell table:formula="of:=[.E84]+[.E72]+[.E69]+[.E66]+[.E63]+[.E54]+[.E51]+[.E48]+[.E45]+[.E42]+[.E33]+[.E30]+[.E18]+[.D15]+[.D12]+[.D9]+[.D6]" office:value-type="time" office:time-value="PT00H00M01.716621S">
            <text:p>00:00:01,717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BA</text:p>
          </table:table-cell>
          <table:table-cell table:number-columns-repeated="7"/>
        </table:table-row>
        <table:table-row table:style-name="ro1">
          <table:table-cell office:value-type="string">
            <text:p>Anz. Läufe</text:p>
          </table:table-cell>
          <table:table-cell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01049S">
            <text:p>00:00:00,101</text:p>
          </table:table-cell>
          <table:table-cell office:value-type="time" office:time-value="PT00H00M00.114191S">
            <text:p>00:00:00,114</text:p>
          </table:table-cell>
          <table:table-cell office:value-type="time" office:time-value="PT00H00M00.087906S">
            <text:p>00:00:00,08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81S">
            <text:p>00:00:00,018</text:p>
          </table:table-cell>
          <table:table-cell office:value-type="time" office:time-value="PT00H00M00.020141S">
            <text:p>00:00:00,020</text:p>
          </table:table-cell>
          <table:table-cell office:value-type="time" office:time-value="PT00H00M00.016059S">
            <text:p>00:00:00,016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888S">
            <text:p>00:00:00,003</text:p>
          </table:table-cell>
          <table:table-cell office:value-type="time" office:time-value="PT00H00M00.002941S">
            <text:p>00:00:00,003</text:p>
          </table:table-cell>
          <table:table-cell office:value-type="time" office:time-value="PT00H00M00.002835S">
            <text:p>00:00:00,003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05S">
            <text:p>00:00:00,005</text:p>
          </table:table-cell>
          <table:table-cell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5S">
            <text:p>00:00:00,000</text:p>
          </table:table-cell>
          <table:table-cell table:number-columns-repeated="2" office:value-type="time" office:time-value="PT00H00M00.000065S">
            <text:p>00:00:00,000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318279S">
            <text:p>00:00:00,318</text:p>
          </table:table-cell>
          <table:table-cell office:value-type="time" office:time-value="PT00H00M00.312106S">
            <text:p>00:00:00,312</text:p>
          </table:table-cell>
          <table:table-cell office:value-type="time" office:time-value="PT00H00M00.324452S">
            <text:p>00:00:00,324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2S">
            <text:p>00:00:00,020</text:p>
          </table:table-cell>
          <table:table-cell table:number-columns-repeated="2" office:value-type="time" office:time-value="PT00H00M00.02S">
            <text:p>00:00:00,02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57321S">
            <text:p>00:00:00,057</text:p>
          </table:table-cell>
          <table:table-cell office:value-type="time" office:time-value="PT00H00M00.05797S">
            <text:p>00:00:00,058</text:p>
          </table:table-cell>
          <table:table-cell office:value-type="time" office:time-value="PT00H00M00.056671S">
            <text:p>00:00:00,057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0M39.53098S">
            <text:p>00:00:39,531</text:p>
          </table:table-cell>
          <table:table-cell office:value-type="time" office:time-value="PT00H00M39.425406S">
            <text:p>00:00:39,425</text:p>
          </table:table-cell>
          <table:table-cell office:value-type="time" office:time-value="PT00H00M39.636554S">
            <text:p>00:00:39,637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6.435S">
            <text:p>00:00:06,435</text:p>
          </table:table-cell>
          <table:table-cell office:value-type="time" office:time-value="PT00H00M06.37S">
            <text:p>00:00:06,370</text:p>
          </table:table-cell>
          <table:table-cell office:value-type="time" office:time-value="PT00H00M06.5S">
            <text:p>00:00:06,50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121169S">
            <text:p>00:00:00,121</text:p>
          </table:table-cell>
          <table:table-cell office:value-type="time" office:time-value="PT00H00M00.119875S">
            <text:p>00:00:00,120</text:p>
          </table:table-cell>
          <table:table-cell office:value-type="time" office:time-value="PT00H00M00.122462S">
            <text:p>00:00:00,122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3.033227S">
            <text:p>00:00:03,033</text:p>
          </table:table-cell>
          <table:table-cell table:formula="of:=+[.D112]+[.D115]+[.D118]" office:value-type="time" office:time-value="PT00H00M03.048435S">
            <text:p>00:00:03,048</text:p>
          </table:table-cell>
          <table:table-cell table:formula="of:=+[.E112]+[.E115]+[.E118]" office:value-type="time" office:time-value="PT00H00M03.018018S">
            <text:p>00:00:03,018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2.425S">
            <text:p>00:00:02,425</text:p>
          </table:table-cell>
          <table:table-cell table:formula="of:=+[.D113]+[.D116]+[.D119]" office:value-type="time" office:time-value="PT00H00M02.43S">
            <text:p>00:00:02,430</text:p>
          </table:table-cell>
          <table:table-cell table:formula="of:=+[.E113]+[.E116]+[.E119]" office:value-type="time" office:time-value="PT00H00M02.42S">
            <text:p>00:00:02,42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65406S">
            <text:p>00:00:00,265</text:p>
          </table:table-cell>
          <table:table-cell table:formula="of:=+[.D114]+[.D117]+[.D120]" office:value-type="time" office:time-value="PT00H00M00.283213S">
            <text:p>00:00:00,283</text:p>
          </table:table-cell>
          <table:table-cell table:formula="of:=+[.E114]+[.E117]+[.E120]" office:value-type="time" office:time-value="PT00H00M00.247599S">
            <text:p>00:00:00,248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formula="of:=SUM([.D112:.K112])/[.$B$96]" office:value-type="time" office:time-value="PT00H00M00.927226S">
            <text:p>00:00:00,927</text:p>
          </table:table-cell>
          <table:table-cell table:style-name="ce18" office:value-type="time" office:time-value="PT00H00M00.918199S">
            <text:p>00:00:00,918</text:p>
          </table:table-cell>
          <table:table-cell table:style-name="ce18" office:value-type="time" office:time-value="PT00H00M00.936253S">
            <text:p>00:00:00,936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3:.K113])/[.$B$96]" office:value-type="time" office:time-value="PT00H00M00.7S">
            <text:p>00:00:00,700</text:p>
          </table:table-cell>
          <table:table-cell table:style-name="ce18" office:value-type="time" office:time-value="PT00H00M00.7S">
            <text:p>00:00:00,700</text:p>
          </table:table-cell>
          <table:table-cell table:style-name="ce18" office:value-type="time" office:time-value="PT00H00M00.7S">
            <text:p>00:00:00,7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14:.K114])/[.$B$96]" office:value-type="time" office:time-value="PT00H00M00.093246S">
            <text:p>00:00:00,093</text:p>
          </table:table-cell>
          <table:table-cell table:style-name="ce18" office:value-type="time" office:time-value="PT00H00M00.085554S">
            <text:p>00:00:00,086</text:p>
          </table:table-cell>
          <table:table-cell table:style-name="ce18" office:value-type="time" office:time-value="PT00H00M00.100938S">
            <text:p>00:00:00,101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formula="of:=SUM([.D115:.K115])/[.$B$96]" office:value-type="time" office:time-value="PT00H00M01.074562S">
            <text:p>00:00:01,075</text:p>
          </table:table-cell>
          <table:table-cell table:style-name="ce18" office:value-type="time" office:time-value="PT00H00M01.07108S">
            <text:p>00:00:01,071</text:p>
          </table:table-cell>
          <table:table-cell table:style-name="ce18" office:value-type="time" office:time-value="PT00H00M01.078045S">
            <text:p>00:00:01,07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6:.K116])/[.$B$96]" office:value-type="time" office:time-value="PT00H00M00.82S">
            <text:p>00:00:00,820</text:p>
          </table:table-cell>
          <table:table-cell table:style-name="ce18" office:value-type="time" office:time-value="PT00H00M00.82S">
            <text:p>00:00:00,820</text:p>
          </table:table-cell>
          <table:table-cell table:style-name="ce18" office:value-type="time" office:time-value="PT00H00M00.82S">
            <text:p>00:00:00,8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17:.K117])/[.$B$96]" office:value-type="time" office:time-value="PT00H00M00.096617S">
            <text:p>00:00:00,097</text:p>
          </table:table-cell>
          <table:table-cell table:style-name="ce18" office:value-type="time" office:time-value="PT00H00M00.099199S">
            <text:p>00:00:00,099</text:p>
          </table:table-cell>
          <table:table-cell table:style-name="ce18" office:value-type="time" office:time-value="PT00H00M00.094035S">
            <text:p>00:00:00,094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formula="of:=SUM([.D118:.K118])/[.$B$96]" office:value-type="time" office:time-value="PT00H00M01.031438S">
            <text:p>00:00:01,031</text:p>
          </table:table-cell>
          <table:table-cell table:style-name="ce18" office:value-type="time" office:time-value="PT00H00M01.059156S">
            <text:p>00:00:01,059</text:p>
          </table:table-cell>
          <table:table-cell table:style-name="ce18" office:value-type="time" office:time-value="PT00H00M01.00372S">
            <text:p>00:00:01,004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9:.K119])/[.$B$96]" office:value-type="time" office:time-value="PT00H00M00.905S">
            <text:p>00:00:00,905</text:p>
          </table:table-cell>
          <table:table-cell table:style-name="ce18" office:value-type="time" office:time-value="PT00H00M00.91S">
            <text:p>00:00:00,910</text:p>
          </table:table-cell>
          <table:table-cell table:style-name="ce18" office:value-type="time" office:time-value="PT00H00M00.9S">
            <text:p>00:00:00,9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0:.K120])/[.$B$96]" office:value-type="time" office:time-value="PT00H00M00.075543S">
            <text:p>00:00:00,076</text:p>
          </table:table-cell>
          <table:table-cell table:style-name="ce18" office:value-type="time" office:time-value="PT00H00M00.09846S">
            <text:p>00:00:00,098</text:p>
          </table:table-cell>
          <table:table-cell table:style-name="ce18" office:value-type="time" office:time-value="PT00H00M00.052626S">
            <text:p>00:00:00,053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0M48.417363S">
            <text:p>00:00:48,417</text:p>
          </table:table-cell>
          <table:table-cell table:formula="of:=+[.D124]+[.D127]" office:value-type="time" office:time-value="PT00H00M44.547368S">
            <text:p>00:00:44,547</text:p>
          </table:table-cell>
          <table:table-cell table:formula="of:=+[.E124]+[.E127]" office:value-type="time" office:time-value="PT00H00M52.287357S">
            <text:p>00:00:52,287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0M46.495S">
            <text:p>00:00:46,495</text:p>
          </table:table-cell>
          <table:table-cell table:formula="of:=+[.D125]+[.D128]" office:value-type="time" office:time-value="PT00H00M42.65S">
            <text:p>00:00:42,650</text:p>
          </table:table-cell>
          <table:table-cell table:formula="of:=+[.E125]+[.E128]" office:value-type="time" office:time-value="PT00H00M50.34S">
            <text:p>00:00:50,34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1.532498S">
            <text:p>00:00:01,532</text:p>
          </table:table-cell>
          <table:table-cell table:formula="of:=+[.D126]+[.D129]" office:value-type="time" office:time-value="PT00H00M01.509724S">
            <text:p>00:00:01,510</text:p>
          </table:table-cell>
          <table:table-cell table:formula="of:=+[.E126]+[.E129]" office:value-type="time" office:time-value="PT00H00M01.555271S">
            <text:p>00:00:01,555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6tmp1</text:p>
          </table:table-cell>
          <table:table-cell table:style-name="ce14" office:value-type="string">
            <text:p>elapsed</text:p>
          </table:table-cell>
          <table:table-cell table:formula="of:=SUM([.D124:.K124])/[.$B$96]" office:value-type="time" office:time-value="PT00H00M01.652003S">
            <text:p>00:00:01,652</text:p>
          </table:table-cell>
          <table:table-cell table:style-name="ce18" office:value-type="time" office:time-value="PT00H00M01.635336S">
            <text:p>00:00:01,635</text:p>
          </table:table-cell>
          <table:table-cell table:style-name="ce18" office:value-type="time" office:time-value="PT00H00M01.668669S">
            <text:p>00:00:01,66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25:.K125])/[.$B$96]" office:value-type="time" office:time-value="PT00H00M00.325S">
            <text:p>00:00:00,325</text:p>
          </table:table-cell>
          <table:table-cell table:style-name="ce18" office:value-type="time" office:time-value="PT00H00M00.33S">
            <text:p>00:00:00,330</text:p>
          </table:table-cell>
          <table:table-cell table:style-name="ce18" office:value-type="time" office:time-value="PT00H00M00.32S">
            <text:p>00:00:00,3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6:.K126])/[.$B$96]" office:value-type="time" office:time-value="PT00H00M01.032291S">
            <text:p>00:00:01,032</text:p>
          </table:table-cell>
          <table:table-cell table:style-name="ce18" office:value-type="time" office:time-value="PT00H00M01.00534S">
            <text:p>00:00:01,005</text:p>
          </table:table-cell>
          <table:table-cell table:style-name="ce18" office:value-type="time" office:time-value="PT00H00M01.059241S">
            <text:p>00:00:01,05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6res</text:p>
          </table:table-cell>
          <table:table-cell table:style-name="ce14" office:value-type="string">
            <text:p>elapsed</text:p>
          </table:table-cell>
          <table:table-cell table:formula="of:=SUM([.D127:.K127])/[.$B$96]" office:value-type="time" office:time-value="PT00H00M46.76536S">
            <text:p>00:00:46,765</text:p>
          </table:table-cell>
          <table:table-cell table:style-name="ce18" office:value-type="time" office:time-value="PT00H00M42.912032S">
            <text:p>00:00:42,912</text:p>
          </table:table-cell>
          <table:table-cell table:style-name="ce18" office:value-type="time" office:time-value="PT00H00M50.618688S">
            <text:p>00:00:50,61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28:.K128])/[.$B$96]" office:value-type="time" office:time-value="PT00H00M46.17S">
            <text:p>00:00:46,170</text:p>
          </table:table-cell>
          <table:table-cell table:style-name="ce18" office:value-type="time" office:time-value="PT00H00M42.32S">
            <text:p>00:00:42,320</text:p>
          </table:table-cell>
          <table:table-cell table:style-name="ce18" office:value-type="time" office:time-value="PT00H00M50.02S">
            <text:p>00:00:50,0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9:.K129])/[.$B$96]" office:value-type="time" office:time-value="PT00H00M00.500207S">
            <text:p>00:00:00,500</text:p>
          </table:table-cell>
          <table:table-cell table:style-name="ce18" office:value-type="time" office:time-value="PT00H00M00.504384S">
            <text:p>00:00:00,504</text:p>
          </table:table-cell>
          <table:table-cell table:style-name="ce18" office:value-type="time" office:time-value="PT00H00M00.49603S">
            <text:p>00:00:00,496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11.435008S">
            <text:p>00:00:11,435</text:p>
          </table:table-cell>
          <table:table-cell table:formula="of:=+[.D133]+[.D136]" office:value-type="time" office:time-value="PT00H00M11.245457S">
            <text:p>00:00:11,245</text:p>
          </table:table-cell>
          <table:table-cell table:formula="of:=+[.E133]+[.E136]" office:value-type="time" office:time-value="PT00H00M11.624558S">
            <text:p>00:00:11,625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8.835S">
            <text:p>00:00:08,835</text:p>
          </table:table-cell>
          <table:table-cell table:formula="of:=+[.D134]+[.D137]" office:value-type="time" office:time-value="PT00H00M08.6S">
            <text:p>00:00:08,600</text:p>
          </table:table-cell>
          <table:table-cell table:formula="of:=+[.E134]+[.E137]" office:value-type="time" office:time-value="PT00H00M09.07S">
            <text:p>00:00:09,07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92281S">
            <text:p>00:00:00,192</text:p>
          </table:table-cell>
          <table:table-cell table:formula="of:=+[.D135]+[.D138]" office:value-type="time" office:time-value="PT00H00M00.218322S">
            <text:p>00:00:00,218</text:p>
          </table:table-cell>
          <table:table-cell table:formula="of:=+[.E135]+[.E138]" office:value-type="time" office:time-value="PT00H00M00.166239S">
            <text:p>00:00:00,166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formula="of:=SUM([.D133:.K133])/[.$B$96]" office:value-type="time" office:time-value="PT00H00M09.263585S">
            <text:p>00:00:09,264</text:p>
          </table:table-cell>
          <table:table-cell table:style-name="ce18" office:value-type="time" office:time-value="PT00H00M09.069092S">
            <text:p>00:00:09,069</text:p>
          </table:table-cell>
          <table:table-cell table:style-name="ce18" office:value-type="time" office:time-value="PT00H00M09.458078S">
            <text:p>00:00:09,458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34:.K134])/[.$B$96]" office:value-type="time" office:time-value="PT00H00M08.79S">
            <text:p>00:00:08,790</text:p>
          </table:table-cell>
          <table:table-cell table:style-name="ce18" office:value-type="time" office:time-value="PT00H00M08.56S">
            <text:p>00:00:08,560</text:p>
          </table:table-cell>
          <table:table-cell table:style-name="ce18" office:value-type="time" office:time-value="PT00H00M09.02S">
            <text:p>00:00:09,02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35:.K135])/[.$B$96]" office:value-type="time" office:time-value="PT00H00M00.083318S">
            <text:p>00:00:00,083</text:p>
          </table:table-cell>
          <table:table-cell table:style-name="ce18" office:value-type="time" office:time-value="PT00H00M00.103909S">
            <text:p>00:00:00,104</text:p>
          </table:table-cell>
          <table:table-cell table:style-name="ce18" office:value-type="time" office:time-value="PT00H00M00.062726S">
            <text:p>00:00:00,063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formula="of:=SUM([.D136:.K136])/[.$B$96]" office:value-type="time" office:time-value="PT00H00M02.171423S">
            <text:p>00:00:02,171</text:p>
          </table:table-cell>
          <table:table-cell table:style-name="ce18" office:value-type="time" office:time-value="PT00H00M02.176365S">
            <text:p>00:00:02,176</text:p>
          </table:table-cell>
          <table:table-cell table:style-name="ce18" office:value-type="time" office:time-value="PT00H00M02.16648S">
            <text:p>00:00:02,166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37:.K137])/[.$B$96]" office:value-type="time" office:time-value="PT00H00M00.045S">
            <text:p>00:00:00,045</text:p>
          </table:table-cell>
          <table:table-cell table:style-name="ce18" office:value-type="time" office:time-value="PT00H00M00.04S">
            <text:p>00:00:00,040</text:p>
          </table:table-cell>
          <table:table-cell table:style-name="ce18" office:value-type="time" office:time-value="PT00H00M00.05S">
            <text:p>00:00:00,05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38:.K138])/[.$B$96]" office:value-type="time" office:time-value="PT00H00M00.108963S">
            <text:p>00:00:00,109</text:p>
          </table:table-cell>
          <table:table-cell table:style-name="ce18" office:value-type="time" office:time-value="PT00H00M00.114413S">
            <text:p>00:00:00,114</text:p>
          </table:table-cell>
          <table:table-cell table:style-name="ce18" office:value-type="time" office:time-value="PT00H00M00.103513S">
            <text:p>00:00:00,104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357737S">
            <text:p>00:00:00,358</text:p>
          </table:table-cell>
          <table:table-cell office:value-type="time" office:time-value="PT00H00M00.336121S">
            <text:p>00:00:00,336</text:p>
          </table:table-cell>
          <table:table-cell office:value-type="time" office:time-value="PT00H00M00.379352S">
            <text:p>00:00:00,379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225S">
            <text:p>00:00:00,225</text:p>
          </table:table-cell>
          <table:table-cell office:value-type="time" office:time-value="PT00H00M00.21S">
            <text:p>00:00:00,210</text:p>
          </table:table-cell>
          <table:table-cell office:value-type="time" office:time-value="PT00H00M00.24S">
            <text:p>00:00:00,2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49476S">
            <text:p>00:00:00,049</text:p>
          </table:table-cell>
          <table:table-cell office:value-type="time" office:time-value="PT00H00M00.045195S">
            <text:p>00:00:00,045</text:p>
          </table:table-cell>
          <table:table-cell office:value-type="time" office:time-value="PT00H00M00.053757S">
            <text:p>00:00:00,054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6M13.957628S">
            <text:p>00:06:13,958</text:p>
          </table:table-cell>
          <table:table-cell office:value-type="time" office:time-value="PT00H06M01.496989S">
            <text:p>00:06:01,497</text:p>
          </table:table-cell>
          <table:table-cell office:value-type="time" office:time-value="PT00H06M26.418267S">
            <text:p>00:06:26,41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5M47.525S">
            <text:p>00:05:47,525</text:p>
          </table:table-cell>
          <table:table-cell office:value-type="time" office:time-value="PT00H05M34.98S">
            <text:p>00:05:34,980</text:p>
          </table:table-cell>
          <table:table-cell office:value-type="time" office:time-value="PT00H06M00.07S">
            <text:p>00:06:00,07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32453S">
            <text:p>00:00:00,032</text:p>
          </table:table-cell>
          <table:table-cell office:value-type="time" office:time-value="PT00H00M00.029673S">
            <text:p>00:00:00,030</text:p>
          </table:table-cell>
          <table:table-cell office:value-type="time" office:time-value="PT00H00M00.035232S">
            <text:p>00:00:00,035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2M16.743381S">
            <text:p>00:02:16,743</text:p>
          </table:table-cell>
          <table:table-cell office:value-type="time" office:time-value="PT00H02M17.54644S">
            <text:p>00:02:17,546</text:p>
          </table:table-cell>
          <table:table-cell office:value-type="time" office:time-value="PT00H02M15.940322S">
            <text:p>00:02:15,9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1M33.31495S">
            <text:p>00:01:33,315</text:p>
          </table:table-cell>
          <table:table-cell office:value-type="time" office:time-value="PT00H01M29.3999S">
            <text:p>00:01:29,400</text:p>
          </table:table-cell>
          <table:table-cell office:value-type="time" office:time-value="PT00H01M37.23S">
            <text:p>00:01:37,23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73998S">
            <text:p>00:00:00,174</text:p>
          </table:table-cell>
          <table:table-cell office:value-type="time" office:time-value="PT00H00M00.176072S">
            <text:p>00:00:00,176</text:p>
          </table:table-cell>
          <table:table-cell office:value-type="time" office:time-value="PT00H00M00.171924S">
            <text:p>00:00:00,172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52669S">
            <text:p>00:00:00,153</text:p>
          </table:table-cell>
          <table:table-cell office:value-type="time" office:time-value="PT00H00M00.163077S">
            <text:p>00:00:00,163</text:p>
          </table:table-cell>
          <table:table-cell office:value-type="time" office:time-value="PT00H00M00.14226S">
            <text:p>00:00:00,142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35S">
            <text:p>00:00:00,035</text:p>
          </table:table-cell>
          <table:table-cell office:value-type="time" office:time-value="PT00H00M00.03S">
            <text:p>00:00:00,030</text:p>
          </table:table-cell>
          <table:table-cell office:value-type="time" office:time-value="PT00H00M00.04S">
            <text:p>00:00:00,0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2923S">
            <text:p>00:00:00,029</text:p>
          </table:table-cell>
          <table:table-cell office:value-type="time" office:time-value="PT00H00M00.028182S">
            <text:p>00:00:00,028</text:p>
          </table:table-cell>
          <table:table-cell office:value-type="time" office:time-value="PT00H00M00.030278S">
            <text:p>00:00:00,030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40294S">
            <text:p>00:00:00,140</text:p>
          </table:table-cell>
          <table:table-cell office:value-type="time" office:time-value="PT00H00M00.151294S">
            <text:p>00:00:00,151</text:p>
          </table:table-cell>
          <table:table-cell office:value-type="time" office:time-value="PT00H00M00.129293S">
            <text:p>00:00:00,129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6S">
            <text:p>00:00:00,060</text:p>
          </table:table-cell>
          <table:table-cell table:number-columns-repeated="2" office:value-type="time" office:time-value="PT00H00M00.06S">
            <text:p>00:00:00,06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26189S">
            <text:p>00:00:00,026</text:p>
          </table:table-cell>
          <table:table-cell office:value-type="time" office:time-value="PT00H00M00.02182S">
            <text:p>00:00:00,022</text:p>
          </table:table-cell>
          <table:table-cell office:value-type="time" office:time-value="PT00H00M00.030557S">
            <text:p>00:00:00,03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15.215833S">
            <text:p>00:00:15,216</text:p>
          </table:table-cell>
          <table:table-cell office:value-type="time" office:time-value="PT00H00M15.071233S">
            <text:p>00:00:15,071</text:p>
          </table:table-cell>
          <table:table-cell office:value-type="time" office:time-value="PT00H00M15.360432S">
            <text:p>00:00:15,36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12.11S">
            <text:p>00:00:12,110</text:p>
          </table:table-cell>
          <table:table-cell office:value-type="time" office:time-value="PT00H00M11.24S">
            <text:p>00:00:11,240</text:p>
          </table:table-cell>
          <table:table-cell office:value-type="time" office:time-value="PT00H00M12.98S">
            <text:p>00:00:12,98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1.394483S">
            <text:p>00:00:01,394</text:p>
          </table:table-cell>
          <table:table-cell office:value-type="time" office:time-value="PT00H00M00.611953S">
            <text:p>00:00:00,612</text:p>
          </table:table-cell>
          <table:table-cell office:value-type="time" office:time-value="PT00H00M02.177012S">
            <text:p>00:00:02,177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1.167809S">
            <text:p>00:00:01,168</text:p>
          </table:table-cell>
          <table:table-cell office:value-type="time" office:time-value="PT00H00M01.178701S">
            <text:p>00:00:01,179</text:p>
          </table:table-cell>
          <table:table-cell office:value-type="time" office:time-value="PT00H00M01.156917S">
            <text:p>00:00:01,157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845S">
            <text:p>00:00:00,845</text:p>
          </table:table-cell>
          <table:table-cell office:value-type="time" office:time-value="PT00H00M00.85S">
            <text:p>00:00:00,850</text:p>
          </table:table-cell>
          <table:table-cell office:value-type="time" office:time-value="PT00H00M00.84S">
            <text:p>00:00:00,84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215792S">
            <text:p>00:00:00,216</text:p>
          </table:table-cell>
          <table:table-cell table:style-name="ce15" office:value-type="time" office:time-value="PT00H00M00.221507S">
            <text:p>00:00:00,22</text:p>
          </table:table-cell>
          <table:table-cell office:value-type="time" office:time-value="PT00H00M00.210076S">
            <text:p>00:00:00,210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4.281363S">
            <text:p>00:00:04,281</text:p>
          </table:table-cell>
          <table:table-cell table:style-name="ce15" office:value-type="time" office:time-value="PT00H00M04.274976S">
            <text:p>00:00:04,27</text:p>
          </table:table-cell>
          <table:table-cell office:value-type="time" office:time-value="PT00H00M04.287749S">
            <text:p>00:00:04,288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3.88S">
            <text:p>00:00:03,880</text:p>
          </table:table-cell>
          <table:table-cell table:style-name="ce15" office:value-type="time" office:time-value="PT00H00M03.67S">
            <text:p>00:00:03,67</text:p>
          </table:table-cell>
          <table:table-cell office:value-type="time" office:time-value="PT00H00M04.09S">
            <text:p>00:00:04,090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89997S">
            <text:p>00:00:00,090</text:p>
          </table:table-cell>
          <table:table-cell office:value-type="time" office:time-value="PT00H00M00.077206S">
            <text:p>00:00:00,077</text:p>
          </table:table-cell>
          <table:table-cell office:value-type="time" office:time-value="PT00H00M00.102787S">
            <text:p>00:00:00,103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28.591813S">
            <text:p>00:00:28,592</text:p>
          </table:table-cell>
          <table:table-cell table:formula="of:=+[.D166]+[.D169]+[.D172]" office:value-type="time" office:time-value="PT00H00M28.569011S">
            <text:p>00:00:28,569</text:p>
          </table:table-cell>
          <table:table-cell table:formula="of:=+[.E166]+[.E169]+[.E172]" office:value-type="time" office:time-value="PT00H00M28.614616S">
            <text:p>00:00:28,615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27.86S">
            <text:p>00:00:27,860</text:p>
          </table:table-cell>
          <table:table-cell table:formula="of:=+[.D167]+[.D170]+[.D173]" office:value-type="time" office:time-value="PT00H00M27.83S">
            <text:p>00:00:27,830</text:p>
          </table:table-cell>
          <table:table-cell table:formula="of:=+[.E167]+[.E170]+[.E173]" office:value-type="time" office:time-value="PT00H00M27.89S">
            <text:p>00:00:27,89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411384S">
            <text:p>00:00:00,411</text:p>
          </table:table-cell>
          <table:table-cell table:formula="of:=+[.D168]+[.D171]+[.D174]" office:value-type="time" office:time-value="PT00H00M00.396583S">
            <text:p>00:00:00,397</text:p>
          </table:table-cell>
          <table:table-cell table:formula="of:=+[.E168]+[.E171]+[.E174]" office:value-type="time" office:time-value="PT00H00M00.426185S">
            <text:p>00:00:00,426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formula="of:=SUM([.D166:.K166])/[.$B$96]" office:value-type="time" office:time-value="PT00H00M14.117715S">
            <text:p>00:00:14,118</text:p>
          </table:table-cell>
          <table:table-cell table:style-name="ce18" office:value-type="time" office:time-value="PT00H00M14.094654S">
            <text:p>00:00:14,095</text:p>
          </table:table-cell>
          <table:table-cell table:style-name="ce18" office:value-type="time" office:time-value="PT00H00M14.140775S">
            <text:p>00:00:14,141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67:.K167])/[.$B$96]" office:value-type="time" office:time-value="PT00H00M13.85S">
            <text:p>00:00:13,850</text:p>
          </table:table-cell>
          <table:table-cell table:style-name="ce18" office:value-type="time" office:time-value="PT00H00M13.81S">
            <text:p>00:00:13,810</text:p>
          </table:table-cell>
          <table:table-cell table:style-name="ce18" office:value-type="time" office:time-value="PT00H00M13.89S">
            <text:p>00:00:13,89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68:.K168])/[.$B$96]" office:value-type="time" office:time-value="PT00H00M00.144676S">
            <text:p>00:00:00,145</text:p>
          </table:table-cell>
          <table:table-cell table:style-name="ce18" office:value-type="time" office:time-value="PT00H00M00.140474S">
            <text:p>00:00:00,140</text:p>
          </table:table-cell>
          <table:table-cell table:style-name="ce18" office:value-type="time" office:time-value="PT00H00M00.148877S">
            <text:p>00:00:00,14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formula="of:=SUM([.D169:.K169])/[.$B$96]" office:value-type="time" office:time-value="PT00H00M14.225208S">
            <text:p>00:00:14,225</text:p>
          </table:table-cell>
          <table:table-cell table:style-name="ce18" office:value-type="time" office:time-value="PT00H00M14.236037S">
            <text:p>00:00:14,236</text:p>
          </table:table-cell>
          <table:table-cell table:style-name="ce18" office:value-type="time" office:time-value="PT00H00M14.214378S">
            <text:p>00:00:14,214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0:.K170])/[.$B$96]" office:value-type="time" office:time-value="PT00H00M13.97S">
            <text:p>00:00:13,970</text:p>
          </table:table-cell>
          <table:table-cell table:style-name="ce18" office:value-type="time" office:time-value="PT00H00M13.98S">
            <text:p>00:00:13,980</text:p>
          </table:table-cell>
          <table:table-cell table:style-name="ce18" office:value-type="time" office:time-value="PT00H00M13.96S">
            <text:p>00:00:13,96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71:.K171])/[.$B$96]" office:value-type="time" office:time-value="PT00H00M00.146157S">
            <text:p>00:00:00,146</text:p>
          </table:table-cell>
          <table:table-cell table:style-name="ce18" office:value-type="time" office:time-value="PT00H00M00.135534S">
            <text:p>00:00:00,136</text:p>
          </table:table-cell>
          <table:table-cell table:style-name="ce18" office:value-type="time" office:time-value="PT00H00M00.15678S">
            <text:p>00:00:00,157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formula="of:=SUM([.D172:.K172])/[.$B$96]" office:value-type="time" office:time-value="PT00H00M00.248892S">
            <text:p>00:00:00,249</text:p>
          </table:table-cell>
          <table:table-cell table:style-name="ce18" office:value-type="time" office:time-value="PT00H00M00.23832S">
            <text:p>00:00:00,238</text:p>
          </table:table-cell>
          <table:table-cell table:style-name="ce18" office:value-type="time" office:time-value="PT00H00M00.259463S">
            <text:p>00:00:00,25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3:.K173])/[.$B$96]" office:value-type="time" office:time-value="PT00H00M00.04S">
            <text:p>00:00:00,040</text:p>
          </table:table-cell>
          <table:table-cell table:style-name="ce18" office:value-type="time" office:time-value="PT00H00M00.04S">
            <text:p>00:00:00,04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74:.K174])/[.$B$96]" office:value-type="time" office:time-value="PT00H00M00.120552S">
            <text:p>00:00:00,121</text:p>
          </table:table-cell>
          <table:table-cell table:style-name="ce18" office:value-type="time" office:time-value="PT00H00M00.120575S">
            <text:p>00:00:00,121</text:p>
          </table:table-cell>
          <table:table-cell table:style-name="ce18" office:value-type="time" office:time-value="PT00H00M00.120528S">
            <text:p>00:00:00,121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6.717681S">
            <text:p>00:00:06,718</text:p>
          </table:table-cell>
          <table:table-cell table:formula="of:=+[.D178]+[.D181]" office:value-type="time" office:time-value="PT00H00M09.26985S">
            <text:p>00:00:09,270</text:p>
          </table:table-cell>
          <table:table-cell table:formula="of:=+[.E178]+[.E181]" office:value-type="time" office:time-value="PT00H00M04.165511S">
            <text:p>00:00:04,166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3.945S">
            <text:p>00:00:03,945</text:p>
          </table:table-cell>
          <table:table-cell table:formula="of:=+[.D179]+[.D182]" office:value-type="time" office:time-value="PT00H00M03.94S">
            <text:p>00:00:03,940</text:p>
          </table:table-cell>
          <table:table-cell table:formula="of:=+[.E179]+[.E182]" office:value-type="time" office:time-value="PT00H00M03.95S">
            <text:p>00:00:03,95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100426S">
            <text:p>00:00:00,100</text:p>
          </table:table-cell>
          <table:table-cell table:formula="of:=+[.D180]+[.D183]" office:value-type="time" office:time-value="PT00H00M00.086606S">
            <text:p>00:00:00,087</text:p>
          </table:table-cell>
          <table:table-cell table:formula="of:=+[.E180]+[.E183]" office:value-type="time" office:time-value="PT00H00M00.114245S">
            <text:p>00:00:00,114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formula="of:=SUM([.D178:.K178])/[.$B$96]" office:value-type="time" office:time-value="PT00H00M06.64718S">
            <text:p>00:00:06,647</text:p>
          </table:table-cell>
          <table:table-cell table:style-name="ce18" office:value-type="time" office:time-value="PT00H00M09.207713S">
            <text:p>00:00:09,208</text:p>
          </table:table-cell>
          <table:table-cell table:style-name="ce18" office:value-type="time" office:time-value="PT00H00M04.086647S">
            <text:p>00:00:04,087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9:.K179])/[.$B$96]" office:value-type="time" office:time-value="PT00H00M03.94S">
            <text:p>00:00:03,940</text:p>
          </table:table-cell>
          <table:table-cell table:style-name="ce19" office:value-type="time" office:time-value="PT00H00M03.93S">
            <text:p>00:00:03,930</text:p>
          </table:table-cell>
          <table:table-cell table:style-name="ce18" office:value-type="time" office:time-value="PT00H00M03.95S">
            <text:p>00:00:03,95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80:.K180])/[.$B$96]" office:value-type="time" office:time-value="PT00H00M00.081207S">
            <text:p>00:00:00,081</text:p>
          </table:table-cell>
          <table:table-cell table:style-name="ce18" office:value-type="time" office:time-value="PT00H00M00.070177S">
            <text:p>00:00:00,070</text:p>
          </table:table-cell>
          <table:table-cell table:style-name="ce18" office:value-type="time" office:time-value="PT00H00M00.092237S">
            <text:p>00:00:00,092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formula="of:=SUM([.D181:.K181])/[.$B$96]" office:value-type="time" office:time-value="PT00H00M00.070501S">
            <text:p>00:00:00,071</text:p>
          </table:table-cell>
          <table:table-cell table:style-name="ce18" office:value-type="time" office:time-value="PT00H00M00.062137S">
            <text:p>00:00:00,062</text:p>
          </table:table-cell>
          <table:table-cell table:style-name="ce18" office:value-type="time" office:time-value="PT00H00M00.078864S">
            <text:p>00:00:00,079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82:.K182])/[.$B$96]" office:value-type="time" office:time-value="PT00H00M00.005S">
            <text:p>00:00:00,005</text:p>
          </table:table-cell>
          <table:table-cell table:style-name="ce18" office:value-type="time" office:time-value="PT00H00M00.01S">
            <text:p>00:00:00,01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83:.K183])/[.$B$96]" office:value-type="time" office:time-value="PT00H00M00.019219S">
            <text:p>00:00:00,019</text:p>
          </table:table-cell>
          <table:table-cell table:style-name="ce18" office:value-type="time" office:time-value="PT00H00M00.016429S">
            <text:p>00:00:00,016</text:p>
          </table:table-cell>
          <table:table-cell table:style-name="ce18" office:value-type="time" office:time-value="PT00H00M00.022008S">
            <text:p>00:00:00,022</text:p>
          </table:table-cell>
          <table:table-cell table:style-name="ce18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11M10.164997S">
            <text:p>00:11:10,165</text:p>
          </table:table-cell>
          <table:table-cell table:formula="of:=[.D175]+[.D163]+[.D160]+[.D157]+[.D154]+[.D151]+[.D148]+[.D145]+[.D142]+[.D139]+[.D130]+[.D121]+[.D109]+[.D106]+[.D103]+[.D100]+[.D97]" office:value-type="time" office:time-value="PT00H10M56.753596S">
            <text:p>00:10:56,754</text:p>
          </table:table-cell>
          <table:table-cell table:formula="of:=[.E175]+[.E163]+[.E160]+[.E157]+[.E154]+[.E151]+[.E148]+[.E145]+[.E142]+[.E139]+[.E130]+[.E121]+[.E109]+[.E106]+[.E103]+[.E100]+[.E97]" office:value-type="time" office:time-value="PT00H11M23.576399S">
            <text:p>00:11:23,576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09M14.02495S">
            <text:p>00:09:14,025</text:p>
          </table:table-cell>
          <table:table-cell table:formula="of:=[.D176]+[.D164]+[.D161]+[.D158]+[.D155]+[.D152]+[.D149]+[.D146]+[.D143]+[.D140]+[.D131]+[.D122]+[.D110]+[.D107]+[.D104]+[.D101]+[.D98]" office:value-type="time" office:time-value="PT00H08M52.2999S">
            <text:p>00:08:52,300</text:p>
          </table:table-cell>
          <table:table-cell table:formula="of:=[.E176]+[.E164]+[.E161]+[.E158]+[.E155]+[.E152]+[.E149]+[.E146]+[.E143]+[.E140]+[.E131]+[.E122]+[.E110]+[.E107]+[.E104]+[.E101]+[.E98]" office:value-type="time" office:time-value="PT00H09M35.75S">
            <text:p>00:09:35,75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4.710263S">
            <text:p>00:00:04,710</text:p>
          </table:table-cell>
          <table:table-cell table:formula="of:=[.D177]+[.D165]+[.D162]+[.D159]+[.D156]+[.D153]+[.D150]+[.D147]+[.D144]+[.D141]+[.D132]+[.D123]+[.D111]+[.D108]+[.D105]+[.D102]+[.D99]" office:value-type="time" office:time-value="PT00H00M03.904107S">
            <text:p>00:00:03,904</text:p>
          </table:table-cell>
          <table:table-cell table:formula="of:=[.E177]+[.E165]+[.E162]+[.E159]+[.E156]+[.E153]+[.E150]+[.E147]+[.E144]+[.E141]+[.E132]+[.E123]+[.E111]+[.E108]+[.E105]+[.E102]+[.E99]" office:value-type="time" office:time-value="PT00H00M05.516419S">
            <text:p>00:00:05,516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121911S">
            <text:p>00:00:00,122</text:p>
          </table:table-cell>
          <table:table-cell table:style-name="ce5" table:formula="of:=[.C97]" office:value-type="time" office:time-value="PT00H00M00.101049S">
            <text:p>00:00:00,101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24566S">
            <text:p>00:00:00,025</text:p>
          </table:table-cell>
          <table:table-cell table:style-name="ce5" table:formula="of:=[.C99]" office:value-type="time" office:time-value="PT00H00M00.0181S">
            <text:p>00:00:00,01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3342S">
            <text:p>00:00:00,003</text:p>
          </table:table-cell>
          <table:table-cell table:style-name="ce5" table:formula="of:=[.C100]" office:value-type="time" office:time-value="PT00H00M00.002888S">
            <text:p>00:00:00,00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.005S">
            <text:p>00:00:00,005</text:p>
          </table:table-cell>
          <table:table-cell table:style-name="ce5" table:formula="of:=[.C101]" office:value-type="time" office:time-value="PT00H00M00.005S">
            <text:p>00:00:00,00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66S">
            <text:p>00:00:00,000</text:p>
          </table:table-cell>
          <table:table-cell table:style-name="ce5" table:formula="of:=[.C102]" office:value-type="time" office:time-value="PT00H00M00.000065S">
            <text:p>00:00:00,0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467715S">
            <text:p>00:00:00,468</text:p>
          </table:table-cell>
          <table:table-cell table:style-name="ce5" table:formula="of:=[.C103]" office:value-type="time" office:time-value="PT00H00M00.318279S">
            <text:p>00:00:00,31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4S">
            <text:p>00:00:00,040</text:p>
          </table:table-cell>
          <table:table-cell table:style-name="ce5" table:formula="of:=[.C104]" office:value-type="time" office:time-value="PT00H00M00.02S">
            <text:p>00:00:00,02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073053S">
            <text:p>00:00:00,073</text:p>
          </table:table-cell>
          <table:table-cell table:style-name="ce5" table:formula="of:=[.C105]" office:value-type="time" office:time-value="PT00H00M00.057321S">
            <text:p>00:00:00,057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0M32.742417S">
            <text:p>00:00:32,742</text:p>
          </table:table-cell>
          <table:table-cell table:style-name="ce5" table:formula="of:=[.C106]" office:value-type="time" office:time-value="PT00H00M39.53098S">
            <text:p>00:00:39,531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08.895S">
            <text:p>00:00:08,895</text:p>
          </table:table-cell>
          <table:table-cell table:style-name="ce5" table:formula="of:=[.C107]" office:value-type="time" office:time-value="PT00H00M06.435S">
            <text:p>00:00:06,43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0929S">
            <text:p>00:00:00,109</text:p>
          </table:table-cell>
          <table:table-cell table:style-name="ce5" table:formula="of:=[.C108]" office:value-type="time" office:time-value="PT00H00M00.121169S">
            <text:p>00:00:00,121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1.649381S">
            <text:p>00:00:01,649</text:p>
          </table:table-cell>
          <table:table-cell table:style-name="ce5" table:formula="of:=[.C109]" office:value-type="time" office:time-value="PT00H00M03.033227S">
            <text:p>00:00:03,03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1.13S">
            <text:p>00:00:01,130</text:p>
          </table:table-cell>
          <table:table-cell table:style-name="ce5" table:formula="of:=[.C110]" office:value-type="time" office:time-value="PT00H00M02.425S">
            <text:p>00:00:02,42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39427S">
            <text:p>00:00:00,239</text:p>
          </table:table-cell>
          <table:table-cell table:style-name="ce5" table:formula="of:=[.C111]" office:value-type="time" office:time-value="PT00H00M00.265406S">
            <text:p>00:00:00,26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01M06.300742S">
            <text:p>00:01:06,301</text:p>
          </table:table-cell>
          <table:table-cell table:style-name="ce5" table:formula="of:=[.C121]" office:value-type="time" office:time-value="PT00H00M48.417363S">
            <text:p>00:00:48,417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01M06.16S">
            <text:p>00:01:06,160</text:p>
          </table:table-cell>
          <table:table-cell table:style-name="ce5" table:formula="of:=[.C122]" office:value-type="time" office:time-value="PT00H00M46.495S">
            <text:p>00:00:46,49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22161S">
            <text:p>00:00:00,022</text:p>
          </table:table-cell>
          <table:table-cell table:style-name="ce5" table:formula="of:=[.C123]" office:value-type="time" office:time-value="PT00H00M01.532498S">
            <text:p>00:00:01,532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0M18.444486S">
            <text:p>00:00:18,444</text:p>
          </table:table-cell>
          <table:table-cell table:style-name="ce5" table:formula="of:=[.C130]" office:value-type="time" office:time-value="PT00H00M11.435008S">
            <text:p>00:00:11,43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0M15.87S">
            <text:p>00:00:15,870</text:p>
          </table:table-cell>
          <table:table-cell table:style-name="ce5" table:formula="of:=[.C131]" office:value-type="time" office:time-value="PT00H00M08.835S">
            <text:p>00:00:08,83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19875S">
            <text:p>00:00:00,120</text:p>
          </table:table-cell>
          <table:table-cell table:style-name="ce5" table:formula="of:=[.C132]" office:value-type="time" office:time-value="PT00H00M00.192281S">
            <text:p>00:00:00,192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45141S">
            <text:p>00:00:00,451</text:p>
          </table:table-cell>
          <table:table-cell table:style-name="ce5" table:formula="of:=[.C139]" office:value-type="time" office:time-value="PT00H00M00.357737S">
            <text:p>00:00:00,35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28S">
            <text:p>00:00:00,280</text:p>
          </table:table-cell>
          <table:table-cell table:style-name="ce5" table:formula="of:=[.C140]" office:value-type="time" office:time-value="PT00H00M00.225S">
            <text:p>00:00:00,225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52435S">
            <text:p>00:00:00,052</text:p>
          </table:table-cell>
          <table:table-cell table:style-name="ce5" table:formula="of:=[.C141]" office:value-type="time" office:time-value="PT00H00M00.049476S">
            <text:p>00:00:00,04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04M06.767209S">
            <text:p>00:04:06,767</text:p>
          </table:table-cell>
          <table:table-cell table:style-name="ce5" table:formula="of:=[.C142]" office:value-type="time" office:time-value="PT00H06M13.957628S">
            <text:p>00:06:13,95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04M05.49S">
            <text:p>00:04:05,490</text:p>
          </table:table-cell>
          <table:table-cell table:style-name="ce5" table:formula="of:=[.C143]" office:value-type="time" office:time-value="PT00H05M47.525S">
            <text:p>00:05:47,5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54209S">
            <text:p>00:00:00,054</text:p>
          </table:table-cell>
          <table:table-cell table:style-name="ce5" table:formula="of:=[.C144]" office:value-type="time" office:time-value="PT00H00M00.032453S">
            <text:p>00:00:00,03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0H08M07.7311S">
            <text:p>00:08:07,731</text:p>
          </table:table-cell>
          <table:table-cell table:style-name="ce5" table:formula="of:=[.C145]" office:value-type="time" office:time-value="PT00H02M16.743381S">
            <text:p>00:02:16,74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0H08M07.35S">
            <text:p>00:08:07,350</text:p>
          </table:table-cell>
          <table:table-cell table:style-name="ce5" table:formula="of:=[.C146]" office:value-type="time" office:time-value="PT00H01M33.31495S">
            <text:p>00:01:33,31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0.112333S">
            <text:p>00:00:00,112</text:p>
          </table:table-cell>
          <table:table-cell table:style-name="ce5" table:formula="of:=[.C147]" office:value-type="time" office:time-value="PT00H00M00.173998S">
            <text:p>00:00:00,17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244154S">
            <text:p>00:00:00,244</text:p>
          </table:table-cell>
          <table:table-cell table:style-name="ce5" table:formula="of:=[.C148]" office:value-type="time" office:time-value="PT00H00M00.152669S">
            <text:p>00:00:00,15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4S">
            <text:p>00:00:00,040</text:p>
          </table:table-cell>
          <table:table-cell table:style-name="ce5" table:formula="of:=[.C149]" office:value-type="time" office:time-value="PT00H00M00.035S">
            <text:p>00:00:00,03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7819S">
            <text:p>00:00:00,028</text:p>
          </table:table-cell>
          <table:table-cell table:style-name="ce5" table:formula="of:=[.C150]" office:value-type="time" office:time-value="PT00H00M00.02923S">
            <text:p>00:00:00,02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04.479729S">
            <text:p>00:00:04,480</text:p>
          </table:table-cell>
          <table:table-cell table:style-name="ce5" table:formula="of:=[.C151]" office:value-type="time" office:time-value="PT00H00M00.140294S">
            <text:p>00:00:00,14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04.38S">
            <text:p>00:00:04,380</text:p>
          </table:table-cell>
          <table:table-cell table:style-name="ce5" table:formula="of:=[.C152]" office:value-type="time" office:time-value="PT00H00M00.06S">
            <text:p>00:00:00,0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46654S">
            <text:p>00:00:00,047</text:p>
          </table:table-cell>
          <table:table-cell table:style-name="ce5" table:formula="of:=[.C153]" office:value-type="time" office:time-value="PT00H00M00.026189S">
            <text:p>00:00:00,02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0M30.071643S">
            <text:p>00:00:30,072</text:p>
          </table:table-cell>
          <table:table-cell table:style-name="ce5" table:formula="of:=[.C154]" office:value-type="time" office:time-value="PT00H00M15.215833S">
            <text:p>00:00:15,21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0M28.255S">
            <text:p>00:00:28,255</text:p>
          </table:table-cell>
          <table:table-cell table:style-name="ce5" table:formula="of:=[.C155]" office:value-type="time" office:time-value="PT00H00M12.11S">
            <text:p>00:00:12,11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126184S">
            <text:p>00:00:00,126</text:p>
          </table:table-cell>
          <table:table-cell table:style-name="ce5" table:formula="of:=[.C156]" office:value-type="time" office:time-value="PT00H00M01.394483S">
            <text:p>00:00:01,39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01.12435S">
            <text:p>00:00:01,124</text:p>
          </table:table-cell>
          <table:table-cell table:style-name="ce5" table:formula="of:=[.C157]" office:value-type="time" office:time-value="PT00H00M01.167809S">
            <text:p>00:00:01,16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0.985S">
            <text:p>00:00:00,985</text:p>
          </table:table-cell>
          <table:table-cell table:style-name="ce5" table:formula="of:=[.C158]" office:value-type="time" office:time-value="PT00H00M00.845S">
            <text:p>00:00:00,84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70059S">
            <text:p>00:00:00,070</text:p>
          </table:table-cell>
          <table:table-cell table:style-name="ce5" table:formula="of:=[.C159]" office:value-type="time" office:time-value="PT00H00M00.215792S">
            <text:p>00:00:00,21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08.616779S">
            <text:p>00:00:08,617</text:p>
          </table:table-cell>
          <table:table-cell table:style-name="ce5" table:formula="of:=[.C160]" office:value-type="time" office:time-value="PT00H00M04.281363S">
            <text:p>00:00:04,28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08.395S">
            <text:p>00:00:08,395</text:p>
          </table:table-cell>
          <table:table-cell table:style-name="ce5" table:formula="of:=[.C161]" office:value-type="time" office:time-value="PT00H00M03.88S">
            <text:p>00:00:03,88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100801S">
            <text:p>00:00:00,101</text:p>
          </table:table-cell>
          <table:table-cell table:style-name="ce5" table:formula="of:=[.C162]" office:value-type="time" office:time-value="PT00H00M00.089997S">
            <text:p>00:00:00,09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06.967296S">
            <text:p>00:00:06,967</text:p>
          </table:table-cell>
          <table:table-cell table:style-name="ce5" table:formula="of:=[.C163]" office:value-type="time" office:time-value="PT00H00M28.591813S">
            <text:p>00:00:28,59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06.39S">
            <text:p>00:00:06,390</text:p>
          </table:table-cell>
          <table:table-cell table:style-name="ce5" table:formula="of:=[.C164]" office:value-type="time" office:time-value="PT00H00M27.86S">
            <text:p>00:00:27,8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300008S">
            <text:p>00:00:00,300</text:p>
          </table:table-cell>
          <table:table-cell table:style-name="ce5" table:formula="of:=[.C165]" office:value-type="time" office:time-value="PT00H00M00.411384S">
            <text:p>00:00:00,41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0M08.702533S">
            <text:p>00:00:08,703</text:p>
          </table:table-cell>
          <table:table-cell table:style-name="ce5" table:formula="of:=[.C175]" office:value-type="time" office:time-value="PT00H00M06.717681S">
            <text:p>00:00:06,71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08.544416S">
            <text:p>00:00:08,544</text:p>
          </table:table-cell>
          <table:table-cell table:style-name="ce5" table:formula="of:=[.C176]" office:value-type="time" office:time-value="PT00H00M03.945S">
            <text:p>00:00:03,94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088331S">
            <text:p>00:00:00,088</text:p>
          </table:table-cell>
          <table:table-cell table:style-name="ce5" table:formula="of:=[.C177]" office:value-type="time" office:time-value="PT00H00M00.100426S">
            <text:p>00:00:00,10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0H15M14.876069S">
            <text:p>00:15:14,876</text:p>
          </table:table-cell>
          <table:table-cell table:style-name="ce5" table:formula="of:=[.C184]" office:value-type="time" office:time-value="PT00H11M10.164997S">
            <text:p>00:11:10,16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0H14M42.309416S">
            <text:p>00:14:42,309</text:p>
          </table:table-cell>
          <table:table-cell table:style-name="ce5" table:formula="of:=[.C185]" office:value-type="time" office:time-value="PT00H09M14.02495S">
            <text:p>00:09:14,0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1.592885S">
            <text:p>00:00:01,593</text:p>
          </table:table-cell>
          <table:table-cell table:style-name="ce5" table:formula="of:=[.C186]" office:value-type="time" office:time-value="PT00H00M04.710263S">
            <text:p>00:00:04,710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style-name="ce3" table:number-columns-repeated="2"/>
          <table:table-cell table:style-name="ce21"/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21" office:value-type="string">
            <text:p>TBA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</text:p>
          </table:table-cell>
          <table:table-cell table:style-name="ce5" table:formula="of:=[.C4]" office:value-type="time" office:time-value="PT00H00M00.121911S">
            <text:p>00:00:00,122</text:p>
          </table:table-cell>
          <table:table-cell table:style-name="ce20" table:formula="of:=[.C97]" office:value-type="time" office:time-value="PT00H00M00.101049S">
            <text:p>00:00:00,101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2</text:p>
          </table:table-cell>
          <table:table-cell table:style-name="ce20" table:formula="of:=[.C7]" office:value-type="time" office:time-value="PT00H00M00.003342S">
            <text:p>00:00:00,003</text:p>
          </table:table-cell>
          <table:table-cell table:style-name="ce20" table:formula="of:=[.C100]" office:value-type="time" office:time-value="PT00H00M00.002888S">
            <text:p>00:00:00,003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3</text:p>
          </table:table-cell>
          <table:table-cell table:style-name="ce5" table:formula="of:=[.C10]" office:value-type="time" office:time-value="PT00H00M00.467715S">
            <text:p>00:00:00,468</text:p>
          </table:table-cell>
          <table:table-cell table:style-name="ce20" table:formula="of:=[.C103]" office:value-type="time" office:time-value="PT00H00M00.318279S">
            <text:p>00:00:00,318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4</text:p>
          </table:table-cell>
          <table:table-cell table:style-name="ce20" table:formula="of:=[.C13]" office:value-type="time" office:time-value="PT00H00M32.742417S">
            <text:p>00:00:32,742</text:p>
          </table:table-cell>
          <table:table-cell table:style-name="ce5" table:formula="of:=[.C106]" office:value-type="time" office:time-value="PT00H00M39.53098S">
            <text:p>00:00:39,531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5</text:p>
          </table:table-cell>
          <table:table-cell table:style-name="ce20" table:formula="of:=[.C16]" office:value-type="time" office:time-value="PT00H00M01.649381S">
            <text:p>00:00:01,649</text:p>
          </table:table-cell>
          <table:table-cell table:style-name="ce5" table:formula="of:=[.C109]" office:value-type="time" office:time-value="PT00H00M03.033227S">
            <text:p>00:00:03,033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6</text:p>
          </table:table-cell>
          <table:table-cell table:style-name="ce5" table:formula="of:=[.C28]" office:value-type="time" office:time-value="PT00H01M06.300742S">
            <text:p>00:01:06,301</text:p>
          </table:table-cell>
          <table:table-cell table:style-name="ce20" table:formula="of:=[.C121]" office:value-type="time" office:time-value="PT00H00M48.417363S">
            <text:p>00:00:48,417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7</text:p>
          </table:table-cell>
          <table:table-cell table:style-name="ce5" table:formula="of:=[.C31]" office:value-type="time" office:time-value="PT00H00M18.444486S">
            <text:p>00:00:18,444</text:p>
          </table:table-cell>
          <table:table-cell table:style-name="ce20" table:formula="of:=[.C130]" office:value-type="time" office:time-value="PT00H00M11.435008S">
            <text:p>00:00:11,435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8</text:p>
          </table:table-cell>
          <table:table-cell table:style-name="ce5" table:formula="of:=[.C40]" office:value-type="time" office:time-value="PT00H00M00.45141S">
            <text:p>00:00:00,451</text:p>
          </table:table-cell>
          <table:table-cell table:style-name="ce20" table:formula="of:=[.C139]" office:value-type="time" office:time-value="PT00H00M00.357737S">
            <text:p>00:00:00,358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9</text:p>
          </table:table-cell>
          <table:table-cell table:style-name="ce20" table:formula="of:=[.C43]" office:value-type="time" office:time-value="PT00H04M06.767209S">
            <text:p>00:04:06,767</text:p>
          </table:table-cell>
          <table:table-cell table:style-name="ce5" table:formula="of:=[.C142]" office:value-type="time" office:time-value="PT00H06M13.957628S">
            <text:p>00:06:13,958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08M07.7311S">
            <text:p>00:08:07,731</text:p>
          </table:table-cell>
          <table:table-cell table:style-name="ce20" table:formula="of:=[.C145]" office:value-type="time" office:time-value="PT00H02M16.743381S">
            <text:p>00:02:16,743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244154S">
            <text:p>00:00:00,244</text:p>
          </table:table-cell>
          <table:table-cell table:style-name="ce20" table:formula="of:=[.C148]" office:value-type="time" office:time-value="PT00H00M00.152669S">
            <text:p>00:00:00,153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4.479729S">
            <text:p>00:00:04,480</text:p>
          </table:table-cell>
          <table:table-cell table:style-name="ce20" table:formula="of:=[.C151]" office:value-type="time" office:time-value="PT00H00M00.140294S">
            <text:p>00:00:00,140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30.071643S">
            <text:p>00:00:30,072</text:p>
          </table:table-cell>
          <table:table-cell table:style-name="ce20" table:formula="of:=[.C154]" office:value-type="time" office:time-value="PT00H00M15.215833S">
            <text:p>00:00:15,216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4</text:p>
          </table:table-cell>
          <table:table-cell table:style-name="ce20" table:formula="of:=[.C64]" office:value-type="time" office:time-value="PT00H00M01.12435S">
            <text:p>00:00:01,124</text:p>
          </table:table-cell>
          <table:table-cell table:style-name="ce5" table:formula="of:=[.C157]" office:value-type="time" office:time-value="PT00H00M01.167809S">
            <text:p>00:00:01,168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8.616779S">
            <text:p>00:00:08,617</text:p>
          </table:table-cell>
          <table:table-cell table:style-name="ce20" table:formula="of:=[.C160]" office:value-type="time" office:time-value="PT00H00M04.281363S">
            <text:p>00:00:04,281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6</text:p>
          </table:table-cell>
          <table:table-cell table:style-name="ce20" table:formula="of:=[.C70]" office:value-type="time" office:time-value="PT00H00M06.967296S">
            <text:p>00:00:06,967</text:p>
          </table:table-cell>
          <table:table-cell table:style-name="ce5" table:formula="of:=[.C163]" office:value-type="time" office:time-value="PT00H00M28.591813S">
            <text:p>00:00:28,592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7</text:p>
          </table:table-cell>
          <table:table-cell table:style-name="ce5" table:formula="of:=[.C82]" office:value-type="time" office:time-value="PT00H00M08.702533S">
            <text:p>00:00:08,703</text:p>
          </table:table-cell>
          <table:table-cell table:style-name="ce20" table:formula="of:=[.C175]" office:value-type="time" office:time-value="PT00H00M06.717681S">
            <text:p>00:00:06,718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Gesamt</text:p>
          </table:table-cell>
          <table:table-cell table:style-name="ce5" table:formula="of:=SUM([.B248:.B264])" office:value-type="time" office:time-value="PT00H15M14.886195S">
            <text:p>00:15:14,886</text:p>
          </table:table-cell>
          <table:table-cell table:style-name="ce20" table:formula="of:=SUM([.C248:.C264])" office:value-type="time" office:time-value="PT00H11M10.164998S">
            <text:p>00:11:10,165</text:p>
          </table:table-cell>
          <table:table-cell table:style-name="ce22" table:number-columns-repeated="3"/>
          <table:table-cell table:style-name="Default" table:number-columns-repeated="2"/>
        </table:table-row>
        <table:table-row table:style-name="ro1">
          <table:table-cell table:style-name="ce3"/>
          <table:table-cell table:style-name="ce21" table:number-columns-repeated="2"/>
          <table:table-cell table:style-name="ce22" table:number-columns-repeated="3"/>
          <table:table-cell table:style-name="Default" table:number-columns-repeated="2"/>
        </table:table-row>
      </table:table>
      <table:table table:name="B005" table:style-name="ta1" table:print="false">
        <table:table-column table:style-name="co1" table:number-columns-repeated="2" table:default-cell-style-name="ce24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3" table:default-cell-style-name="ce17"/>
        <table:table-row table:style-name="ro1">
          <table:table-cell table:style-name="Default" office:value-type="string">
            <text:p>Berlin MOD 0.0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OB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table:style-name="ce24" office:value-type="string">
            <text:p>Durchschnitt</text:p>
          </table:table-cell>
          <table:table-cell table:style-name="ce24" office:value-type="string">
            <text:p>1.Lauf</text:p>
          </table:table-cell>
          <table:table-cell table:style-name="ce24" office:value-type="string">
            <text:p>2.Lauf</text:p>
          </table:table-cell>
          <table:table-cell table:style-name="ce24" office:value-type="string">
            <text:p>3.Lauf</text:p>
          </table:table-cell>
          <table:table-cell table:style-name="ce24" office:value-type="string">
            <text:p>4.Lauf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6035S">
            <text:p>00:00:00,160</text:p>
          </table:table-cell>
          <table:table-cell office:value-type="time" office:time-value="PT00H00M00.153321S">
            <text:p>00:00:00,153</text:p>
          </table:table-cell>
          <table:table-cell office:value-type="time" office:time-value="PT00H00M00.167379S">
            <text:p>00:00:00,167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05S">
            <text:p>00:00:00,005</text:p>
          </table:table-cell>
          <table:table-cell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18883S">
            <text:p>00:00:00,019</text:p>
          </table:table-cell>
          <table:table-cell office:value-type="time" office:time-value="PT00H00M00.016964S">
            <text:p>00:00:00,017</text:p>
          </table:table-cell>
          <table:table-cell office:value-type="time" office:time-value="PT00H00M00.020801S">
            <text:p>00:00:00,021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2649S">
            <text:p>00:00:00,003</text:p>
          </table:table-cell>
          <table:table-cell office:value-type="time" office:time-value="PT00H00M00.00257S">
            <text:p>00:00:00,003</text:p>
          </table:table-cell>
          <table:table-cell office:value-type="time" office:time-value="PT00H00M00.002728S">
            <text:p>00:00:00,003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0</text:p>
          </table:table-cell>
          <table:table-cell table:number-columns-repeated="2" office:value-type="time" office:time-value="PT00H00M00S">
            <text:p>00:00:00,00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2S">
            <text:p>00:00:00,000</text:p>
          </table:table-cell>
          <table:table-cell table:number-columns-repeated="2" office:value-type="time" office:time-value="PT00H00M00.000062S">
            <text:p>00:00:00,00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418314S">
            <text:p>00:00:00,418</text:p>
          </table:table-cell>
          <table:table-cell office:value-type="time" office:time-value="PT00H00M00.435605S">
            <text:p>00:00:00,436</text:p>
          </table:table-cell>
          <table:table-cell office:value-type="time" office:time-value="PT00H00M00.401022S">
            <text:p>00:00:00,401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2S">
            <text:p>00:00:00,020</text:p>
          </table:table-cell>
          <table:table-cell table:number-columns-repeated="2" office:value-type="time" office:time-value="PT00H00M00.02S">
            <text:p>00:00:00,02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65375S">
            <text:p>00:00:00,065</text:p>
          </table:table-cell>
          <table:table-cell office:value-type="time" office:time-value="PT00H00M00.087827S">
            <text:p>00:00:00,088</text:p>
          </table:table-cell>
          <table:table-cell office:value-type="time" office:time-value="PT00H00M00.042922S">
            <text:p>00:00:00,043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9.460782S">
            <text:p>00:00:09,461</text:p>
          </table:table-cell>
          <table:table-cell office:value-type="time" office:time-value="PT00H00M09.466571S">
            <text:p>00:00:09,467</text:p>
          </table:table-cell>
          <table:table-cell office:value-type="time" office:time-value="PT00H00M09.454992S">
            <text:p>00:00:09,455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1.125S">
            <text:p>00:00:01,125</text:p>
          </table:table-cell>
          <table:table-cell office:value-type="time" office:time-value="PT00H00M01.11S">
            <text:p>00:00:01,110</text:p>
          </table:table-cell>
          <table:table-cell office:value-type="time" office:time-value="PT00H00M01.14S">
            <text:p>00:00:01,14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12508S">
            <text:p>00:00:00,113</text:p>
          </table:table-cell>
          <table:table-cell office:value-type="time" office:time-value="PT00H00M00.106863S">
            <text:p>00:00:00,107</text:p>
          </table:table-cell>
          <table:table-cell office:value-type="time" office:time-value="PT00H00M00.118152S">
            <text:p>00:00:00,118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086554S">
            <text:p>00:00:01,087</text:p>
          </table:table-cell>
          <table:table-cell table:formula="of:=+[.D19]+[.D22]+[.D25]" office:value-type="time" office:time-value="PT00H00M01.116518S">
            <text:p>00:00:01,117</text:p>
          </table:table-cell>
          <table:table-cell table:formula="of:=+[.E19]+[.E22]+[.E25]" office:value-type="time" office:time-value="PT00H00M01.05659S">
            <text:p>00:00:01,057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0.515S">
            <text:p>00:00:00,515</text:p>
          </table:table-cell>
          <table:table-cell table:formula="of:=+[.D20]+[.D23]+[.D26]" office:value-type="time" office:time-value="PT00H00M00.51S">
            <text:p>00:00:00,510</text:p>
          </table:table-cell>
          <table:table-cell table:formula="of:=+[.E20]+[.E23]+[.E26]" office:value-type="time" office:time-value="PT00H00M00.519999S">
            <text:p>00:00:00,52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42568S">
            <text:p>00:00:00,243</text:p>
          </table:table-cell>
          <table:table-cell table:formula="of:=+[.D21]+[.D24]+[.D27]" office:value-type="time" office:time-value="PT00H00M00.254961S">
            <text:p>00:00:00,255</text:p>
          </table:table-cell>
          <table:table-cell table:formula="of:=+[.E21]+[.E24]+[.E27]" office:value-type="time" office:time-value="PT00H00M00.230174S">
            <text:p>00:00:00,230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5tmp1</text:p>
          </table:table-cell>
          <table:table-cell table:style-name="ce25" office:value-type="string">
            <text:p>elapsed</text:p>
          </table:table-cell>
          <table:table-cell table:formula="of:=SUM([.D19:.K19])/[.$B$3]" office:value-type="time" office:time-value="PT00H00M00.253758S">
            <text:p>00:00:00,254</text:p>
          </table:table-cell>
          <table:table-cell table:style-name="ce18" office:value-type="time" office:time-value="PT00H00M00.257641S">
            <text:p>00:00:00,258</text:p>
          </table:table-cell>
          <table:table-cell table:style-name="ce18" office:value-type="time" office:time-value="PT00H00M00.249874S">
            <text:p>00:00:00,2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20:.K20])/[.$B$3]" office:value-type="time" office:time-value="PT00H00M00.05S">
            <text:p>00:00:00,050</text:p>
          </table:table-cell>
          <table:table-cell table:style-name="ce18" office:value-type="time" office:time-value="PT00H00M00.05S">
            <text:p>00:00:00,050</text:p>
          </table:table-cell>
          <table:table-cell table:style-name="ce18" office:value-type="time" office:time-value="PT00H00M00.05S">
            <text:p>00:00:00,0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21:.K21])/[.$B$3]" office:value-type="time" office:time-value="PT00H00M00.089051S">
            <text:p>00:00:00,089</text:p>
          </table:table-cell>
          <table:table-cell table:style-name="ce18" office:value-type="time" office:time-value="PT00H00M00.087626S">
            <text:p>00:00:00,088</text:p>
          </table:table-cell>
          <table:table-cell table:style-name="ce18" office:value-type="time" office:time-value="PT00H00M00.090475S">
            <text:p>00:00:00,09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5tmp2</text:p>
          </table:table-cell>
          <table:table-cell table:style-name="ce25" office:value-type="string">
            <text:p>elapsed</text:p>
          </table:table-cell>
          <table:table-cell table:formula="of:=SUM([.D22:.K22])/[.$B$3]" office:value-type="time" office:time-value="PT00H00M00.318491S">
            <text:p>00:00:00,318</text:p>
          </table:table-cell>
          <table:table-cell table:style-name="ce18" office:value-type="time" office:time-value="PT00H00M00.344576S">
            <text:p>00:00:00,345</text:p>
          </table:table-cell>
          <table:table-cell table:style-name="ce18" office:value-type="time" office:time-value="PT00H00M00.292405S">
            <text:p>00:00:00,292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23:.K23])/[.$B$3]" office:value-type="time" office:time-value="PT00H00M00.065S">
            <text:p>00:00:00,065</text:p>
          </table:table-cell>
          <table:table-cell table:style-name="ce18" office:value-type="time" office:time-value="PT00H00M00.06S">
            <text:p>00:00:00,060</text:p>
          </table:table-cell>
          <table:table-cell table:style-name="ce18" office:value-type="time" office:time-value="PT00H00M00.069999S">
            <text:p>00:00:00,07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24:.K24])/[.$B$3]" office:value-type="time" office:time-value="PT00H00M00.096729S">
            <text:p>00:00:00,097</text:p>
          </table:table-cell>
          <table:table-cell table:style-name="ce18" office:value-type="time" office:time-value="PT00H00M00.116863S">
            <text:p>00:00:00,117</text:p>
          </table:table-cell>
          <table:table-cell table:style-name="ce18" office:value-type="time" office:time-value="PT00H00M00.076595S">
            <text:p>00:00:00,077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5res</text:p>
          </table:table-cell>
          <table:table-cell table:style-name="ce25" office:value-type="string">
            <text:p>elapsed</text:p>
          </table:table-cell>
          <table:table-cell table:formula="of:=SUM([.D25:.K25])/[.$B$3]" office:value-type="time" office:time-value="PT00H00M00.514306S">
            <text:p>00:00:00,514</text:p>
          </table:table-cell>
          <table:table-cell table:style-name="ce18" office:value-type="time" office:time-value="PT00H00M00.514301S">
            <text:p>00:00:00,514</text:p>
          </table:table-cell>
          <table:table-cell table:style-name="ce18" office:value-type="time" office:time-value="PT00H00M00.514311S">
            <text:p>00:00:00,51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26:.K26])/[.$B$3]" office:value-type="time" office:time-value="PT00H00M00.4S">
            <text:p>00:00:00,400</text:p>
          </table:table-cell>
          <table:table-cell table:style-name="ce18" office:value-type="time" office:time-value="PT00H00M00.4S">
            <text:p>00:00:00,400</text:p>
          </table:table-cell>
          <table:table-cell table:style-name="ce18" office:value-type="time" office:time-value="PT00H00M00.4S">
            <text:p>00:00:00,4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27:.K27])/[.$B$3]" office:value-type="time" office:time-value="PT00H00M00.056788S">
            <text:p>00:00:00,057</text:p>
          </table:table-cell>
          <table:table-cell table:style-name="ce18" office:value-type="time" office:time-value="PT00H00M00.050472S">
            <text:p>00:00:00,050</text:p>
          </table:table-cell>
          <table:table-cell table:style-name="ce18" office:value-type="time" office:time-value="PT00H00M00.063104S">
            <text:p>00:00:00,063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13.391086S">
            <text:p>00:00:13,391</text:p>
          </table:table-cell>
          <table:table-cell office:value-type="time" office:time-value="PT00H00M13.427362S">
            <text:p>00:00:13,427</text:p>
          </table:table-cell>
          <table:table-cell office:value-type="time" office:time-value="PT00H00M13.35481S">
            <text:p>00:00:13,355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13.265S">
            <text:p>00:00:13,265</text:p>
          </table:table-cell>
          <table:table-cell office:value-type="time" office:time-value="PT00H00M13.31S">
            <text:p>00:00:13,310</text:p>
          </table:table-cell>
          <table:table-cell office:value-type="time" office:time-value="PT00H00M13.22S">
            <text:p>00:00:13,22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8894S">
            <text:p>00:00:00,019</text:p>
          </table:table-cell>
          <table:table-cell office:value-type="time" office:time-value="PT00H00M00.018333S">
            <text:p>00:00:00,018</text:p>
          </table:table-cell>
          <table:table-cell office:value-type="time" office:time-value="PT00H00M00.019454S">
            <text:p>00:00:00,019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3.567644S">
            <text:p>00:00:03,568</text:p>
          </table:table-cell>
          <table:table-cell table:formula="of:=+[.D34]+[.D37]" office:value-type="time" office:time-value="PT00H00M03.534356S">
            <text:p>00:00:03,534</text:p>
          </table:table-cell>
          <table:table-cell table:formula="of:=+[.E34]+[.E37]" office:value-type="time" office:time-value="PT00H00M03.600932S">
            <text:p>00:00:03,601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1.965S">
            <text:p>00:00:01,965</text:p>
          </table:table-cell>
          <table:table-cell table:formula="of:=+[.D35]+[.D38]" office:value-type="time" office:time-value="PT00H00M01.94S">
            <text:p>00:00:01,940</text:p>
          </table:table-cell>
          <table:table-cell table:formula="of:=+[.E35]+[.E38]" office:value-type="time" office:time-value="PT00H00M01.99S">
            <text:p>00:00:01,99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1398S">
            <text:p>00:00:00,114</text:p>
          </table:table-cell>
          <table:table-cell table:formula="of:=+[.D36]+[.D39]" office:value-type="time" office:time-value="PT00H00M00.128635S">
            <text:p>00:00:00,129</text:p>
          </table:table-cell>
          <table:table-cell table:formula="of:=+[.E36]+[.E39]" office:value-type="time" office:time-value="PT00H00M00.099325S">
            <text:p>00:00:00,099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7tmp1</text:p>
          </table:table-cell>
          <table:table-cell table:style-name="ce25" office:value-type="string">
            <text:p>elapsed</text:p>
          </table:table-cell>
          <table:table-cell table:formula="of:=SUM([.D34:.K34])/[.$B$3]" office:value-type="time" office:time-value="PT00H00M01.880776S">
            <text:p>00:00:01,881</text:p>
          </table:table-cell>
          <table:table-cell table:style-name="ce18" office:value-type="time" office:time-value="PT00H00M01.875253S">
            <text:p>00:00:01,875</text:p>
          </table:table-cell>
          <table:table-cell table:style-name="ce18" office:value-type="time" office:time-value="PT00H00M01.886299S">
            <text:p>00:00:01,88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35:.K35])/[.$B$3]" office:value-type="time" office:time-value="PT00H00M01.78S">
            <text:p>00:00:01,780</text:p>
          </table:table-cell>
          <table:table-cell table:style-name="ce18" office:value-type="time" office:time-value="PT00H00M01.76S">
            <text:p>00:00:01,760</text:p>
          </table:table-cell>
          <table:table-cell table:style-name="ce18" office:value-type="time" office:time-value="PT00H00M01.8S">
            <text:p>00:00:01,8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36:.K36])/[.$B$3]" office:value-type="time" office:time-value="PT00H00M00.063967S">
            <text:p>00:00:00,064</text:p>
          </table:table-cell>
          <table:table-cell table:style-name="ce18" office:value-type="time" office:time-value="PT00H00M00.06745S">
            <text:p>00:00:00,067</text:p>
          </table:table-cell>
          <table:table-cell table:style-name="ce18" office:value-type="time" office:time-value="PT00H00M00.060483S">
            <text:p>00:00:00,06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7res</text:p>
          </table:table-cell>
          <table:table-cell table:style-name="ce25" office:value-type="string">
            <text:p>elapsed</text:p>
          </table:table-cell>
          <table:table-cell table:formula="of:=SUM([.D37:.K37])/[.$B$3]" office:value-type="time" office:time-value="PT00H00M01.686868S">
            <text:p>00:00:01,687</text:p>
          </table:table-cell>
          <table:table-cell table:style-name="ce18" office:value-type="time" office:time-value="PT00H00M01.659103S">
            <text:p>00:00:01,659</text:p>
          </table:table-cell>
          <table:table-cell table:style-name="ce18" office:value-type="time" office:time-value="PT00H00M01.714633S">
            <text:p>00:00:01,715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38:.K38])/[.$B$3]" office:value-type="time" office:time-value="PT00H00M00.185S">
            <text:p>00:00:00,185</text:p>
          </table:table-cell>
          <table:table-cell table:style-name="ce18" office:value-type="time" office:time-value="PT00H00M00.18S">
            <text:p>00:00:00,180</text:p>
          </table:table-cell>
          <table:table-cell table:style-name="ce18" office:value-type="time" office:time-value="PT00H00M00.19S">
            <text:p>00:00:00,19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39:.K39])/[.$B$3]" office:value-type="time" office:time-value="PT00H00M00.050014S">
            <text:p>00:00:00,050</text:p>
          </table:table-cell>
          <table:table-cell table:style-name="ce18" office:value-type="time" office:time-value="PT00H00M00.061185S">
            <text:p>00:00:00,061</text:p>
          </table:table-cell>
          <table:table-cell table:style-name="ce18" office:value-type="time" office:time-value="PT00H00M00.038842S">
            <text:p>00:00:00,039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3236S">
            <text:p>00:00:00,324</text:p>
          </table:table-cell>
          <table:table-cell office:value-type="time" office:time-value="PT00H00M00.345905S">
            <text:p>00:00:00,346</text:p>
          </table:table-cell>
          <table:table-cell office:value-type="time" office:time-value="PT00H00M00.301294S">
            <text:p>00:00:00,301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9S">
            <text:p>00:00:00,190</text:p>
          </table:table-cell>
          <table:table-cell office:value-type="time" office:time-value="PT00H00M00.2S">
            <text:p>00:00:00,200</text:p>
          </table:table-cell>
          <table:table-cell office:value-type="time" office:time-value="PT00H00M00.18S">
            <text:p>00:00:00,18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44948S">
            <text:p>00:00:00,045</text:p>
          </table:table-cell>
          <table:table-cell office:value-type="time" office:time-value="PT00H00M00.049907S">
            <text:p>00:00:00,050</text:p>
          </table:table-cell>
          <table:table-cell office:value-type="time" office:time-value="PT00H00M00.039988S">
            <text:p>00:00:00,04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1M28.123737S">
            <text:p>00:01:28,124</text:p>
          </table:table-cell>
          <table:table-cell office:value-type="time" office:time-value="PT00H01M33.062716S">
            <text:p>00:01:33,063</text:p>
          </table:table-cell>
          <table:table-cell office:value-type="time" office:time-value="PT00H01M23.184757S">
            <text:p>00:01:23,185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1M26.96S">
            <text:p>00:01:26,960</text:p>
          </table:table-cell>
          <table:table-cell office:value-type="time" office:time-value="PT00H01M31.96S">
            <text:p>00:01:31,960</text:p>
          </table:table-cell>
          <table:table-cell office:value-type="time" office:time-value="PT00H01M21.96S">
            <text:p>00:01:21,96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7121S">
            <text:p>00:00:00,071</text:p>
          </table:table-cell>
          <table:table-cell office:value-type="time" office:time-value="PT00H00M00.100115S">
            <text:p>00:00:00,100</text:p>
          </table:table-cell>
          <table:table-cell office:value-type="time" office:time-value="PT00H00M00.042305S">
            <text:p>00:00:00,042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1M41.294078S">
            <text:p>00:01:41,294</text:p>
          </table:table-cell>
          <table:table-cell office:value-type="time" office:time-value="PT00H01M40.839237S">
            <text:p>00:01:40,839</text:p>
          </table:table-cell>
          <table:table-cell office:value-type="time" office:time-value="PT00H01M41.748918S">
            <text:p>00:01:41,749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1M41.03S">
            <text:p>00:01:41,030</text:p>
          </table:table-cell>
          <table:table-cell office:value-type="time" office:time-value="PT00H01M40.55S">
            <text:p>00:01:40,550</text:p>
          </table:table-cell>
          <table:table-cell office:value-type="time" office:time-value="PT00H01M41.51S">
            <text:p>00:01:41,51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146629S">
            <text:p>00:00:00,147</text:p>
          </table:table-cell>
          <table:table-cell office:value-type="time" office:time-value="PT00H00M00.157194S">
            <text:p>00:00:00,157</text:p>
          </table:table-cell>
          <table:table-cell office:value-type="time" office:time-value="PT00H00M00.136063S">
            <text:p>00:00:00,13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151678S">
            <text:p>00:00:00,152</text:p>
          </table:table-cell>
          <table:table-cell office:value-type="time" office:time-value="PT00H00M00.162323S">
            <text:p>00:00:00,162</text:p>
          </table:table-cell>
          <table:table-cell office:value-type="time" office:time-value="PT00H00M00.141033S">
            <text:p>00:00:00,141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3S">
            <text:p>00:00:00,030</text:p>
          </table:table-cell>
          <table:table-cell table:number-columns-repeated="2" office:value-type="time" office:time-value="PT00H00M00.03S">
            <text:p>00:00:00,03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39165S">
            <text:p>00:00:00,039</text:p>
          </table:table-cell>
          <table:table-cell office:value-type="time" office:time-value="PT00H00M00.044717S">
            <text:p>00:00:00,045</text:p>
          </table:table-cell>
          <table:table-cell office:value-type="time" office:time-value="PT00H00M00.033612S">
            <text:p>00:00:00,03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0.284944S">
            <text:p>00:00:00,285</text:p>
          </table:table-cell>
          <table:table-cell table:formula="of:=+[.D55]+[.D58]" office:value-type="time" office:time-value="PT00H00M00.283783S">
            <text:p>00:00:00,284</text:p>
          </table:table-cell>
          <table:table-cell table:formula="of:=+[.E55]+[.E58]" office:value-type="time" office:time-value="PT00H00M00.286104S">
            <text:p>00:00:00,286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0.195S">
            <text:p>00:00:00,195</text:p>
          </table:table-cell>
          <table:table-cell table:formula="of:=+[.D56]+[.D59]" office:value-type="time" office:time-value="PT00H00M00.19S">
            <text:p>00:00:00,190</text:p>
          </table:table-cell>
          <table:table-cell table:formula="of:=+[.E56]+[.E59]" office:value-type="time" office:time-value="PT00H00M00.2S">
            <text:p>00:00:00,20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41201S">
            <text:p>00:00:00,041</text:p>
          </table:table-cell>
          <table:table-cell table:formula="of:=+[.D57]+[.D60]" office:value-type="time" office:time-value="PT00H00M00.040284S">
            <text:p>00:00:00,040</text:p>
          </table:table-cell>
          <table:table-cell table:formula="of:=+[.E57]+[.E60]" office:value-type="time" office:time-value="PT00H00M00.042118S">
            <text:p>00:00:00,042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12tmp1</text:p>
          </table:table-cell>
          <table:table-cell table:style-name="ce25" office:value-type="string">
            <text:p>elapsed</text:p>
          </table:table-cell>
          <table:table-cell table:formula="of:=SUM([.D55:.K55])/[.$B$3]" office:value-type="time" office:time-value="PT00H00M00.002514S">
            <text:p>00:00:00,003</text:p>
          </table:table-cell>
          <table:table-cell table:style-name="ce18" office:value-type="time" office:time-value="PT00H00M00.002489S">
            <text:p>00:00:00,002</text:p>
          </table:table-cell>
          <table:table-cell table:style-name="ce18" office:value-type="time" office:time-value="PT00H00M00.002539S">
            <text:p>00:00:00,003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57:.K57])/[.$B$3]" office:value-type="time" office:time-value="PT00H00M00.000095S">
            <text:p>00:00:00,000</text:p>
          </table:table-cell>
          <table:table-cell table:style-name="ce18" office:value-type="time" office:time-value="PT00H00M00.000081S">
            <text:p>00:00:00,000</text:p>
          </table:table-cell>
          <table:table-cell table:style-name="ce18" office:value-type="time" office:time-value="PT00H00M00.000108S">
            <text:p>00:00:00,0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2res</text:p>
          </table:table-cell>
          <table:table-cell table:style-name="ce25" office:value-type="string">
            <text:p>elapsed</text:p>
          </table:table-cell>
          <table:table-cell table:formula="of:=SUM([.D58:.K58])/[.$B$3]" office:value-type="time" office:time-value="PT00H00M00.28243S">
            <text:p>00:00:00,282</text:p>
          </table:table-cell>
          <table:table-cell table:style-name="ce18" office:value-type="time" office:time-value="PT00H00M00.281294S">
            <text:p>00:00:00,281</text:p>
          </table:table-cell>
          <table:table-cell table:style-name="ce18" office:value-type="time" office:time-value="PT00H00M00.283565S">
            <text:p>00:00:00,28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59:.K59])/[.$B$3]" office:value-type="time" office:time-value="PT00H00M00.195S">
            <text:p>00:00:00,195</text:p>
          </table:table-cell>
          <table:table-cell table:style-name="ce18" office:value-type="time" office:time-value="PT00H00M00.19S">
            <text:p>00:00:00,190</text:p>
          </table:table-cell>
          <table:table-cell table:style-name="ce18" office:value-type="time" office:time-value="PT00H00M00.2S">
            <text:p>00:00:00,2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60:.K60])/[.$B$3]" office:value-type="time" office:time-value="PT00H00M00.041107S">
            <text:p>00:00:00,041</text:p>
          </table:table-cell>
          <table:table-cell table:style-name="ce18" office:value-type="time" office:time-value="PT00H00M00.040203S">
            <text:p>00:00:00,040</text:p>
          </table:table-cell>
          <table:table-cell table:style-name="ce18" office:value-type="time" office:time-value="PT00H00M00.04201S">
            <text:p>00:00:00,042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9.951588S">
            <text:p>00:00:09,952</text:p>
          </table:table-cell>
          <table:table-cell office:value-type="time" office:time-value="PT00H00M10.089971S">
            <text:p>00:00:10,090</text:p>
          </table:table-cell>
          <table:table-cell office:value-type="time" office:time-value="PT00H00M09.813204S">
            <text:p>00:00:09,813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8.859995S">
            <text:p>00:00:08,860</text:p>
          </table:table-cell>
          <table:table-cell office:value-type="time" office:time-value="PT00H00M09S">
            <text:p>00:00:09,000</text:p>
          </table:table-cell>
          <table:table-cell office:value-type="time" office:time-value="PT00H00M08.71999S">
            <text:p>00:00:08,72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92301S">
            <text:p>00:00:00,092</text:p>
          </table:table-cell>
          <table:table-cell office:value-type="time" office:time-value="PT00H00M00.09195S">
            <text:p>00:00:00,092</text:p>
          </table:table-cell>
          <table:table-cell office:value-type="time" office:time-value="PT00H00M00.092652S">
            <text:p>00:00:00,093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04532S">
            <text:p>00:00:00,505</text:p>
          </table:table-cell>
          <table:table-cell office:value-type="time" office:time-value="PT00H00M00.520655S">
            <text:p>00:00:00,521</text:p>
          </table:table-cell>
          <table:table-cell office:value-type="time" office:time-value="PT00H00M00.488408S">
            <text:p>00:00:00,488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39S">
            <text:p>00:00:00,390</text:p>
          </table:table-cell>
          <table:table-cell table:number-columns-repeated="2" office:value-type="time" office:time-value="PT00H00M00.39S">
            <text:p>00:00:00,39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67982S">
            <text:p>00:00:00,068</text:p>
          </table:table-cell>
          <table:table-cell office:value-type="time" office:time-value="PT00H00M00.082202S">
            <text:p>00:00:00,082</text:p>
          </table:table-cell>
          <table:table-cell office:value-type="time" office:time-value="PT00H00M00.053761S">
            <text:p>00:00:00,05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1.035983S">
            <text:p>00:00:01,036</text:p>
          </table:table-cell>
          <table:table-cell office:value-type="time" office:time-value="PT00H00M01.0743S">
            <text:p>00:00:01,074</text:p>
          </table:table-cell>
          <table:table-cell office:value-type="time" office:time-value="PT00H00M00.997665S">
            <text:p>00:00:00,998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0.875S">
            <text:p>00:00:00,875</text:p>
          </table:table-cell>
          <table:table-cell office:value-type="time" office:time-value="PT00H00M00.91S">
            <text:p>00:00:00,910</text:p>
          </table:table-cell>
          <table:table-cell office:value-type="time" office:time-value="PT00H00M00.84S">
            <text:p>00:00:00,84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67112S">
            <text:p>00:00:00,067</text:p>
          </table:table-cell>
          <table:table-cell office:value-type="time" office:time-value="PT00H00M00.072385S">
            <text:p>00:00:00,072</text:p>
          </table:table-cell>
          <table:table-cell office:value-type="time" office:time-value="PT00H00M00.061838S">
            <text:p>00:00:00,062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05.767884S">
            <text:p>00:00:05,768</text:p>
          </table:table-cell>
          <table:table-cell table:formula="of:=+[.D73]+[.D76]+[.D79]" office:value-type="time" office:time-value="PT00H00M05.940855S">
            <text:p>00:00:05,941</text:p>
          </table:table-cell>
          <table:table-cell table:formula="of:=+[.E73]+[.E76]+[.E79]" office:value-type="time" office:time-value="PT00H00M05.594913S">
            <text:p>00:00:05,595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05.19S">
            <text:p>00:00:05,190</text:p>
          </table:table-cell>
          <table:table-cell table:formula="of:=+[.D74]+[.D77]+[.D80]" office:value-type="time" office:time-value="PT00H00M05.36S">
            <text:p>00:00:05,360</text:p>
          </table:table-cell>
          <table:table-cell table:formula="of:=+[.E74]+[.E77]+[.E80]" office:value-type="time" office:time-value="PT00H00M05.02S">
            <text:p>00:00:05,02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327741S">
            <text:p>00:00:00,328</text:p>
          </table:table-cell>
          <table:table-cell table:formula="of:=+[.D75]+[.D78]+[.D81]" office:value-type="time" office:time-value="PT00H00M00.323261S">
            <text:p>00:00:00,323</text:p>
          </table:table-cell>
          <table:table-cell table:formula="of:=+[.E75]+[.E78]+[.E81]" office:value-type="time" office:time-value="PT00H00M00.33222S">
            <text:p>00:00:00,332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16tmp1</text:p>
          </table:table-cell>
          <table:table-cell table:style-name="ce25" office:value-type="string">
            <text:p>elapsed</text:p>
          </table:table-cell>
          <table:table-cell table:formula="of:=SUM([.D73:.K73])/[.$B$3]" office:value-type="time" office:time-value="PT00H00M02.879862S">
            <text:p>00:00:02,880</text:p>
          </table:table-cell>
          <table:table-cell table:style-name="ce18" office:value-type="time" office:time-value="PT00H00M02.958292S">
            <text:p>00:00:02,958</text:p>
          </table:table-cell>
          <table:table-cell table:style-name="ce18" office:value-type="time" office:time-value="PT00H00M02.801432S">
            <text:p>00:00:02,801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74:.K74])/[.$B$3]" office:value-type="time" office:time-value="PT00H00M02.655S">
            <text:p>00:00:02,655</text:p>
          </table:table-cell>
          <table:table-cell table:style-name="ce18" office:value-type="time" office:time-value="PT00H00M02.73S">
            <text:p>00:00:02,730</text:p>
          </table:table-cell>
          <table:table-cell table:style-name="ce18" office:value-type="time" office:time-value="PT00H00M02.58S">
            <text:p>00:00:02,58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75:.K75])/[.$B$3]" office:value-type="time" office:time-value="PT00H00M00.143408S">
            <text:p>00:00:00,143</text:p>
          </table:table-cell>
          <table:table-cell table:style-name="ce18" office:value-type="time" office:time-value="PT00H00M00.146921S">
            <text:p>00:00:00,147</text:p>
          </table:table-cell>
          <table:table-cell table:style-name="ce18" office:value-type="time" office:time-value="PT00H00M00.139894S">
            <text:p>00:00:00,14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6tmp2</text:p>
          </table:table-cell>
          <table:table-cell table:style-name="ce25" office:value-type="string">
            <text:p>elapsed</text:p>
          </table:table-cell>
          <table:table-cell table:formula="of:=SUM([.D76:.K76])/[.$B$3]" office:value-type="time" office:time-value="PT00H00M02.740344S">
            <text:p>00:00:02,740</text:p>
          </table:table-cell>
          <table:table-cell table:style-name="ce18" office:value-type="time" office:time-value="PT00H00M02.83484S">
            <text:p>00:00:02,835</text:p>
          </table:table-cell>
          <table:table-cell table:style-name="ce18" office:value-type="time" office:time-value="PT00H00M02.645847S">
            <text:p>00:00:02,64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77:.K77])/[.$B$3]" office:value-type="time" office:time-value="PT00H00M02.515S">
            <text:p>00:00:02,515</text:p>
          </table:table-cell>
          <table:table-cell table:style-name="ce18" office:value-type="time" office:time-value="PT00H00M02.61S">
            <text:p>00:00:02,610</text:p>
          </table:table-cell>
          <table:table-cell table:style-name="ce18" office:value-type="time" office:time-value="PT00H00M02.42S">
            <text:p>00:00:02,42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78:.K78])/[.$B$3]" office:value-type="time" office:time-value="PT00H00M00.138161S">
            <text:p>00:00:00,138</text:p>
          </table:table-cell>
          <table:table-cell table:style-name="ce18" office:value-type="time" office:time-value="PT00H00M00.130168S">
            <text:p>00:00:00,130</text:p>
          </table:table-cell>
          <table:table-cell table:style-name="ce18" office:value-type="time" office:time-value="PT00H00M00.146153S">
            <text:p>00:00:00,14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6res</text:p>
          </table:table-cell>
          <table:table-cell table:style-name="ce25" office:value-type="string">
            <text:p>elapsed</text:p>
          </table:table-cell>
          <table:table-cell table:formula="of:=SUM([.D79:.K79])/[.$B$3]" office:value-type="time" office:time-value="PT00H00M00.147679S">
            <text:p>00:00:00,148</text:p>
          </table:table-cell>
          <table:table-cell table:style-name="ce18" office:value-type="time" office:time-value="PT00H00M00.147723S">
            <text:p>00:00:00,148</text:p>
          </table:table-cell>
          <table:table-cell table:style-name="ce18" office:value-type="time" office:time-value="PT00H00M00.147634S">
            <text:p>00:00:00,148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81:.K81])/[.$B$3]" office:value-type="time" office:time-value="PT00H00M00.046173S">
            <text:p>00:00:00,046</text:p>
          </table:table-cell>
          <table:table-cell table:style-name="ce18" office:value-type="time" office:time-value="PT00H00M00.046172S">
            <text:p>00:00:00,046</text:p>
          </table:table-cell>
          <table:table-cell table:style-name="ce18" office:value-type="time" office:time-value="PT00H00M00.046173S">
            <text:p>00:00:00,04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1.144352S">
            <text:p>00:00:01,144</text:p>
          </table:table-cell>
          <table:table-cell table:formula="of:=+[.D85]+[.D88]" office:value-type="time" office:time-value="PT00H00M01.167645S">
            <text:p>00:00:01,168</text:p>
          </table:table-cell>
          <table:table-cell table:formula="of:=+[.E85]+[.E88]" office:value-type="time" office:time-value="PT00H00M01.121059S">
            <text:p>00:00:01,121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0.985S">
            <text:p>00:00:00,985</text:p>
          </table:table-cell>
          <table:table-cell table:formula="of:=+[.D86]+[.D89]" office:value-type="time" office:time-value="PT00H00M00.98S">
            <text:p>00:00:00,980</text:p>
          </table:table-cell>
          <table:table-cell table:formula="of:=+[.E86]+[.E89]" office:value-type="time" office:time-value="PT00H00M00.99S">
            <text:p>00:00:00,99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7406S">
            <text:p>00:00:00,074</text:p>
          </table:table-cell>
          <table:table-cell table:formula="of:=+[.D87]+[.D90]" office:value-type="time" office:time-value="PT00H00M00.094068S">
            <text:p>00:00:00,094</text:p>
          </table:table-cell>
          <table:table-cell table:formula="of:=+[.E87]+[.E90]" office:value-type="time" office:time-value="PT00H00M00.054051S">
            <text:p>00:00:00,054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17tmp1</text:p>
          </table:table-cell>
          <table:table-cell table:style-name="ce25" office:value-type="string">
            <text:p>elapsed</text:p>
          </table:table-cell>
          <table:table-cell table:formula="of:=SUM([.D85:.K85])/[.$B$3]" office:value-type="time" office:time-value="PT00H00M01.066943S">
            <text:p>00:00:01,067</text:p>
          </table:table-cell>
          <table:table-cell table:style-name="ce18" office:value-type="time" office:time-value="PT00H00M01.088404S">
            <text:p>00:00:01,088</text:p>
          </table:table-cell>
          <table:table-cell table:style-name="ce18" office:value-type="time" office:time-value="PT00H00M01.045482S">
            <text:p>00:00:01,045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86:.K86])/[.$B$3]" office:value-type="time" office:time-value="PT00H00M00.975S">
            <text:p>00:00:00,975</text:p>
          </table:table-cell>
          <table:table-cell table:style-name="ce18" office:value-type="time" office:time-value="PT00H00M00.97S">
            <text:p>00:00:00,970</text:p>
          </table:table-cell>
          <table:table-cell table:style-name="ce18" office:value-type="time" office:time-value="PT00H00M00.98S">
            <text:p>00:00:00,98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87:.K87])/[.$B$3]" office:value-type="time" office:time-value="PT00H00M00.051983S">
            <text:p>00:00:00,052</text:p>
          </table:table-cell>
          <table:table-cell table:style-name="ce18" office:value-type="time" office:time-value="PT00H00M00.075638S">
            <text:p>00:00:00,076</text:p>
          </table:table-cell>
          <table:table-cell table:style-name="ce18" office:value-type="time" office:time-value="PT00H00M00.028328S">
            <text:p>00:00:00,028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7res</text:p>
          </table:table-cell>
          <table:table-cell table:style-name="ce25" office:value-type="string">
            <text:p>elapsed</text:p>
          </table:table-cell>
          <table:table-cell table:formula="of:=SUM([.D88:.K88])/[.$B$3]" office:value-type="time" office:time-value="PT00H00M00.077409S">
            <text:p>00:00:00,077</text:p>
          </table:table-cell>
          <table:table-cell table:style-name="ce18" office:value-type="time" office:time-value="PT00H00M00.079241S">
            <text:p>00:00:00,079</text:p>
          </table:table-cell>
          <table:table-cell table:style-name="ce18" office:value-type="time" office:time-value="PT00H00M00.075577S">
            <text:p>00:00:00,07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89:.K89])/[.$B$3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90:.K90])/[.$B$3]" office:value-type="time" office:time-value="PT00H00M00.022077S">
            <text:p>00:00:00,022</text:p>
          </table:table-cell>
          <table:table-cell table:style-name="ce18" office:value-type="time" office:time-value="PT00H00M00.01843S">
            <text:p>00:00:00,018</text:p>
          </table:table-cell>
          <table:table-cell table:style-name="ce18" office:value-type="time" office:time-value="PT00H00M00.025723S">
            <text:p>00:00:00,02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03M56.669751S">
            <text:p>00:03:56,670</text:p>
          </table:table-cell>
          <table:table-cell table:formula="of:=[.D82]+[.D70]+[.D67]+[.D64]+[.D61]+[.D52]+[.D49]+[.D46]+[.D43]+[.D40]+[.D31]+[.D28]+[.D16]+[.D13]+[.D10]+[.D7]+[.D4]" office:value-type="time" office:time-value="PT00H04M01.623693S">
            <text:p>00:04:01,624</text:p>
          </table:table-cell>
          <table:table-cell table:formula="of:=[.E82]+[.E70]+[.E67]+[.E64]+[.E61]+[.E52]+[.E49]+[.E46]+[.E43]+[.E40]+[.E31]+[.E28]+[.E16]+[.E13]+[.E10]+[.E7]+[.E4]" office:value-type="time" office:time-value="PT00H03M51.715808S">
            <text:p>00:03:51,716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03M41.599995S">
            <text:p>00:03:41,600</text:p>
          </table:table-cell>
          <table:table-cell table:formula="of:=[.D83]+[.D71]+[.D68]+[.D65]+[.D62]+[.D53]+[.D50]+[.D47]+[.D44]+[.D41]+[.D32]+[.D29]+[.D17]+[.D14]+[.D11]+[.D8]+[.D5]" office:value-type="time" office:time-value="PT00H03M46.47S">
            <text:p>00:03:46,470</text:p>
          </table:table-cell>
          <table:table-cell table:formula="of:=[.E83]+[.E71]+[.E68]+[.E65]+[.E62]+[.E53]+[.E50]+[.E47]+[.E44]+[.E41]+[.E32]+[.E29]+[.E17]+[.E14]+[.E11]+[.E8]+[.E5]" office:value-type="time" office:time-value="PT00H03M36.729989S">
            <text:p>00:03:36,73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1.544613S">
            <text:p>00:00:01,545</text:p>
          </table:table-cell>
          <table:table-cell table:formula="of:=[.D84]+[.D72]+[.D69]+[.D66]+[.D63]+[.D54]+[.D51]+[.D48]+[.D45]+[.D42]+[.D33]+[.D30]+[.D18]+[.D15]+[.D12]+[.D9]+[.D6]" office:value-type="time" office:time-value="PT00H00M01.669728S">
            <text:p>00:00:01,670</text:p>
          </table:table-cell>
          <table:table-cell table:formula="of:=[.E84]+[.E72]+[.E69]+[.E66]+[.E63]+[.E54]+[.E51]+[.E48]+[.E45]+[.E42]+[.E33]+[.E30]+[.E18]+[.E15]+[.E12]+[.E9]+[.E6]" office:value-type="time" office:time-value="PT00H00M01.419498S">
            <text:p>00:00:01,419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A</text:p>
          </table:table-cell>
          <table:table-cell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08955S">
            <text:p>00:00:00,109</text:p>
          </table:table-cell>
          <table:table-cell office:value-type="time" office:time-value="PT00H00M00.10935S">
            <text:p>00:00:00,109</text:p>
          </table:table-cell>
          <table:table-cell office:value-type="time" office:time-value="PT00H00M00.10856S">
            <text:p>00:00:00,109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6107S">
            <text:p>00:00:00,016</text:p>
          </table:table-cell>
          <table:table-cell office:value-type="time" office:time-value="PT00H00M00.016517S">
            <text:p>00:00:00,017</text:p>
          </table:table-cell>
          <table:table-cell office:value-type="time" office:time-value="PT00H00M00.015697S">
            <text:p>00:00:00,01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396S">
            <text:p>00:00:00,002</text:p>
          </table:table-cell>
          <table:table-cell office:value-type="time" office:time-value="PT00H00M00.002376S">
            <text:p>00:00:00,002</text:p>
          </table:table-cell>
          <table:table-cell office:value-type="time" office:time-value="PT00H00M00.002415S">
            <text:p>00:00:00,002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1S">
            <text:p>00:00:00,010</text:p>
          </table:table-cell>
          <table:table-cell table:number-columns-repeated="2" office:value-type="time" office:time-value="PT00H00M00.01S">
            <text:p>00:00:00,01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7S">
            <text:p>00:00:00,000</text:p>
          </table:table-cell>
          <table:table-cell office:value-type="time" office:time-value="PT00H00M00.000066S">
            <text:p>00:00:00,000</text:p>
          </table:table-cell>
          <table:table-cell office:value-type="time" office:time-value="PT00H00M00.000067S">
            <text:p>00:00:00,00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27925S">
            <text:p>00:00:00,279</text:p>
          </table:table-cell>
          <table:table-cell office:value-type="time" office:time-value="PT00H00M00.279839S">
            <text:p>00:00:00,280</text:p>
          </table:table-cell>
          <table:table-cell office:value-type="time" office:time-value="PT00H00M00.278661S">
            <text:p>00:00:00,279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2S">
            <text:p>00:00:00,020</text:p>
          </table:table-cell>
          <table:table-cell table:number-columns-repeated="2" office:value-type="time" office:time-value="PT00H00M00.02S">
            <text:p>00:00:00,02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47119S">
            <text:p>00:00:00,047</text:p>
          </table:table-cell>
          <table:table-cell office:value-type="time" office:time-value="PT00H00M00.054323S">
            <text:p>00:00:00,054</text:p>
          </table:table-cell>
          <table:table-cell office:value-type="time" office:time-value="PT00H00M00.039914S">
            <text:p>00:00:00,040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0M11.7089S">
            <text:p>00:00:11,709</text:p>
          </table:table-cell>
          <table:table-cell office:value-type="time" office:time-value="PT00H00M11.724607S">
            <text:p>00:00:11,725</text:p>
          </table:table-cell>
          <table:table-cell office:value-type="time" office:time-value="PT00H00M11.693194S">
            <text:p>00:00:11,693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1.205S">
            <text:p>00:00:01,205</text:p>
          </table:table-cell>
          <table:table-cell office:value-type="time" office:time-value="PT00H00M01.2S">
            <text:p>00:00:01,200</text:p>
          </table:table-cell>
          <table:table-cell office:value-type="time" office:time-value="PT00H00M01.21S">
            <text:p>00:00:01,21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080854S">
            <text:p>00:00:00,081</text:p>
          </table:table-cell>
          <table:table-cell office:value-type="time" office:time-value="PT00H00M00.103016S">
            <text:p>00:00:00,103</text:p>
          </table:table-cell>
          <table:table-cell office:value-type="time" office:time-value="PT00H00M00.058692S">
            <text:p>00:00:00,059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1.632384S">
            <text:p>00:00:01,632</text:p>
          </table:table-cell>
          <table:table-cell table:formula="of:=+[.D112]+[.D115]+[.D118]" office:value-type="time" office:time-value="PT00H00M01.625241S">
            <text:p>00:00:01,625</text:p>
          </table:table-cell>
          <table:table-cell table:formula="of:=+[.E112]+[.E115]+[.E118]" office:value-type="time" office:time-value="PT00H00M01.639527S">
            <text:p>00:00:01,640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1.085S">
            <text:p>00:00:01,085</text:p>
          </table:table-cell>
          <table:table-cell table:formula="of:=+[.D113]+[.D116]+[.D119]" office:value-type="time" office:time-value="PT00H00M01.08S">
            <text:p>00:00:01,080</text:p>
          </table:table-cell>
          <table:table-cell table:formula="of:=+[.E113]+[.E116]+[.E119]" office:value-type="time" office:time-value="PT00H00M01.09S">
            <text:p>00:00:01,09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33206S">
            <text:p>00:00:00,233</text:p>
          </table:table-cell>
          <table:table-cell table:formula="of:=+[.D114]+[.D117]+[.D120]" office:value-type="time" office:time-value="PT00H00M00.213306S">
            <text:p>00:00:00,213</text:p>
          </table:table-cell>
          <table:table-cell table:formula="of:=+[.E114]+[.E117]+[.E120]" office:value-type="time" office:time-value="PT00H00M00.253106S">
            <text:p>00:00:00,253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5tmp1</text:p>
          </table:table-cell>
          <table:table-cell table:style-name="ce25" office:value-type="string">
            <text:p>elapsed</text:p>
          </table:table-cell>
          <table:table-cell table:formula="of:=SUM([.D112:.K112])/[.$B$96]" office:value-type="time" office:time-value="PT00H00M00.499127S">
            <text:p>00:00:00,499</text:p>
          </table:table-cell>
          <table:table-cell table:style-name="ce18" office:value-type="time" office:time-value="PT00H00M00.495624S">
            <text:p>00:00:00,496</text:p>
          </table:table-cell>
          <table:table-cell table:style-name="ce18" office:value-type="time" office:time-value="PT00H00M00.502629S">
            <text:p>00:00:00,503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13:.K113])/[.$B$96]" office:value-type="time" office:time-value="PT00H00M00.29S">
            <text:p>00:00:00,290</text:p>
          </table:table-cell>
          <table:table-cell table:style-name="ce18" office:value-type="time" office:time-value="PT00H00M00.29S">
            <text:p>00:00:00,290</text:p>
          </table:table-cell>
          <table:table-cell table:style-name="ce18" office:value-type="time" office:time-value="PT00H00M00.29S">
            <text:p>00:00:00,29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14:.K114])/[.$B$96]" office:value-type="time" office:time-value="PT00H00M00.078319S">
            <text:p>00:00:00,078</text:p>
          </table:table-cell>
          <table:table-cell table:style-name="ce18" office:value-type="time" office:time-value="PT00H00M00.070826S">
            <text:p>00:00:00,071</text:p>
          </table:table-cell>
          <table:table-cell table:style-name="ce18" office:value-type="time" office:time-value="PT00H00M00.085812S">
            <text:p>00:00:00,08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5tmp2</text:p>
          </table:table-cell>
          <table:table-cell table:style-name="ce25" office:value-type="string">
            <text:p>elapsed</text:p>
          </table:table-cell>
          <table:table-cell table:formula="of:=SUM([.D115:.K115])/[.$B$96]" office:value-type="time" office:time-value="PT00H00M00.629865S">
            <text:p>00:00:00,630</text:p>
          </table:table-cell>
          <table:table-cell table:style-name="ce18" office:value-type="time" office:time-value="PT00H00M00.615163S">
            <text:p>00:00:00,615</text:p>
          </table:table-cell>
          <table:table-cell table:style-name="ce18" office:value-type="time" office:time-value="PT00H00M00.644567S">
            <text:p>00:00:00,645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16:.K116])/[.$B$96]" office:value-type="time" office:time-value="PT00H00M00.38S">
            <text:p>00:00:00,380</text:p>
          </table:table-cell>
          <table:table-cell table:style-name="ce18" office:value-type="time" office:time-value="PT00H00M00.38S">
            <text:p>00:00:00,380</text:p>
          </table:table-cell>
          <table:table-cell table:style-name="ce18" office:value-type="time" office:time-value="PT00H00M00.38S">
            <text:p>00:00:00,38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17:.K117])/[.$B$96]" office:value-type="time" office:time-value="PT00H00M00.105401S">
            <text:p>00:00:00,105</text:p>
          </table:table-cell>
          <table:table-cell table:style-name="ce18" office:value-type="time" office:time-value="PT00H00M00.086571S">
            <text:p>00:00:00,087</text:p>
          </table:table-cell>
          <table:table-cell table:style-name="ce18" office:value-type="time" office:time-value="PT00H00M00.124231S">
            <text:p>00:00:00,12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5res</text:p>
          </table:table-cell>
          <table:table-cell table:style-name="ce25" office:value-type="string">
            <text:p>elapsed</text:p>
          </table:table-cell>
          <table:table-cell table:formula="of:=SUM([.D118:.K118])/[.$B$96]" office:value-type="time" office:time-value="PT00H00M00.503393S">
            <text:p>00:00:00,503</text:p>
          </table:table-cell>
          <table:table-cell table:style-name="ce18" office:value-type="time" office:time-value="PT00H00M00.514454S">
            <text:p>00:00:00,514</text:p>
          </table:table-cell>
          <table:table-cell table:style-name="ce18" office:value-type="time" office:time-value="PT00H00M00.492331S">
            <text:p>00:00:00,492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19:.K119])/[.$B$96]" office:value-type="time" office:time-value="PT00H00M00.415S">
            <text:p>00:00:00,415</text:p>
          </table:table-cell>
          <table:table-cell table:style-name="ce18" office:value-type="time" office:time-value="PT00H00M00.41S">
            <text:p>00:00:00,410</text:p>
          </table:table-cell>
          <table:table-cell table:style-name="ce18" office:value-type="time" office:time-value="PT00H00M00.42S">
            <text:p>00:00:00,42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20:.K120])/[.$B$96]" office:value-type="time" office:time-value="PT00H00M00.049486S">
            <text:p>00:00:00,049</text:p>
          </table:table-cell>
          <table:table-cell table:style-name="ce18" office:value-type="time" office:time-value="PT00H00M00.055909S">
            <text:p>00:00:00,056</text:p>
          </table:table-cell>
          <table:table-cell table:style-name="ce18" office:value-type="time" office:time-value="PT00H00M00.043063S">
            <text:p>00:00:00,043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0M06.460502S">
            <text:p>00:00:06,461</text:p>
          </table:table-cell>
          <table:table-cell table:formula="of:=+[.D124]+[.D127]" office:value-type="time" office:time-value="PT00H00M06.467203S">
            <text:p>00:00:06,467</text:p>
          </table:table-cell>
          <table:table-cell table:formula="of:=+[.E124]+[.E127]" office:value-type="time" office:time-value="PT00H00M06.453801S">
            <text:p>00:00:06,454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0M05.6S">
            <text:p>00:00:05,600</text:p>
          </table:table-cell>
          <table:table-cell table:formula="of:=+[.D125]+[.D128]" office:value-type="time" office:time-value="PT00H00M05.54S">
            <text:p>00:00:05,540</text:p>
          </table:table-cell>
          <table:table-cell table:formula="of:=+[.E125]+[.E128]" office:value-type="time" office:time-value="PT00H00M05.66S">
            <text:p>00:00:05,66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564615S">
            <text:p>00:00:00,565</text:p>
          </table:table-cell>
          <table:table-cell table:formula="of:=+[.D126]+[.D129]" office:value-type="time" office:time-value="PT00H00M00.607793S">
            <text:p>00:00:00,608</text:p>
          </table:table-cell>
          <table:table-cell table:formula="of:=+[.E126]+[.E129]" office:value-type="time" office:time-value="PT00H00M00.521436S">
            <text:p>00:00:00,521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6tmp1</text:p>
          </table:table-cell>
          <table:table-cell table:style-name="ce25" office:value-type="string">
            <text:p>elapsed</text:p>
          </table:table-cell>
          <table:table-cell table:formula="of:=SUM([.D124:.K124])/[.$B$96]" office:value-type="time" office:time-value="PT00H00M00.790623S">
            <text:p>00:00:00,791</text:p>
          </table:table-cell>
          <table:table-cell table:style-name="ce18" office:value-type="time" office:time-value="PT00H00M00.835012S">
            <text:p>00:00:00,835</text:p>
          </table:table-cell>
          <table:table-cell table:style-name="ce18" office:value-type="time" office:time-value="PT00H00M00.746233S">
            <text:p>00:00:00,746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25:.K125])/[.$B$96]" office:value-type="time" office:time-value="PT00H00M00.115S">
            <text:p>00:00:00,115</text:p>
          </table:table-cell>
          <table:table-cell table:style-name="ce18" office:value-type="time" office:time-value="PT00H00M00.12S">
            <text:p>00:00:00,120</text:p>
          </table:table-cell>
          <table:table-cell table:style-name="ce18" office:value-type="time" office:time-value="PT00H00M00.11S">
            <text:p>00:00:00,11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26:.K126])/[.$B$96]" office:value-type="time" office:time-value="PT00H00M00.466245S">
            <text:p>00:00:00,466</text:p>
          </table:table-cell>
          <table:table-cell table:style-name="ce18" office:value-type="time" office:time-value="PT00H00M00.484875S">
            <text:p>00:00:00,485</text:p>
          </table:table-cell>
          <table:table-cell table:style-name="ce18" office:value-type="time" office:time-value="PT00H00M00.447614S">
            <text:p>00:00:00,448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6res</text:p>
          </table:table-cell>
          <table:table-cell table:style-name="ce25" office:value-type="string">
            <text:p>elapsed</text:p>
          </table:table-cell>
          <table:table-cell table:formula="of:=SUM([.D127:.K127])/[.$B$96]" office:value-type="time" office:time-value="PT00H00M05.66988S">
            <text:p>00:00:05,670</text:p>
          </table:table-cell>
          <table:table-cell table:style-name="ce18" office:value-type="time" office:time-value="PT00H00M05.632191S">
            <text:p>00:00:05,632</text:p>
          </table:table-cell>
          <table:table-cell table:style-name="ce18" office:value-type="time" office:time-value="PT00H00M05.707568S">
            <text:p>00:00:05,708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28:.K128])/[.$B$96]" office:value-type="time" office:time-value="PT00H00M05.485S">
            <text:p>00:00:05,485</text:p>
          </table:table-cell>
          <table:table-cell table:style-name="ce18" office:value-type="time" office:time-value="PT00H00M05.42S">
            <text:p>00:00:05,420</text:p>
          </table:table-cell>
          <table:table-cell table:style-name="ce18" office:value-type="time" office:time-value="PT00H00M05.55S">
            <text:p>00:00:05,5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29:.K129])/[.$B$96]" office:value-type="time" office:time-value="PT00H00M00.09837S">
            <text:p>00:00:00,098</text:p>
          </table:table-cell>
          <table:table-cell table:style-name="ce18" office:value-type="time" office:time-value="PT00H00M00.122918S">
            <text:p>00:00:00,123</text:p>
          </table:table-cell>
          <table:table-cell table:style-name="ce18" office:value-type="time" office:time-value="PT00H00M00.073822S">
            <text:p>00:00:00,07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03.213415S">
            <text:p>00:00:03,213</text:p>
          </table:table-cell>
          <table:table-cell table:formula="of:=+[.D133]+[.D136]" office:value-type="time" office:time-value="PT00H00M03.244084S">
            <text:p>00:00:03,244</text:p>
          </table:table-cell>
          <table:table-cell table:formula="of:=+[.E133]+[.E136]" office:value-type="time" office:time-value="PT00H00M03.182746S">
            <text:p>00:00:03,183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1.72S">
            <text:p>00:00:01,720</text:p>
          </table:table-cell>
          <table:table-cell table:formula="of:=+[.D134]+[.D137]" office:value-type="time" office:time-value="PT00H00M01.7S">
            <text:p>00:00:01,700</text:p>
          </table:table-cell>
          <table:table-cell table:formula="of:=+[.E134]+[.E137]" office:value-type="time" office:time-value="PT00H00M01.74S">
            <text:p>00:00:01,74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28025S">
            <text:p>00:00:00,128</text:p>
          </table:table-cell>
          <table:table-cell table:formula="of:=+[.D135]+[.D138]" office:value-type="time" office:time-value="PT00H00M00.142876S">
            <text:p>00:00:00,143</text:p>
          </table:table-cell>
          <table:table-cell table:formula="of:=+[.E135]+[.E138]" office:value-type="time" office:time-value="PT00H00M00.113174S">
            <text:p>00:00:00,113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7tmp1</text:p>
          </table:table-cell>
          <table:table-cell table:style-name="ce25" office:value-type="string">
            <text:p>elapsed</text:p>
          </table:table-cell>
          <table:table-cell table:formula="of:=SUM([.D133:.K133])/[.$B$96]" office:value-type="time" office:time-value="PT00H00M01.775562S">
            <text:p>00:00:01,776</text:p>
          </table:table-cell>
          <table:table-cell table:style-name="ce18" office:value-type="time" office:time-value="PT00H00M01.752034S">
            <text:p>00:00:01,752</text:p>
          </table:table-cell>
          <table:table-cell table:style-name="ce18" office:value-type="time" office:time-value="PT00H00M01.799089S">
            <text:p>00:00:01,799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34:.K134])/[.$B$96]" office:value-type="time" office:time-value="PT00H00M01.675S">
            <text:p>00:00:01,675</text:p>
          </table:table-cell>
          <table:table-cell table:style-name="ce18" office:value-type="time" office:time-value="PT00H00M01.65S">
            <text:p>00:00:01,650</text:p>
          </table:table-cell>
          <table:table-cell table:style-name="ce18" office:value-type="time" office:time-value="PT00H00M01.7S">
            <text:p>00:00:01,7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35:.K135])/[.$B$96]" office:value-type="time" office:time-value="PT00H00M00.057164S">
            <text:p>00:00:00,057</text:p>
          </table:table-cell>
          <table:table-cell table:style-name="ce18" office:value-type="time" office:time-value="PT00H00M00.055217S">
            <text:p>00:00:00,055</text:p>
          </table:table-cell>
          <table:table-cell table:style-name="ce18" office:value-type="time" office:time-value="PT00H00M00.05911S">
            <text:p>00:00:00,059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7res</text:p>
          </table:table-cell>
          <table:table-cell table:style-name="ce25" office:value-type="string">
            <text:p>elapsed</text:p>
          </table:table-cell>
          <table:table-cell table:formula="of:=SUM([.D136:.K136])/[.$B$96]" office:value-type="time" office:time-value="PT00H00M01.437854S">
            <text:p>00:00:01,438</text:p>
          </table:table-cell>
          <table:table-cell table:style-name="ce18" office:value-type="time" office:time-value="PT00H00M01.49205S">
            <text:p>00:00:01,492</text:p>
          </table:table-cell>
          <table:table-cell table:style-name="ce18" office:value-type="time" office:time-value="PT00H00M01.383657S">
            <text:p>00:00:01,38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37:.K137])/[.$B$96]" office:value-type="time" office:time-value="PT00H00M00.045S">
            <text:p>00:00:00,045</text:p>
          </table:table-cell>
          <table:table-cell table:style-name="ce18" office:value-type="time" office:time-value="PT00H00M00.05S">
            <text:p>00:00:00,05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38:.K138])/[.$B$96]" office:value-type="time" office:time-value="PT00H00M00.070862S">
            <text:p>00:00:00,071</text:p>
          </table:table-cell>
          <table:table-cell table:style-name="ce18" office:value-type="time" office:time-value="PT00H00M00.087659S">
            <text:p>00:00:00,088</text:p>
          </table:table-cell>
          <table:table-cell table:style-name="ce18" office:value-type="time" office:time-value="PT00H00M00.054064S">
            <text:p>00:00:00,054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351348S">
            <text:p>00:00:00,351</text:p>
          </table:table-cell>
          <table:table-cell office:value-type="time" office:time-value="PT00H00M00.356896S">
            <text:p>00:00:00,357</text:p>
          </table:table-cell>
          <table:table-cell office:value-type="time" office:time-value="PT00H00M00.3458S">
            <text:p>00:00:00,346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215S">
            <text:p>00:00:00,215</text:p>
          </table:table-cell>
          <table:table-cell office:value-type="time" office:time-value="PT00H00M00.2S">
            <text:p>00:00:00,200</text:p>
          </table:table-cell>
          <table:table-cell office:value-type="time" office:time-value="PT00H00M00.23S">
            <text:p>00:00:00,23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45994S">
            <text:p>00:00:00,046</text:p>
          </table:table-cell>
          <table:table-cell office:value-type="time" office:time-value="PT00H00M00.050081S">
            <text:p>00:00:00,050</text:p>
          </table:table-cell>
          <table:table-cell office:value-type="time" office:time-value="PT00H00M00.041906S">
            <text:p>00:00:00,042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3M08.89575S">
            <text:p>00:03:08,896</text:p>
          </table:table-cell>
          <table:table-cell office:value-type="time" office:time-value="PT00H03M04.772996S">
            <text:p>00:03:04,773</text:p>
          </table:table-cell>
          <table:table-cell office:value-type="time" office:time-value="PT00H03M13.018504S">
            <text:p>00:03:13,019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3M02.48S">
            <text:p>00:03:02,480</text:p>
          </table:table-cell>
          <table:table-cell office:value-type="time" office:time-value="PT00H02M58.19S">
            <text:p>00:02:58,190</text:p>
          </table:table-cell>
          <table:table-cell office:value-type="time" office:time-value="PT00H03M06.77S">
            <text:p>00:03:06,77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35228S">
            <text:p>00:00:00,035</text:p>
          </table:table-cell>
          <table:table-cell office:value-type="time" office:time-value="PT00H00M00.036874S">
            <text:p>00:00:00,037</text:p>
          </table:table-cell>
          <table:table-cell office:value-type="time" office:time-value="PT00H00M00.033582S">
            <text:p>00:00:00,034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0M31.165659S">
            <text:p>00:00:31,166</text:p>
          </table:table-cell>
          <table:table-cell office:value-type="time" office:time-value="PT00H00M31.114705S">
            <text:p>00:00:31,115</text:p>
          </table:table-cell>
          <table:table-cell office:value-type="time" office:time-value="PT00H00M31.216613S">
            <text:p>00:00:31,217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0M25.44S">
            <text:p>00:00:25,440</text:p>
          </table:table-cell>
          <table:table-cell office:value-type="time" office:time-value="PT00H00M25.37S">
            <text:p>00:00:25,370</text:p>
          </table:table-cell>
          <table:table-cell office:value-type="time" office:time-value="PT00H00M25.51S">
            <text:p>00:00:25,51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39368S">
            <text:p>00:00:00,139</text:p>
          </table:table-cell>
          <table:table-cell office:value-type="time" office:time-value="PT00H00M00.145377S">
            <text:p>00:00:00,145</text:p>
          </table:table-cell>
          <table:table-cell office:value-type="time" office:time-value="PT00H00M00.133358S">
            <text:p>00:00:00,133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0368S">
            <text:p>00:00:00,104</text:p>
          </table:table-cell>
          <table:table-cell office:value-type="time" office:time-value="PT00H00M00.102361S">
            <text:p>00:00:00,102</text:p>
          </table:table-cell>
          <table:table-cell office:value-type="time" office:time-value="PT00H00M00.104998S">
            <text:p>00:00:00,105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25S">
            <text:p>00:00:00,025</text:p>
          </table:table-cell>
          <table:table-cell office:value-type="time" office:time-value="PT00H00M00.02S">
            <text:p>00:00:00,020</text:p>
          </table:table-cell>
          <table:table-cell office:value-type="time" office:time-value="PT00H00M00.03S">
            <text:p>00:00:00,03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40461S">
            <text:p>00:00:00,040</text:p>
          </table:table-cell>
          <table:table-cell office:value-type="time" office:time-value="PT00H00M00.04471S">
            <text:p>00:00:00,045</text:p>
          </table:table-cell>
          <table:table-cell office:value-type="time" office:time-value="PT00H00M00.036211S">
            <text:p>00:00:00,036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08595S">
            <text:p>00:00:00,109</text:p>
          </table:table-cell>
          <table:table-cell office:value-type="time" office:time-value="PT00H00M00.1128S">
            <text:p>00:00:00,113</text:p>
          </table:table-cell>
          <table:table-cell office:value-type="time" office:time-value="PT00H00M00.10439S">
            <text:p>00:00:00,104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35S">
            <text:p>00:00:00,035</text:p>
          </table:table-cell>
          <table:table-cell office:value-type="time" office:time-value="PT00H00M00.03S">
            <text:p>00:00:00,030</text:p>
          </table:table-cell>
          <table:table-cell office:value-type="time" office:time-value="PT00H00M00.04S">
            <text:p>00:00:00,04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1941S">
            <text:p>00:00:00,019</text:p>
          </table:table-cell>
          <table:table-cell office:value-type="time" office:time-value="PT00H00M00.017839S">
            <text:p>00:00:00,018</text:p>
          </table:table-cell>
          <table:table-cell office:value-type="time" office:time-value="PT00H00M00.020981S">
            <text:p>00:00:00,021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06.60624S">
            <text:p>00:00:06,606</text:p>
          </table:table-cell>
          <table:table-cell office:value-type="time" office:time-value="PT00H00M06.35477S">
            <text:p>00:00:06,355</text:p>
          </table:table-cell>
          <table:table-cell office:value-type="time" office:time-value="PT00H00M06.85771S">
            <text:p>00:00:06,858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06.039995S">
            <text:p>00:00:06,040</text:p>
          </table:table-cell>
          <table:table-cell office:value-type="time" office:time-value="PT00H00M05.77999S">
            <text:p>00:00:05,780</text:p>
          </table:table-cell>
          <table:table-cell office:value-type="time" office:time-value="PT00H00M06.3S">
            <text:p>00:00:06,30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443729S">
            <text:p>00:00:00,444</text:p>
          </table:table-cell>
          <table:table-cell office:value-type="time" office:time-value="PT00H00M00.442208S">
            <text:p>00:00:00,442</text:p>
          </table:table-cell>
          <table:table-cell office:value-type="time" office:time-value="PT00H00M00.44525S">
            <text:p>00:00:00,445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0.624572S">
            <text:p>00:00:00,625</text:p>
          </table:table-cell>
          <table:table-cell office:value-type="time" office:time-value="PT00H00M00.650368S">
            <text:p>00:00:00,650</text:p>
          </table:table-cell>
          <table:table-cell office:value-type="time" office:time-value="PT00H00M00.598776S">
            <text:p>00:00:00,599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375S">
            <text:p>00:00:00,375</text:p>
          </table:table-cell>
          <table:table-cell office:value-type="time" office:time-value="PT00H00M00.38S">
            <text:p>00:00:00,380</text:p>
          </table:table-cell>
          <table:table-cell office:value-type="time" office:time-value="PT00H00M00.37S">
            <text:p>00:00:00,37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164164S">
            <text:p>00:00:00,164</text:p>
          </table:table-cell>
          <table:table-cell office:value-type="time" office:time-value="PT00H00M00.177535S">
            <text:p>00:00:00,178</text:p>
          </table:table-cell>
          <table:table-cell office:value-type="time" office:time-value="PT00H00M00.150793S">
            <text:p>00:00:00,151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0.783163S">
            <text:p>00:00:00,783</text:p>
          </table:table-cell>
          <table:table-cell office:value-type="time" office:time-value="PT00H00M00.78114S">
            <text:p>00:00:00,781</text:p>
          </table:table-cell>
          <table:table-cell office:value-type="time" office:time-value="PT00H00M00.785185S">
            <text:p>00:00:00,785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0.64S">
            <text:p>00:00:00,640</text:p>
          </table:table-cell>
          <table:table-cell office:value-type="time" office:time-value="PT00H00M00.63S">
            <text:p>00:00:00,630</text:p>
          </table:table-cell>
          <table:table-cell office:value-type="time" office:time-value="PT00H00M00.65S">
            <text:p>00:00:00,650</text:p>
          </table:table-cell>
          <table: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72967S">
            <text:p>00:00:00,073</text:p>
          </table:table-cell>
          <table:table-cell office:value-type="time" office:time-value="PT00H00M00.083335S">
            <text:p>00:00:00,083</text:p>
          </table:table-cell>
          <table:table-cell office:value-type="time" office:time-value="PT00H00M00.062599S">
            <text:p>00:00:00,063</text:p>
          </table:table-cell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16.74437S">
            <text:p>00:00:16,744</text:p>
          </table:table-cell>
          <table:table-cell table:formula="of:=+[.D166]+[.D169]+[.D172]" office:value-type="time" office:time-value="PT00H00M16.913543S">
            <text:p>00:00:16,914</text:p>
          </table:table-cell>
          <table:table-cell table:formula="of:=+[.E166]+[.E169]+[.E172]" office:value-type="time" office:time-value="PT00H00M16.575198S">
            <text:p>00:00:16,575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15.96S">
            <text:p>00:00:15,960</text:p>
          </table:table-cell>
          <table:table-cell table:formula="of:=+[.D167]+[.D170]+[.D173]" office:value-type="time" office:time-value="PT00H00M16.03S">
            <text:p>00:00:16,030</text:p>
          </table:table-cell>
          <table:table-cell table:formula="of:=+[.E167]+[.E170]+[.E173]" office:value-type="time" office:time-value="PT00H00M15.89S">
            <text:p>00:00:15,89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493251S">
            <text:p>00:00:00,493</text:p>
          </table:table-cell>
          <table:table-cell table:formula="of:=+[.D168]+[.D171]+[.D174]" office:value-type="time" office:time-value="PT00H00M00.576878S">
            <text:p>00:00:00,577</text:p>
          </table:table-cell>
          <table:table-cell table:formula="of:=+[.E168]+[.E171]+[.E174]" office:value-type="time" office:time-value="PT00H00M00.409623S">
            <text:p>00:00:00,410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16tmp1</text:p>
          </table:table-cell>
          <table:table-cell table:style-name="ce25" office:value-type="string">
            <text:p>elapsed</text:p>
          </table:table-cell>
          <table:table-cell table:formula="of:=SUM([.D166:.K166])/[.$B$96]" office:value-type="time" office:time-value="PT00H00M08.452337S">
            <text:p>00:00:08,452</text:p>
          </table:table-cell>
          <table:table-cell table:style-name="ce18" office:value-type="time" office:time-value="PT00H00M08.523062S">
            <text:p>00:00:08,523</text:p>
          </table:table-cell>
          <table:table-cell table:style-name="ce18" office:value-type="time" office:time-value="PT00H00M08.381613S">
            <text:p>00:00:08,382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67:.K167])/[.$B$96]" office:value-type="time" office:time-value="PT00H00M08.185S">
            <text:p>00:00:08,185</text:p>
          </table:table-cell>
          <table:table-cell table:style-name="ce18" office:value-type="time" office:time-value="PT00H00M08.22S">
            <text:p>00:00:08,220</text:p>
          </table:table-cell>
          <table:table-cell table:style-name="ce18" office:value-type="time" office:time-value="PT00H00M08.15S">
            <text:p>00:00:08,1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68:.K168])/[.$B$96]" office:value-type="time" office:time-value="PT00H00M00.176454S">
            <text:p>00:00:00,176</text:p>
          </table:table-cell>
          <table:table-cell table:style-name="ce18" office:value-type="time" office:time-value="PT00H00M00.202618S">
            <text:p>00:00:00,203</text:p>
          </table:table-cell>
          <table:table-cell table:style-name="ce18" office:value-type="time" office:time-value="PT00H00M00.15029S">
            <text:p>00:00:00,1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6tmp2</text:p>
          </table:table-cell>
          <table:table-cell table:style-name="ce25" office:value-type="string">
            <text:p>elapsed</text:p>
          </table:table-cell>
          <table:table-cell table:formula="of:=SUM([.D169:.K169])/[.$B$96]" office:value-type="time" office:time-value="PT00H00M08.032808S">
            <text:p>00:00:08,033</text:p>
          </table:table-cell>
          <table:table-cell table:style-name="ce18" office:value-type="time" office:time-value="PT00H00M08.109046S">
            <text:p>00:00:08,109</text:p>
          </table:table-cell>
          <table:table-cell table:style-name="ce18" office:value-type="time" office:time-value="PT00H00M07.95657S">
            <text:p>00:00:07,957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70:.K170])/[.$B$96]" office:value-type="time" office:time-value="PT00H00M07.725S">
            <text:p>00:00:07,725</text:p>
          </table:table-cell>
          <table:table-cell table:style-name="ce18" office:value-type="time" office:time-value="PT00H00M07.76S">
            <text:p>00:00:07,760</text:p>
          </table:table-cell>
          <table:table-cell table:style-name="ce18" office:value-type="time" office:time-value="PT00H00M07.69S">
            <text:p>00:00:07,69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71:.K171])/[.$B$96]" office:value-type="time" office:time-value="PT00H00M00.199878S">
            <text:p>00:00:00,200</text:p>
          </table:table-cell>
          <table:table-cell table:style-name="ce18" office:value-type="time" office:time-value="PT00H00M00.240702S">
            <text:p>00:00:00,241</text:p>
          </table:table-cell>
          <table:table-cell table:style-name="ce18" office:value-type="time" office:time-value="PT00H00M00.159053S">
            <text:p>00:00:00,159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6res</text:p>
          </table:table-cell>
          <table:table-cell table:style-name="ce25" office:value-type="string">
            <text:p>elapsed</text:p>
          </table:table-cell>
          <table:table-cell table:formula="of:=SUM([.D172:.K172])/[.$B$96]" office:value-type="time" office:time-value="PT00H00M00.259225S">
            <text:p>00:00:00,259</text:p>
          </table:table-cell>
          <table:table-cell table:style-name="ce18" office:value-type="time" office:time-value="PT00H00M00.281435S">
            <text:p>00:00:00,281</text:p>
          </table:table-cell>
          <table:table-cell table:style-name="ce18" office:value-type="time" office:time-value="PT00H00M00.237015S">
            <text:p>00:00:00,237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73:.K173])/[.$B$96]" office:value-type="time" office:time-value="PT00H00M00.05S">
            <text:p>00:00:00,050</text:p>
          </table:table-cell>
          <table:table-cell table:style-name="ce18" office:value-type="time" office:time-value="PT00H00M00.05S">
            <text:p>00:00:00,050</text:p>
          </table:table-cell>
          <table:table-cell table:style-name="ce18" office:value-type="time" office:time-value="PT00H00M00.05S">
            <text:p>00:00:00,05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74:.K174])/[.$B$96]" office:value-type="time" office:time-value="PT00H00M00.116919S">
            <text:p>00:00:00,117</text:p>
          </table:table-cell>
          <table:table-cell table:style-name="ce18" office:value-type="time" office:time-value="PT00H00M00.133558S">
            <text:p>00:00:00,134</text:p>
          </table:table-cell>
          <table:table-cell table:style-name="ce18" office:value-type="time" office:time-value="PT00H00M00.10028S">
            <text:p>00:00:00,1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1.180489S">
            <text:p>00:00:01,180</text:p>
          </table:table-cell>
          <table:table-cell table:formula="of:=+[.D178]+[.D181]" office:value-type="time" office:time-value="PT00H00M00.904843S">
            <text:p>00:00:00,905</text:p>
          </table:table-cell>
          <table:table-cell table:formula="of:=+[.E178]+[.E181]" office:value-type="time" office:time-value="PT00H00M01.456135S">
            <text:p>00:00:01,456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0.725S">
            <text:p>00:00:00,725</text:p>
          </table:table-cell>
          <table:table-cell table:formula="of:=+[.D179]+[.D182]" office:value-type="time" office:time-value="PT00H00M00.72S">
            <text:p>00:00:00,720</text:p>
          </table:table-cell>
          <table:table-cell table:formula="of:=+[.E179]+[.E182]" office:value-type="time" office:time-value="PT00H00M00.73S">
            <text:p>00:00:00,73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8238S">
            <text:p>00:00:00,082</text:p>
          </table:table-cell>
          <table:table-cell table:formula="of:=+[.D180]+[.D183]" office:value-type="time" office:time-value="PT00H00M00.090113S">
            <text:p>00:00:00,090</text:p>
          </table:table-cell>
          <table:table-cell table:formula="of:=+[.E180]+[.E183]" office:value-type="time" office:time-value="PT00H00M00.074646S">
            <text:p>00:00:00,075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Q17tmp1</text:p>
          </table:table-cell>
          <table:table-cell table:style-name="ce25" office:value-type="string">
            <text:p>elapsed</text:p>
          </table:table-cell>
          <table:table-cell table:formula="of:=SUM([.D178:.K178])/[.$B$96]" office:value-type="time" office:time-value="PT00H00M00.829791S">
            <text:p>00:00:00,830</text:p>
          </table:table-cell>
          <table:table-cell table:style-name="ce18" office:value-type="time" office:time-value="PT00H00M00.838707S">
            <text:p>00:00:00,839</text:p>
          </table:table-cell>
          <table:table-cell table:style-name="ce18" office:value-type="time" office:time-value="PT00H00M00.820875S">
            <text:p>00:00:00,821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79:.K179])/[.$B$96]" office:value-type="time" office:time-value="PT00H00M00.725S">
            <text:p>00:00:00,725</text:p>
          </table:table-cell>
          <table:table-cell table:style-name="ce18" office:value-type="time" office:time-value="PT00H00M00.72S">
            <text:p>00:00:00,720</text:p>
          </table:table-cell>
          <table:table-cell table:style-name="ce18" office:value-type="time" office:time-value="PT00H00M00.73S">
            <text:p>00:00:00,73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80:.K180])/[.$B$96]" office:value-type="time" office:time-value="PT00H00M00.063195S">
            <text:p>00:00:00,063</text:p>
          </table:table-cell>
          <table:table-cell table:style-name="ce18" office:value-type="time" office:time-value="PT00H00M00.069599S">
            <text:p>00:00:00,070</text:p>
          </table:table-cell>
          <table:table-cell table:style-name="ce18" office:value-type="time" office:time-value="PT00H00M00.056791S">
            <text:p>00:00:00,057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 office:value-type="string">
            <text:p>Q17res</text:p>
          </table:table-cell>
          <table:table-cell table:style-name="ce25" office:value-type="string">
            <text:p>elapsed</text:p>
          </table:table-cell>
          <table:table-cell table:formula="of:=SUM([.D181:.K181])/[.$B$96]" office:value-type="time" office:time-value="PT00H00M00.350698S">
            <text:p>00:00:00,351</text:p>
          </table:table-cell>
          <table:table-cell table:style-name="ce18" office:value-type="time" office:time-value="PT00H00M00.066136S">
            <text:p>00:00:00,066</text:p>
          </table:table-cell>
          <table:table-cell table:style-name="ce18" office:value-type="time" office:time-value="PT00H00M00.63526S">
            <text:p>00:00:00,635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pu</text:p>
          </table:table-cell>
          <table:table-cell table:formula="of:=SUM([.D182:.K182])/[.$B$96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table:style-name="ce25"/>
          <table:table-cell table:style-name="ce25" office:value-type="string">
            <text:p>commit</text:p>
          </table:table-cell>
          <table:table-cell table:formula="of:=SUM([.D183:.K183])/[.$B$96]" office:value-type="time" office:time-value="PT00H00M00.019185S">
            <text:p>00:00:00,019</text:p>
          </table:table-cell>
          <table:table-cell table:style-name="ce18" office:value-type="time" office:time-value="PT00H00M00.020514S">
            <text:p>00:00:00,021</text:p>
          </table:table-cell>
          <table:table-cell table:style-name="ce18" office:value-type="time" office:time-value="PT00H00M00.017855S">
            <text:p>00:00:00,018</text:p>
          </table:table-cell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04M29.969667S">
            <text:p>00:04:29,970</text:p>
          </table:table-cell>
          <table:table-cell table:formula="of:=[.D175]+[.D163]+[.D160]+[.D157]+[.D154]+[.D151]+[.D148]+[.D145]+[.D142]+[.D139]+[.D130]+[.D121]+[.D109]+[.D106]+[.D103]+[.D100]+[.D97]" office:value-type="time" office:time-value="PT00H04M25.517122S">
            <text:p>00:04:25,517</text:p>
          </table:table-cell>
          <table:table-cell table:formula="of:=[.E175]+[.E163]+[.E160]+[.E157]+[.E154]+[.E151]+[.E148]+[.E145]+[.E142]+[.E139]+[.E130]+[.E121]+[.E109]+[.E106]+[.E103]+[.E100]+[.E97]" office:value-type="time" office:time-value="PT00H04M34.422213S">
            <text:p>00:04:34,422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04M01.584995S">
            <text:p>00:04:01,585</text:p>
          </table:table-cell>
          <table:table-cell table:formula="of:=[.D176]+[.D164]+[.D161]+[.D158]+[.D155]+[.D152]+[.D149]+[.D146]+[.D143]+[.D140]+[.D131]+[.D122]+[.D110]+[.D107]+[.D104]+[.D101]+[.D98]" office:value-type="time" office:time-value="PT00H03M56.90999S">
            <text:p>00:03:56,910</text:p>
          </table:table-cell>
          <table:table-cell table:formula="of:=[.E176]+[.E164]+[.E161]+[.E158]+[.E155]+[.E152]+[.E149]+[.E146]+[.E143]+[.E140]+[.E131]+[.E122]+[.E110]+[.E107]+[.E104]+[.E101]+[.E98]" office:value-type="time" office:time-value="PT00H04M06.26S">
            <text:p>00:04:06,26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606941S">
            <text:p>00:00:02,607</text:p>
          </table:table-cell>
          <table:table-cell table:formula="of:=[.D177]+[.D165]+[.D162]+[.D159]+[.D156]+[.D153]+[.D150]+[.D147]+[.D144]+[.D141]+[.D132]+[.D123]+[.D111]+[.D108]+[.D105]+[.D102]+[.D99]" office:value-type="time" office:time-value="PT00H00M02.802847S">
            <text:p>00:00:02,803</text:p>
          </table:table-cell>
          <table:table-cell table:formula="of:=[.E177]+[.E165]+[.E162]+[.E159]+[.E156]+[.E153]+[.E150]+[.E147]+[.E144]+[.E141]+[.E132]+[.E123]+[.E111]+[.E108]+[.E105]+[.E102]+[.E99]" office:value-type="time" office:time-value="PT00H00M02.411035S">
            <text:p>00:00:02,411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elapsed</text:p>
          </table:table-cell>
          <table:table-cell table:style-name="ce5" table:formula="of:=[.C4]" office:value-type="time" office:time-value="PT00H00M00.16035S">
            <text:p>00:00:00,160</text:p>
          </table:table-cell>
          <table:table-cell table:style-name="ce5" table:formula="of:=[.C97]" office:value-type="time" office:time-value="PT00H00M00.108955S">
            <text:p>00:00:00,10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]" office:value-type="time" office:time-value="PT00H00M00.005S">
            <text:p>00:00:00,005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]" office:value-type="time" office:time-value="PT00H00M00.018883S">
            <text:p>00:00:00,019</text:p>
          </table:table-cell>
          <table:table-cell table:style-name="ce5" table:formula="of:=[.C99]" office:value-type="time" office:time-value="PT00H00M00.016107S">
            <text:p>00:00:00,016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elapsed</text:p>
          </table:table-cell>
          <table:table-cell table:style-name="ce5" table:formula="of:=[.C7]" office:value-type="time" office:time-value="PT00H00M00.002649S">
            <text:p>00:00:00,003</text:p>
          </table:table-cell>
          <table:table-cell table:style-name="ce5" table:formula="of:=[.C100]" office:value-type="time" office:time-value="PT00H00M00.002396S">
            <text:p>00:00:00,0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]" office:value-type="time" office:time-value="PT00H00M00S">
            <text:p>00:00:00,000</text:p>
          </table:table-cell>
          <table:table-cell table:style-name="ce5" table:formula="of:=[.C101]" office:value-type="time" office:time-value="PT00H00M00.01S">
            <text:p>00:00:00,0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]" office:value-type="time" office:time-value="PT00H00M00.000062S">
            <text:p>00:00:00,000</text:p>
          </table:table-cell>
          <table:table-cell table:style-name="ce5" table:formula="of:=[.C102]" office:value-type="time" office:time-value="PT00H00M00.000067S">
            <text:p>00:00:00,00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elapsed</text:p>
          </table:table-cell>
          <table:table-cell table:style-name="ce5" table:formula="of:=[.C10]" office:value-type="time" office:time-value="PT00H00M00.418314S">
            <text:p>00:00:00,418</text:p>
          </table:table-cell>
          <table:table-cell table:style-name="ce5" table:formula="of:=[.C103]" office:value-type="time" office:time-value="PT00H00M00.27925S">
            <text:p>00:00:00,27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1]" office:value-type="time" office:time-value="PT00H00M00.02S">
            <text:p>00:00:00,020</text:p>
          </table:table-cell>
          <table:table-cell table:style-name="ce5" table:formula="of:=[.C104]" office:value-type="time" office:time-value="PT00H00M00.02S">
            <text:p>00:00:00,0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2]" office:value-type="time" office:time-value="PT00H00M00.065375S">
            <text:p>00:00:00,065</text:p>
          </table:table-cell>
          <table:table-cell table:style-name="ce5" table:formula="of:=[.C105]" office:value-type="time" office:time-value="PT00H00M00.047119S">
            <text:p>00:00:00,04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elapsed</text:p>
          </table:table-cell>
          <table:table-cell table:style-name="ce5" table:formula="of:=[.C13]" office:value-type="time" office:time-value="PT00H00M09.460782S">
            <text:p>00:00:09,461</text:p>
          </table:table-cell>
          <table:table-cell table:style-name="ce5" table:formula="of:=[.C106]" office:value-type="time" office:time-value="PT00H00M11.7089S">
            <text:p>00:00:11,70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4]" office:value-type="time" office:time-value="PT00H00M01.125S">
            <text:p>00:00:01,125</text:p>
          </table:table-cell>
          <table:table-cell table:style-name="ce5" table:formula="of:=[.C107]" office:value-type="time" office:time-value="PT00H00M01.205S">
            <text:p>00:00:01,20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5]" office:value-type="time" office:time-value="PT00H00M00.112508S">
            <text:p>00:00:00,113</text:p>
          </table:table-cell>
          <table:table-cell table:style-name="ce5" table:formula="of:=[.C108]" office:value-type="time" office:time-value="PT00H00M00.080854S">
            <text:p>00:00:00,08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5</text:p>
          </table:table-cell>
          <table:table-cell table:style-name="Default" office:value-type="string">
            <text:p>elapsed</text:p>
          </table:table-cell>
          <table:table-cell table:style-name="ce5" table:formula="of:=[.C16]" office:value-type="time" office:time-value="PT00H00M01.086554S">
            <text:p>00:00:01,087</text:p>
          </table:table-cell>
          <table:table-cell table:style-name="ce5" table:formula="of:=[.C109]" office:value-type="time" office:time-value="PT00H00M01.632384S">
            <text:p>00:00:01,63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7]" office:value-type="time" office:time-value="PT00H00M00.515S">
            <text:p>00:00:00,515</text:p>
          </table:table-cell>
          <table:table-cell table:style-name="ce5" table:formula="of:=[.C110]" office:value-type="time" office:time-value="PT00H00M01.085S">
            <text:p>00:00:01,08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8]" office:value-type="time" office:time-value="PT00H00M00.242568S">
            <text:p>00:00:00,243</text:p>
          </table:table-cell>
          <table:table-cell table:style-name="ce5" table:formula="of:=[.C111]" office:value-type="time" office:time-value="PT00H00M00.233206S">
            <text:p>00:00:00,23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6</text:p>
          </table:table-cell>
          <table:table-cell table:style-name="Default" office:value-type="string">
            <text:p>elapsed</text:p>
          </table:table-cell>
          <table:table-cell table:style-name="ce5" table:formula="of:=[.C28]" office:value-type="time" office:time-value="PT00H00M13.391086S">
            <text:p>00:00:13,391</text:p>
          </table:table-cell>
          <table:table-cell table:style-name="ce5" table:formula="of:=[.C121]" office:value-type="time" office:time-value="PT00H00M06.460502S">
            <text:p>00:00:06,46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29]" office:value-type="time" office:time-value="PT00H00M13.265S">
            <text:p>00:00:13,265</text:p>
          </table:table-cell>
          <table:table-cell table:style-name="ce5" table:formula="of:=[.C122]" office:value-type="time" office:time-value="PT00H00M05.6S">
            <text:p>00:00:05,6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0]" office:value-type="time" office:time-value="PT00H00M00.018894S">
            <text:p>00:00:00,019</text:p>
          </table:table-cell>
          <table:table-cell table:style-name="ce5" table:formula="of:=[.C123]" office:value-type="time" office:time-value="PT00H00M00.564615S">
            <text:p>00:00:00,56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7</text:p>
          </table:table-cell>
          <table:table-cell table:style-name="Default" office:value-type="string">
            <text:p>elapsed</text:p>
          </table:table-cell>
          <table:table-cell table:style-name="ce5" table:formula="of:=[.C31]" office:value-type="time" office:time-value="PT00H00M03.567644S">
            <text:p>00:00:03,568</text:p>
          </table:table-cell>
          <table:table-cell table:style-name="ce5" table:formula="of:=[.C130]" office:value-type="time" office:time-value="PT00H00M03.213415S">
            <text:p>00:00:03,21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32]" office:value-type="time" office:time-value="PT00H00M01.965S">
            <text:p>00:00:01,965</text:p>
          </table:table-cell>
          <table:table-cell table:style-name="ce5" table:formula="of:=[.C131]" office:value-type="time" office:time-value="PT00H00M01.72S">
            <text:p>00:00:01,7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3]" office:value-type="time" office:time-value="PT00H00M00.11398S">
            <text:p>00:00:00,114</text:p>
          </table:table-cell>
          <table:table-cell table:style-name="ce5" table:formula="of:=[.C132]" office:value-type="time" office:time-value="PT00H00M00.128025S">
            <text:p>00:00:00,12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8</text:p>
          </table:table-cell>
          <table:table-cell table:style-name="Default" office:value-type="string">
            <text:p>elapsed</text:p>
          </table:table-cell>
          <table:table-cell table:style-name="ce5" table:formula="of:=[.C40]" office:value-type="time" office:time-value="PT00H00M00.3236S">
            <text:p>00:00:00,324</text:p>
          </table:table-cell>
          <table:table-cell table:style-name="ce5" table:formula="of:=[.C139]" office:value-type="time" office:time-value="PT00H00M00.351348S">
            <text:p>00:00:00,35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1]" office:value-type="time" office:time-value="PT00H00M00.19S">
            <text:p>00:00:00,190</text:p>
          </table:table-cell>
          <table:table-cell table:style-name="ce5" table:formula="of:=[.C140]" office:value-type="time" office:time-value="PT00H00M00.215S">
            <text:p>00:00:00,21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2]" office:value-type="time" office:time-value="PT00H00M00.044948S">
            <text:p>00:00:00,045</text:p>
          </table:table-cell>
          <table:table-cell table:style-name="ce5" table:formula="of:=[.C141]" office:value-type="time" office:time-value="PT00H00M00.045994S">
            <text:p>00:00:00,046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9</text:p>
          </table:table-cell>
          <table:table-cell table:style-name="Default" office:value-type="string">
            <text:p>elapsed</text:p>
          </table:table-cell>
          <table:table-cell table:style-name="ce5" table:formula="of:=[.C43]" office:value-type="time" office:time-value="PT00H01M28.123737S">
            <text:p>00:01:28,124</text:p>
          </table:table-cell>
          <table:table-cell table:style-name="ce5" table:formula="of:=[.C142]" office:value-type="time" office:time-value="PT00H03M08.89575S">
            <text:p>00:03:08,89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4]" office:value-type="time" office:time-value="PT00H01M26.96S">
            <text:p>00:01:26,960</text:p>
          </table:table-cell>
          <table:table-cell table:style-name="ce5" table:formula="of:=[.C143]" office:value-type="time" office:time-value="PT00H03M02.48S">
            <text:p>00:03:02,48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5]" office:value-type="time" office:time-value="PT00H00M00.07121S">
            <text:p>00:00:00,071</text:p>
          </table:table-cell>
          <table:table-cell table:style-name="ce5" table:formula="of:=[.C144]" office:value-type="time" office:time-value="PT00H00M00.035228S">
            <text:p>00:00:00,03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elapsed</text:p>
          </table:table-cell>
          <table:table-cell table:style-name="ce5" table:formula="of:=[.C46]" office:value-type="time" office:time-value="PT00H01M41.294078S">
            <text:p>00:01:41,294</text:p>
          </table:table-cell>
          <table:table-cell table:style-name="ce5" table:formula="of:=[.C145]" office:value-type="time" office:time-value="PT00H00M31.165659S">
            <text:p>00:00:31,16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7]" office:value-type="time" office:time-value="PT00H01M41.03S">
            <text:p>00:01:41,030</text:p>
          </table:table-cell>
          <table:table-cell table:style-name="ce5" table:formula="of:=[.C146]" office:value-type="time" office:time-value="PT00H00M25.44S">
            <text:p>00:00:25,4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8]" office:value-type="time" office:time-value="PT00H00M00.146629S">
            <text:p>00:00:00,147</text:p>
          </table:table-cell>
          <table:table-cell table:style-name="ce5" table:formula="of:=[.C147]" office:value-type="time" office:time-value="PT00H00M00.139368S">
            <text:p>00:00:00,139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elapsed</text:p>
          </table:table-cell>
          <table:table-cell table:style-name="ce5" table:formula="of:=[.C49]" office:value-type="time" office:time-value="PT00H00M00.151678S">
            <text:p>00:00:00,152</text:p>
          </table:table-cell>
          <table:table-cell table:style-name="ce5" table:formula="of:=[.C148]" office:value-type="time" office:time-value="PT00H00M00.10368S">
            <text:p>00:00:00,10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0]" office:value-type="time" office:time-value="PT00H00M00.03S">
            <text:p>00:00:00,030</text:p>
          </table:table-cell>
          <table:table-cell table:style-name="ce5" table:formula="of:=[.C149]" office:value-type="time" office:time-value="PT00H00M00.025S">
            <text:p>00:00:00,0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1]" office:value-type="time" office:time-value="PT00H00M00.039165S">
            <text:p>00:00:00,039</text:p>
          </table:table-cell>
          <table:table-cell table:style-name="ce5" table:formula="of:=[.C150]" office:value-type="time" office:time-value="PT00H00M00.040461S">
            <text:p>00:00:00,04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elapsed</text:p>
          </table:table-cell>
          <table:table-cell table:style-name="ce5" table:formula="of:=[.C52]" office:value-type="time" office:time-value="PT00H00M00.284944S">
            <text:p>00:00:00,285</text:p>
          </table:table-cell>
          <table:table-cell table:style-name="ce5" table:formula="of:=[.C151]" office:value-type="time" office:time-value="PT00H00M00.108595S">
            <text:p>00:00:00,10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3]" office:value-type="time" office:time-value="PT00H00M00.195S">
            <text:p>00:00:00,195</text:p>
          </table:table-cell>
          <table:table-cell table:style-name="ce5" table:formula="of:=[.C152]" office:value-type="time" office:time-value="PT00H00M00.035S">
            <text:p>00:00:00,03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4]" office:value-type="time" office:time-value="PT00H00M00.041201S">
            <text:p>00:00:00,041</text:p>
          </table:table-cell>
          <table:table-cell table:style-name="ce5" table:formula="of:=[.C153]" office:value-type="time" office:time-value="PT00H00M00.01941S">
            <text:p>00:00:00,019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elapsed</text:p>
          </table:table-cell>
          <table:table-cell table:style-name="ce5" table:formula="of:=[.C61]" office:value-type="time" office:time-value="PT00H00M09.951588S">
            <text:p>00:00:09,952</text:p>
          </table:table-cell>
          <table:table-cell table:style-name="ce5" table:formula="of:=[.C154]" office:value-type="time" office:time-value="PT00H00M06.60624S">
            <text:p>00:00:06,60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2]" office:value-type="time" office:time-value="PT00H00M08.859995S">
            <text:p>00:00:08,860</text:p>
          </table:table-cell>
          <table:table-cell table:style-name="ce5" table:formula="of:=[.C155]" office:value-type="time" office:time-value="PT00H00M06.039995S">
            <text:p>00:00:06,0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3]" office:value-type="time" office:time-value="PT00H00M00.092301S">
            <text:p>00:00:00,092</text:p>
          </table:table-cell>
          <table:table-cell table:style-name="ce5" table:formula="of:=[.C156]" office:value-type="time" office:time-value="PT00H00M00.443729S">
            <text:p>00:00:00,44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elapsed</text:p>
          </table:table-cell>
          <table:table-cell table:style-name="ce5" table:formula="of:=[.C64]" office:value-type="time" office:time-value="PT00H00M00.504532S">
            <text:p>00:00:00,505</text:p>
          </table:table-cell>
          <table:table-cell table:style-name="ce5" table:formula="of:=[.C157]" office:value-type="time" office:time-value="PT00H00M00.624572S">
            <text:p>00:00:00,6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5]" office:value-type="time" office:time-value="PT00H00M00.39S">
            <text:p>00:00:00,390</text:p>
          </table:table-cell>
          <table:table-cell table:style-name="ce5" table:formula="of:=[.C158]" office:value-type="time" office:time-value="PT00H00M00.375S">
            <text:p>00:00:00,37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6]" office:value-type="time" office:time-value="PT00H00M00.067982S">
            <text:p>00:00:00,068</text:p>
          </table:table-cell>
          <table:table-cell table:style-name="ce5" table:formula="of:=[.C159]" office:value-type="time" office:time-value="PT00H00M00.164164S">
            <text:p>00:00:00,16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lapsed</text:p>
          </table:table-cell>
          <table:table-cell table:style-name="ce5" table:formula="of:=[.C67]" office:value-type="time" office:time-value="PT00H00M01.035983S">
            <text:p>00:00:01,036</text:p>
          </table:table-cell>
          <table:table-cell table:style-name="ce5" table:formula="of:=[.C160]" office:value-type="time" office:time-value="PT00H00M00.783163S">
            <text:p>00:00:00,78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8]" office:value-type="time" office:time-value="PT00H00M00.875S">
            <text:p>00:00:00,875</text:p>
          </table:table-cell>
          <table:table-cell table:style-name="ce5" table:formula="of:=[.C161]" office:value-type="time" office:time-value="PT00H00M00.64S">
            <text:p>00:00:00,6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9]" office:value-type="time" office:time-value="PT00H00M00.067112S">
            <text:p>00:00:00,067</text:p>
          </table:table-cell>
          <table:table-cell table:style-name="ce5" table:formula="of:=[.C162]" office:value-type="time" office:time-value="PT00H00M00.072967S">
            <text:p>00:00:00,07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elapsed</text:p>
          </table:table-cell>
          <table:table-cell table:style-name="ce5" table:formula="of:=[.C70]" office:value-type="time" office:time-value="PT00H00M05.767884S">
            <text:p>00:00:05,768</text:p>
          </table:table-cell>
          <table:table-cell table:style-name="ce5" table:formula="of:=[.C163]" office:value-type="time" office:time-value="PT00H00M16.74437S">
            <text:p>00:00:16,74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71]" office:value-type="time" office:time-value="PT00H00M05.19S">
            <text:p>00:00:05,190</text:p>
          </table:table-cell>
          <table:table-cell table:style-name="ce5" table:formula="of:=[.C164]" office:value-type="time" office:time-value="PT00H00M15.96S">
            <text:p>00:00:15,96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72]" office:value-type="time" office:time-value="PT00H00M00.327741S">
            <text:p>00:00:00,328</text:p>
          </table:table-cell>
          <table:table-cell table:style-name="ce5" table:formula="of:=[.C165]" office:value-type="time" office:time-value="PT00H00M00.493251S">
            <text:p>00:00:00,49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elapsed</text:p>
          </table:table-cell>
          <table:table-cell table:style-name="ce5" table:formula="of:=[.C82]" office:value-type="time" office:time-value="PT00H00M01.144352S">
            <text:p>00:00:01,144</text:p>
          </table:table-cell>
          <table:table-cell table:style-name="ce5" table:formula="of:=[.C175]" office:value-type="time" office:time-value="PT00H00M01.180489S">
            <text:p>00:00:01,18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3]" office:value-type="time" office:time-value="PT00H00M00.985S">
            <text:p>00:00:00,985</text:p>
          </table:table-cell>
          <table:table-cell table:style-name="ce5" table:formula="of:=[.C176]" office:value-type="time" office:time-value="PT00H00M00.725S">
            <text:p>00:00:00,7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84]" office:value-type="time" office:time-value="PT00H00M00.07406S">
            <text:p>00:00:00,074</text:p>
          </table:table-cell>
          <table:table-cell table:style-name="ce5" table:formula="of:=[.C177]" office:value-type="time" office:time-value="PT00H00M00.08238S">
            <text:p>00:00:00,082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Gesamt</text:p>
          </table:table-cell>
          <table:table-cell table:style-name="Default" office:value-type="string">
            <text:p>elapsed</text:p>
          </table:table-cell>
          <table:table-cell table:style-name="ce5" table:formula="of:=[.C91]" office:value-type="time" office:time-value="PT00H03M56.669751S">
            <text:p>00:03:56,670</text:p>
          </table:table-cell>
          <table:table-cell table:style-name="ce5" table:formula="of:=[.C184]" office:value-type="time" office:time-value="PT00H04M29.969667S">
            <text:p>00:04:29,97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92]" office:value-type="time" office:time-value="PT00H03M41.599995S">
            <text:p>00:03:41,600</text:p>
          </table:table-cell>
          <table:table-cell table:style-name="ce5" table:formula="of:=[.C185]" office:value-type="time" office:time-value="PT00H04M01.584995S">
            <text:p>00:04:01,58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3]" office:value-type="time" office:time-value="PT00H00M01.544613S">
            <text:p>00:00:01,545</text:p>
          </table:table-cell>
          <table:table-cell table:style-name="ce5" table:formula="of:=[.C186]" office:value-type="time" office:time-value="PT00H00M02.606941S">
            <text:p>00:00:02,607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</text:p>
          </table:table-cell>
          <table:table-cell table:style-name="ce5" table:formula="of:=[.C4]" office:value-type="time" office:time-value="PT00H00M00.16035S">
            <text:p>00:00:00,160</text:p>
          </table:table-cell>
          <table:table-cell table:style-name="ce20" table:formula="of:=[.C97]" office:value-type="time" office:time-value="PT00H00M00.108955S">
            <text:p>00:00:00,10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2</text:p>
          </table:table-cell>
          <table:table-cell table:style-name="ce5" table:formula="of:=[.C7]" office:value-type="time" office:time-value="PT00H00M00.002649S">
            <text:p>00:00:00,003</text:p>
          </table:table-cell>
          <table:table-cell table:style-name="ce20" table:formula="of:=[.C100]" office:value-type="time" office:time-value="PT00H00M00.002396S">
            <text:p>00:00:00,00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3</text:p>
          </table:table-cell>
          <table:table-cell table:style-name="ce5" table:formula="of:=[.C10]" office:value-type="time" office:time-value="PT00H00M00.418314S">
            <text:p>00:00:00,418</text:p>
          </table:table-cell>
          <table:table-cell table:style-name="ce27" table:formula="of:=[.C103]" office:value-type="time" office:time-value="PT00H00M00.27925S">
            <text:p>00:00:00,27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4</text:p>
          </table:table-cell>
          <table:table-cell table:style-name="ce20" table:formula="of:=[.C13]" office:value-type="time" office:time-value="PT00H00M09.460782S">
            <text:p>00:00:09,461</text:p>
          </table:table-cell>
          <table:table-cell table:style-name="ce5" table:formula="of:=[.C106]" office:value-type="time" office:time-value="PT00H00M11.7089S">
            <text:p>00:00:11,70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5</text:p>
          </table:table-cell>
          <table:table-cell table:style-name="ce20" table:formula="of:=[.C16]" office:value-type="time" office:time-value="PT00H00M01.086554S">
            <text:p>00:00:01,087</text:p>
          </table:table-cell>
          <table:table-cell table:style-name="ce5" table:formula="of:=[.C109]" office:value-type="time" office:time-value="PT00H00M01.632384S">
            <text:p>00:00:01,63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6</text:p>
          </table:table-cell>
          <table:table-cell table:style-name="ce5" table:formula="of:=[.C28]" office:value-type="time" office:time-value="PT00H00M13.391086S">
            <text:p>00:00:13,391</text:p>
          </table:table-cell>
          <table:table-cell table:style-name="ce20" table:formula="of:=[.C121]" office:value-type="time" office:time-value="PT00H00M06.460502S">
            <text:p>00:00:06,46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7</text:p>
          </table:table-cell>
          <table:table-cell table:style-name="ce5" table:formula="of:=[.C31]" office:value-type="time" office:time-value="PT00H00M03.567644S">
            <text:p>00:00:03,568</text:p>
          </table:table-cell>
          <table:table-cell table:style-name="ce20" table:formula="of:=[.C130]" office:value-type="time" office:time-value="PT00H00M03.213415S">
            <text:p>00:00:03,21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8</text:p>
          </table:table-cell>
          <table:table-cell table:style-name="ce20" table:formula="of:=[.C40]" office:value-type="time" office:time-value="PT00H00M00.3236S">
            <text:p>00:00:00,324</text:p>
          </table:table-cell>
          <table:table-cell table:style-name="ce5" table:formula="of:=[.C139]" office:value-type="time" office:time-value="PT00H00M00.351348S">
            <text:p>00:00:00,35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9</text:p>
          </table:table-cell>
          <table:table-cell table:style-name="ce20" table:formula="of:=[.C43]" office:value-type="time" office:time-value="PT00H01M28.123737S">
            <text:p>00:01:28,124</text:p>
          </table:table-cell>
          <table:table-cell table:style-name="ce5" table:formula="of:=[.C142]" office:value-type="time" office:time-value="PT00H03M08.89575S">
            <text:p>00:03:08,89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01M41.294078S">
            <text:p>00:01:41,294</text:p>
          </table:table-cell>
          <table:table-cell table:style-name="ce20" table:formula="of:=[.C145]" office:value-type="time" office:time-value="PT00H00M31.165659S">
            <text:p>00:00:31,16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151678S">
            <text:p>00:00:00,152</text:p>
          </table:table-cell>
          <table:table-cell table:style-name="ce20" table:formula="of:=[.C148]" office:value-type="time" office:time-value="PT00H00M00.10368S">
            <text:p>00:00:00,10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0.284944S">
            <text:p>00:00:00,285</text:p>
          </table:table-cell>
          <table:table-cell table:style-name="ce20" table:formula="of:=[.C151]" office:value-type="time" office:time-value="PT00H00M00.108595S">
            <text:p>00:00:00,10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09.951588S">
            <text:p>00:00:09,952</text:p>
          </table:table-cell>
          <table:table-cell table:style-name="ce20" table:formula="of:=[.C154]" office:value-type="time" office:time-value="PT00H00M06.60624S">
            <text:p>00:00:06,60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4</text:p>
          </table:table-cell>
          <table:table-cell table:style-name="ce20" table:formula="of:=[.C64]" office:value-type="time" office:time-value="PT00H00M00.504532S">
            <text:p>00:00:00,505</text:p>
          </table:table-cell>
          <table:table-cell table:style-name="ce5" table:formula="of:=[.C157]" office:value-type="time" office:time-value="PT00H00M00.624572S">
            <text:p>00:00:00,625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1.035983S">
            <text:p>00:00:01,036</text:p>
          </table:table-cell>
          <table:table-cell table:style-name="ce20" table:formula="of:=[.C160]" office:value-type="time" office:time-value="PT00H00M00.783163S">
            <text:p>00:00:00,78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6</text:p>
          </table:table-cell>
          <table:table-cell table:style-name="ce20" table:formula="of:=[.C70]" office:value-type="time" office:time-value="PT00H00M05.767884S">
            <text:p>00:00:05,768</text:p>
          </table:table-cell>
          <table:table-cell table:style-name="ce5" table:formula="of:=[.C163]" office:value-type="time" office:time-value="PT00H00M16.74437S">
            <text:p>00:00:16,74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7</text:p>
          </table:table-cell>
          <table:table-cell table:style-name="ce20" table:formula="of:=[.C82]" office:value-type="time" office:time-value="PT00H00M01.144352S">
            <text:p>00:00:01,144</text:p>
          </table:table-cell>
          <table:table-cell table:style-name="ce5" table:formula="of:=[.C175]" office:value-type="time" office:time-value="PT00H00M01.180489S">
            <text:p>00:00:01,180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Gesamt</text:p>
          </table:table-cell>
          <table:table-cell table:style-name="ce20" table:formula="of:=SUM([.B248:.B264])" office:value-type="time" office:time-value="PT00H03M56.669751S">
            <text:p>00:03:56,670</text:p>
          </table:table-cell>
          <table:table-cell table:style-name="ce5" table:formula="of:=SUM([.C248:.C264])" office:value-type="time" office:time-value="PT00H04M29.969668S">
            <text:p>00:04:29,970</text:p>
          </table:table-cell>
          <table:table-cell table:style-name="Default"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Default" table:number-columns-repeated="6"/>
        </table:table-row>
      </table:table>
      <table:table table:name="N100" table:style-name="ta1" table:print="false">
        <table:table-column table:style-name="co1" table:number-columns-repeated="11" table:default-cell-style-name="ce15"/>
        <table:table-column table:style-name="co1" table:number-columns-repeated="5" table:default-cell-style-name="Default"/>
        <table:table-row table:style-name="ro1">
          <table:table-cell office:value-type="string">
            <text:p>Network 1.0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OBA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301919S">
            <text:p>00:00:00,30</text:p>
          </table:table-cell>
          <table:table-cell office:value-type="time" office:time-value="PT00H00M00.294615S">
            <text:p>00:00:00,29</text:p>
          </table:table-cell>
          <table:table-cell office:value-type="time" office:time-value="PT00H00M00.309223S">
            <text:p>00:00:00,3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table:number-columns-repeated="2" office:value-type="time" office:time-value="PT00H00M00.01S">
            <text:p>00:00:00,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27007S">
            <text:p>00:00:00,03</text:p>
          </table:table-cell>
          <table:table-cell office:value-type="time" office:time-value="PT00H00M00.027852S">
            <text:p>00:00:00,03</text:p>
          </table:table-cell>
          <table:table-cell office:value-type="time" office:time-value="PT00H00M00.026161S">
            <text:p>00:00:00,03</text:p>
          </table:table-cell>
          <table:table-cell table:number-columns-repeated="11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5824S">
            <text:p>00:00:00,01</text:p>
          </table:table-cell>
          <table:table-cell office:value-type="time" office:time-value="PT00H00M00.005779S">
            <text:p>00:00:00,01</text:p>
          </table:table-cell>
          <table:table-cell office:value-type="time" office:time-value="PT00H00M00.005868S">
            <text:p>00:00:00,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</text:p>
          </table:table-cell>
          <table:table-cell table:number-columns-repeated="2" office:value-type="time" office:time-value="PT00H00M00.01S">
            <text:p>00:00:00,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9S">
            <text:p>00:00:00,00</text:p>
          </table:table-cell>
          <table:table-cell office:value-type="time" office:time-value="PT00H00M00.00007S">
            <text:p>00:00:00,00</text:p>
          </table:table-cell>
          <table:table-cell office:value-type="time" office:time-value="PT00H00M00.000067S">
            <text:p>00:00:00,00</text:p>
          </table:table-cell>
          <table:table-cell table:number-columns-repeated="11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995367S">
            <text:p>00:00:01,00</text:p>
          </table:table-cell>
          <table:table-cell office:value-type="time" office:time-value="PT00H00M00.88989S">
            <text:p>00:00:00,89</text:p>
          </table:table-cell>
          <table:table-cell office:value-type="time" office:time-value="PT00H00M01.100843S">
            <text:p>00:00:01,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5S">
            <text:p>00:00:00,05</text:p>
          </table:table-cell>
          <table:table-cell table:number-columns-repeated="2" office:value-type="time" office:time-value="PT00H00M00.05S">
            <text:p>00:00:00,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1621S">
            <text:p>00:00:00,05</text:p>
          </table:table-cell>
          <table:table-cell office:value-type="time" office:time-value="PT00H00M00.058618S">
            <text:p>00:00:00,06</text:p>
          </table:table-cell>
          <table:table-cell office:value-type="time" office:time-value="PT00H00M00.044623S">
            <text:p>00:00:00,04</text:p>
          </table:table-cell>
          <table:table-cell table:number-columns-repeated="11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1.207305S">
            <text:p>00:00:01,21</text:p>
          </table:table-cell>
          <table:table-cell office:value-type="time" office:time-value="PT00H00M01.233718S">
            <text:p>00:00:01,23</text:p>
          </table:table-cell>
          <table:table-cell office:value-type="time" office:time-value="PT00H00M01.180892S">
            <text:p>00:00:01,1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19S">
            <text:p>00:00:00,19</text:p>
          </table:table-cell>
          <table:table-cell table:number-columns-repeated="2" office:value-type="time" office:time-value="PT00H00M00.19S">
            <text:p>00:00:00,1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22961S">
            <text:p>00:00:00,12</text:p>
          </table:table-cell>
          <table:table-cell office:value-type="time" office:time-value="PT00H00M00.150343S">
            <text:p>00:00:00,15</text:p>
          </table:table-cell>
          <table:table-cell office:value-type="time" office:time-value="PT00H00M00.095578S">
            <text:p>00:00:00,10</text:p>
          </table:table-cell>
          <table:table-cell table:number-columns-repeated="11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5.850605S">
            <text:p>00:00:05,85</text:p>
          </table:table-cell>
          <table:table-cell table:style-name="ce28" office:value-type="time" office:time-value="PT00H00M05.79074S">
            <text:p>00:00:05,79</text:p>
          </table:table-cell>
          <table:table-cell table:style-name="ce28" office:value-type="time" office:time-value="PT00H00M05.91047S">
            <text:p>00:00:05,91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4.51S">
            <text:p>00:00:04,51</text:p>
          </table:table-cell>
          <table:table-cell table:style-name="ce28" office:value-type="time" office:time-value="PT00H00M04.5S">
            <text:p>00:00:04,50</text:p>
          </table:table-cell>
          <table:table-cell table:style-name="ce28" office:value-type="time" office:time-value="PT00H00M04.52S">
            <text:p>00:00:04,52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64882S">
            <text:p>00:00:00,26</text:p>
          </table:table-cell>
          <table:table-cell table:style-name="ce28" office:value-type="time" office:time-value="PT00H00M00.220444S">
            <text:p>00:00:00,22</text:p>
          </table:table-cell>
          <table:table-cell table:style-name="ce28" office:value-type="time" office:time-value="PT00H00M00.30932S">
            <text:p>00:00:00,31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5M00.661063S">
            <text:p>00:05:00,66</text:p>
          </table:table-cell>
          <table:table-cell table:formula="of:=+[.D22]+[.D25]" office:value-type="time" office:time-value="PT00H05M24.409159S">
            <text:p>00:05:24,41</text:p>
          </table:table-cell>
          <table:table-cell table:formula="of:=+[.E22]+[.E25]" office:value-type="time" office:time-value="PT00H04M36.912967S">
            <text:p>00:04:36,91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4M50.015S">
            <text:p>00:04:50,02</text:p>
          </table:table-cell>
          <table:table-cell table:formula="of:=+[.D23]+[.D26]" office:value-type="time" office:time-value="PT00H05M14.26S">
            <text:p>00:05:14,26</text:p>
          </table:table-cell>
          <table:table-cell table:formula="of:=+[.E23]+[.E26]" office:value-type="time" office:time-value="PT00H04M25.77S">
            <text:p>00:04:25,77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5.316343S">
            <text:p>00:00:05,32</text:p>
          </table:table-cell>
          <table:table-cell table:formula="of:=+[.D24]+[.D27]" office:value-type="time" office:time-value="PT00H00M05.317266S">
            <text:p>00:00:05,32</text:p>
          </table:table-cell>
          <table:table-cell table:formula="of:=+[.E24]+[.E27]" office:value-type="time" office:time-value="PT00H00M05.315419S">
            <text:p>00:00:05,32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formula="of:=SUM([.D22:.K22])/[.$B$3]" office:value-type="time" office:time-value="PT00H00M24.418501S">
            <text:p>00:00:24,42</text:p>
          </table:table-cell>
          <table:table-cell office:value-type="time" office:time-value="PT00H00M24.380035S">
            <text:p>00:00:24,38</text:p>
          </table:table-cell>
          <table:table-cell table:style-name="ce28" office:value-type="time" office:time-value="PT00H00M24.456968S">
            <text:p>00:00:24,46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23:.K23])/[.$B$3]" office:value-type="time" office:time-value="PT00H00M14.41S">
            <text:p>00:00:14,41</text:p>
          </table:table-cell>
          <table:table-cell office:value-type="time" office:time-value="PT00H00M14.75S">
            <text:p>00:00:14,75</text:p>
          </table:table-cell>
          <table:table-cell table:style-name="ce28" office:value-type="time" office:time-value="PT00H00M14.07S">
            <text:p>00:00:14,0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24:.K24])/[.$B$3]" office:value-type="time" office:time-value="PT00H00M04.877219S">
            <text:p>00:00:04,88</text:p>
          </table:table-cell>
          <table:table-cell office:value-type="time" office:time-value="PT00H00M04.887695S">
            <text:p>00:00:04,89</text:p>
          </table:table-cell>
          <table:table-cell table:style-name="ce28" office:value-type="time" office:time-value="PT00H00M04.866743S">
            <text:p>00:00:04,8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formula="of:=SUM([.D25:.K25])/[.$B$3]" office:value-type="time" office:time-value="PT00H04M36.242561S">
            <text:p>00:04:36,24</text:p>
          </table:table-cell>
          <table:table-cell office:value-type="time" office:time-value="PT00H05M00.029124S">
            <text:p>00:05:00,03</text:p>
          </table:table-cell>
          <table:table-cell table:style-name="ce28" office:value-type="time" office:time-value="PT00H04M12.455999S">
            <text:p>00:04:12,46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26:.K26])/[.$B$3]" office:value-type="time" office:time-value="PT00H04M35.605S">
            <text:p>00:04:35,61</text:p>
          </table:table-cell>
          <table:table-cell office:value-type="time" office:time-value="PT00H04M59.51S">
            <text:p>00:04:59,51</text:p>
          </table:table-cell>
          <table:table-cell table:style-name="ce28" office:value-type="time" office:time-value="PT00H04M11.7S">
            <text:p>00:04:11,70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27:.K27])/[.$B$3]" office:value-type="time" office:time-value="PT00H00M00.439124S">
            <text:p>00:00:00,44</text:p>
          </table:table-cell>
          <table:table-cell office:value-type="time" office:time-value="PT00H00M00.429571S">
            <text:p>00:00:00,43</text:p>
          </table:table-cell>
          <table:table-cell table:style-name="ce28" office:value-type="time" office:time-value="PT00H00M00.448676S">
            <text:p>00:00:00,45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1M50.541567S">
            <text:p>00:01:50,54</text:p>
          </table:table-cell>
          <table:table-cell office:value-type="time" office:time-value="PT00H01M51.495492S">
            <text:p>00:01:51,50</text:p>
          </table:table-cell>
          <table:table-cell office:value-type="time" office:time-value="PT00H01M49.587642S">
            <text:p>00:01:49,5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50.865S">
            <text:p>00:00:50,87</text:p>
          </table:table-cell>
          <table:table-cell office:value-type="time" office:time-value="PT00H00M51.96S">
            <text:p>00:00:51,96</text:p>
          </table:table-cell>
          <table:table-cell office:value-type="time" office:time-value="PT00H00M49.77S">
            <text:p>00:00:49,7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132721S">
            <text:p>00:00:00,13</text:p>
          </table:table-cell>
          <table:table-cell office:value-type="time" office:time-value="PT00H00M00.122349S">
            <text:p>00:00:00,12</text:p>
          </table:table-cell>
          <table:table-cell office:value-type="time" office:time-value="PT00H00M00.143092S">
            <text:p>00:00:00,14</text:p>
          </table:table-cell>
          <table:table-cell table:number-columns-repeated="11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40282S">
            <text:p>00:00:00,24</text:p>
          </table:table-cell>
          <table:table-cell office:value-type="time" office:time-value="PT00H00M00.223572S">
            <text:p>00:00:00,22</text:p>
          </table:table-cell>
          <table:table-cell table:style-name="ce28" office:value-type="time" office:time-value="PT00H00M00.256992S">
            <text:p>00:00:00,26</text:p>
          </table:table-cell>
          <table:table-cell table:style-name="ce28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6999S">
            <text:p>00:00:00,07</text:p>
          </table:table-cell>
          <table:table-cell office:value-type="time" office:time-value="PT00H00M00.06999S">
            <text:p>00:00:00,07</text:p>
          </table:table-cell>
          <table:table-cell table:style-name="ce28" office:value-type="time" office:time-value="PT00H00M00.06999S">
            <text:p>00:00:00,07</text:p>
          </table:table-cell>
          <table:table-cell table:style-name="ce28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53283S">
            <text:p>00:00:00,05</text:p>
          </table:table-cell>
          <table:table-cell office:value-type="time" office:time-value="PT00H00M00.041937S">
            <text:p>00:00:00,04</text:p>
          </table:table-cell>
          <table:table-cell table:style-name="ce28" office:value-type="time" office:time-value="PT00H00M00.064628S">
            <text:p>00:00:00,06</text:p>
          </table:table-cell>
          <table:table-cell table:style-name="ce28"/>
          <table:table-cell table:number-columns-repeated="10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1M48.34349S">
            <text:p>00:01:48,34</text:p>
          </table:table-cell>
          <table:table-cell office:value-type="time" office:time-value="PT00H01M48.97553S">
            <text:p>00:01:48,98</text:p>
          </table:table-cell>
          <table:table-cell office:value-type="time" office:time-value="PT00H01M47.711451S">
            <text:p>00:01:47,7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1M44.065S">
            <text:p>00:01:44,07</text:p>
          </table:table-cell>
          <table:table-cell office:value-type="time" office:time-value="PT00H01M44.85S">
            <text:p>00:01:44,85</text:p>
          </table:table-cell>
          <table:table-cell office:value-type="time" office:time-value="PT00H01M43.28S">
            <text:p>00:01:43,2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49914S">
            <text:p>00:00:00,05</text:p>
          </table:table-cell>
          <table:table-cell office:value-type="time" office:time-value="PT00H00M00.044426S">
            <text:p>00:00:00,04</text:p>
          </table:table-cell>
          <table:table-cell office:value-type="time" office:time-value="PT00H00M00.055402S">
            <text:p>00:00:00,06</text:p>
          </table:table-cell>
          <table:table-cell table:number-columns-repeated="11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39M18.162173S">
            <text:p>00:39:18,16</text:p>
          </table:table-cell>
          <table:table-cell office:value-type="time" office:time-value="PT00H43M14.917449S">
            <text:p>00:43:14,92</text:p>
          </table:table-cell>
          <table:table-cell office:value-type="time" office:time-value="PT00H35M21.406898S">
            <text:p>00:35:21,4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39M16.27S">
            <text:p>00:39:16,27</text:p>
          </table:table-cell>
          <table:table-cell office:value-type="time" office:time-value="PT00H43M13.07S">
            <text:p>00:43:13,07</text:p>
          </table:table-cell>
          <table:table-cell office:value-type="time" office:time-value="PT00H35M19.47S">
            <text:p>00:35:19,4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334859S">
            <text:p>00:00:00,33</text:p>
          </table:table-cell>
          <table:table-cell office:value-type="time" office:time-value="PT00H00M00.331015S">
            <text:p>00:00:00,33</text:p>
          </table:table-cell>
          <table:table-cell office:value-type="time" office:time-value="PT00H00M00.338702S">
            <text:p>00:00:00,34</text:p>
          </table:table-cell>
          <table:table-cell table:number-columns-repeated="11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7.80387S">
            <text:p>00:00:07,80</text:p>
          </table:table-cell>
          <table:table-cell office:value-type="time" office:time-value="PT00H00M07.826301S">
            <text:p>00:00:07,83</text:p>
          </table:table-cell>
          <table:table-cell office:value-type="time" office:time-value="PT00H00M07.781439S">
            <text:p>00:00:07,7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8S">
            <text:p>00:00:00,18</text:p>
          </table:table-cell>
          <table:table-cell table:number-columns-repeated="2" office:value-type="time" office:time-value="PT00H00M00.18S">
            <text:p>00:00:00,1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7686S">
            <text:p>00:00:00,08</text:p>
          </table:table-cell>
          <table:table-cell office:value-type="time" office:time-value="PT00H00M00.076885S">
            <text:p>00:00:00,08</text:p>
          </table:table-cell>
          <table:table-cell office:value-type="time" office:time-value="PT00H00M00.076834S">
            <text:p>00:00:00,08</text:p>
          </table:table-cell>
          <table:table-cell table:number-columns-repeated="11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712637S">
            <text:p>00:00:00,71</text:p>
          </table:table-cell>
          <table:table-cell table:formula="of:=+[.D46]+[.D49]" office:value-type="time" office:time-value="PT00H00M00.285325S">
            <text:p>00:00:00,29</text:p>
          </table:table-cell>
          <table:table-cell table:formula="of:=+[.E46]+[.E49]" office:value-type="time" office:time-value="PT00H00M01.139949S">
            <text:p>00:00:01,14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2S">
            <text:p>00:00:00,12</text:p>
          </table:table-cell>
          <table:table-cell table:formula="of:=+[.D47]+[.D50]" office:value-type="time" office:time-value="PT00H00M00.12S">
            <text:p>00:00:00,12</text:p>
          </table:table-cell>
          <table:table-cell table:formula="of:=+[.E47]+[.E50]" office:value-type="time" office:time-value="PT00H00M00.12S">
            <text:p>00:00:00,12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51853S">
            <text:p>00:00:00,05</text:p>
          </table:table-cell>
          <table:table-cell table:formula="of:=+[.D48]+[.D51]" office:value-type="time" office:time-value="PT00H00M00.048762S">
            <text:p>00:00:00,05</text:p>
          </table:table-cell>
          <table:table-cell table:formula="of:=+[.E48]+[.E51]" office:value-type="time" office:time-value="PT00H00M00.054944S">
            <text:p>00:00:00,05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formula="of:=SUM([.D46:.K46])/[.$B$3]" office:value-type="time" office:time-value="PT00H00M00.196095S">
            <text:p>00:00:00,20</text:p>
          </table:table-cell>
          <table:table-cell table:style-name="ce28" office:value-type="time" office:time-value="PT00H00M00.190811S">
            <text:p>00:00:00,19</text:p>
          </table:table-cell>
          <table:table-cell table:style-name="ce28" office:value-type="time" office:time-value="PT00H00M00.201379S">
            <text:p>00:00:00,20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47:.K47])/[.$B$3]" office:value-type="time" office:time-value="PT00H00M00.11S">
            <text:p>00:00:00,11</text:p>
          </table:table-cell>
          <table:table-cell table:style-name="ce28" office:value-type="time" office:time-value="PT00H00M00.11S">
            <text:p>00:00:00,11</text:p>
          </table:table-cell>
          <table:table-cell table:style-name="ce28" office:value-type="time" office:time-value="PT00H00M00.11S">
            <text:p>00:00:00,1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48:.K48])/[.$B$3]" office:value-type="time" office:time-value="PT00H00M00.026105S">
            <text:p>00:00:00,03</text:p>
          </table:table-cell>
          <table:table-cell table:style-name="ce28" office:value-type="time" office:time-value="PT00H00M00.022688S">
            <text:p>00:00:00,02</text:p>
          </table:table-cell>
          <table:table-cell table:style-name="ce28" office:value-type="time" office:time-value="PT00H00M00.029522S">
            <text:p>00:00:00,0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12tmp2</text:p>
          </table:table-cell>
          <table:table-cell table:style-name="ce28" office:value-type="string">
            <text:p>elapsed</text:p>
          </table:table-cell>
          <table:table-cell table:formula="of:=SUM([.D49:.K49])/[.$B$3]" office:value-type="time" office:time-value="PT00H00M00.516542S">
            <text:p>00:00:00,52</text:p>
          </table:table-cell>
          <table:table-cell table:style-name="ce28" office:value-type="time" office:time-value="PT00H00M00.094514S">
            <text:p>00:00:00,09</text:p>
          </table:table-cell>
          <table:table-cell table:style-name="ce28" office:value-type="time" office:time-value="PT00H00M00.93857S">
            <text:p>00:00:00,94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51:.K51])/[.$B$3]" office:value-type="time" office:time-value="PT00H00M00.025748S">
            <text:p>00:00:00,03</text:p>
          </table:table-cell>
          <table:table-cell table:style-name="ce28" office:value-type="time" office:time-value="PT00H00M00.026074S">
            <text:p>00:00:00,03</text:p>
          </table:table-cell>
          <table:table-cell table:style-name="ce28" office:value-type="time" office:time-value="PT00H00M00.025422S">
            <text:p>00:00:00,0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27.202952S">
            <text:p>00:00:27,20</text:p>
          </table:table-cell>
          <table:table-cell office:value-type="time" office:time-value="PT00H00M27.380168S">
            <text:p>00:00:27,38</text:p>
          </table:table-cell>
          <table:table-cell office:value-type="time" office:time-value="PT00H00M27.025736S">
            <text:p>00:00:27,0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26.96S">
            <text:p>00:00:26,96</text:p>
          </table:table-cell>
          <table:table-cell office:value-type="time" office:time-value="PT00H00M27.17S">
            <text:p>00:00:27,17</text:p>
          </table:table-cell>
          <table:table-cell office:value-type="time" office:time-value="PT00H00M26.75S">
            <text:p>00:00:26,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91751S">
            <text:p>00:00:00,09</text:p>
          </table:table-cell>
          <table:table-cell office:value-type="time" office:time-value="PT00H00M00.083522S">
            <text:p>00:00:00,08</text:p>
          </table:table-cell>
          <table:table-cell office:value-type="time" office:time-value="PT00H00M00.09998S">
            <text:p>00:00:00,10</text:p>
          </table:table-cell>
          <table:table-cell table:number-columns-repeated="11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09.423117S">
            <text:p>00:00:09,42</text:p>
          </table:table-cell>
          <table:table-cell office:value-type="time" office:time-value="PT00H00M09.517696S">
            <text:p>00:00:09,52</text:p>
          </table:table-cell>
          <table:table-cell office:value-type="time" office:time-value="PT00H00M09.328537S">
            <text:p>00:00:09,3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9.21S">
            <text:p>00:00:09,21</text:p>
          </table:table-cell>
          <table:table-cell office:value-type="time" office:time-value="PT00H00M09.3S">
            <text:p>00:00:09,30</text:p>
          </table:table-cell>
          <table:table-cell office:value-type="time" office:time-value="PT00H00M09.12S">
            <text:p>00:00:09,1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069379S">
            <text:p>00:00:00,07</text:p>
          </table:table-cell>
          <table:table-cell office:value-type="time" office:time-value="PT00H00M00.072705S">
            <text:p>00:00:00,07</text:p>
          </table:table-cell>
          <table:table-cell office:value-type="time" office:time-value="PT00H00M00.066053S">
            <text:p>00:00:00,07</text:p>
          </table:table-cell>
          <table:table-cell table:number-columns-repeated="11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10.139949S">
            <text:p>00:00:10,14</text:p>
          </table:table-cell>
          <table:table-cell office:value-type="time" office:time-value="PT00H00M10.290056S">
            <text:p>00:00:10,29</text:p>
          </table:table-cell>
          <table:table-cell office:value-type="time" office:time-value="PT00H00M09.989842S">
            <text:p>00:00:09,9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9.254995S">
            <text:p>00:00:09,25</text:p>
          </table:table-cell>
          <table:table-cell office:value-type="time" office:time-value="PT00H00M09.37999S">
            <text:p>00:00:09,38</text:p>
          </table:table-cell>
          <table:table-cell office:value-type="time" office:time-value="PT00H00M09.13S">
            <text:p>00:00:09,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111466S">
            <text:p>00:00:00,11</text:p>
          </table:table-cell>
          <table:table-cell office:value-type="time" office:time-value="PT00H00M00.134322S">
            <text:p>00:00:00,13</text:p>
          </table:table-cell>
          <table:table-cell office:value-type="time" office:time-value="PT00H00M00.088609S">
            <text:p>00:00:00,09</text:p>
          </table:table-cell>
          <table:table-cell table:number-columns-repeated="11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51707S">
            <text:p>00:00:00,52</text:p>
          </table:table-cell>
          <table:table-cell table:style-name="ce28" office:value-type="time" office:time-value="PT00H00M00.523627S">
            <text:p>00:00:00,52</text:p>
          </table:table-cell>
          <table:table-cell table:style-name="ce28" office:value-type="time" office:time-value="PT00H00M00.510513S">
            <text:p>00:00:00,51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335S">
            <text:p>00:00:00,34</text:p>
          </table:table-cell>
          <table:table-cell table:style-name="ce28" office:value-type="time" office:time-value="PT00H00M00.34S">
            <text:p>00:00:00,34</text:p>
          </table:table-cell>
          <table:table-cell table:style-name="ce28" office:value-type="time" office:time-value="PT00H00M00.33S">
            <text:p>00:00:00,33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76018S">
            <text:p>00:00:00,08</text:p>
          </table:table-cell>
          <table:table-cell table:style-name="ce28" office:value-type="time" office:time-value="PT00H00M00.075359S">
            <text:p>00:00:00,08</text:p>
          </table:table-cell>
          <table:table-cell table:style-name="ce28" office:value-type="time" office:time-value="PT00H00M00.076677S">
            <text:p>00:00:00,08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53714S">
            <text:p>00:00:00,55</text:p>
          </table:table-cell>
          <table:table-cell table:formula="of:=+[.D67]+[.D70]" office:value-type="time" office:time-value="PT00H00M00.546542S">
            <text:p>00:00:00,55</text:p>
          </table:table-cell>
          <table:table-cell table:formula="of:=+[.E67]+[.E70]" office:value-type="time" office:time-value="PT00H00M00.560885S">
            <text:p>00:00:00,56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4S">
            <text:p>00:00:00,40</text:p>
          </table:table-cell>
          <table:table-cell table:formula="of:=+[.D68]+[.D71]" office:value-type="time" office:time-value="PT00H00M00.41S">
            <text:p>00:00:00,41</text:p>
          </table:table-cell>
          <table:table-cell table:formula="of:=+[.E68]+[.E71]" office:value-type="time" office:time-value="PT00H00M00.39S">
            <text:p>00:00:00,39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47904S">
            <text:p>00:00:00,05</text:p>
          </table:table-cell>
          <table:table-cell table:formula="of:=+[.D69]+[.D72]" office:value-type="time" office:time-value="PT00H00M00.045456S">
            <text:p>00:00:00,05</text:p>
          </table:table-cell>
          <table:table-cell table:formula="of:=+[.E69]+[.E72]" office:value-type="time" office:time-value="PT00H00M00.050352S">
            <text:p>00:00:00,05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formula="of:=SUM([.D67:.K67])/[.$B$3]" office:value-type="time" office:time-value="PT00H00M00.462507S">
            <text:p>00:00:00,46</text:p>
          </table:table-cell>
          <table:table-cell table:style-name="ce28" office:value-type="time" office:time-value="PT00H00M00.456134S">
            <text:p>00:00:00,46</text:p>
          </table:table-cell>
          <table:table-cell table:style-name="ce28" office:value-type="time" office:time-value="PT00H00M00.468879S">
            <text:p>00:00:00,4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68:.K68])/[.$B$3]" office:value-type="time" office:time-value="PT00H00M00.39S">
            <text:p>00:00:00,39</text:p>
          </table:table-cell>
          <table:table-cell table:style-name="ce28" office:value-type="time" office:time-value="PT00H00M00.4S">
            <text:p>00:00:00,40</text:p>
          </table:table-cell>
          <table:table-cell table:style-name="ce28" office:value-type="time" office:time-value="PT00H00M00.38S">
            <text:p>00:00:00,38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69:.K69])/[.$B$3]" office:value-type="time" office:time-value="PT00H00M00.019251S">
            <text:p>00:00:00,02</text:p>
          </table:table-cell>
          <table:table-cell table:style-name="ce28" office:value-type="time" office:time-value="PT00H00M00.017617S">
            <text:p>00:00:00,02</text:p>
          </table:table-cell>
          <table:table-cell table:style-name="ce28" office:value-type="time" office:time-value="PT00H00M00.020884S">
            <text:p>00:00:00,02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formula="of:=SUM([.D70:.K70])/[.$B$3]" office:value-type="time" office:time-value="PT00H00M00.091207S">
            <text:p>00:00:00,09</text:p>
          </table:table-cell>
          <table:table-cell table:style-name="ce28" office:value-type="time" office:time-value="PT00H00M00.090408S">
            <text:p>00:00:00,09</text:p>
          </table:table-cell>
          <table:table-cell table:style-name="ce28" office:value-type="time" office:time-value="PT00H00M00.092006S">
            <text:p>00:00:00,09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71:.K71])/[.$B$3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72:.K72])/[.$B$3]" office:value-type="time" office:time-value="PT00H00M00.028654S">
            <text:p>00:00:00,03</text:p>
          </table:table-cell>
          <table:table-cell table:style-name="ce28" office:value-type="time" office:time-value="PT00H00M00.027839S">
            <text:p>00:00:00,03</text:p>
          </table:table-cell>
          <table:table-cell table:style-name="ce28" office:value-type="time" office:time-value="PT00H00M00.029468S">
            <text:p>00:00:00,0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TBA</text:p>
          </table:table-cell>
          <table:table-cell table:number-columns-repeated="15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9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204867S">
            <text:p>00:00:00,20</text:p>
          </table:table-cell>
          <table:table-cell office:value-type="time" office:time-value="PT00H00M00.212336S">
            <text:p>00:00:00,21</text:p>
          </table:table-cell>
          <table:table-cell office:value-type="time" office:time-value="PT00H00M00.197398S">
            <text:p>00:00:00,2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table:number-columns-repeated="2" office:value-type="time" office:time-value="PT00H00M00.01S">
            <text:p>00:00:00,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12459S">
            <text:p>00:00:00,01</text:p>
          </table:table-cell>
          <table:table-cell office:value-type="time" office:time-value="PT00H00M00.004341S">
            <text:p>00:00:00,00</text:p>
          </table:table-cell>
          <table:table-cell office:value-type="time" office:time-value="PT00H00M00.020577S">
            <text:p>00:00:00,02</text:p>
          </table:table-cell>
          <table:table-cell table:number-columns-repeated="11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4341S">
            <text:p>00:00:00,00</text:p>
          </table:table-cell>
          <table:table-cell table:number-columns-repeated="2" office:value-type="time" office:time-value="PT00H00M00.004341S">
            <text:p>00:00:00,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.005S">
            <text:p>00:00:00,01</text:p>
          </table:table-cell>
          <table:table-cell office:value-type="time" office:time-value="PT00H00M00.01S">
            <text:p>00:00:00,01</text:p>
          </table:table-cell>
          <table:table-cell office:value-type="time" office:time-value="PT00H00M00S">
            <text:p>00:00:00,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69S">
            <text:p>00:00:00,00</text:p>
          </table:table-cell>
          <table:table-cell office:value-type="time" office:time-value="PT00H00M00.000071S">
            <text:p>00:00:00,00</text:p>
          </table:table-cell>
          <table:table-cell office:value-type="time" office:time-value="PT00H00M00.000067S">
            <text:p>00:00:00,00</text:p>
          </table:table-cell>
          <table:table-cell table:number-columns-repeated="11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1.41751S">
            <text:p>00:00:01,42</text:p>
          </table:table-cell>
          <table:table-cell office:value-type="time" office:time-value="PT00H00M01.378502S">
            <text:p>00:00:01,38</text:p>
          </table:table-cell>
          <table:table-cell office:value-type="time" office:time-value="PT00H00M01.456517S">
            <text:p>00:00:01,4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6S">
            <text:p>00:00:00,06</text:p>
          </table:table-cell>
          <table:table-cell table:number-columns-repeated="2" office:value-type="time" office:time-value="PT00H00M00.06S">
            <text:p>00:00:00,0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55001S">
            <text:p>00:00:00,06</text:p>
          </table:table-cell>
          <table:table-cell office:value-type="time" office:time-value="PT00H00M00.06114S">
            <text:p>00:00:00,06</text:p>
          </table:table-cell>
          <table:table-cell office:value-type="time" office:time-value="PT00H00M00.048861S">
            <text:p>00:00:00,05</text:p>
          </table:table-cell>
          <table:table-cell table:number-columns-repeated="11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33.035452S">
            <text:p>00:00:33,04</text:p>
          </table:table-cell>
          <table:table-cell office:value-type="time" office:time-value="PT00H00M32.430616S">
            <text:p>00:00:32,43</text:p>
          </table:table-cell>
          <table:table-cell office:value-type="time" office:time-value="PT00H00M33.640287S">
            <text:p>00:00:33,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13.7S">
            <text:p>00:00:13,70</text:p>
          </table:table-cell>
          <table:table-cell office:value-type="time" office:time-value="PT00H00M13.76S">
            <text:p>00:00:13,76</text:p>
          </table:table-cell>
          <table:table-cell office:value-type="time" office:time-value="PT00H00M13.64S">
            <text:p>00:00:13,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111814S">
            <text:p>00:00:00,11</text:p>
          </table:table-cell>
          <table:table-cell office:value-type="time" office:time-value="PT00H00M00.13398S">
            <text:p>00:00:00,13</text:p>
          </table:table-cell>
          <table:table-cell office:value-type="time" office:time-value="PT00H00M00.089647S">
            <text:p>00:00:00,09</text:p>
          </table:table-cell>
          <table:table-cell table:number-columns-repeated="11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5.674537S">
            <text:p>00:00:05,67</text:p>
          </table:table-cell>
          <table:table-cell table:style-name="ce28" office:value-type="time" office:time-value="PT00H00M05.611771S">
            <text:p>00:00:05,61</text:p>
          </table:table-cell>
          <table:table-cell table:style-name="ce28" office:value-type="time" office:time-value="PT00H00M05.737302S">
            <text:p>00:00:05,74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4.64S">
            <text:p>00:00:04,64</text:p>
          </table:table-cell>
          <table:table-cell table:style-name="ce28" office:value-type="time" office:time-value="PT00H00M04.64S">
            <text:p>00:00:04,64</text:p>
          </table:table-cell>
          <table:table-cell table:style-name="ce28" office:value-type="time" office:time-value="PT00H00M04.64S">
            <text:p>00:00:04,64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112171S">
            <text:p>00:00:00,11</text:p>
          </table:table-cell>
          <table:table-cell table:style-name="ce28" office:value-type="time" office:time-value="PT00H00M00.078898S">
            <text:p>00:00:00,08</text:p>
          </table:table-cell>
          <table:table-cell table:style-name="ce28" office:value-type="time" office:time-value="PT00H00M00.145443S">
            <text:p>00:00:00,15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3M55.302216S">
            <text:p>00:03:55,30</text:p>
          </table:table-cell>
          <table:table-cell table:formula="of:=+[.D97]+[.D100]" office:value-type="time" office:time-value="PT00H03M55.56867S">
            <text:p>00:03:55,57</text:p>
          </table:table-cell>
          <table:table-cell table:formula="of:=+[.E97]+[.E100]" office:value-type="time" office:time-value="PT00H03M55.035761S">
            <text:p>00:03:55,04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3M44.28S">
            <text:p>00:03:44,28</text:p>
          </table:table-cell>
          <table:table-cell table:formula="of:=+[.D98]+[.D101]" office:value-type="time" office:time-value="PT00H03M44.89S">
            <text:p>00:03:44,89</text:p>
          </table:table-cell>
          <table:table-cell table:formula="of:=+[.E98]+[.E101]" office:value-type="time" office:time-value="PT00H03M43.67S">
            <text:p>00:03:43,67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2.717518S">
            <text:p>00:00:02,72</text:p>
          </table:table-cell>
          <table:table-cell table:formula="of:=+[.D99]+[.D102]" office:value-type="time" office:time-value="PT00H00M02.416862S">
            <text:p>00:00:02,42</text:p>
          </table:table-cell>
          <table:table-cell table:formula="of:=+[.E99]+[.E102]" office:value-type="time" office:time-value="PT00H00M03.018173S">
            <text:p>00:00:03,02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formula="of:=SUM([.D97:.K97])/[.$B$78]" office:value-type="time" office:time-value="PT00H00M45.269343S">
            <text:p>00:00:45,27</text:p>
          </table:table-cell>
          <table:table-cell office:value-type="time" office:time-value="PT00H00M45.083972S">
            <text:p>00:00:45,08</text:p>
          </table:table-cell>
          <table:table-cell table:style-name="ce28" office:value-type="time" office:time-value="PT00H00M45.454715S">
            <text:p>00:00:45,45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98:.K98])/[.$B$78]" office:value-type="time" office:time-value="PT00H00M34.62S">
            <text:p>00:00:34,62</text:p>
          </table:table-cell>
          <table:table-cell office:value-type="time" office:time-value="PT00H00M34.53S">
            <text:p>00:00:34,53</text:p>
          </table:table-cell>
          <table:table-cell table:style-name="ce28" office:value-type="time" office:time-value="PT00H00M34.71S">
            <text:p>00:00:34,7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99:.K99])/[.$B$78]" office:value-type="time" office:time-value="PT00H00M02.474847S">
            <text:p>00:00:02,47</text:p>
          </table:table-cell>
          <table:table-cell office:value-type="time" office:time-value="PT00H00M02.364163S">
            <text:p>00:00:02,36</text:p>
          </table:table-cell>
          <table:table-cell table:style-name="ce28" office:value-type="time" office:time-value="PT00H00M02.585531S">
            <text:p>00:00:02,59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formula="of:=SUM([.D100:.K100])/[.$B$78]" office:value-type="time" office:time-value="PT00H03M10.032872S">
            <text:p>00:03:10,03</text:p>
          </table:table-cell>
          <table:table-cell office:value-type="time" office:time-value="PT00H03M10.484698S">
            <text:p>00:03:10,48</text:p>
          </table:table-cell>
          <table:table-cell table:style-name="ce28" office:value-type="time" office:time-value="PT00H03M09.581046S">
            <text:p>00:03:09,58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01:.K101])/[.$B$78]" office:value-type="time" office:time-value="PT00H03M09.66S">
            <text:p>00:03:09,66</text:p>
          </table:table-cell>
          <table:table-cell office:value-type="time" office:time-value="PT00H03M10.36S">
            <text:p>00:03:10,36</text:p>
          </table:table-cell>
          <table:table-cell table:style-name="ce28" office:value-type="time" office:time-value="PT00H03M08.96S">
            <text:p>00:03:08,96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02:.K102])/[.$B$78]" office:value-type="time" office:time-value="PT00H00M00.242671S">
            <text:p>00:00:00,24</text:p>
          </table:table-cell>
          <table:table-cell office:value-type="time" office:time-value="PT00H00M00.052699S">
            <text:p>00:00:00,05</text:p>
          </table:table-cell>
          <table:table-cell table:style-name="ce28" office:value-type="time" office:time-value="PT00H00M00.432642S">
            <text:p>00:00:00,4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2M03.348785S">
            <text:p>00:02:03,35</text:p>
          </table:table-cell>
          <table:table-cell table:formula="of:=+[.D106]+[.D109]" office:value-type="time" office:time-value="PT00H02M06.127108S">
            <text:p>00:02:06,13</text:p>
          </table:table-cell>
          <table:table-cell table:formula="of:=+[.E106]+[.E109]" office:value-type="time" office:time-value="PT00H02M00.570461S">
            <text:p>00:02:00,57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34.12S">
            <text:p>00:00:34,12</text:p>
          </table:table-cell>
          <table:table-cell table:formula="of:=+[.D107]+[.D110]" office:value-type="time" office:time-value="PT00H00M33.84S">
            <text:p>00:00:33,84</text:p>
          </table:table-cell>
          <table:table-cell table:formula="of:=+[.E107]+[.E110]" office:value-type="time" office:time-value="PT00H00M34.4S">
            <text:p>00:00:34,40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196855S">
            <text:p>00:00:00,20</text:p>
          </table:table-cell>
          <table:table-cell table:formula="of:=+[.D108]+[.D111]" office:value-type="time" office:time-value="PT00H00M00.195945S">
            <text:p>00:00:00,20</text:p>
          </table:table-cell>
          <table:table-cell table:formula="of:=+[.E108]+[.E111]" office:value-type="time" office:time-value="PT00H00M00.197764S">
            <text:p>00:00:00,20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7tmp1</text:p>
          </table:table-cell>
          <table:table-cell table:style-name="ce28" office:value-type="string">
            <text:p>elapsed</text:p>
          </table:table-cell>
          <table:table-cell table:formula="of:=SUM([.D106:.K106])/[.$B$78]" office:value-type="time" office:time-value="PT00H01M58.680653S">
            <text:p>00:01:58,68</text:p>
          </table:table-cell>
          <table:table-cell office:value-type="time" office:time-value="PT00H02M01.419593S">
            <text:p>00:02:01,42</text:p>
          </table:table-cell>
          <table:table-cell table:style-name="ce28" office:value-type="time" office:time-value="PT00H01M55.941712S">
            <text:p>00:01:55,94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07:.K107])/[.$B$78]" office:value-type="time" office:time-value="PT00H00M29.515S">
            <text:p>00:00:29,52</text:p>
          </table:table-cell>
          <table:table-cell office:value-type="time" office:time-value="PT00H00M29.2S">
            <text:p>00:00:29,20</text:p>
          </table:table-cell>
          <table:table-cell table:style-name="ce28" office:value-type="time" office:time-value="PT00H00M29.83S">
            <text:p>00:00:29,8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08:.K108])/[.$B$78]" office:value-type="time" office:time-value="PT00H00M00.176268S">
            <text:p>00:00:00,18</text:p>
          </table:table-cell>
          <table:table-cell office:value-type="time" office:time-value="PT00H00M00.173083S">
            <text:p>00:00:00,17</text:p>
          </table:table-cell>
          <table:table-cell table:style-name="ce28" office:value-type="time" office:time-value="PT00H00M00.179452S">
            <text:p>00:00:00,18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7res</text:p>
          </table:table-cell>
          <table:table-cell table:style-name="ce28" office:value-type="string">
            <text:p>elapsed</text:p>
          </table:table-cell>
          <table:table-cell table:formula="of:=SUM([.D109:.K109])/[.$B$78]" office:value-type="time" office:time-value="PT00H00M04.668132S">
            <text:p>00:00:04,67</text:p>
          </table:table-cell>
          <table:table-cell office:value-type="time" office:time-value="PT00H00M04.707515S">
            <text:p>00:00:04,71</text:p>
          </table:table-cell>
          <table:table-cell table:style-name="ce28" office:value-type="time" office:time-value="PT00H00M04.628749S">
            <text:p>00:00:04,6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10:.K110])/[.$B$78]" office:value-type="time" office:time-value="PT00H00M04.605S">
            <text:p>00:00:04,61</text:p>
          </table:table-cell>
          <table:table-cell office:value-type="time" office:time-value="PT00H00M04.64S">
            <text:p>00:00:04,64</text:p>
          </table:table-cell>
          <table:table-cell table:style-name="ce28" office:value-type="time" office:time-value="PT00H00M04.57S">
            <text:p>00:00:04,5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11:.K111])/[.$B$78]" office:value-type="time" office:time-value="PT00H00M00.020587S">
            <text:p>00:00:00,02</text:p>
          </table:table-cell>
          <table:table-cell office:value-type="time" office:time-value="PT00H00M00.022862S">
            <text:p>00:00:00,02</text:p>
          </table:table-cell>
          <table:table-cell table:style-name="ce28" office:value-type="time" office:time-value="PT00H00M00.018312S">
            <text:p>00:00:00,02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279736S">
            <text:p>00:00:00,28</text:p>
          </table:table-cell>
          <table:table-cell office:value-type="time" office:time-value="PT00H00M00.279752S">
            <text:p>00:00:00,28</text:p>
          </table:table-cell>
          <table:table-cell office:value-type="time" office:time-value="PT00H00M00.27972S">
            <text:p>00:00:00,2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11S">
            <text:p>00:00:00,11</text:p>
          </table:table-cell>
          <table:table-cell table:number-columns-repeated="2" office:value-type="time" office:time-value="PT00H00M00.11S">
            <text:p>00:00:00,1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53216S">
            <text:p>00:00:00,05</text:p>
          </table:table-cell>
          <table:table-cell office:value-type="time" office:time-value="PT00H00M00.052189S">
            <text:p>00:00:00,05</text:p>
          </table:table-cell>
          <table:table-cell office:value-type="time" office:time-value="PT00H00M00.054243S">
            <text:p>00:00:00,05</text:p>
          </table:table-cell>
          <table:table-cell table:number-columns-repeated="11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2M18.995041S">
            <text:p>00:02:19,00</text:p>
          </table:table-cell>
          <table:table-cell office:value-type="time" office:time-value="PT00H02M18.975411S">
            <text:p>00:02:18,98</text:p>
          </table:table-cell>
          <table:table-cell office:value-type="time" office:time-value="PT00H02M19.01467S">
            <text:p>00:02:19,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2M10.295S">
            <text:p>00:02:10,30</text:p>
          </table:table-cell>
          <table:table-cell office:value-type="time" office:time-value="PT00H02M09.95S">
            <text:p>00:02:09,95</text:p>
          </table:table-cell>
          <table:table-cell office:value-type="time" office:time-value="PT00H02M10.64S">
            <text:p>00:02:10,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80748S">
            <text:p>00:00:00,08</text:p>
          </table:table-cell>
          <table:table-cell office:value-type="time" office:time-value="PT00H00M00.058678S">
            <text:p>00:00:00,06</text:p>
          </table:table-cell>
          <table:table-cell office:value-type="time" office:time-value="PT00H00M00.102817S">
            <text:p>00:00:00,10</text:p>
          </table:table-cell>
          <table:table-cell table:number-columns-repeated="11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27M41.170341S">
            <text:p>00:27:41,17</text:p>
          </table:table-cell>
          <table:table-cell office:value-type="time" office:time-value="PT00H27M16.030137S">
            <text:p>00:27:16,03</text:p>
          </table:table-cell>
          <table:table-cell office:value-type="time" office:time-value="PT00H28M06.310545S">
            <text:p>00:28:06,3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23M43.415S">
            <text:p>00:23:43,42</text:p>
          </table:table-cell>
          <table:table-cell office:value-type="time" office:time-value="PT00H23M38.52S">
            <text:p>00:23:38,52</text:p>
          </table:table-cell>
          <table:table-cell office:value-type="time" office:time-value="PT00H23M48.31S">
            <text:p>00:23:48,3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602589S">
            <text:p>00:00:00,60</text:p>
          </table:table-cell>
          <table:table-cell office:value-type="time" office:time-value="PT00H00M00.518348S">
            <text:p>00:00:00,52</text:p>
          </table:table-cell>
          <table:table-cell office:value-type="time" office:time-value="PT00H00M00.686829S">
            <text:p>00:00:00,69</text:p>
          </table:table-cell>
          <table:table-cell table:number-columns-repeated="11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8.272488S">
            <text:p>00:00:08,27</text:p>
          </table:table-cell>
          <table:table-cell office:value-type="time" office:time-value="PT00H00M08.352148S">
            <text:p>00:00:08,35</text:p>
          </table:table-cell>
          <table:table-cell office:value-type="time" office:time-value="PT00H00M08.192828S">
            <text:p>00:00:08,1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7S">
            <text:p>00:00:00,17</text:p>
          </table:table-cell>
          <table:table-cell office:value-type="time" office:time-value="PT00H00M00.19S">
            <text:p>00:00:00,19</text:p>
          </table:table-cell>
          <table:table-cell office:value-type="time" office:time-value="PT00H00M00.15S">
            <text:p>00:00:00,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66974S">
            <text:p>00:00:00,07</text:p>
          </table:table-cell>
          <table:table-cell office:value-type="time" office:time-value="PT00H00M00.066895S">
            <text:p>00:00:00,07</text:p>
          </table:table-cell>
          <table:table-cell office:value-type="time" office:time-value="PT00H00M00.067053S">
            <text:p>00:00:00,07</text:p>
          </table:table-cell>
          <table:table-cell table:number-columns-repeated="11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89487S">
            <text:p>00:00:00,29</text:p>
          </table:table-cell>
          <table:table-cell table:formula="of:=+[.D127]+[.D130]" office:value-type="time" office:time-value="PT00H00M00.31314S">
            <text:p>00:00:00,31</text:p>
          </table:table-cell>
          <table:table-cell table:formula="of:=+[.E127]+[.E130]" office:value-type="time" office:time-value="PT00H00M00.265833S">
            <text:p>00:00:00,27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2S">
            <text:p>00:00:00,12</text:p>
          </table:table-cell>
          <table:table-cell table:formula="of:=+[.D128]+[.D131]" office:value-type="time" office:time-value="PT00H00M00.12S">
            <text:p>00:00:00,12</text:p>
          </table:table-cell>
          <table:table-cell table:formula="of:=+[.E128]+[.E131]" office:value-type="time" office:time-value="PT00H00M00.12S">
            <text:p>00:00:00,12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5772S">
            <text:p>00:00:00,06</text:p>
          </table:table-cell>
          <table:table-cell table:formula="of:=+[.D129]+[.D132]" office:value-type="time" office:time-value="PT00H00M00.064564S">
            <text:p>00:00:00,06</text:p>
          </table:table-cell>
          <table:table-cell table:formula="of:=+[.E129]+[.E132]" office:value-type="time" office:time-value="PT00H00M00.050875S">
            <text:p>00:00:00,05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formula="of:=SUM([.D127:.K127])/[.$B$78]" office:value-type="time" office:time-value="PT00H00M00.181271S">
            <text:p>00:00:00,18</text:p>
          </table:table-cell>
          <table:table-cell table:style-name="ce28" office:value-type="time" office:time-value="PT00H00M00.195049S">
            <text:p>00:00:00,20</text:p>
          </table:table-cell>
          <table:table-cell table:style-name="ce28" office:value-type="time" office:time-value="PT00H00M00.167492S">
            <text:p>00:00:00,1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28:.K128])/[.$B$78]" office:value-type="time" office:time-value="PT00H00M00.11S">
            <text:p>00:00:00,11</text:p>
          </table:table-cell>
          <table:table-cell table:style-name="ce28" office:value-type="time" office:time-value="PT00H00M00.11S">
            <text:p>00:00:00,11</text:p>
          </table:table-cell>
          <table:table-cell table:style-name="ce28" office:value-type="time" office:time-value="PT00H00M00.11S">
            <text:p>00:00:00,1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29:.K129])/[.$B$78]" office:value-type="time" office:time-value="PT00H00M00.029426S">
            <text:p>00:00:00,03</text:p>
          </table:table-cell>
          <table:table-cell table:style-name="ce28" office:value-type="time" office:time-value="PT00H00M00.037498S">
            <text:p>00:00:00,04</text:p>
          </table:table-cell>
          <table:table-cell table:style-name="ce28" office:value-type="time" office:time-value="PT00H00M00.021354S">
            <text:p>00:00:00,02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12res</text:p>
          </table:table-cell>
          <table:table-cell table:style-name="ce28" office:value-type="string">
            <text:p>elapsed</text:p>
          </table:table-cell>
          <table:table-cell table:formula="of:=SUM([.D130:.K130])/[.$B$78]" office:value-type="time" office:time-value="PT00H00M00.108216S">
            <text:p>00:00:00,11</text:p>
          </table:table-cell>
          <table:table-cell table:style-name="ce28" office:value-type="time" office:time-value="PT00H00M00.118091S">
            <text:p>00:00:00,12</text:p>
          </table:table-cell>
          <table:table-cell table:style-name="ce28" office:value-type="time" office:time-value="PT00H00M00.098341S">
            <text:p>00:00:00,10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32:.K132])/[.$B$78]" office:value-type="time" office:time-value="PT00H00M00.028294S">
            <text:p>00:00:00,03</text:p>
          </table:table-cell>
          <table:table-cell table:style-name="ce28" office:value-type="time" office:time-value="PT00H00M00.027066S">
            <text:p>00:00:00,03</text:p>
          </table:table-cell>
          <table:table-cell table:style-name="ce28" office:value-type="time" office:time-value="PT00H00M00.029521S">
            <text:p>00:00:00,03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34.018428S">
            <text:p>00:00:34,02</text:p>
          </table:table-cell>
          <table:table-cell office:value-type="time" office:time-value="PT00H00M31.656461S">
            <text:p>00:00:31,66</text:p>
          </table:table-cell>
          <table:table-cell office:value-type="time" office:time-value="PT00H00M36.380395S">
            <text:p>00:00:36,3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17.78S">
            <text:p>00:00:17,78</text:p>
          </table:table-cell>
          <table:table-cell office:value-type="time" office:time-value="PT00H00M17.7S">
            <text:p>00:00:17,70</text:p>
          </table:table-cell>
          <table:table-cell office:value-type="time" office:time-value="PT00H00M17.86S">
            <text:p>00:00:17,8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110727S">
            <text:p>00:00:00,11</text:p>
          </table:table-cell>
          <table:table-cell office:value-type="time" office:time-value="PT00H00M00.097567S">
            <text:p>00:00:00,10</text:p>
          </table:table-cell>
          <table:table-cell office:value-type="time" office:time-value="PT00H00M00.123886S">
            <text:p>00:00:00,12</text:p>
          </table:table-cell>
          <table:table-cell table:number-columns-repeated="11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39.699844S">
            <text:p>00:00:39,70</text:p>
          </table:table-cell>
          <table:table-cell office:value-type="time" office:time-value="PT00H00M39.572781S">
            <text:p>00:00:39,57</text:p>
          </table:table-cell>
          <table:table-cell office:value-type="time" office:time-value="PT00H00M39.826907S">
            <text:p>00:00:39,8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1.97S">
            <text:p>00:00:01,97</text:p>
          </table:table-cell>
          <table:table-cell office:value-type="time" office:time-value="PT00H00M01.98S">
            <text:p>00:00:01,98</text:p>
          </table:table-cell>
          <table:table-cell office:value-type="time" office:time-value="PT00H00M01.96S">
            <text:p>00:00:01,9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0178S">
            <text:p>00:00:00,10</text:p>
          </table:table-cell>
          <table:table-cell office:value-type="time" office:time-value="PT00H00M00.112791S">
            <text:p>00:00:00,11</text:p>
          </table:table-cell>
          <table:table-cell office:value-type="time" office:time-value="PT00H00M00.090768S">
            <text:p>00:00:00,09</text:p>
          </table:table-cell>
          <table:table-cell table:number-columns-repeated="11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6.304086S">
            <text:p>00:00:06,30</text:p>
          </table:table-cell>
          <table:table-cell office:value-type="time" office:time-value="PT00H00M04.80582S">
            <text:p>00:00:04,81</text:p>
          </table:table-cell>
          <table:table-cell office:value-type="time" office:time-value="PT00H00M07.802351S">
            <text:p>00:00:07,8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3.095S">
            <text:p>00:00:03,10</text:p>
          </table:table-cell>
          <table:table-cell office:value-type="time" office:time-value="PT00H00M03.06S">
            <text:p>00:00:03,06</text:p>
          </table:table-cell>
          <table:table-cell office:value-type="time" office:time-value="PT00H00M03.13S">
            <text:p>00:00:03,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125159S">
            <text:p>00:00:00,13</text:p>
          </table:table-cell>
          <table:table-cell office:value-type="time" office:time-value="PT00H00M00.130235S">
            <text:p>00:00:00,13</text:p>
          </table:table-cell>
          <table:table-cell office:value-type="time" office:time-value="PT00H00M00.120083S">
            <text:p>00:00:00,12</text:p>
          </table:table-cell>
          <table:table-cell table:number-columns-repeated="11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1.919062S">
            <text:p>00:00:01,92</text:p>
          </table:table-cell>
          <table:table-cell table:style-name="ce28" office:value-type="time" office:time-value="PT00H00M01.791846S">
            <text:p>00:00:01,79</text:p>
          </table:table-cell>
          <table:table-cell table:style-name="ce28" office:value-type="time" office:time-value="PT00H00M02.046278S">
            <text:p>00:00:02,05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785S">
            <text:p>00:00:00,79</text:p>
          </table:table-cell>
          <table:table-cell table:style-name="ce28" office:value-type="time" office:time-value="PT00H00M00.78S">
            <text:p>00:00:00,78</text:p>
          </table:table-cell>
          <table:table-cell table:style-name="ce28" office:value-type="time" office:time-value="PT00H00M00.79S">
            <text:p>00:00:00,79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76911S">
            <text:p>00:00:00,08</text:p>
          </table:table-cell>
          <table:table-cell table:style-name="ce28" office:value-type="time" office:time-value="PT00H00M00.077473S">
            <text:p>00:00:00,08</text:p>
          </table:table-cell>
          <table:table-cell table:style-name="ce28" office:value-type="time" office:time-value="PT00H00M00.076348S">
            <text:p>00:00:00,08</text:p>
          </table:table-cell>
          <table:table-cell table:style-name="ce28" table:number-columns-repeated="2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5.829132S">
            <text:p>00:00:05,83</text:p>
          </table:table-cell>
          <table:table-cell table:formula="of:=+[.D148]+[.D151]" office:value-type="time" office:time-value="PT00H00M03.902082S">
            <text:p>00:00:03,90</text:p>
          </table:table-cell>
          <table:table-cell table:formula="of:=+[.E148]+[.E151]" office:value-type="time" office:time-value="PT00H00M07.756181S">
            <text:p>00:00:07,76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2.315S">
            <text:p>00:00:02,32</text:p>
          </table:table-cell>
          <table:table-cell table:formula="of:=+[.D149]+[.D152]" office:value-type="time" office:time-value="PT00H00M02.32S">
            <text:p>00:00:02,32</text:p>
          </table:table-cell>
          <table:table-cell table:formula="of:=+[.E149]+[.E152]" office:value-type="time" office:time-value="PT00H00M02.31S">
            <text:p>00:00:02,31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72529S">
            <text:p>00:00:00,07</text:p>
          </table:table-cell>
          <table:table-cell table:formula="of:=+[.D150]+[.D153]" office:value-type="time" office:time-value="PT00H00M00.056497S">
            <text:p>00:00:00,06</text:p>
          </table:table-cell>
          <table:table-cell table:formula="of:=+[.E150]+[.E153]" office:value-type="time" office:time-value="PT00H00M00.08856S">
            <text:p>00:00:00,09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formula="of:=SUM([.D148:.K148])/[.$B$78]" office:value-type="time" office:time-value="PT00H00M05.736191S">
            <text:p>00:00:05,74</text:p>
          </table:table-cell>
          <table:table-cell table:style-name="ce28" office:value-type="time" office:time-value="PT00H00M03.799197S">
            <text:p>00:00:03,80</text:p>
          </table:table-cell>
          <table:table-cell table:style-name="ce28" office:value-type="time" office:time-value="PT00H00M07.673185S">
            <text:p>00:00:07,6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49:.K149])/[.$B$78]" office:value-type="time" office:time-value="PT00H00M02.3S">
            <text:p>00:00:02,30</text:p>
          </table:table-cell>
          <table:table-cell table:style-name="ce28" office:value-type="time" office:time-value="PT00H00M02.3S">
            <text:p>00:00:02,30</text:p>
          </table:table-cell>
          <table:table-cell table:style-name="ce28" office:value-type="time" office:time-value="PT00H00M02.3S">
            <text:p>00:00:02,30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50:.K150])/[.$B$78]" office:value-type="time" office:time-value="PT00H00M00.04815S">
            <text:p>00:00:00,05</text:p>
          </table:table-cell>
          <table:table-cell table:style-name="ce28" office:value-type="time" office:time-value="PT00H00M00.027817S">
            <text:p>00:00:00,03</text:p>
          </table:table-cell>
          <table:table-cell table:style-name="ce28" office:value-type="time" office:time-value="PT00H00M00.068482S">
            <text:p>00:00:00,07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formula="of:=SUM([.D151:.K151])/[.$B$78]" office:value-type="time" office:time-value="PT00H00M00.092941S">
            <text:p>00:00:00,09</text:p>
          </table:table-cell>
          <table:table-cell table:style-name="ce28" office:value-type="time" office:time-value="PT00H00M00.102885S">
            <text:p>00:00:00,10</text:p>
          </table:table-cell>
          <table:table-cell table:style-name="ce28" office:value-type="time" office:time-value="PT00H00M00.082996S">
            <text:p>00:00:00,08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52:.K152])/[.$B$78]" office:value-type="time" office:time-value="PT00H00M00.015S">
            <text:p>00:00:00,02</text:p>
          </table:table-cell>
          <table:table-cell table:style-name="ce28" office:value-type="time" office:time-value="PT00H00M00.02S">
            <text:p>00:00:00,02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53:.K153])/[.$B$78]" office:value-type="time" office:time-value="PT00H00M00.024379S">
            <text:p>00:00:00,02</text:p>
          </table:table-cell>
          <table:table-cell table:style-name="ce28" office:value-type="time" office:time-value="PT00H00M00.02868S">
            <text:p>00:00:00,03</text:p>
          </table:table-cell>
          <table:table-cell table:style-name="ce28" office:value-type="time" office:time-value="PT00H00M00.020078S">
            <text:p>00:00:00,02</text:p>
          </table:table-cell>
          <table:table-cell table:style-name="ce28"/>
          <table:table-cell table:style-name="ce28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</text:p>
          </table:table-cell>
          <table:table-cell table:style-name="ce4" table:formula="of:=[.C4]" office:value-type="time" office:time-value="PT00H00M00.301919S">
            <text:p>00:00:00,30</text:p>
          </table:table-cell>
          <table:table-cell table:style-name="ce16" table:formula="of:=[.C79]" office:value-type="time" office:time-value="PT00H00M00.204867S">
            <text:p>00:00:00,2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2</text:p>
          </table:table-cell>
          <table:table-cell table:style-name="ce4" table:formula="of:=[.C7]" office:value-type="time" office:time-value="PT00H00M00.005824S">
            <text:p>00:00:00,01</text:p>
          </table:table-cell>
          <table:table-cell table:style-name="ce16" table:formula="of:=[.C82]" office:value-type="time" office:time-value="PT00H00M00.004341S">
            <text:p>00:00:00,0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995367S">
            <text:p>00:00:01,00</text:p>
          </table:table-cell>
          <table:table-cell table:style-name="ce4" table:formula="of:=[.C85]" office:value-type="time" office:time-value="PT00H00M01.41751S">
            <text:p>00:00:01,4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1.207305S">
            <text:p>00:00:01,21</text:p>
          </table:table-cell>
          <table:table-cell table:style-name="ce29" table:formula="of:=[.C88]" office:value-type="time" office:time-value="PT00H00M33.035452S">
            <text:p>00:00:33,04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5</text:p>
          </table:table-cell>
          <table:table-cell table:style-name="ce4" table:formula="of:=[.C16]" office:value-type="time" office:time-value="PT00H00M05.850605S">
            <text:p>00:00:05,85</text:p>
          </table:table-cell>
          <table:table-cell table:style-name="ce16" table:formula="of:=[.C91]" office:value-type="time" office:time-value="PT00H00M05.674537S">
            <text:p>00:00:05,6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5M00.661063S">
            <text:p>00:05:00,66</text:p>
          </table:table-cell>
          <table:table-cell table:style-name="ce16" table:formula="of:=[.C94]" office:value-type="time" office:time-value="PT00H03M55.302216S">
            <text:p>00:03:55,3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1M50.541567S">
            <text:p>00:01:50,54</text:p>
          </table:table-cell>
          <table:table-cell table:style-name="ce4" table:formula="of:=[.C103]" office:value-type="time" office:time-value="PT00H02M03.348785S">
            <text:p>00:02:03,35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8</text:p>
          </table:table-cell>
          <table:table-cell table:style-name="ce16" table:formula="of:=[.C31]" office:value-type="time" office:time-value="PT00H00M00.240282S">
            <text:p>00:00:00,24</text:p>
          </table:table-cell>
          <table:table-cell table:style-name="ce4" table:formula="of:=[.C112]" office:value-type="time" office:time-value="PT00H00M00.279736S">
            <text:p>00:00:00,2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9</text:p>
          </table:table-cell>
          <table:table-cell table:style-name="ce16" table:formula="of:=[.C34]" office:value-type="time" office:time-value="PT00H01M48.34349S">
            <text:p>00:01:48,34</text:p>
          </table:table-cell>
          <table:table-cell table:style-name="ce4" table:formula="of:=[.C115]" office:value-type="time" office:time-value="PT00H02M18.995041S">
            <text:p>00:02:19,0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0</text:p>
          </table:table-cell>
          <table:table-cell table:style-name="ce4" table:formula="of:=[.C37]" office:value-type="time" office:time-value="PT00H39M18.162173S">
            <text:p>00:39:18,16</text:p>
          </table:table-cell>
          <table:table-cell table:style-name="ce16" table:formula="of:=[.C118]" office:value-type="time" office:time-value="PT00H27M41.170341S">
            <text:p>00:27:41,1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1</text:p>
          </table:table-cell>
          <table:table-cell table:style-name="ce16" table:formula="of:=[.C40]" office:value-type="time" office:time-value="PT00H00M07.80387S">
            <text:p>00:00:07,80</text:p>
          </table:table-cell>
          <table:table-cell table:style-name="ce4" table:formula="of:=[.C121]" office:value-type="time" office:time-value="PT00H00M08.272488S">
            <text:p>00:00:08,2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712637S">
            <text:p>00:00:00,71</text:p>
          </table:table-cell>
          <table:table-cell table:style-name="ce16" table:formula="of:=[.C124]" office:value-type="time" office:time-value="PT00H00M00.289487S">
            <text:p>00:00:00,2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3</text:p>
          </table:table-cell>
          <table:table-cell table:style-name="ce16" table:formula="of:=[.C52]" office:value-type="time" office:time-value="PT00H00M27.202952S">
            <text:p>00:00:27,20</text:p>
          </table:table-cell>
          <table:table-cell table:style-name="ce4" table:formula="of:=[.C133]" office:value-type="time" office:time-value="PT00H00M34.018428S">
            <text:p>00:00:34,0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09.423117S">
            <text:p>00:00:09,42</text:p>
          </table:table-cell>
          <table:table-cell table:style-name="ce4" table:formula="of:=[.C136]" office:value-type="time" office:time-value="PT00H00M39.699844S">
            <text:p>00:00:39,7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10.139949S">
            <text:p>00:00:10,14</text:p>
          </table:table-cell>
          <table:table-cell table:style-name="ce16" table:formula="of:=[.C139]" office:value-type="time" office:time-value="PT00H00M06.304086S">
            <text:p>00:00:06,3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51707S">
            <text:p>00:00:00,52</text:p>
          </table:table-cell>
          <table:table-cell table:style-name="ce4" table:formula="of:=[.C142]" office:value-type="time" office:time-value="PT00H00M01.919062S">
            <text:p>00:00:01,9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553714S">
            <text:p>00:00:00,55</text:p>
          </table:table-cell>
          <table:table-cell table:style-name="ce4" table:formula="of:=[.C145]" office:value-type="time" office:time-value="PT00H00M05.829132S">
            <text:p>00:00:05,83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Gesamt</text:p>
          </table:table-cell>
          <table:table-cell table:style-name="ce4" table:formula="of:=SUM([.B158:.B174])" office:value-type="time" office:time-value="PT00H49M02.662903S">
            <text:p>00:49:02,66</text:p>
          </table:table-cell>
          <table:table-cell table:style-name="ce16" table:formula="of:=SUM([.C158:.C174])" office:value-type="time" office:time-value="PT00H38M15.765348S">
            <text:p>00:38:15,7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 table:number-rows-repeated="8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6"/>
          <table:table-cell table:style-name="ce17" table:number-columns-repeated="3"/>
          <table:table-cell table:style-name="ce5"/>
          <table:table-cell table:style-name="ce17"/>
          <table:table-cell table:number-columns-repeated="3"/>
        </table:table-row>
        <table:table-row table:style-name="ro1" table:number-rows-repeated="9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10"/>
          <table:table-cell table:style-name="ce17"/>
          <table:table-cell table:style-name="ce5" table:number-columns-repeated="2"/>
          <table:table-cell table:style-name="ce17"/>
        </table:table-row>
        <table:table-row table:style-name="ro1" table:number-rows-repeated="21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 table:number-rows-repeated="51">
          <table:table-cell table:style-name="ce3"/>
          <table:table-cell table:style-name="ce5" table:number-columns-repeated="6"/>
          <table:table-cell table:style-name="ce17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 table:number-rows-repeated="3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7"/>
          <table:table-cell table:style-name="ce30"/>
          <table:table-cell table:style-name="Default" table:number-columns-repeated="8"/>
          <table:table-cell table:number-columns-repeated="5"/>
        </table:table-row>
        <table:table-row table:style-name="ro1" table:number-rows-repeated="14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</table:table>
      <table:table table:name="N020" table:style-name="ta1" table:print="false">
        <table:table-column table:style-name="co23" table:default-cell-style-name="ce15"/>
        <table:table-column table:style-name="co2" table:default-cell-style-name="ce15"/>
        <table:table-column table:style-name="co24" table:number-columns-repeated="5" table:default-cell-style-name="ce15"/>
        <table:table-column table:style-name="co2" table:default-cell-style-name="ce15"/>
        <table:table-column table:style-name="co24" table:default-cell-style-name="ce15"/>
        <table:table-column table:style-name="co2" table:number-columns-repeated="6" table:default-cell-style-name="ce15"/>
        <table:table-column table:style-name="co25" table:default-cell-style-name="ce15"/>
        <table:table-column table:style-name="co1" table:default-cell-style-name="Default"/>
        <table:table-row table:style-name="ro1">
          <table:table-cell office:value-type="string">
            <text:p>Network 0.20</text:p>
          </table:table-cell>
          <table:table-cell table:number-columns-repeated="16"/>
        </table:table-row>
        <table:table-row table:style-name="ro1">
          <table:table-cell office:value-type="string">
            <text:p>O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65578S">
            <text:p>00:00:00,17</text:p>
          </table:table-cell>
          <table:table-cell office:value-type="time" office:time-value="PT00H00M00.193857S">
            <text:p>00:00:00,19</text:p>
          </table:table-cell>
          <table:table-cell office:value-type="time" office:time-value="PT00H00M00.137299S">
            <text:p>00:00:00,1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table:number-columns-repeated="2"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157S">
            <text:p>00:00:00,02</text:p>
          </table:table-cell>
          <table:table-cell office:value-type="time" office:time-value="PT00H00M00.015348S">
            <text:p>00:00:00,02</text:p>
          </table:table-cell>
          <table:table-cell office:value-type="time" office:time-value="PT00H00M00.016052S">
            <text:p>00:00:00,02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671S">
            <text:p>00:00:00,00</text:p>
          </table:table-cell>
          <table:table-cell office:value-type="time" office:time-value="PT00H00M00.003793S">
            <text:p>00:00:00,00</text:p>
          </table:table-cell>
          <table:table-cell office:value-type="time" office:time-value="PT00H00M00.003549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</text:p>
          </table:table-cell>
          <table:table-cell table:number-columns-repeated="2"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4S">
            <text:p>00:00:00,00</text:p>
          </table:table-cell>
          <table:table-cell table:number-columns-repeated="2" office:value-type="time" office:time-value="PT00H00M00.000064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584451S">
            <text:p>00:00:00,58</text:p>
          </table:table-cell>
          <table:table-cell office:value-type="time" office:time-value="PT00H00M00.534354S">
            <text:p>00:00:00,53</text:p>
          </table:table-cell>
          <table:table-cell office:value-type="time" office:time-value="PT00H00M00.634548S">
            <text:p>00:00:00,6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15S">
            <text:p>00:00:00,02</text:p>
          </table:table-cell>
          <table:table-cell office:value-type="time" office:time-value="PT00H00M00.01S">
            <text:p>00:00:00,01</text:p>
          </table:table-cell>
          <table:table-cell office:value-type="time" office:time-value="PT00H00M00.02S">
            <text:p>00:00:00,0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75361S">
            <text:p>00:00:00,08</text:p>
          </table:table-cell>
          <table:table-cell office:value-type="time" office:time-value="PT00H00M00.041254S">
            <text:p>00:00:00,04</text:p>
          </table:table-cell>
          <table:table-cell office:value-type="time" office:time-value="PT00H00M00.109467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0.603509S">
            <text:p>00:00:00,60</text:p>
          </table:table-cell>
          <table:table-cell office:value-type="time" office:time-value="PT00H00M00.56534S">
            <text:p>00:00:00,57</text:p>
          </table:table-cell>
          <table:table-cell office:value-type="time" office:time-value="PT00H00M00.641678S">
            <text:p>00:00:00,6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085S">
            <text:p>00:00:00,09</text:p>
          </table:table-cell>
          <table:table-cell office:value-type="time" office:time-value="PT00H00M00.09S">
            <text:p>00:00:00,09</text:p>
          </table:table-cell>
          <table:table-cell office:value-type="time" office:time-value="PT00H00M00.08S">
            <text:p>00:00:00,0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00787S">
            <text:p>00:00:00,10</text:p>
          </table:table-cell>
          <table:table-cell office:value-type="time" office:time-value="PT00H00M00.111053S">
            <text:p>00:00:00,11</text:p>
          </table:table-cell>
          <table:table-cell office:value-type="time" office:time-value="PT00H00M00.090521S">
            <text:p>00:00:00,09</text:p>
          </table:table-cell>
          <table:table-cell table:number-columns-repeated="12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2.989879S">
            <text:p>00:00:02,99</text:p>
          </table:table-cell>
          <table:table-cell table:style-name="ce28" office:value-type="time" office:time-value="PT00H00M02.924344S">
            <text:p>00:00:02,92</text:p>
          </table:table-cell>
          <table:table-cell table:style-name="ce28" office:value-type="time" office:time-value="PT00H00M03.055414S">
            <text:p>00:00:03,06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825S">
            <text:p>00:00:01,83</text:p>
          </table:table-cell>
          <table:table-cell table:style-name="ce28" office:value-type="time" office:time-value="PT00H00M01.83S">
            <text:p>00:00:01,83</text:p>
          </table:table-cell>
          <table:table-cell table:style-name="ce28" office:value-type="time" office:time-value="PT00H00M01.82S">
            <text:p>00:00:01,82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95129S">
            <text:p>00:00:00,30</text:p>
          </table:table-cell>
          <table:table-cell table:style-name="ce28" office:value-type="time" office:time-value="PT00H00M00.261864S">
            <text:p>00:00:00,26</text:p>
          </table:table-cell>
          <table:table-cell table:style-name="ce28" office:value-type="time" office:time-value="PT00H00M00.328394S">
            <text:p>00:00:00,33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0M17.045885S">
            <text:p>00:00:17,05</text:p>
          </table:table-cell>
          <table:table-cell table:formula="of:=+[.D22]+[.D25]" office:value-type="time" office:time-value="PT00H00M16.250394S">
            <text:p>00:00:16,25</text:p>
          </table:table-cell>
          <table:table-cell table:formula="of:=+[.E22]+[.E25]" office:value-type="time" office:time-value="PT00H00M17.841376S">
            <text:p>00:00:17,84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0M14.24S">
            <text:p>00:00:14,24</text:p>
          </table:table-cell>
          <table:table-cell table:formula="of:=+[.D23]+[.D26]" office:value-type="time" office:time-value="PT00H00M14.32S">
            <text:p>00:00:14,32</text:p>
          </table:table-cell>
          <table:table-cell table:formula="of:=+[.E23]+[.E26]" office:value-type="time" office:time-value="PT00H00M14.16S">
            <text:p>00:00:14,16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1.570578S">
            <text:p>00:00:01,57</text:p>
          </table:table-cell>
          <table:table-cell table:formula="of:=+[.D24]+[.D27]" office:value-type="time" office:time-value="PT00H00M00.682259S">
            <text:p>00:00:00,68</text:p>
          </table:table-cell>
          <table:table-cell table:formula="of:=+[.E24]+[.E27]" office:value-type="time" office:time-value="PT00H00M02.458897S">
            <text:p>00:00:02,46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formula="of:=SUM([.D22:.K22])/[.$B$3]" office:value-type="time" office:time-value="PT00H00M04.913858S">
            <text:p>00:00:04,91</text:p>
          </table:table-cell>
          <table:table-cell office:value-type="time" office:time-value="PT00H00M04.001826S">
            <text:p>00:00:04,00</text:p>
          </table:table-cell>
          <table:table-cell table:style-name="ce28" office:value-type="time" office:time-value="PT00H00M05.82589S">
            <text:p>00:00:05,8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23:.K23])/[.$B$3]" office:value-type="time" office:time-value="PT00H00M02.195S">
            <text:p>00:00:02,20</text:p>
          </table:table-cell>
          <table:table-cell office:value-type="time" office:time-value="PT00H00M02.16S">
            <text:p>00:00:02,16</text:p>
          </table:table-cell>
          <table:table-cell table:style-name="ce28" office:value-type="time" office:time-value="PT00H00M02.23S">
            <text:p>00:00:02,2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24:.K24])/[.$B$3]" office:value-type="time" office:time-value="PT00H00M01.546622S">
            <text:p>00:00:01,55</text:p>
          </table:table-cell>
          <table:table-cell office:value-type="time" office:time-value="PT00H00M00.659374S">
            <text:p>00:00:00,66</text:p>
          </table:table-cell>
          <table:table-cell table:style-name="ce28" office:value-type="time" office:time-value="PT00H00M02.43387S">
            <text:p>00:00:02,4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formula="of:=SUM([.D25:.K25])/[.$B$3]" office:value-type="time" office:time-value="PT00H00M12.132027S">
            <text:p>00:00:12,13</text:p>
          </table:table-cell>
          <table:table-cell office:value-type="time" office:time-value="PT00H00M12.248568S">
            <text:p>00:00:12,25</text:p>
          </table:table-cell>
          <table:table-cell table:style-name="ce28" office:value-type="time" office:time-value="PT00H00M12.015486S">
            <text:p>00:00:12,02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26:.K26])/[.$B$3]" office:value-type="time" office:time-value="PT00H00M12.045S">
            <text:p>00:00:12,05</text:p>
          </table:table-cell>
          <table:table-cell office:value-type="time" office:time-value="PT00H00M12.16S">
            <text:p>00:00:12,16</text:p>
          </table:table-cell>
          <table:table-cell table:style-name="ce28" office:value-type="time" office:time-value="PT00H00M11.93S">
            <text:p>00:00:11,9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27:.K27])/[.$B$3]" office:value-type="time" office:time-value="PT00H00M00.023956S">
            <text:p>00:00:00,02</text:p>
          </table:table-cell>
          <table:table-cell office:value-type="time" office:time-value="PT00H00M00.022885S">
            <text:p>00:00:00,02</text:p>
          </table:table-cell>
          <table:table-cell table:style-name="ce28" office:value-type="time" office:time-value="PT00H00M00.025027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25.203875S">
            <text:p>00:00:25,20</text:p>
          </table:table-cell>
          <table:table-cell office:value-type="time" office:time-value="PT00H00M25.080604S">
            <text:p>00:00:25,08</text:p>
          </table:table-cell>
          <table:table-cell office:value-type="time" office:time-value="PT00H00M25.327147S">
            <text:p>00:00:25,3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08.854995S">
            <text:p>00:00:08,85</text:p>
          </table:table-cell>
          <table:table-cell office:value-type="time" office:time-value="PT00H00M08.85999S">
            <text:p>00:00:08,86</text:p>
          </table:table-cell>
          <table:table-cell office:value-type="time" office:time-value="PT00H00M08.85S">
            <text:p>00:00:08,8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148368S">
            <text:p>00:00:00,15</text:p>
          </table:table-cell>
          <table:table-cell office:value-type="time" office:time-value="PT00H00M00.132802S">
            <text:p>00:00:00,13</text:p>
          </table:table-cell>
          <table:table-cell office:value-type="time" office:time-value="PT00H00M00.163933S">
            <text:p>00:00:00,16</text:p>
          </table:table-cell>
          <table:table-cell table:number-columns-repeated="1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29277S">
            <text:p>00:00:00,23</text:p>
          </table:table-cell>
          <table:table-cell office:value-type="time" office:time-value="PT00H00M00.22373S">
            <text:p>00:00:00,22</text:p>
          </table:table-cell>
          <table:table-cell table:style-name="ce28" office:value-type="time" office:time-value="PT00H00M00.234824S">
            <text:p>00:00:00,23</text:p>
          </table:table-cell>
          <table:table-cell table:style-name="ce28"/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45S">
            <text:p>00:00:00,05</text:p>
          </table:table-cell>
          <table:table-cell office:value-type="time" office:time-value="PT00H00M00.04S">
            <text:p>00:00:00,04</text:p>
          </table:table-cell>
          <table:table-cell table:style-name="ce28" office:value-type="time" office:time-value="PT00H00M00.05S">
            <text:p>00:00:00,05</text:p>
          </table:table-cell>
          <table:table-cell table:style-name="ce28"/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5719S">
            <text:p>00:00:00,06</text:p>
          </table:table-cell>
          <table:table-cell office:value-type="time" office:time-value="PT00H00M00.047319S">
            <text:p>00:00:00,05</text:p>
          </table:table-cell>
          <table:table-cell table:style-name="ce28" office:value-type="time" office:time-value="PT00H00M00.067061S">
            <text:p>00:00:00,07</text:p>
          </table:table-cell>
          <table:table-cell table:style-name="ce28"/>
          <table:table-cell table:number-columns-repeated="11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0M33.142601S">
            <text:p>00:00:33,14</text:p>
          </table:table-cell>
          <table:table-cell table:style-name="ce32" office:value-type="time" office:time-value="PT00H00M34.004981S">
            <text:p>00:34,00</text:p>
          </table:table-cell>
          <table:table-cell office:value-type="time" office:time-value="PT00H00M32.280221S">
            <text:p>00:00:32,2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0M31.865S">
            <text:p>00:00:31,87</text:p>
          </table:table-cell>
          <table:table-cell table:style-name="ce32" office:value-type="time" office:time-value="PT00H00M32.74S">
            <text:p>00:32,74</text:p>
          </table:table-cell>
          <table:table-cell office:value-type="time" office:time-value="PT00H00M30.99S">
            <text:p>00:00:30,9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49244S">
            <text:p>00:00:00,05</text:p>
          </table:table-cell>
          <table:table-cell table:style-name="ce32" office:value-type="time" office:time-value="PT00H00M00.053469S">
            <text:p>00:00,05</text:p>
          </table:table-cell>
          <table:table-cell office:value-type="time" office:time-value="PT00H00M00.045019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04M46.764153S">
            <text:p>00:04:46,76</text:p>
          </table:table-cell>
          <table:table-cell office:value-type="time" office:time-value="PT00H04M46.270731S">
            <text:p>00:04:46,27</text:p>
          </table:table-cell>
          <table:table-cell office:value-type="time" office:time-value="PT00H04M47.257575S">
            <text:p>00:04:47,2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04M46.02S">
            <text:p>00:04:46,02</text:p>
          </table:table-cell>
          <table:table-cell office:value-type="time" office:time-value="PT00H04M45.56S">
            <text:p>00:04:45,56</text:p>
          </table:table-cell>
          <table:table-cell office:value-type="time" office:time-value="PT00H04M46.48S">
            <text:p>00:04:46,4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160442S">
            <text:p>00:00:00,16</text:p>
          </table:table-cell>
          <table:table-cell office:value-type="time" office:time-value="PT00H00M00.143073S">
            <text:p>00:00:00,14</text:p>
          </table:table-cell>
          <table:table-cell office:value-type="time" office:time-value="PT00H00M00.177811S">
            <text:p>00:00:00,18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2.955655S">
            <text:p>00:00:02,96</text:p>
          </table:table-cell>
          <table:table-cell office:value-type="time" office:time-value="PT00H00M02.939824S">
            <text:p>00:00:02,94</text:p>
          </table:table-cell>
          <table:table-cell office:value-type="time" office:time-value="PT00H00M02.971486S">
            <text:p>00:00:02,9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25S">
            <text:p>00:00:00,13</text:p>
          </table:table-cell>
          <table:table-cell office:value-type="time" office:time-value="PT00H00M00.13S">
            <text:p>00:00:00,13</text:p>
          </table:table-cell>
          <table:table-cell office:value-type="time" office:time-value="PT00H00M00.12S">
            <text:p>00:00:00,1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7175S">
            <text:p>00:00:00,07</text:p>
          </table:table-cell>
          <table:table-cell office:value-type="time" office:time-value="PT00H00M00.071713S">
            <text:p>00:00:00,07</text:p>
          </table:table-cell>
          <table:table-cell office:value-type="time" office:time-value="PT00H00M00.071786S">
            <text:p>00:00:00,07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260249S">
            <text:p>00:00:00,26</text:p>
          </table:table-cell>
          <table:table-cell table:formula="of:=+[.D46]+[.D49]" office:value-type="time" office:time-value="PT00H00M00.235195S">
            <text:p>00:00:00,24</text:p>
          </table:table-cell>
          <table:table-cell table:formula="of:=+[.E46]+[.E49]" office:value-type="time" office:time-value="PT00H00M00.285302S">
            <text:p>00:00:00,29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05S">
            <text:p>00:00:00,11</text:p>
          </table:table-cell>
          <table:table-cell table:formula="of:=+[.D47]+[.D50]" office:value-type="time" office:time-value="PT00H00M00.11S">
            <text:p>00:00:00,11</text:p>
          </table:table-cell>
          <table:table-cell table:formula="of:=+[.E47]+[.E50]" office:value-type="time" office:time-value="PT00H00M00.1S">
            <text:p>00:00:00,10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57875S">
            <text:p>00:00:00,06</text:p>
          </table:table-cell>
          <table:table-cell table:formula="of:=+[.D48]+[.D51]" office:value-type="time" office:time-value="PT00H00M00.054708S">
            <text:p>00:00:00,05</text:p>
          </table:table-cell>
          <table:table-cell table:formula="of:=+[.E48]+[.E51]" office:value-type="time" office:time-value="PT00H00M00.061042S">
            <text:p>00:00:00,06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formula="of:=SUM([.D46:.K46])/[.$B$3]" office:value-type="time" office:time-value="PT00H00M00.181602S">
            <text:p>00:00:00,18</text:p>
          </table:table-cell>
          <table:table-cell table:style-name="ce28" office:value-type="time" office:time-value="PT00H00M00.171609S">
            <text:p>00:00:00,17</text:p>
          </table:table-cell>
          <table:table-cell table:style-name="ce28" office:value-type="time" office:time-value="PT00H00M00.191594S">
            <text:p>00:00:00,19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47:.K47])/[.$B$3]" office:value-type="time" office:time-value="PT00H00M00.095S">
            <text:p>00:00:00,10</text:p>
          </table:table-cell>
          <table:table-cell table:style-name="ce28" office:value-type="time" office:time-value="PT00H00M00.1S">
            <text:p>00:00:00,10</text:p>
          </table:table-cell>
          <table:table-cell table:style-name="ce28" office:value-type="time" office:time-value="PT00H00M00.09S">
            <text:p>00:00:00,09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48:.K48])/[.$B$3]" office:value-type="time" office:time-value="PT00H00M00.036351S">
            <text:p>00:00:00,04</text:p>
          </table:table-cell>
          <table:table-cell table:style-name="ce28" office:value-type="time" office:time-value="PT00H00M00.037188S">
            <text:p>00:00:00,04</text:p>
          </table:table-cell>
          <table:table-cell table:style-name="ce28" office:value-type="time" office:time-value="PT00H00M00.035513S">
            <text:p>00:00:00,04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12tmp2</text:p>
          </table:table-cell>
          <table:table-cell table:style-name="ce28" office:value-type="string">
            <text:p>elapsed</text:p>
          </table:table-cell>
          <table:table-cell table:formula="of:=SUM([.D49:.K49])/[.$B$3]" office:value-type="time" office:time-value="PT00H00M00.078647S">
            <text:p>00:00:00,08</text:p>
          </table:table-cell>
          <table:table-cell table:style-name="ce28" office:value-type="time" office:time-value="PT00H00M00.063586S">
            <text:p>00:00:00,06</text:p>
          </table:table-cell>
          <table:table-cell table:style-name="ce28" office:value-type="time" office:time-value="PT00H00M00.093708S">
            <text:p>00:00:00,09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51:.K51])/[.$B$3]" office:value-type="time" office:time-value="PT00H00M00.021525S">
            <text:p>00:00:00,02</text:p>
          </table:table-cell>
          <table:table-cell table:style-name="ce28" office:value-type="time" office:time-value="PT00H00M00.01752S">
            <text:p>00:00:00,02</text:p>
          </table:table-cell>
          <table:table-cell table:style-name="ce28" office:value-type="time" office:time-value="PT00H00M00.025529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5.31353S">
            <text:p>00:00:05,31</text:p>
          </table:table-cell>
          <table:table-cell office:value-type="time" office:time-value="PT00H00M05.367971S">
            <text:p>00:00:05,37</text:p>
          </table:table-cell>
          <table:table-cell office:value-type="time" office:time-value="PT00H00M05.259089S">
            <text:p>00:00:05,2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5.15S">
            <text:p>00:00:05,15</text:p>
          </table:table-cell>
          <table:table-cell office:value-type="time" office:time-value="PT00H00M05.2S">
            <text:p>00:00:05,20</text:p>
          </table:table-cell>
          <table:table-cell office:value-type="time" office:time-value="PT00H00M05.1S">
            <text:p>00:00:05,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57798S">
            <text:p>00:00:00,06</text:p>
          </table:table-cell>
          <table:table-cell office:value-type="time" office:time-value="PT00H00M00.061659S">
            <text:p>00:00:00,06</text:p>
          </table:table-cell>
          <table:table-cell office:value-type="time" office:time-value="PT00H00M00.053937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03.325378S">
            <text:p>00:00:03,33</text:p>
          </table:table-cell>
          <table:table-cell office:value-type="time" office:time-value="PT00H00M03.320664S">
            <text:p>00:00:03,32</text:p>
          </table:table-cell>
          <table:table-cell office:value-type="time" office:time-value="PT00H00M03.330091S">
            <text:p>00:00:03,3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3.16S">
            <text:p>00:00:03,16</text:p>
          </table:table-cell>
          <table:table-cell table:number-columns-repeated="2" office:value-type="time" office:time-value="PT00H00M03.16S">
            <text:p>00:00:03,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060803S">
            <text:p>00:00:00,06</text:p>
          </table:table-cell>
          <table:table-cell office:value-type="time" office:time-value="PT00H00M00.056808S">
            <text:p>00:00:00,06</text:p>
          </table:table-cell>
          <table:table-cell office:value-type="time" office:time-value="PT00H00M00.064798S">
            <text:p>00:00:00,06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02.399218S">
            <text:p>00:00:02,40</text:p>
          </table:table-cell>
          <table:table-cell office:value-type="time" office:time-value="PT00H00M02.316808S">
            <text:p>00:00:02,32</text:p>
          </table:table-cell>
          <table:table-cell office:value-type="time" office:time-value="PT00H00M02.481628S">
            <text:p>00:00:02,4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2.165S">
            <text:p>00:00:02,17</text:p>
          </table:table-cell>
          <table:table-cell office:value-type="time" office:time-value="PT00H00M02.12S">
            <text:p>00:00:02,12</text:p>
          </table:table-cell>
          <table:table-cell office:value-type="time" office:time-value="PT00H00M02.21S">
            <text:p>00:00:02,2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072589S">
            <text:p>00:00:00,07</text:p>
          </table:table-cell>
          <table:table-cell office:value-type="time" office:time-value="PT00H00M00.067412S">
            <text:p>00:00:00,07</text:p>
          </table:table-cell>
          <table:table-cell office:value-type="time" office:time-value="PT00H00M00.077766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364775S">
            <text:p>00:00:00,36</text:p>
          </table:table-cell>
          <table:table-cell table:style-name="ce28" office:value-type="time" office:time-value="PT00H00M00.349342S">
            <text:p>00:00:00,35</text:p>
          </table:table-cell>
          <table:table-cell table:style-name="ce28" office:value-type="time" office:time-value="PT00H00M00.380208S">
            <text:p>00:00:00,38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205S">
            <text:p>00:00:00,21</text:p>
          </table:table-cell>
          <table:table-cell table:style-name="ce28" office:value-type="time" office:time-value="PT00H00M00.2S">
            <text:p>00:00:00,20</text:p>
          </table:table-cell>
          <table:table-cell table:style-name="ce28" office:value-type="time" office:time-value="PT00H00M00.21S">
            <text:p>00:00:00,21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6767S">
            <text:p>00:00:00,07</text:p>
          </table:table-cell>
          <table:table-cell table:style-name="ce28" office:value-type="time" office:time-value="PT00H00M00.063486S">
            <text:p>00:00:00,06</text:p>
          </table:table-cell>
          <table:table-cell table:style-name="ce28" office:value-type="time" office:time-value="PT00H00M00.071853S">
            <text:p>00:00:00,07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33329S">
            <text:p>00:00:00,33</text:p>
          </table:table-cell>
          <table:table-cell table:formula="of:=+[.D67]+[.D70]" office:value-type="time" office:time-value="PT00H00M00.369092S">
            <text:p>00:00:00,37</text:p>
          </table:table-cell>
          <table:table-cell table:formula="of:=+[.E67]+[.E70]" office:value-type="time" office:time-value="PT00H00M00.297487S">
            <text:p>00:00:00,30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175S">
            <text:p>00:00:00,18</text:p>
          </table:table-cell>
          <table:table-cell table:formula="of:=+[.D68]+[.D71]" office:value-type="time" office:time-value="PT00H00M00.17S">
            <text:p>00:00:00,17</text:p>
          </table:table-cell>
          <table:table-cell table:formula="of:=+[.E68]+[.E71]" office:value-type="time" office:time-value="PT00H00M00.18S">
            <text:p>00:00:00,18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79442S">
            <text:p>00:00:00,08</text:p>
          </table:table-cell>
          <table:table-cell table:formula="of:=+[.D69]+[.D72]" office:value-type="time" office:time-value="PT00H00M00.11458S">
            <text:p>00:00:00,11</text:p>
          </table:table-cell>
          <table:table-cell table:formula="of:=+[.E69]+[.E72]" office:value-type="time" office:time-value="PT00H00M00.044304S">
            <text:p>00:00:00,04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formula="of:=SUM([.D67:.K67])/[.$B$3]" office:value-type="time" office:time-value="PT00H00M00.221638S">
            <text:p>00:00:00,22</text:p>
          </table:table-cell>
          <table:table-cell table:style-name="ce28" office:value-type="time" office:time-value="PT00H00M00.217192S">
            <text:p>00:00:00,22</text:p>
          </table:table-cell>
          <table:table-cell table:style-name="ce28" office:value-type="time" office:time-value="PT00H00M00.226084S">
            <text:p>00:00:00,2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68:.K68])/[.$B$3]" office:value-type="time" office:time-value="PT00H00M00.165S">
            <text:p>00:00:00,17</text:p>
          </table:table-cell>
          <table:table-cell table:style-name="ce28" office:value-type="time" office:time-value="PT00H00M00.16S">
            <text:p>00:00:00,16</text:p>
          </table:table-cell>
          <table:table-cell table:style-name="ce28" office:value-type="time" office:time-value="PT00H00M00.17S">
            <text:p>00:00:00,1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69:.K69])/[.$B$3]" office:value-type="time" office:time-value="PT00H00M00.018916S">
            <text:p>00:00:00,02</text:p>
          </table:table-cell>
          <table:table-cell table:style-name="ce28" office:value-type="time" office:time-value="PT00H00M00.014126S">
            <text:p>00:00:00,01</text:p>
          </table:table-cell>
          <table:table-cell table:style-name="ce28" office:value-type="time" office:time-value="PT00H00M00.023706S">
            <text:p>00:00:00,02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formula="of:=SUM([.D70:.K70])/[.$B$3]" office:value-type="time" office:time-value="PT00H00M00.111652S">
            <text:p>00:00:00,11</text:p>
          </table:table-cell>
          <table:table-cell table:style-name="ce28" office:value-type="time" office:time-value="PT00H00M00.1519S">
            <text:p>00:00:00,15</text:p>
          </table:table-cell>
          <table:table-cell table:style-name="ce28" office:value-type="time" office:time-value="PT00H00M00.071403S">
            <text:p>00:00:00,0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71:.K71])/[.$B$3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72:.K72])/[.$B$3]" office:value-type="time" office:time-value="PT00H00M00.060526S">
            <text:p>00:00:00,06</text:p>
          </table:table-cell>
          <table:table-cell table:style-name="ce28" office:value-type="time" office:time-value="PT00H00M00.100454S">
            <text:p>00:00:00,10</text:p>
          </table:table-cell>
          <table:table-cell table:style-name="ce28" office:value-type="time" office:time-value="PT00H00M00.020598S">
            <text:p>00:00:00,02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T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113253S">
            <text:p>00:00:00,11</text:p>
          </table:table-cell>
          <table:table-cell office:value-type="time" office:time-value="PT00H00M00.100431S">
            <text:p>00:00:00,10</text:p>
          </table:table-cell>
          <table:table-cell office:value-type="time" office:time-value="PT00H00M00.126075S">
            <text:p>00:00:00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table:number-columns-repeated="2"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24858S">
            <text:p>00:00:00,02</text:p>
          </table:table-cell>
          <table:table-cell office:value-type="time" office:time-value="PT00H00M00.028729S">
            <text:p>00:00:00,03</text:p>
          </table:table-cell>
          <table:table-cell office:value-type="time" office:time-value="PT00H00M00.020986S">
            <text:p>00:00:00,02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2979S">
            <text:p>00:00:00,00</text:p>
          </table:table-cell>
          <table:table-cell office:value-type="time" office:time-value="PT00H00M00.003036S">
            <text:p>00:00:00,00</text:p>
          </table:table-cell>
          <table:table-cell office:value-type="time" office:time-value="PT00H00M00.002922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.005S">
            <text:p>00:00:00,01</text:p>
          </table:table-cell>
          <table:table-cell office:value-type="time" office:time-value="PT00H00M00.01S">
            <text:p>00:00:00,01</text:p>
          </table:table-cell>
          <table:table-cell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68S">
            <text:p>00:00:00,00</text:p>
          </table:table-cell>
          <table:table-cell office:value-type="time" office:time-value="PT00H00M00.00007S">
            <text:p>00:00:00,00</text:p>
          </table:table-cell>
          <table:table-cell office:value-type="time" office:time-value="PT00H00M00.000066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0.817496S">
            <text:p>00:00:00,82</text:p>
          </table:table-cell>
          <table:table-cell office:value-type="time" office:time-value="PT00H00M00.811916S">
            <text:p>00:00:00,81</text:p>
          </table:table-cell>
          <table:table-cell office:value-type="time" office:time-value="PT00H00M00.823076S">
            <text:p>00:00:00,8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4S">
            <text:p>00:00:00,04</text:p>
          </table:table-cell>
          <table:table-cell office:value-type="time" office:time-value="PT00H00M00.05S">
            <text:p>00:00:00,05</text:p>
          </table:table-cell>
          <table:table-cell office:value-type="time" office:time-value="PT00H00M00.03S">
            <text:p>00:00:00,0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48565S">
            <text:p>00:00:00,05</text:p>
          </table:table-cell>
          <table:table-cell office:value-type="time" office:time-value="PT00H00M00.052526S">
            <text:p>00:00:00,05</text:p>
          </table:table-cell>
          <table:table-cell office:value-type="time" office:time-value="PT00H00M00.044604S">
            <text:p>00:00:00,04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08.662977S">
            <text:p>00:00:08,66</text:p>
          </table:table-cell>
          <table:table-cell office:value-type="time" office:time-value="PT00H00M08.690755S">
            <text:p>00:00:08,69</text:p>
          </table:table-cell>
          <table:table-cell office:value-type="time" office:time-value="PT00H00M08.635198S">
            <text:p>00:00:08,6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02.72S">
            <text:p>00:00:02,72</text:p>
          </table:table-cell>
          <table:table-cell office:value-type="time" office:time-value="PT00H00M02.71S">
            <text:p>00:00:02,71</text:p>
          </table:table-cell>
          <table:table-cell office:value-type="time" office:time-value="PT00H00M02.73S">
            <text:p>00:00:02,7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086245S">
            <text:p>00:00:00,09</text:p>
          </table:table-cell>
          <table:table-cell office:value-type="time" office:time-value="PT00H00M00.113805S">
            <text:p>00:00:00,11</text:p>
          </table:table-cell>
          <table:table-cell office:value-type="time" office:time-value="PT00H00M00.058685S">
            <text:p>00:00:00,06</text:p>
          </table:table-cell>
          <table:table-cell table:number-columns-repeated="12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2.434182S">
            <text:p>00:00:02,43</text:p>
          </table:table-cell>
          <table:table-cell table:style-name="ce28" office:value-type="time" office:time-value="PT00H00M02.568439S">
            <text:p>00:00:02,57</text:p>
          </table:table-cell>
          <table:table-cell table:style-name="ce28" office:value-type="time" office:time-value="PT00H00M02.299924S">
            <text:p>00:00:02,30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1.85S">
            <text:p>00:00:01,85</text:p>
          </table:table-cell>
          <table:table-cell table:style-name="ce28" office:value-type="time" office:time-value="PT00H00M01.85S">
            <text:p>00:00:01,85</text:p>
          </table:table-cell>
          <table:table-cell table:style-name="ce28" office:value-type="time" office:time-value="PT00H00M01.85S">
            <text:p>00:00:01,85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085728S">
            <text:p>00:00:00,09</text:p>
          </table:table-cell>
          <table:table-cell table:style-name="ce28" office:value-type="time" office:time-value="PT00H00M00.109914S">
            <text:p>00:00:00,11</text:p>
          </table:table-cell>
          <table:table-cell table:style-name="ce28" office:value-type="time" office:time-value="PT00H00M00.061542S">
            <text:p>00:00:00,06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0M14.982373S">
            <text:p>00:00:14,98</text:p>
          </table:table-cell>
          <table:table-cell table:formula="of:=+[.D97]+[.D100]" office:value-type="time" office:time-value="PT00H00M15.802809S">
            <text:p>00:00:15,80</text:p>
          </table:table-cell>
          <table:table-cell table:formula="of:=+[.E97]+[.E100]" office:value-type="time" office:time-value="PT00H00M14.161937S">
            <text:p>00:00:14,16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0M11.519995S">
            <text:p>00:00:11,52</text:p>
          </table:table-cell>
          <table:table-cell table:formula="of:=+[.D98]+[.D101]" office:value-type="time" office:time-value="PT00H00M11.49999S">
            <text:p>00:00:11,50</text:p>
          </table:table-cell>
          <table:table-cell table:formula="of:=+[.E98]+[.E101]" office:value-type="time" office:time-value="PT00H00M11.54S">
            <text:p>00:00:11,54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0.722752S">
            <text:p>00:00:00,72</text:p>
          </table:table-cell>
          <table:table-cell table:formula="of:=+[.D99]+[.D102]" office:value-type="time" office:time-value="PT00H00M00.667585S">
            <text:p>00:00:00,67</text:p>
          </table:table-cell>
          <table:table-cell table:formula="of:=+[.E99]+[.E102]" office:value-type="time" office:time-value="PT00H00M00.777919S">
            <text:p>00:00:00,78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formula="of:=SUM([.D97:.K97])/[.$B$78]" office:value-type="time" office:time-value="PT00H00M08.869851S">
            <text:p>00:00:08,87</text:p>
          </table:table-cell>
          <table:table-cell office:value-type="time" office:time-value="PT00H00M09.702539S">
            <text:p>00:00:09,70</text:p>
          </table:table-cell>
          <table:table-cell table:style-name="ce28" office:value-type="time" office:time-value="PT00H00M08.037162S">
            <text:p>00:00:08,04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98:.K98])/[.$B$78]" office:value-type="time" office:time-value="PT00H00M05.47S">
            <text:p>00:00:05,47</text:p>
          </table:table-cell>
          <table:table-cell office:value-type="time" office:time-value="PT00H00M05.47S">
            <text:p>00:00:05,47</text:p>
          </table:table-cell>
          <table:table-cell table:style-name="ce28" office:value-type="time" office:time-value="PT00H00M05.47S">
            <text:p>00:00:05,4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99:.K99])/[.$B$78]" office:value-type="time" office:time-value="PT00H00M00.699219S">
            <text:p>00:00:00,70</text:p>
          </table:table-cell>
          <table:table-cell office:value-type="time" office:time-value="PT00H00M00.647803S">
            <text:p>00:00:00,65</text:p>
          </table:table-cell>
          <table:table-cell table:style-name="ce28" office:value-type="time" office:time-value="PT00H00M00.750635S">
            <text:p>00:00:00,75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formula="of:=SUM([.D100:.K100])/[.$B$78]" office:value-type="time" office:time-value="PT00H00M06.112523S">
            <text:p>00:00:06,11</text:p>
          </table:table-cell>
          <table:table-cell office:value-type="time" office:time-value="PT00H00M06.10027S">
            <text:p>00:00:06,10</text:p>
          </table:table-cell>
          <table:table-cell table:style-name="ce28" office:value-type="time" office:time-value="PT00H00M06.124775S">
            <text:p>00:00:06,12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01:.K101])/[.$B$78]" office:value-type="time" office:time-value="PT00H00M06.049995S">
            <text:p>00:00:06,05</text:p>
          </table:table-cell>
          <table:table-cell office:value-type="time" office:time-value="PT00H00M06.02999S">
            <text:p>00:00:06,03</text:p>
          </table:table-cell>
          <table:table-cell table:style-name="ce28" office:value-type="time" office:time-value="PT00H00M06.07S">
            <text:p>00:00:06,0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02:.K102])/[.$B$78]" office:value-type="time" office:time-value="PT00H00M00.023533S">
            <text:p>00:00:00,02</text:p>
          </table:table-cell>
          <table:table-cell office:value-type="time" office:time-value="PT00H00M00.019782S">
            <text:p>00:00:00,02</text:p>
          </table:table-cell>
          <table:table-cell table:style-name="ce28" office:value-type="time" office:time-value="PT00H00M00.027284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0M31.675146S">
            <text:p>00:00:31,68</text:p>
          </table:table-cell>
          <table:table-cell table:formula="of:=+[.D106]+[.D109]" office:value-type="time" office:time-value="PT00H00M32.017037S">
            <text:p>00:00:32,02</text:p>
          </table:table-cell>
          <table:table-cell table:formula="of:=+[.E106]+[.E109]" office:value-type="time" office:time-value="PT00H00M31.333255S">
            <text:p>00:00:31,33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07.915S">
            <text:p>00:00:07,92</text:p>
          </table:table-cell>
          <table:table-cell table:formula="of:=+[.D107]+[.D110]" office:value-type="time" office:time-value="PT00H00M08.06S">
            <text:p>00:00:08,06</text:p>
          </table:table-cell>
          <table:table-cell table:formula="of:=+[.E107]+[.E110]" office:value-type="time" office:time-value="PT00H00M07.77S">
            <text:p>00:00:07,77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195869S">
            <text:p>00:00:00,20</text:p>
          </table:table-cell>
          <table:table-cell table:formula="of:=+[.D108]+[.D111]" office:value-type="time" office:time-value="PT00H00M00.22136S">
            <text:p>00:00:00,22</text:p>
          </table:table-cell>
          <table:table-cell table:formula="of:=+[.E108]+[.E111]" office:value-type="time" office:time-value="PT00H00M00.170378S">
            <text:p>00:00:00,17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7tmp1</text:p>
          </table:table-cell>
          <table:table-cell table:style-name="ce28" office:value-type="string">
            <text:p>elapsed</text:p>
          </table:table-cell>
          <table:table-cell table:formula="of:=SUM([.D106:.K106])/[.$B$78]" office:value-type="time" office:time-value="PT00H00M30.29109S">
            <text:p>00:00:30,29</text:p>
          </table:table-cell>
          <table:table-cell office:value-type="time" office:time-value="PT00H00M30.623811S">
            <text:p>00:00:30,62</text:p>
          </table:table-cell>
          <table:table-cell table:style-name="ce28" office:value-type="time" office:time-value="PT00H00M29.958369S">
            <text:p>00:00:29,96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07:.K107])/[.$B$78]" office:value-type="time" office:time-value="PT00H00M06.605S">
            <text:p>00:00:06,61</text:p>
          </table:table-cell>
          <table:table-cell office:value-type="time" office:time-value="PT00H00M06.75S">
            <text:p>00:00:06,75</text:p>
          </table:table-cell>
          <table:table-cell table:style-name="ce28" office:value-type="time" office:time-value="PT00H00M06.46S">
            <text:p>00:00:06,46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08:.K108])/[.$B$78]" office:value-type="time" office:time-value="PT00H00M00.180041S">
            <text:p>00:00:00,18</text:p>
          </table:table-cell>
          <table:table-cell office:value-type="time" office:time-value="PT00H00M00.199512S">
            <text:p>00:00:00,20</text:p>
          </table:table-cell>
          <table:table-cell table:style-name="ce28" office:value-type="time" office:time-value="PT00H00M00.160569S">
            <text:p>00:00:00,16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7res</text:p>
          </table:table-cell>
          <table:table-cell table:style-name="ce28" office:value-type="string">
            <text:p>elapsed</text:p>
          </table:table-cell>
          <table:table-cell table:formula="of:=SUM([.D109:.K109])/[.$B$78]" office:value-type="time" office:time-value="PT00H00M01.384056S">
            <text:p>00:00:01,38</text:p>
          </table:table-cell>
          <table:table-cell office:value-type="time" office:time-value="PT00H00M01.393226S">
            <text:p>00:00:01,39</text:p>
          </table:table-cell>
          <table:table-cell table:style-name="ce28" office:value-type="time" office:time-value="PT00H00M01.374886S">
            <text:p>00:00:01,3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10:.K110])/[.$B$78]" office:value-type="time" office:time-value="PT00H00M01.31S">
            <text:p>00:00:01,31</text:p>
          </table:table-cell>
          <table:table-cell office:value-type="time" office:time-value="PT00H00M01.31S">
            <text:p>00:00:01,31</text:p>
          </table:table-cell>
          <table:table-cell table:style-name="ce28" office:value-type="time" office:time-value="PT00H00M01.31S">
            <text:p>00:00:01,3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11:.K111])/[.$B$78]" office:value-type="time" office:time-value="PT00H00M00.015829S">
            <text:p>00:00:00,02</text:p>
          </table:table-cell>
          <table:table-cell office:value-type="time" office:time-value="PT00H00M00.021848S">
            <text:p>00:00:00,02</text:p>
          </table:table-cell>
          <table:table-cell table:style-name="ce28" office:value-type="time" office:time-value="PT00H00M00.009809S">
            <text:p>00:00:00,0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252107S">
            <text:p>00:00:00,25</text:p>
          </table:table-cell>
          <table:table-cell office:value-type="time" office:time-value="PT00H00M00.257057S">
            <text:p>00:00:00,26</text:p>
          </table:table-cell>
          <table:table-cell office:value-type="time" office:time-value="PT00H00M00.247157S">
            <text:p>00:00:00,2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075S">
            <text:p>00:00:00,08</text:p>
          </table:table-cell>
          <table:table-cell office:value-type="time" office:time-value="PT00H00M00.07S">
            <text:p>00:00:00,07</text:p>
          </table:table-cell>
          <table:table-cell office:value-type="time" office:time-value="PT00H00M00.08S">
            <text:p>00:00:00,0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61831S">
            <text:p>00:00:00,06</text:p>
          </table:table-cell>
          <table:table-cell office:value-type="time" office:time-value="PT00H00M00.054954S">
            <text:p>00:00:00,05</text:p>
          </table:table-cell>
          <table:table-cell office:value-type="time" office:time-value="PT00H00M00.068707S">
            <text:p>00:00:00,07</text:p>
          </table:table-cell>
          <table:table-cell table:number-columns-repeated="1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0M44.975972S">
            <text:p>00:00:44,98</text:p>
          </table:table-cell>
          <table:table-cell office:value-type="time" office:time-value="PT00H00M47.313215S">
            <text:p>00:00:47,31</text:p>
          </table:table-cell>
          <table:table-cell office:value-type="time" office:time-value="PT00H00M42.63873S">
            <text:p>00:00:42,6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0M42.835S">
            <text:p>00:00:42,84</text:p>
          </table:table-cell>
          <table:table-cell office:value-type="time" office:time-value="PT00H00M45.16S">
            <text:p>00:00:45,16</text:p>
          </table:table-cell>
          <table:table-cell office:value-type="time" office:time-value="PT00H00M40.51S">
            <text:p>00:00:40,5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51594S">
            <text:p>00:00:00,05</text:p>
          </table:table-cell>
          <table:table-cell office:value-type="time" office:time-value="PT00H00M00.0566S">
            <text:p>00:00:00,06</text:p>
          </table:table-cell>
          <table:table-cell office:value-type="time" office:time-value="PT00H00M00.046587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04M54.4735S">
            <text:p>00:04:54,47</text:p>
          </table:table-cell>
          <table:table-cell office:value-type="time" office:time-value="PT00H04M55.584788S">
            <text:p>00:04:55,58</text:p>
          </table:table-cell>
          <table:table-cell office:value-type="time" office:time-value="PT00H04M53.362211S">
            <text:p>00:04:53,3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04M47.005S">
            <text:p>00:04:47,01</text:p>
          </table:table-cell>
          <table:table-cell office:value-type="time" office:time-value="PT00H04M48.15S">
            <text:p>00:04:48,15</text:p>
          </table:table-cell>
          <table:table-cell office:value-type="time" office:time-value="PT00H04M45.86S">
            <text:p>00:04:45,8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248346S">
            <text:p>00:00:00,25</text:p>
          </table:table-cell>
          <table:table-cell office:value-type="time" office:time-value="PT00H00M00.187841S">
            <text:p>00:00:00,19</text:p>
          </table:table-cell>
          <table:table-cell office:value-type="time" office:time-value="PT00H00M00.30885S">
            <text:p>00:00:00,31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3.135785S">
            <text:p>00:00:03,14</text:p>
          </table:table-cell>
          <table:table-cell office:value-type="time" office:time-value="PT00H00M03.146922S">
            <text:p>00:00:03,15</text:p>
          </table:table-cell>
          <table:table-cell office:value-type="time" office:time-value="PT00H00M03.124647S">
            <text:p>00:00:03,1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3S">
            <text:p>00:00:00,13</text:p>
          </table:table-cell>
          <table:table-cell office:value-type="time" office:time-value="PT00H00M00.12S">
            <text:p>00:00:00,12</text:p>
          </table:table-cell>
          <table:table-cell office:value-type="time" office:time-value="PT00H00M00.14S">
            <text:p>00:00:00,1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70031S">
            <text:p>00:00:00,07</text:p>
          </table:table-cell>
          <table:table-cell office:value-type="time" office:time-value="PT00H00M00.070023S">
            <text:p>00:00:00,07</text:p>
          </table:table-cell>
          <table:table-cell office:value-type="time" office:time-value="PT00H00M00.070039S">
            <text:p>00:00:00,07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60784S">
            <text:p>00:00:00,26</text:p>
          </table:table-cell>
          <table:table-cell table:formula="of:=+[.D127]+[.D130]" office:value-type="time" office:time-value="PT00H00M00.281303S">
            <text:p>00:00:00,28</text:p>
          </table:table-cell>
          <table:table-cell table:formula="of:=+[.E127]+[.E130]" office:value-type="time" office:time-value="PT00H00M00.240265S">
            <text:p>00:00:00,24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15S">
            <text:p>00:00:00,12</text:p>
          </table:table-cell>
          <table:table-cell table:formula="of:=+[.D128]+[.D131]" office:value-type="time" office:time-value="PT00H00M00.12S">
            <text:p>00:00:00,12</text:p>
          </table:table-cell>
          <table:table-cell table:formula="of:=+[.E128]+[.E131]" office:value-type="time" office:time-value="PT00H00M00.11S">
            <text:p>00:00:00,11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53383S">
            <text:p>00:00:00,05</text:p>
          </table:table-cell>
          <table:table-cell table:formula="of:=+[.D129]+[.D132]" office:value-type="time" office:time-value="PT00H00M00.046044S">
            <text:p>00:00:00,05</text:p>
          </table:table-cell>
          <table:table-cell table:formula="of:=+[.E129]+[.E132]" office:value-type="time" office:time-value="PT00H00M00.060721S">
            <text:p>00:00:00,06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formula="of:=SUM([.D127:.K127])/[.$B$78]" office:value-type="time" office:time-value="PT00H00M00.172837S">
            <text:p>00:00:00,17</text:p>
          </table:table-cell>
          <table:table-cell table:style-name="ce28" office:value-type="time" office:time-value="PT00H00M00.178799S">
            <text:p>00:00:00,18</text:p>
          </table:table-cell>
          <table:table-cell table:style-name="ce28" office:value-type="time" office:time-value="PT00H00M00.166875S">
            <text:p>00:00:00,1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28:.K128])/[.$B$78]" office:value-type="time" office:time-value="PT00H00M00.105S">
            <text:p>00:00:00,11</text:p>
          </table:table-cell>
          <table:table-cell table:style-name="ce28" office:value-type="time" office:time-value="PT00H00M00.11S">
            <text:p>00:00:00,11</text:p>
          </table:table-cell>
          <table:table-cell table:style-name="ce28" office:value-type="time" office:time-value="PT00H00M00.1S">
            <text:p>00:00:00,10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29:.K129])/[.$B$78]" office:value-type="time" office:time-value="PT00H00M00.028546S">
            <text:p>00:00:00,03</text:p>
          </table:table-cell>
          <table:table-cell table:style-name="ce28" office:value-type="time" office:time-value="PT00H00M00.023487S">
            <text:p>00:00:00,02</text:p>
          </table:table-cell>
          <table:table-cell table:style-name="ce28" office:value-type="time" office:time-value="PT00H00M00.033604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12res</text:p>
          </table:table-cell>
          <table:table-cell table:style-name="ce28" office:value-type="string">
            <text:p>elapsed</text:p>
          </table:table-cell>
          <table:table-cell table:formula="of:=SUM([.D130:.K130])/[.$B$78]" office:value-type="time" office:time-value="PT00H00M00.087947S">
            <text:p>00:00:00,09</text:p>
          </table:table-cell>
          <table:table-cell table:style-name="ce28" office:value-type="time" office:time-value="PT00H00M00.102504S">
            <text:p>00:00:00,10</text:p>
          </table:table-cell>
          <table:table-cell table:style-name="ce28" office:value-type="time" office:time-value="PT00H00M00.07339S">
            <text:p>00:00:00,0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32:.K132])/[.$B$78]" office:value-type="time" office:time-value="PT00H00M00.024837S">
            <text:p>00:00:00,02</text:p>
          </table:table-cell>
          <table:table-cell table:style-name="ce28" office:value-type="time" office:time-value="PT00H00M00.022557S">
            <text:p>00:00:00,02</text:p>
          </table:table-cell>
          <table:table-cell table:style-name="ce28" office:value-type="time" office:time-value="PT00H00M00.027117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04.64627S">
            <text:p>00:00:04,65</text:p>
          </table:table-cell>
          <table:table-cell office:value-type="time" office:time-value="PT00H00M04.701148S">
            <text:p>00:00:04,70</text:p>
          </table:table-cell>
          <table:table-cell office:value-type="time" office:time-value="PT00H00M04.591392S">
            <text:p>00:00:04,5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04.475S">
            <text:p>00:00:04,48</text:p>
          </table:table-cell>
          <table:table-cell office:value-type="time" office:time-value="PT00H00M04.51S">
            <text:p>00:00:04,51</text:p>
          </table:table-cell>
          <table:table-cell office:value-type="time" office:time-value="PT00H00M04.44S">
            <text:p>00:00:04,4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071421S">
            <text:p>00:00:00,07</text:p>
          </table:table-cell>
          <table:table-cell office:value-type="time" office:time-value="PT00H00M00.08241S">
            <text:p>00:00:00,08</text:p>
          </table:table-cell>
          <table:table-cell office:value-type="time" office:time-value="PT00H00M00.060432S">
            <text:p>00:00:00,06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09.654847S">
            <text:p>00:00:09,65</text:p>
          </table:table-cell>
          <table:table-cell office:value-type="time" office:time-value="PT00H00M09.615244S">
            <text:p>00:00:09,62</text:p>
          </table:table-cell>
          <table:table-cell office:value-type="time" office:time-value="PT00H00M09.69445S">
            <text:p>00:00:09,6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1.42S">
            <text:p>00:00:01,42</text:p>
          </table:table-cell>
          <table:table-cell table:number-columns-repeated="2" office:value-type="time" office:time-value="PT00H00M01.42S">
            <text:p>00:00:01,4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64185S">
            <text:p>00:00:00,16</text:p>
          </table:table-cell>
          <table:table-cell office:value-type="time" office:time-value="PT00H00M00.114037S">
            <text:p>00:00:00,11</text:p>
          </table:table-cell>
          <table:table-cell office:value-type="time" office:time-value="PT00H00M00.214333S">
            <text:p>00:00:00,21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1.98534S">
            <text:p>00:00:01,99</text:p>
          </table:table-cell>
          <table:table-cell office:value-type="time" office:time-value="PT00H00M02.024083S">
            <text:p>00:00:02,02</text:p>
          </table:table-cell>
          <table:table-cell office:value-type="time" office:time-value="PT00H00M01.946597S">
            <text:p>00:00:01,9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1.655S">
            <text:p>00:00:01,66</text:p>
          </table:table-cell>
          <table:table-cell office:value-type="time" office:time-value="PT00H00M01.7S">
            <text:p>00:00:01,70</text:p>
          </table:table-cell>
          <table:table-cell office:value-type="time" office:time-value="PT00H00M01.61S">
            <text:p>00:00:01,6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082691S">
            <text:p>00:00:00,08</text:p>
          </table:table-cell>
          <table:table-cell office:value-type="time" office:time-value="PT00H00M00.082979S">
            <text:p>00:00:00,08</text:p>
          </table:table-cell>
          <table:table-cell office:value-type="time" office:time-value="PT00H00M00.082403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0.823825S">
            <text:p>00:00:00,82</text:p>
          </table:table-cell>
          <table:table-cell table:style-name="ce28" office:value-type="time" office:time-value="PT00H00M00.879295S">
            <text:p>00:00:00,88</text:p>
          </table:table-cell>
          <table:table-cell table:style-name="ce28" office:value-type="time" office:time-value="PT00H00M00.768354S">
            <text:p>00:00:00,77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415S">
            <text:p>00:00:00,42</text:p>
          </table:table-cell>
          <table:table-cell table:style-name="ce28" office:value-type="time" office:time-value="PT00H00M00.42S">
            <text:p>00:00:00,42</text:p>
          </table:table-cell>
          <table:table-cell table:style-name="ce28" office:value-type="time" office:time-value="PT00H00M00.41S">
            <text:p>00:00:00,41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7535S">
            <text:p>00:00:00,08</text:p>
          </table:table-cell>
          <table:table-cell table:style-name="ce28" office:value-type="time" office:time-value="PT00H00M00.080747S">
            <text:p>00:00:00,08</text:p>
          </table:table-cell>
          <table:table-cell table:style-name="ce28" office:value-type="time" office:time-value="PT00H00M00.069952S">
            <text:p>00:00:00,07</text:p>
          </table:table-cell>
          <table:table-cell table:style-name="ce28" table:number-columns-repeated="2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0.733976S">
            <text:p>00:00:00,73</text:p>
          </table:table-cell>
          <table:table-cell table:formula="of:=+[.D148]+[.D151]" office:value-type="time" office:time-value="PT00H00M00.753385S">
            <text:p>00:00:00,75</text:p>
          </table:table-cell>
          <table:table-cell table:formula="of:=+[.E148]+[.E151]" office:value-type="time" office:time-value="PT00H00M00.714567S">
            <text:p>00:00:00,71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0.575S">
            <text:p>00:00:00,58</text:p>
          </table:table-cell>
          <table:table-cell table:formula="of:=+[.D149]+[.D152]" office:value-type="time" office:time-value="PT00H00M00.57S">
            <text:p>00:00:00,57</text:p>
          </table:table-cell>
          <table:table-cell table:formula="of:=+[.E149]+[.E152]" office:value-type="time" office:time-value="PT00H00M00.58S">
            <text:p>00:00:00,58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5548S">
            <text:p>00:00:00,06</text:p>
          </table:table-cell>
          <table:table-cell table:formula="of:=+[.D150]+[.D153]" office:value-type="time" office:time-value="PT00H00M00.058134S">
            <text:p>00:00:00,06</text:p>
          </table:table-cell>
          <table:table-cell table:formula="of:=+[.E150]+[.E153]" office:value-type="time" office:time-value="PT00H00M00.052826S">
            <text:p>00:00:00,05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formula="of:=SUM([.D148:.K148])/[.$B$78]" office:value-type="time" office:time-value="PT00H00M00.659291S">
            <text:p>00:00:00,66</text:p>
          </table:table-cell>
          <table:table-cell table:style-name="ce28" office:value-type="time" office:time-value="PT00H00M00.675919S">
            <text:p>00:00:00,68</text:p>
          </table:table-cell>
          <table:table-cell table:style-name="ce28" office:value-type="time" office:time-value="PT00H00M00.642663S">
            <text:p>00:00:00,64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49:.K149])/[.$B$78]" office:value-type="time" office:time-value="PT00H00M00.565S">
            <text:p>00:00:00,57</text:p>
          </table:table-cell>
          <table:table-cell table:style-name="ce28" office:value-type="time" office:time-value="PT00H00M00.56S">
            <text:p>00:00:00,56</text:p>
          </table:table-cell>
          <table:table-cell table:style-name="ce28" office:value-type="time" office:time-value="PT00H00M00.57S">
            <text:p>00:00:00,5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50:.K150])/[.$B$78]" office:value-type="time" office:time-value="PT00H00M00.032321S">
            <text:p>00:00:00,03</text:p>
          </table:table-cell>
          <table:table-cell table:style-name="ce28" office:value-type="time" office:time-value="PT00H00M00.032248S">
            <text:p>00:00:00,03</text:p>
          </table:table-cell>
          <table:table-cell table:style-name="ce28" office:value-type="time" office:time-value="PT00H00M00.032393S">
            <text:p>00:00:00,03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formula="of:=SUM([.D151:.K151])/[.$B$78]" office:value-type="time" office:time-value="PT00H00M00.074685S">
            <text:p>00:00:00,07</text:p>
          </table:table-cell>
          <table:table-cell table:style-name="ce28" office:value-type="time" office:time-value="PT00H00M00.077466S">
            <text:p>00:00:00,08</text:p>
          </table:table-cell>
          <table:table-cell table:style-name="ce28" office:value-type="time" office:time-value="PT00H00M00.071904S">
            <text:p>00:00:00,07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formula="of:=SUM([.D152:.K152])/[.$B$78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formula="of:=SUM([.D153:.K153])/[.$B$78]" office:value-type="time" office:time-value="PT00H00M00.02316S">
            <text:p>00:00:00,02</text:p>
          </table:table-cell>
          <table:table-cell table:style-name="ce28" office:value-type="time" office:time-value="PT00H00M00.025886S">
            <text:p>00:00:00,03</text:p>
          </table:table-cell>
          <table:table-cell table:style-name="ce28" office:value-type="time" office:time-value="PT00H00M00.020433S">
            <text:p>00:00:00,02</text:p>
          </table:table-cell>
          <table:table-cell table:style-name="ce28"/>
          <table:table-cell table:style-name="ce28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table:style-name="ce4" table:number-columns-repeated="16"/>
          <table:table-cell table:style-name="ce22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</text:p>
          </table:table-cell>
          <table:table-cell table:style-name="ce4" table:formula="of:=[.C4]" office:value-type="time" office:time-value="PT00H00M00.165578S">
            <text:p>00:00:00,17</text:p>
          </table:table-cell>
          <table:table-cell table:style-name="ce16" table:formula="of:=[.C79]" office:value-type="time" office:time-value="PT00H00M00.113253S">
            <text:p>00:00:00,11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2</text:p>
          </table:table-cell>
          <table:table-cell table:style-name="ce16" table:formula="of:=[.C7]" office:value-type="time" office:time-value="PT00H00M00.003671S">
            <text:p>00:00:00,00</text:p>
          </table:table-cell>
          <table:table-cell table:style-name="ce16" table:formula="of:=[.C82]" office:value-type="time" office:time-value="PT00H00M00.002979S">
            <text:p>00:00:00,00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584451S">
            <text:p>00:00:00,58</text:p>
          </table:table-cell>
          <table:table-cell table:style-name="ce4" table:formula="of:=[.C85]" office:value-type="time" office:time-value="PT00H00M00.817496S">
            <text:p>00:00:00,82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0.603509S">
            <text:p>00:00:00,60</text:p>
          </table:table-cell>
          <table:table-cell table:style-name="ce29" table:formula="of:=[.C88]" office:value-type="time" office:time-value="PT00H00M08.662977S">
            <text:p>00:00:08,66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5</text:p>
          </table:table-cell>
          <table:table-cell table:style-name="ce4" table:formula="of:=[.C16]" office:value-type="time" office:time-value="PT00H00M02.989879S">
            <text:p>00:00:02,99</text:p>
          </table:table-cell>
          <table:table-cell table:style-name="ce16" table:formula="of:=[.C91]" office:value-type="time" office:time-value="PT00H00M02.434182S">
            <text:p>00:00:02,43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17.045885S">
            <text:p>00:00:17,05</text:p>
          </table:table-cell>
          <table:table-cell table:style-name="ce16" table:formula="of:=[.C94]" office:value-type="time" office:time-value="PT00H00M14.982373S">
            <text:p>00:00:14,98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0M25.203875S">
            <text:p>00:00:25,20</text:p>
          </table:table-cell>
          <table:table-cell table:style-name="ce4" table:formula="of:=[.C103]" office:value-type="time" office:time-value="PT00H00M31.675146S">
            <text:p>00:00:31,68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8</text:p>
          </table:table-cell>
          <table:table-cell table:style-name="ce16" table:formula="of:=[.C31]" office:value-type="time" office:time-value="PT00H00M00.229277S">
            <text:p>00:00:00,23</text:p>
          </table:table-cell>
          <table:table-cell table:style-name="ce4" table:formula="of:=[.C112]" office:value-type="time" office:time-value="PT00H00M00.252107S">
            <text:p>00:00:00,25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9</text:p>
          </table:table-cell>
          <table:table-cell table:style-name="ce16" table:formula="of:=[.C34]" office:value-type="time" office:time-value="PT00H00M33.142601S">
            <text:p>00:00:33,14</text:p>
          </table:table-cell>
          <table:table-cell table:style-name="ce4" table:formula="of:=[.C115]" office:value-type="time" office:time-value="PT00H00M44.975972S">
            <text:p>00:00:44,98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0</text:p>
          </table:table-cell>
          <table:table-cell table:style-name="ce16" table:formula="of:=[.C37]" office:value-type="time" office:time-value="PT00H04M46.764153S">
            <text:p>00:04:46,76</text:p>
          </table:table-cell>
          <table:table-cell table:style-name="ce4" table:formula="of:=[.C118]" office:value-type="time" office:time-value="PT00H04M54.4735S">
            <text:p>00:04:54,47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1</text:p>
          </table:table-cell>
          <table:table-cell table:style-name="ce16" table:formula="of:=[.C40]" office:value-type="time" office:time-value="PT00H00M02.955655S">
            <text:p>00:00:02,96</text:p>
          </table:table-cell>
          <table:table-cell table:style-name="ce4" table:formula="of:=[.C121]" office:value-type="time" office:time-value="PT00H00M03.135785S">
            <text:p>00:00:03,14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2</text:p>
          </table:table-cell>
          <table:table-cell table:style-name="ce16" table:formula="of:=[.C43]" office:value-type="time" office:time-value="PT00H00M00.260249S">
            <text:p>00:00:00,26</text:p>
          </table:table-cell>
          <table:table-cell table:style-name="ce16" table:formula="of:=[.C124]" office:value-type="time" office:time-value="PT00H00M00.260784S">
            <text:p>00:00:00,26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3</text:p>
          </table:table-cell>
          <table:table-cell table:style-name="ce4" table:formula="of:=[.C52]" office:value-type="time" office:time-value="PT00H00M05.31353S">
            <text:p>00:00:05,31</text:p>
          </table:table-cell>
          <table:table-cell table:style-name="ce16" table:formula="of:=[.C133]" office:value-type="time" office:time-value="PT00H00M04.64627S">
            <text:p>00:00:04,65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03.325378S">
            <text:p>00:00:03,33</text:p>
          </table:table-cell>
          <table:table-cell table:style-name="ce4" table:formula="of:=[.C136]" office:value-type="time" office:time-value="PT00H00M09.654847S">
            <text:p>00:00:09,65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2.399218S">
            <text:p>00:00:02,40</text:p>
          </table:table-cell>
          <table:table-cell table:style-name="ce16" table:formula="of:=[.C139]" office:value-type="time" office:time-value="PT00H00M01.98534S">
            <text:p>00:00:01,99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364775S">
            <text:p>00:00:00,36</text:p>
          </table:table-cell>
          <table:table-cell table:style-name="ce4" table:formula="of:=[.C142]" office:value-type="time" office:time-value="PT00H00M00.823825S">
            <text:p>00:00:00,82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33329S">
            <text:p>00:00:00,33</text:p>
          </table:table-cell>
          <table:table-cell table:style-name="ce4" table:formula="of:=[.C145]" office:value-type="time" office:time-value="PT00H00M00.733976S">
            <text:p>00:00:00,73</text:p>
          </table:table-cell>
          <table:table-cell table:style-name="ce4" table:number-columns-repeated="13"/>
          <table:table-cell table:style-name="ce22"/>
        </table:table-row>
        <table:table-row table:style-name="ro1">
          <table:table-cell table:style-name="ce4" office:value-type="string">
            <text:p>Gesamt</text:p>
          </table:table-cell>
          <table:table-cell table:style-name="ce16" table:formula="of:=SUM([.B158:.B174])" office:value-type="time" office:time-value="PT00H06M21.684973S">
            <text:p>00:06:21,68</text:p>
          </table:table-cell>
          <table:table-cell table:style-name="ce4" table:formula="of:=SUM([.C158:.C174])" office:value-type="time" office:time-value="PT00H06M59.63081S">
            <text:p>00:06:59,63</text:p>
          </table:table-cell>
          <table:table-cell table:style-name="ce4" table:number-columns-repeated="13"/>
          <table:table-cell table:style-name="ce22"/>
        </table:table-row>
        <table:table-row table:style-name="ro1" table:number-rows-repeated="2">
          <table:table-cell table:style-name="ce4" table:number-columns-repeated="16"/>
          <table:table-cell table:style-name="ce2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"/>
          <table:table-cell table:style-name="ce22"/>
        </table:table-row>
        <table:table-row table:style-name="ro1" table:number-rows-repeated="3">
          <table:table-cell table:number-columns-repeated="16"/>
          <table:table-cell table:style-name="ce22"/>
        </table:table-row>
        <table:table-row table:style-name="ro1" table:number-rows-repeated="15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2"/>
        </table:table-row>
        <table:table-row table:style-name="ro1" table:number-rows-repeated="3">
          <table:table-cell table:number-columns-repeated="2"/>
          <table:table-cell table:style-name="ce4" table:number-columns-repeated="6"/>
          <table:table-cell table:number-columns-repeated="3"/>
          <table:table-cell table:style-name="ce4"/>
          <table:table-cell table:number-columns-repeated="4"/>
          <table:table-cell table:style-name="ce22"/>
        </table:table-row>
        <table:table-row table:style-name="ro1" table:number-rows-repeated="9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2"/>
        </table:table-row>
        <table:table-row table:style-name="ro1" table:number-rows-repeated="3">
          <table:table-cell table:number-columns-repeated="2"/>
          <table:table-cell table:style-name="ce4" table:number-columns-repeated="10"/>
          <table:table-cell/>
          <table:table-cell table:style-name="ce4" table:number-columns-repeated="2"/>
          <table:table-cell/>
          <table:table-cell table:style-name="ce22"/>
        </table:table-row>
        <table:table-row table:style-name="ro1" table:number-rows-repeated="21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2"/>
        </table:table-row>
        <table:table-row table:style-name="ro1" table:number-rows-repeated="3">
          <table:table-cell table:number-columns-repeated="16"/>
          <table:table-cell table:style-name="ce22"/>
        </table:table-row>
        <table:table-row table:style-name="ro1" table:number-rows-repeated="52">
          <table:table-cell table:style-name="ce4" table:number-columns-repeated="7"/>
          <table:table-cell table:number-columns-repeated="9"/>
          <table:table-cell table:style-name="ce22"/>
        </table:table-row>
        <table:table-row table:style-name="ro1" table:number-rows-repeated="5">
          <table:table-cell table:number-columns-repeated="16"/>
          <table:table-cell table:style-name="ce22"/>
        </table:table-row>
        <table:table-row table:style-name="ro1">
          <table:table-cell table:number-columns-repeated="2"/>
          <table:table-cell table:style-name="ce31"/>
          <table:table-cell table:number-columns-repeated="13"/>
          <table:table-cell table:style-name="ce22"/>
        </table:table-row>
        <table:table-row table:style-name="ro1" table:number-rows-repeated="16">
          <table:table-cell table:number-columns-repeated="16"/>
          <table:table-cell table:style-name="ce22"/>
        </table:table-row>
        <table:table-row table:style-name="ro1" table:number-rows-repeated="104826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005" table:style-name="ta1" table:print="false">
        <table:table-column table:style-name="co23" table:default-cell-style-name="ce33"/>
        <table:table-column table:style-name="co24" table:number-columns-repeated="14" table:default-cell-style-name="ce33"/>
        <table:table-column table:style-name="co24" table:default-cell-style-name="Default"/>
        <table:table-row table:style-name="ro1">
          <table:table-cell table:style-name="ce15" office:value-type="string">
            <text:p>Network 0.05</text:p>
          </table:table-cell>
          <table:table-cell table:style-name="ce15" table:number-columns-repeated="6"/>
          <table:table-cell table:number-columns-repeated="9"/>
        </table:table-row>
        <table:table-row table:style-name="ro1">
          <table:table-cell table:style-name="ce15" office:value-type="string">
            <text:p>OBA</text:p>
          </table:table-cell>
          <table:table-cell table:style-name="ce15" table:number-columns-repeated="6"/>
          <table:table-cell table:number-columns-repeated="9"/>
        </table:table-row>
        <table:table-row table:style-name="ro1">
          <table:table-cell table:style-name="ce15"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table:style-name="ce15" office:value-type="string">
            <text:p>Durchschnitt</text:p>
          </table:table-cell>
          <table:table-cell table:style-name="ce15" office:value-type="string">
            <text:p>1.Lauf</text:p>
          </table:table-cell>
          <table:table-cell table:style-name="ce15" office:value-type="string">
            <text:p>2.Lauf</text:p>
          </table:table-cell>
          <table:table-cell table:style-name="ce15" office:value-type="string">
            <text:p>3.Lauf</text:p>
          </table:table-cell>
          <table:table-cell table:style-name="ce15" office:value-type="string">
            <text:p>4.Lauf</text:p>
          </table:table-cell>
          <table:table-cell table:style-name="ce34" office:value-type="string">
            <text:p>5.Lauf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Q1</text:p>
          </table:table-cell>
          <table:table-cell table:style-name="ce15" office:value-type="string">
            <text:p>elapsed</text:p>
          </table:table-cell>
          <table:table-cell table:style-name="ce15" table:formula="of:=SUM([.D4:.K4])/[.$B$3]" office:value-type="time" office:time-value="PT00H00M00.196993S">
            <text:p>00:00:00,20</text:p>
          </table:table-cell>
          <table:table-cell table:style-name="ce15" office:value-type="time" office:time-value="PT00H00M00.210715S">
            <text:p>00:00:00,21</text:p>
          </table:table-cell>
          <table:table-cell table:style-name="ce15" office:value-type="time" office:time-value="PT00H00M00.18327S">
            <text:p>00:00:00,18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:.K5])/[.$B$3]" office:value-type="time" office:time-value="PT00H00M00.005S">
            <text:p>00:00:00,01</text:p>
          </table:table-cell>
          <table:table-cell table:style-name="ce15" office:value-type="time" office:time-value="PT00H00M00.01S">
            <text:p>00:00:00,01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:.K6])/[.$B$3]" office:value-type="time" office:time-value="PT00H00M00.019383S">
            <text:p>00:00:00,02</text:p>
          </table:table-cell>
          <table:table-cell table:style-name="ce15" office:value-type="time" office:time-value="PT00H00M00.019354S">
            <text:p>00:00:00,02</text:p>
          </table:table-cell>
          <table:table-cell table:style-name="ce15" office:value-type="time" office:time-value="PT00H00M00.019412S">
            <text:p>00:00:00,0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2</text:p>
          </table:table-cell>
          <table:table-cell table:style-name="ce15" office:value-type="string">
            <text:p>elapsed</text:p>
          </table:table-cell>
          <table:table-cell table:style-name="ce15" table:formula="of:=SUM([.D7:.K7])/[.$B$3]" office:value-type="time" office:time-value="PT00H00M00.002839S">
            <text:p>00:00:00,00</text:p>
          </table:table-cell>
          <table:table-cell table:style-name="ce15" office:value-type="time" office:time-value="PT00H00M00.002793S">
            <text:p>00:00:00,00</text:p>
          </table:table-cell>
          <table:table-cell table:style-name="ce15" office:value-type="time" office:time-value="PT00H00M00.002885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:.K8])/[.$B$3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:.K9])/[.$B$3]" office:value-type="time" office:time-value="PT00H00M00.000061S">
            <text:p>00:00:00,00</text:p>
          </table:table-cell>
          <table:table-cell table:style-name="ce15" office:value-type="time" office:time-value="PT00H00M00.000061S">
            <text:p>00:00:00,00</text:p>
          </table:table-cell>
          <table:table-cell table:style-name="ce15" office:value-type="time" office:time-value="PT00H00M00.000061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3</text:p>
          </table:table-cell>
          <table:table-cell table:style-name="ce15" office:value-type="string">
            <text:p>elapsed</text:p>
          </table:table-cell>
          <table:table-cell table:style-name="ce15" table:formula="of:=SUM([.D10:.K10])/[.$B$3]" office:value-type="time" office:time-value="PT00H00M00.462053S">
            <text:p>00:00:00,46</text:p>
          </table:table-cell>
          <table:table-cell table:style-name="ce15" office:value-type="time" office:time-value="PT00H00M00.467694S">
            <text:p>00:00:00,47</text:p>
          </table:table-cell>
          <table:table-cell table:style-name="ce15" office:value-type="time" office:time-value="PT00H00M00.456412S">
            <text:p>00:00:00,4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:.K11])/[.$B$3]" office:value-type="time" office:time-value="PT00H00M00.02S">
            <text:p>00:00:00,02</text:p>
          </table:table-cell>
          <table:table-cell table:style-name="ce15" office:value-type="time" office:time-value="PT00H00M00.02S">
            <text:p>00:00:00,02</text:p>
          </table:table-cell>
          <table:table-cell table:style-name="ce15" office:value-type="time" office:time-value="PT00H00M00.02S">
            <text:p>00:00:00,0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:.K12])/[.$B$3]" office:value-type="time" office:time-value="PT00H00M00.050001S">
            <text:p>00:00:00,05</text:p>
          </table:table-cell>
          <table:table-cell table:style-name="ce15" office:value-type="time" office:time-value="PT00H00M00.053038S">
            <text:p>00:00:00,05</text:p>
          </table:table-cell>
          <table:table-cell table:style-name="ce15" office:value-type="time" office:time-value="PT00H00M00.046963S">
            <text:p>00:00:00,0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4</text:p>
          </table:table-cell>
          <table:table-cell table:style-name="ce15" office:value-type="string">
            <text:p>elapsed</text:p>
          </table:table-cell>
          <table:table-cell table:style-name="ce15" table:formula="of:=SUM([.D13:.K13])/[.$B$3]" office:value-type="time" office:time-value="PT00H00M00.338145S">
            <text:p>00:00:00,34</text:p>
          </table:table-cell>
          <table:table-cell table:style-name="ce15" office:value-type="time" office:time-value="PT00H00M00.340613S">
            <text:p>00:00:00,34</text:p>
          </table:table-cell>
          <table:table-cell table:style-name="ce15" office:value-type="time" office:time-value="PT00H00M00.335677S">
            <text:p>00:00:00,34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:.K14])/[.$B$3]" office:value-type="time" office:time-value="PT00H00M00.03S">
            <text:p>00:00:00,03</text:p>
          </table:table-cell>
          <table:table-cell table:style-name="ce15" office:value-type="time" office:time-value="PT00H00M00.03S">
            <text:p>00:00:00,03</text:p>
          </table:table-cell>
          <table:table-cell table:style-name="ce15" office:value-type="time" office:time-value="PT00H00M00.03S">
            <text:p>00:00:00,0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5:.K15])/[.$B$3]" office:value-type="time" office:time-value="PT00H00M00.055404S">
            <text:p>00:00:00,06</text:p>
          </table:table-cell>
          <table:table-cell table:style-name="ce15" office:value-type="time" office:time-value="PT00H00M00.061334S">
            <text:p>00:00:00,06</text:p>
          </table:table-cell>
          <table:table-cell table:style-name="ce15" office:value-type="time" office:time-value="PT00H00M00.049474S">
            <text:p>00:00:00,0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5b</text:p>
          </table:table-cell>
          <table:table-cell table:style-name="ce15" office:value-type="string">
            <text:p>elapsed</text:p>
          </table:table-cell>
          <table:table-cell table:style-name="ce15" table:formula="of:=SUM([.D16:.K16])/[.$B$3]" office:value-type="time" office:time-value="PT00H00M01.760413S">
            <text:p>00:00:01,76</text:p>
          </table:table-cell>
          <table:table-cell table:style-name="ce28" office:value-type="time" office:time-value="PT00H00M01.822306S">
            <text:p>00:00:01,82</text:p>
          </table:table-cell>
          <table:table-cell table:style-name="ce28" office:value-type="time" office:time-value="PT00H00M01.698519S">
            <text:p>00:00:01,70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7:.K17])/[.$B$3]" office:value-type="time" office:time-value="PT00H00M00.855S">
            <text:p>00:00:00,86</text:p>
          </table:table-cell>
          <table:table-cell table:style-name="ce28" office:value-type="time" office:time-value="PT00H00M00.86S">
            <text:p>00:00:00,86</text:p>
          </table:table-cell>
          <table:table-cell table:style-name="ce28" office:value-type="time" office:time-value="PT00H00M00.85S">
            <text:p>00:00:00,85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8:.K18])/[.$B$3]" office:value-type="time" office:time-value="PT00H00M00.213133S">
            <text:p>00:00:00,21</text:p>
          </table:table-cell>
          <table:table-cell table:style-name="ce28" office:value-type="time" office:time-value="PT00H00M00.287887S">
            <text:p>00:00:00,29</text:p>
          </table:table-cell>
          <table:table-cell table:style-name="ce28" office:value-type="time" office:time-value="PT00H00M00.138378S">
            <text:p>00:00:00,14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6</text:p>
          </table:table-cell>
          <table:table-cell table:style-name="ce15" office:value-type="string">
            <text:p>elapsed</text:p>
          </table:table-cell>
          <table:table-cell table:style-name="ce15" table:formula="of:=SUM([.D19:.K19])/[.$B$3]" office:value-type="time" office:time-value="PT00H00M05.932809S">
            <text:p>00:00:05,93</text:p>
          </table:table-cell>
          <table:table-cell table:style-name="ce15" table:formula="of:=+[.D22]+[.D25]" office:value-type="time" office:time-value="PT00H00M05.965155S">
            <text:p>00:00:05,97</text:p>
          </table:table-cell>
          <table:table-cell table:style-name="ce15" table:formula="of:=+[.E22]+[.E25]" office:value-type="time" office:time-value="PT00H00M05.900463S">
            <text:p>00:00:05,90</text:p>
          </table:table-cell>
          <table:table-cell table:style-name="ce15" table:formula="of:=+[.F22]+[.F25]" office:value-type="time" office:time-value="PT00H00M00S">
            <text:p>00:00:00,00</text:p>
          </table:table-cell>
          <table:table-cell table:style-name="ce15" table:formula="of:=+[.G22]+[.G25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20:.K20])/[.$B$3]" office:value-type="time" office:time-value="PT00H00M03.33S">
            <text:p>00:00:03,33</text:p>
          </table:table-cell>
          <table:table-cell table:style-name="ce15" table:formula="of:=+[.D23]+[.D26]" office:value-type="time" office:time-value="PT00H00M03.32S">
            <text:p>00:00:03,32</text:p>
          </table:table-cell>
          <table:table-cell table:style-name="ce15" table:formula="of:=+[.E23]+[.E26]" office:value-type="time" office:time-value="PT00H00M03.34S">
            <text:p>00:00:03,34</text:p>
          </table:table-cell>
          <table:table-cell table:style-name="ce15" table:formula="of:=+[.F23]+[.F26]" office:value-type="time" office:time-value="PT00H00M00S">
            <text:p>00:00:00,00</text:p>
          </table:table-cell>
          <table:table-cell table:style-name="ce15" table:formula="of:=+[.G23]+[.G26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21:.K21])/[.$B$3]" office:value-type="time" office:time-value="PT00H00M02.042328S">
            <text:p>00:00:02,04</text:p>
          </table:table-cell>
          <table:table-cell table:style-name="ce15" table:formula="of:=+[.D24]+[.D27]" office:value-type="time" office:time-value="PT00H00M02.066365S">
            <text:p>00:00:02,07</text:p>
          </table:table-cell>
          <table:table-cell table:style-name="ce15" table:formula="of:=+[.E24]+[.E27]" office:value-type="time" office:time-value="PT00H00M02.018291S">
            <text:p>00:00:02,02</text:p>
          </table:table-cell>
          <table:table-cell table:style-name="ce15" table:formula="of:=+[.F24]+[.F27]" office:value-type="time" office:time-value="PT00H00M00S">
            <text:p>00:00:00,00</text:p>
          </table:table-cell>
          <table:table-cell table:style-name="ce15" table:formula="of:=+[.G24]+[.G27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style-name="ce15" table:formula="of:=SUM([.D22:.K22])/[.$B$3]" office:value-type="time" office:time-value="PT00H00M03.323882S">
            <text:p>00:00:03,32</text:p>
          </table:table-cell>
          <table:table-cell table:style-name="ce15" office:value-type="time" office:time-value="PT00H00M03.368492S">
            <text:p>00:00:03,37</text:p>
          </table:table-cell>
          <table:table-cell table:style-name="ce28" office:value-type="time" office:time-value="PT00H00M03.279271S">
            <text:p>00:00:03,28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23:.K23])/[.$B$3]" office:value-type="time" office:time-value="PT00H00M00.795S">
            <text:p>00:00:00,80</text:p>
          </table:table-cell>
          <table:table-cell table:style-name="ce15" office:value-type="time" office:time-value="PT00H00M00.79S">
            <text:p>00:00:00,79</text:p>
          </table:table-cell>
          <table:table-cell table:style-name="ce28" office:value-type="time" office:time-value="PT00H00M00.8S">
            <text:p>00:00:00,8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24:.K24])/[.$B$3]" office:value-type="time" office:time-value="PT00H00M02.022961S">
            <text:p>00:00:02,02</text:p>
          </table:table-cell>
          <table:table-cell table:style-name="ce15" office:value-type="time" office:time-value="PT00H00M02.049343S">
            <text:p>00:00:02,05</text:p>
          </table:table-cell>
          <table:table-cell table:style-name="ce28" office:value-type="time" office:time-value="PT00H00M01.996579S">
            <text:p>00:00:02,0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style-name="ce15" table:formula="of:=SUM([.D25:.K25])/[.$B$3]" office:value-type="time" office:time-value="PT00H00M02.608928S">
            <text:p>00:00:02,61</text:p>
          </table:table-cell>
          <table:table-cell table:style-name="ce15" office:value-type="time" office:time-value="PT00H00M02.596663S">
            <text:p>00:00:02,60</text:p>
          </table:table-cell>
          <table:table-cell table:style-name="ce28" office:value-type="time" office:time-value="PT00H00M02.621192S">
            <text:p>00:00:02,6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26:.K26])/[.$B$3]" office:value-type="time" office:time-value="PT00H00M02.535S">
            <text:p>00:00:02,54</text:p>
          </table:table-cell>
          <table:table-cell table:style-name="ce15" office:value-type="time" office:time-value="PT00H00M02.53S">
            <text:p>00:00:02,53</text:p>
          </table:table-cell>
          <table:table-cell table:style-name="ce28" office:value-type="time" office:time-value="PT00H00M02.54S">
            <text:p>00:00:02,54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27:.K27])/[.$B$3]" office:value-type="time" office:time-value="PT00H00M00.019367S">
            <text:p>00:00:00,02</text:p>
          </table:table-cell>
          <table:table-cell table:style-name="ce15" office:value-type="time" office:time-value="PT00H00M00.017022S">
            <text:p>00:00:00,02</text:p>
          </table:table-cell>
          <table:table-cell table:style-name="ce28" office:value-type="time" office:time-value="PT00H00M00.021712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7</text:p>
          </table:table-cell>
          <table:table-cell table:style-name="ce15" office:value-type="string">
            <text:p>elapsed</text:p>
          </table:table-cell>
          <table:table-cell table:style-name="ce15" table:formula="of:=SUM([.D28:.K28])/[.$B$3]" office:value-type="time" office:time-value="PT00H00M05.670075S">
            <text:p>00:00:05,67</text:p>
          </table:table-cell>
          <table:table-cell table:style-name="ce15" office:value-type="time" office:time-value="PT00H00M05.570929S">
            <text:p>00:00:05,57</text:p>
          </table:table-cell>
          <table:table-cell table:style-name="ce15" office:value-type="time" office:time-value="PT00H00M05.76922S">
            <text:p>00:00:05,7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29:.K29])/[.$B$3]" office:value-type="time" office:time-value="PT00H00M01S">
            <text:p>00:00:01,00</text:p>
          </table:table-cell>
          <table:table-cell table:style-name="ce15" office:value-type="time" office:time-value="PT00H00M00.97S">
            <text:p>00:00:00,97</text:p>
          </table:table-cell>
          <table:table-cell table:style-name="ce15" office:value-type="time" office:time-value="PT00H00M01.03S">
            <text:p>00:00:01,0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0:.K30])/[.$B$3]" office:value-type="time" office:time-value="PT00H00M00.11501S">
            <text:p>00:00:00,12</text:p>
          </table:table-cell>
          <table:table-cell table:style-name="ce15" office:value-type="time" office:time-value="PT00H00M00.113891S">
            <text:p>00:00:00,11</text:p>
          </table:table-cell>
          <table:table-cell table:style-name="ce15" office:value-type="time" office:time-value="PT00H00M00.116128S">
            <text:p>00:00:00,1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8</text:p>
          </table:table-cell>
          <table:table-cell table:style-name="ce15" office:value-type="string">
            <text:p>elapsed</text:p>
          </table:table-cell>
          <table:table-cell table:style-name="ce15" table:formula="of:=SUM([.D31:.K31])/[.$B$3]" office:value-type="time" office:time-value="PT00H00M00.218065S">
            <text:p>00:00:00,22</text:p>
          </table:table-cell>
          <table:table-cell table:style-name="ce15" office:value-type="time" office:time-value="PT00H00M00.223716S">
            <text:p>00:00:00,22</text:p>
          </table:table-cell>
          <table:table-cell table:style-name="ce28" office:value-type="time" office:time-value="PT00H00M00.212413S">
            <text:p>00:00:00,21</text:p>
          </table:table-cell>
          <table:table-cell table:style-name="ce28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2:.K32])/[.$B$3]" office:value-type="time" office:time-value="PT00H00M00.055S">
            <text:p>00:00:00,06</text:p>
          </table:table-cell>
          <table:table-cell table:style-name="ce15" office:value-type="time" office:time-value="PT00H00M00.05S">
            <text:p>00:00:00,05</text:p>
          </table:table-cell>
          <table:table-cell table:style-name="ce28" office:value-type="time" office:time-value="PT00H00M00.06S">
            <text:p>00:00:00,06</text:p>
          </table:table-cell>
          <table:table-cell table:style-name="ce28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3:.K33])/[.$B$3]" office:value-type="time" office:time-value="PT00H00M00.04808S">
            <text:p>00:00:00,05</text:p>
          </table:table-cell>
          <table:table-cell table:style-name="ce15" office:value-type="time" office:time-value="PT00H00M00.058156S">
            <text:p>00:00:00,06</text:p>
          </table:table-cell>
          <table:table-cell table:style-name="ce28" office:value-type="time" office:time-value="PT00H00M00.038004S">
            <text:p>00:00:00,04</text:p>
          </table:table-cell>
          <table:table-cell table:style-name="ce28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9</text:p>
          </table:table-cell>
          <table:table-cell table:style-name="ce15" office:value-type="string">
            <text:p>elapsed</text:p>
          </table:table-cell>
          <table:table-cell table:style-name="ce15" table:formula="of:=SUM([.D34:.K34])/[.$B$3]" office:value-type="time" office:time-value="PT00H00M21.618453S">
            <text:p>00:00:21,62</text:p>
          </table:table-cell>
          <table:table-cell table:style-name="ce15" office:value-type="time" office:time-value="PT00H00M19.336645S">
            <text:p>00:00:19,34</text:p>
          </table:table-cell>
          <table:table-cell table:style-name="ce15" office:value-type="time" office:time-value="PT00H00M23.900261S">
            <text:p>00:00:23,9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5:.K35])/[.$B$3]" office:value-type="time" office:time-value="PT00H00M20.855S">
            <text:p>00:00:20,86</text:p>
          </table:table-cell>
          <table:table-cell table:style-name="ce15" office:value-type="time" office:time-value="PT00H00M18.58S">
            <text:p>00:00:18,58</text:p>
          </table:table-cell>
          <table:table-cell table:style-name="ce15" office:value-type="time" office:time-value="PT00H00M23.13S">
            <text:p>00:00:23,1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6:.K36])/[.$B$3]" office:value-type="time" office:time-value="PT00H00M00.055748S">
            <text:p>00:00:00,06</text:p>
          </table:table-cell>
          <table:table-cell table:style-name="ce15" office:value-type="time" office:time-value="PT00H00M00.053672S">
            <text:p>00:00:00,05</text:p>
          </table:table-cell>
          <table:table-cell table:style-name="ce15" office:value-type="time" office:time-value="PT00H00M00.057824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0</text:p>
          </table:table-cell>
          <table:table-cell table:style-name="ce15" office:value-type="string">
            <text:p>elapsed</text:p>
          </table:table-cell>
          <table:table-cell table:style-name="ce15" table:formula="of:=SUM([.D37:.K37])/[.$B$3]" office:value-type="time" office:time-value="PT00H01M03.216785S">
            <text:p>00:01:03,22</text:p>
          </table:table-cell>
          <table:table-cell table:style-name="ce15" office:value-type="time" office:time-value="PT00H01M01.197843S">
            <text:p>00:01:01,20</text:p>
          </table:table-cell>
          <table:table-cell table:style-name="ce15" office:value-type="time" office:time-value="PT00H01M05.235727S">
            <text:p>00:01:05,24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8:.K38])/[.$B$3]" office:value-type="time" office:time-value="PT00H01M02.505S">
            <text:p>00:01:02,51</text:p>
          </table:table-cell>
          <table:table-cell table:style-name="ce15" office:value-type="time" office:time-value="PT00H01M00.42S">
            <text:p>00:01:00,42</text:p>
          </table:table-cell>
          <table:table-cell table:style-name="ce15" office:value-type="time" office:time-value="PT00H01M04.59S">
            <text:p>00:01:04,59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9:.K39])/[.$B$3]" office:value-type="time" office:time-value="PT00H00M00.170835S">
            <text:p>00:00:00,17</text:p>
          </table:table-cell>
          <table:table-cell table:style-name="ce15" office:value-type="time" office:time-value="PT00H00M00.177054S">
            <text:p>00:00:00,18</text:p>
          </table:table-cell>
          <table:table-cell table:style-name="ce15" office:value-type="time" office:time-value="PT00H00M00.164616S">
            <text:p>00:00:00,1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1</text:p>
          </table:table-cell>
          <table:table-cell table:style-name="ce15" office:value-type="string">
            <text:p>elapsed</text:p>
          </table:table-cell>
          <table:table-cell table:style-name="ce15" table:formula="of:=SUM([.D40:.K40])/[.$B$3]" office:value-type="time" office:time-value="PT00H00M01.044255S">
            <text:p>00:00:01,04</text:p>
          </table:table-cell>
          <table:table-cell table:style-name="ce15" office:value-type="time" office:time-value="PT00H00M01.040786S">
            <text:p>00:00:01,04</text:p>
          </table:table-cell>
          <table:table-cell table:style-name="ce15" office:value-type="time" office:time-value="PT00H00M01.047724S">
            <text:p>00:00:01,0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41:.K41])/[.$B$3]" office:value-type="time" office:time-value="PT00H00M00.06S">
            <text:p>00:00:00,06</text:p>
          </table:table-cell>
          <table:table-cell table:style-name="ce15" office:value-type="time" office:time-value="PT00H00M00.06S">
            <text:p>00:00:00,06</text:p>
          </table:table-cell>
          <table:table-cell table:style-name="ce15" office:value-type="time" office:time-value="PT00H00M00.06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42:.K42])/[.$B$3]" office:value-type="time" office:time-value="PT00H00M00.072098S">
            <text:p>00:00:00,07</text:p>
          </table:table-cell>
          <table:table-cell table:style-name="ce15" office:value-type="time" office:time-value="PT00H00M00.071862S">
            <text:p>00:00:00,07</text:p>
          </table:table-cell>
          <table:table-cell table:style-name="ce15" office:value-type="time" office:time-value="PT00H00M00.072333S">
            <text:p>00:00:00,0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2</text:p>
          </table:table-cell>
          <table:table-cell table:style-name="ce15" office:value-type="string">
            <text:p>elapsed</text:p>
          </table:table-cell>
          <table:table-cell table:style-name="ce15" table:formula="of:=SUM([.D43:.K43])/[.$B$3]" office:value-type="time" office:time-value="PT00H00M00.203049S">
            <text:p>00:00:00,20</text:p>
          </table:table-cell>
          <table:table-cell table:style-name="ce15" table:formula="of:=+[.D46]+[.D49]" office:value-type="time" office:time-value="PT00H00M00.210595S">
            <text:p>00:00:00,21</text:p>
          </table:table-cell>
          <table:table-cell table:style-name="ce15" table:formula="of:=+[.E46]+[.E49]" office:value-type="time" office:time-value="PT00H00M00.195502S">
            <text:p>00:00:00,20</text:p>
          </table:table-cell>
          <table:table-cell table:style-name="ce15" table:formula="of:=+[.F46]+[.F49]" office:value-type="time" office:time-value="PT00H00M00S">
            <text:p>00:00:00,00</text:p>
          </table:table-cell>
          <table:table-cell table:style-name="ce15" table:formula="of:=+[.G46]+[.G49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44:.K44])/[.$B$3]" office:value-type="time" office:time-value="PT00H00M00.06S">
            <text:p>00:00:00,06</text:p>
          </table:table-cell>
          <table:table-cell table:style-name="ce15" table:formula="of:=+[.D47]+[.D50]" office:value-type="time" office:time-value="PT00H00M00.06S">
            <text:p>00:00:00,06</text:p>
          </table:table-cell>
          <table:table-cell table:style-name="ce15" table:formula="of:=+[.E47]+[.E50]" office:value-type="time" office:time-value="PT00H00M00.06S">
            <text:p>00:00:00,06</text:p>
          </table:table-cell>
          <table:table-cell table:style-name="ce15" table:formula="of:=+[.F47]+[.F50]" office:value-type="time" office:time-value="PT00H00M00S">
            <text:p>00:00:00,00</text:p>
          </table:table-cell>
          <table:table-cell table:style-name="ce15" table:formula="of:=+[.G47]+[.G5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45:.K45])/[.$B$3]" office:value-type="time" office:time-value="PT00H00M00.037341S">
            <text:p>00:00:00,04</text:p>
          </table:table-cell>
          <table:table-cell table:style-name="ce15" table:formula="of:=+[.D48]+[.D51]" office:value-type="time" office:time-value="PT00H00M00.044662S">
            <text:p>00:00:00,04</text:p>
          </table:table-cell>
          <table:table-cell table:style-name="ce15" table:formula="of:=+[.E48]+[.E51]" office:value-type="time" office:time-value="PT00H00M00.03002S">
            <text:p>00:00:00,03</text:p>
          </table:table-cell>
          <table:table-cell table:style-name="ce15" table:formula="of:=+[.F48]+[.F51]" office:value-type="time" office:time-value="PT00H00M00S">
            <text:p>00:00:00,00</text:p>
          </table:table-cell>
          <table:table-cell table:style-name="ce15" table:formula="of:=+[.G48]+[.G5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style-name="ce15" table:formula="of:=SUM([.D46:.K46])/[.$B$3]" office:value-type="time" office:time-value="PT00H00M00.142501S">
            <text:p>00:00:00,14</text:p>
          </table:table-cell>
          <table:table-cell table:style-name="ce28" office:value-type="time" office:time-value="PT00H00M00.150027S">
            <text:p>00:00:00,15</text:p>
          </table:table-cell>
          <table:table-cell table:style-name="ce28" office:value-type="time" office:time-value="PT00H00M00.134974S">
            <text:p>00:00:00,13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47:.K47])/[.$B$3]" office:value-type="time" office:time-value="PT00H00M00.05S">
            <text:p>00:00:00,05</text:p>
          </table:table-cell>
          <table:table-cell table:style-name="ce28" office:value-type="time" office:time-value="PT00H00M00.05S">
            <text:p>00:00:00,05</text:p>
          </table:table-cell>
          <table:table-cell table:style-name="ce28" office:value-type="time" office:time-value="PT00H00M00.05S">
            <text:p>00:00:00,05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48:.K48])/[.$B$3]" office:value-type="time" office:time-value="PT00H00M00.033827S">
            <text:p>00:00:00,03</text:p>
          </table:table-cell>
          <table:table-cell table:style-name="ce28" office:value-type="time" office:time-value="PT00H00M00.041127S">
            <text:p>00:00:00,04</text:p>
          </table:table-cell>
          <table:table-cell table:style-name="ce28" office:value-type="time" office:time-value="PT00H00M00.026526S">
            <text:p>00:00:00,03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2tmp2</text:p>
          </table:table-cell>
          <table:table-cell table:style-name="ce28" office:value-type="string">
            <text:p>elapsed</text:p>
          </table:table-cell>
          <table:table-cell table:style-name="ce15" table:formula="of:=SUM([.D49:.K49])/[.$B$3]" office:value-type="time" office:time-value="PT00H00M00.060548S">
            <text:p>00:00:00,06</text:p>
          </table:table-cell>
          <table:table-cell table:style-name="ce28" office:value-type="time" office:time-value="PT00H00M00.060568S">
            <text:p>00:00:00,06</text:p>
          </table:table-cell>
          <table:table-cell table:style-name="ce28" office:value-type="time" office:time-value="PT00H00M00.060528S">
            <text:p>00:00:00,06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50:.K50])/[.$B$3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51:.K51])/[.$B$3]" office:value-type="time" office:time-value="PT00H00M00.003515S">
            <text:p>00:00:00,00</text:p>
          </table:table-cell>
          <table:table-cell table:style-name="ce28" office:value-type="time" office:time-value="PT00H00M00.003535S">
            <text:p>00:00:00,00</text:p>
          </table:table-cell>
          <table:table-cell table:style-name="ce28" office:value-type="time" office:time-value="PT00H00M00.003494S">
            <text:p>00:00:00,0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3</text:p>
          </table:table-cell>
          <table:table-cell table:style-name="ce15" office:value-type="string">
            <text:p>elapsed</text:p>
          </table:table-cell>
          <table:table-cell table:style-name="ce15" table:formula="of:=SUM([.D52:.K52])/[.$B$3]" office:value-type="time" office:time-value="PT00H00M01.134697S">
            <text:p>00:00:01,13</text:p>
          </table:table-cell>
          <table:table-cell table:style-name="ce15" office:value-type="time" office:time-value="PT00H00M01.112624S">
            <text:p>00:00:01,11</text:p>
          </table:table-cell>
          <table:table-cell table:style-name="ce15" office:value-type="time" office:time-value="PT00H00M01.15677S">
            <text:p>00:00:01,1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3:.K53])/[.$B$3]" office:value-type="time" office:time-value="PT00H00M00.945S">
            <text:p>00:00:00,94</text:p>
          </table:table-cell>
          <table:table-cell table:style-name="ce15" office:value-type="time" office:time-value="PT00H00M00.929999S">
            <text:p>00:00:00,93</text:p>
          </table:table-cell>
          <table:table-cell table:style-name="ce15" office:value-type="time" office:time-value="PT00H00M00.96S">
            <text:p>00:00:00,9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54:.K54])/[.$B$3]" office:value-type="time" office:time-value="PT00H00M00.067116S">
            <text:p>00:00:00,07</text:p>
          </table:table-cell>
          <table:table-cell table:style-name="ce15" office:value-type="time" office:time-value="PT00H00M00.06385S">
            <text:p>00:00:00,06</text:p>
          </table:table-cell>
          <table:table-cell table:style-name="ce15" office:value-type="time" office:time-value="PT00H00M00.070381S">
            <text:p>00:00:00,0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4</text:p>
          </table:table-cell>
          <table:table-cell table:style-name="ce15" office:value-type="string">
            <text:p>elapsed</text:p>
          </table:table-cell>
          <table:table-cell table:style-name="ce15" table:formula="of:=SUM([.D55:.K55])/[.$B$3]" office:value-type="time" office:time-value="PT00H00M01.512657S">
            <text:p>00:00:01,51</text:p>
          </table:table-cell>
          <table:table-cell table:style-name="ce15" office:value-type="time" office:time-value="PT00H00M01.508894S">
            <text:p>00:00:01,51</text:p>
          </table:table-cell>
          <table:table-cell table:style-name="ce15" office:value-type="time" office:time-value="PT00H00M01.51642S">
            <text:p>00:00:01,5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6:.K56])/[.$B$3]" office:value-type="time" office:time-value="PT00H00M01.33S">
            <text:p>00:00:01,33</text:p>
          </table:table-cell>
          <table:table-cell table:style-name="ce15" office:value-type="time" office:time-value="PT00H00M01.32S">
            <text:p>00:00:01,32</text:p>
          </table:table-cell>
          <table:table-cell table:style-name="ce15" office:value-type="time" office:time-value="PT00H00M01.34S">
            <text:p>00:00:01,34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57:.K57])/[.$B$3]" office:value-type="time" office:time-value="PT00H00M00.066988S">
            <text:p>00:00:00,07</text:p>
          </table:table-cell>
          <table:table-cell table:style-name="ce15" office:value-type="time" office:time-value="PT00H00M00.0736S">
            <text:p>00:00:00,07</text:p>
          </table:table-cell>
          <table:table-cell table:style-name="ce15" office:value-type="time" office:time-value="PT00H00M00.060376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5</text:p>
          </table:table-cell>
          <table:table-cell table:style-name="ce15" office:value-type="string">
            <text:p>elapsed</text:p>
          </table:table-cell>
          <table:table-cell table:style-name="ce15" table:formula="of:=SUM([.D58:.K58])/[.$B$3]" office:value-type="time" office:time-value="PT00H00M00.598762S">
            <text:p>00:00:00,60</text:p>
          </table:table-cell>
          <table:table-cell table:style-name="ce15" office:value-type="time" office:time-value="PT00H00M00.594915S">
            <text:p>00:00:00,59</text:p>
          </table:table-cell>
          <table:table-cell table:style-name="ce15" office:value-type="time" office:time-value="PT00H00M00.602609S">
            <text:p>00:00:00,6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9:.K59])/[.$B$3]" office:value-type="time" office:time-value="PT00H00M00.415S">
            <text:p>00:00:00,42</text:p>
          </table:table-cell>
          <table:table-cell table:style-name="ce15" office:value-type="time" office:time-value="PT00H00M00.38S">
            <text:p>00:00:00,38</text:p>
          </table:table-cell>
          <table:table-cell table:style-name="ce15" office:value-type="time" office:time-value="PT00H00M00.45S">
            <text:p>00:00:00,4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0:.K60])/[.$B$3]" office:value-type="time" office:time-value="PT00H00M00.06122S">
            <text:p>00:00:00,06</text:p>
          </table:table-cell>
          <table:table-cell table:style-name="ce15" office:value-type="time" office:time-value="PT00H00M00.074153S">
            <text:p>00:00:00,07</text:p>
          </table:table-cell>
          <table:table-cell table:style-name="ce15" office:value-type="time" office:time-value="PT00H00M00.048287S">
            <text:p>00:00:00,0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6b</text:p>
          </table:table-cell>
          <table:table-cell table:style-name="ce15" office:value-type="string">
            <text:p>elapsed</text:p>
          </table:table-cell>
          <table:table-cell table:style-name="ce15" table:formula="of:=SUM([.D61:.K61])/[.$B$3]" office:value-type="time" office:time-value="PT00H00M00.579971S">
            <text:p>00:00:00,58</text:p>
          </table:table-cell>
          <table:table-cell table:style-name="ce28" office:value-type="time" office:time-value="PT00H00M00.581622S">
            <text:p>00:00:00,58</text:p>
          </table:table-cell>
          <table:table-cell table:style-name="ce28" office:value-type="time" office:time-value="PT00H00M00.578319S">
            <text:p>00:00:00,58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62:.K62])/[.$B$3]" office:value-type="time" office:time-value="PT00H00M00.415S">
            <text:p>00:00:00,42</text:p>
          </table:table-cell>
          <table:table-cell table:style-name="ce28" office:value-type="time" office:time-value="PT00H00M00.41S">
            <text:p>00:00:00,41</text:p>
          </table:table-cell>
          <table:table-cell table:style-name="ce28" office:value-type="time" office:time-value="PT00H00M00.42S">
            <text:p>00:00:00,42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3:.K63])/[.$B$3]" office:value-type="time" office:time-value="PT00H00M00.060884S">
            <text:p>00:00:00,06</text:p>
          </table:table-cell>
          <table:table-cell table:style-name="ce28" office:value-type="time" office:time-value="PT00H00M00.060478S">
            <text:p>00:00:00,06</text:p>
          </table:table-cell>
          <table:table-cell table:style-name="ce28" office:value-type="time" office:time-value="PT00H00M00.061289S">
            <text:p>00:00:00,06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7</text:p>
          </table:table-cell>
          <table:table-cell table:style-name="ce15" office:value-type="string">
            <text:p>elapsed</text:p>
          </table:table-cell>
          <table:table-cell table:style-name="ce15" table:formula="of:=SUM([.D64:.K64])/[.$B$3]" office:value-type="time" office:time-value="PT00H00M00.207614S">
            <text:p>00:00:00,21</text:p>
          </table:table-cell>
          <table:table-cell table:style-name="ce15" table:formula="of:=+[.D67]+[.D70]" office:value-type="time" office:time-value="PT00H00M00.211092S">
            <text:p>00:00:00,21</text:p>
          </table:table-cell>
          <table:table-cell table:style-name="ce15" table:formula="of:=+[.E67]+[.E70]" office:value-type="time" office:time-value="PT00H00M00.204135S">
            <text:p>00:00:00,20</text:p>
          </table:table-cell>
          <table:table-cell table:style-name="ce15" table:formula="of:=+[.F67]+[.F70]" office:value-type="time" office:time-value="PT00H00M00S">
            <text:p>00:00:00,00</text:p>
          </table:table-cell>
          <table:table-cell table:style-name="ce15" table:formula="of:=+[.G67]+[.G7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65:.K65])/[.$B$3]" office:value-type="time" office:time-value="PT00H00M00.085S">
            <text:p>00:00:00,09</text:p>
          </table:table-cell>
          <table:table-cell table:style-name="ce15" table:formula="of:=+[.D68]+[.D71]" office:value-type="time" office:time-value="PT00H00M00.09S">
            <text:p>00:00:00,09</text:p>
          </table:table-cell>
          <table:table-cell table:style-name="ce15" table:formula="of:=+[.E68]+[.E71]" office:value-type="time" office:time-value="PT00H00M00.08S">
            <text:p>00:00:00,08</text:p>
          </table:table-cell>
          <table:table-cell table:style-name="ce15" table:formula="of:=+[.F68]+[.F71]" office:value-type="time" office:time-value="PT00H00M00S">
            <text:p>00:00:00,00</text:p>
          </table:table-cell>
          <table:table-cell table:style-name="ce15" table:formula="of:=+[.G68]+[.G7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6:.K66])/[.$B$3]" office:value-type="time" office:time-value="PT00H00M00.045327S">
            <text:p>00:00:00,05</text:p>
          </table:table-cell>
          <table:table-cell table:style-name="ce15" table:formula="of:=+[.D69]+[.D72]" office:value-type="time" office:time-value="PT00H00M00.048913S">
            <text:p>00:00:00,05</text:p>
          </table:table-cell>
          <table:table-cell table:style-name="ce15" table:formula="of:=+[.E69]+[.E72]" office:value-type="time" office:time-value="PT00H00M00.041741S">
            <text:p>00:00:00,04</text:p>
          </table:table-cell>
          <table:table-cell table:style-name="ce15" table:formula="of:=+[.F69]+[.F72]" office:value-type="time" office:time-value="PT00H00M00S">
            <text:p>00:00:00,00</text:p>
          </table:table-cell>
          <table:table-cell table:style-name="ce15" table:formula="of:=+[.G69]+[.G7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style-name="ce15" table:formula="of:=SUM([.D67:.K67])/[.$B$3]" office:value-type="time" office:time-value="PT00H00M00.137269S">
            <text:p>00:00:00,14</text:p>
          </table:table-cell>
          <table:table-cell table:style-name="ce28" office:value-type="time" office:time-value="PT00H00M00.139043S">
            <text:p>00:00:00,14</text:p>
          </table:table-cell>
          <table:table-cell table:style-name="ce28" office:value-type="time" office:time-value="PT00H00M00.135494S">
            <text:p>00:00:00,14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68:.K68])/[.$B$3]" office:value-type="time" office:time-value="PT00H00M00.07S">
            <text:p>00:00:00,07</text:p>
          </table:table-cell>
          <table:table-cell table:style-name="ce28" office:value-type="time" office:time-value="PT00H00M00.07S">
            <text:p>00:00:00,07</text:p>
          </table:table-cell>
          <table:table-cell table:style-name="ce28" office:value-type="time" office:time-value="PT00H00M00.07S">
            <text:p>00:00:00,07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69:.K69])/[.$B$3]" office:value-type="time" office:time-value="PT00H00M00.024694S">
            <text:p>00:00:00,02</text:p>
          </table:table-cell>
          <table:table-cell table:style-name="ce28" office:value-type="time" office:time-value="PT00H00M00.02661S">
            <text:p>00:00:00,03</text:p>
          </table:table-cell>
          <table:table-cell table:style-name="ce28" office:value-type="time" office:time-value="PT00H00M00.022778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style-name="ce15" table:formula="of:=SUM([.D70:.K70])/[.$B$3]" office:value-type="time" office:time-value="PT00H00M00.070345S">
            <text:p>00:00:00,07</text:p>
          </table:table-cell>
          <table:table-cell table:style-name="ce28" office:value-type="time" office:time-value="PT00H00M00.072049S">
            <text:p>00:00:00,07</text:p>
          </table:table-cell>
          <table:table-cell table:style-name="ce28" office:value-type="time" office:time-value="PT00H00M00.068641S">
            <text:p>00:00:00,07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71:.K71])/[.$B$3]" office:value-type="time" office:time-value="PT00H00M00.015S">
            <text:p>00:00:00,02</text:p>
          </table:table-cell>
          <table:table-cell table:style-name="ce28" office:value-type="time" office:time-value="PT00H00M00.02S">
            <text:p>00:00:00,02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72:.K72])/[.$B$3]" office:value-type="time" office:time-value="PT00H00M00.020633S">
            <text:p>00:00:00,02</text:p>
          </table:table-cell>
          <table:table-cell table:style-name="ce28" office:value-type="time" office:time-value="PT00H00M00.022303S">
            <text:p>00:00:00,02</text:p>
          </table:table-cell>
          <table:table-cell table:style-name="ce28" office:value-type="time" office:time-value="PT00H00M00.018963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4">
          <table:table-cell table:style-name="ce15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TBA</text:p>
          </table:table-cell>
          <table:table-cell table:style-name="ce15" table:number-columns-repeated="6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Anz. Läufe</text:p>
          </table:table-cell>
          <table:table-cell table:style-name="ce26" office:value-type="float" office:value="2">
            <text:p>2</text:p>
          </table:table-cell>
          <table:table-cell table:style-name="ce15" office:value-type="string">
            <text:p>Durchschnitt</text:p>
          </table:table-cell>
          <table:table-cell table:style-name="ce15" office:value-type="string">
            <text:p>1.Lauf</text:p>
          </table:table-cell>
          <table:table-cell table:style-name="ce15" office:value-type="string">
            <text:p>2.Lauf</text:p>
          </table:table-cell>
          <table:table-cell table:style-name="ce15" office:value-type="string">
            <text:p>3.Lauf</text:p>
          </table:table-cell>
          <table:table-cell table:style-name="ce15" office:value-type="string">
            <text:p>4.Lauf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</text:p>
          </table:table-cell>
          <table:table-cell table:style-name="ce15" office:value-type="string">
            <text:p>elapsed</text:p>
          </table:table-cell>
          <table:table-cell table:style-name="ce15" table:formula="of:=SUM([.D79:.K79])/[.$B$78]" office:value-type="time" office:time-value="PT00H00M00.097196S">
            <text:p>00:00:00,10</text:p>
          </table:table-cell>
          <table:table-cell table:style-name="ce15" office:value-type="time" office:time-value="PT00H00M00.093619S">
            <text:p>00:00:00,09</text:p>
          </table:table-cell>
          <table:table-cell table:style-name="ce15" office:value-type="time" office:time-value="PT00H00M00.100773S">
            <text:p>00:00:00,1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0:.K80])/[.$B$78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1:.K81])/[.$B$78]" office:value-type="time" office:time-value="PT00H00M00.021108S">
            <text:p>00:00:00,02</text:p>
          </table:table-cell>
          <table:table-cell table:style-name="ce15" office:value-type="time" office:time-value="PT00H00M00.023028S">
            <text:p>00:00:00,02</text:p>
          </table:table-cell>
          <table:table-cell table:style-name="ce15" office:value-type="time" office:time-value="PT00H00M00.019187S">
            <text:p>00:00:00,0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2</text:p>
          </table:table-cell>
          <table:table-cell table:style-name="ce15" office:value-type="string">
            <text:p>elapsed</text:p>
          </table:table-cell>
          <table:table-cell table:style-name="ce15" table:formula="of:=SUM([.D82:.K82])/[.$B$78]" office:value-type="time" office:time-value="PT00H00M00.002388S">
            <text:p>00:00:00,00</text:p>
          </table:table-cell>
          <table:table-cell table:style-name="ce15" office:value-type="time" office:time-value="PT00H00M00.002464S">
            <text:p>00:00:00,00</text:p>
          </table:table-cell>
          <table:table-cell table:style-name="ce15" office:value-type="time" office:time-value="PT00H00M00.002312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3:.K83])/[.$B$78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4:.K84])/[.$B$78]" office:value-type="time" office:time-value="PT00H00M00.000067S">
            <text:p>00:00:00,00</text:p>
          </table:table-cell>
          <table:table-cell table:style-name="ce15" office:value-type="time" office:time-value="PT00H00M00.000064S">
            <text:p>00:00:00,00</text:p>
          </table:table-cell>
          <table:table-cell table:style-name="ce15" office:value-type="time" office:time-value="PT00H00M00.000069S">
            <text:p>00:00:00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3</text:p>
          </table:table-cell>
          <table:table-cell table:style-name="ce15" office:value-type="string">
            <text:p>elapsed</text:p>
          </table:table-cell>
          <table:table-cell table:style-name="ce15" table:formula="of:=SUM([.D85:.K85])/[.$B$78]" office:value-type="time" office:time-value="PT00H00M00.595405S">
            <text:p>00:00:00,60</text:p>
          </table:table-cell>
          <table:table-cell table:style-name="ce15" office:value-type="time" office:time-value="PT00H00M00.601059S">
            <text:p>00:00:00,60</text:p>
          </table:table-cell>
          <table:table-cell table:style-name="ce15" office:value-type="time" office:time-value="PT00H00M00.58975S">
            <text:p>00:00:00,59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6:.K86])/[.$B$78]" office:value-type="time" office:time-value="PT00H00M00.02S">
            <text:p>00:00:00,02</text:p>
          </table:table-cell>
          <table:table-cell table:style-name="ce15" office:value-type="time" office:time-value="PT00H00M00.02S">
            <text:p>00:00:00,02</text:p>
          </table:table-cell>
          <table:table-cell table:style-name="ce15" office:value-type="time" office:time-value="PT00H00M00.02S">
            <text:p>00:00:00,0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7:.K87])/[.$B$78]" office:value-type="time" office:time-value="PT00H00M00.060375S">
            <text:p>00:00:00,06</text:p>
          </table:table-cell>
          <table:table-cell table:style-name="ce15" office:value-type="time" office:time-value="PT00H00M00.070163S">
            <text:p>00:00:00,07</text:p>
          </table:table-cell>
          <table:table-cell table:style-name="ce15" office:value-type="time" office:time-value="PT00H00M00.050586S">
            <text:p>00:00:00,0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4</text:p>
          </table:table-cell>
          <table:table-cell table:style-name="ce15" office:value-type="string">
            <text:p>elapsed</text:p>
          </table:table-cell>
          <table:table-cell table:style-name="ce15" table:formula="of:=SUM([.D88:.K88])/[.$B$78]" office:value-type="time" office:time-value="PT00H00M01.507517S">
            <text:p>00:00:01,51</text:p>
          </table:table-cell>
          <table:table-cell table:style-name="ce15" office:value-type="time" office:time-value="PT00H00M01.502003S">
            <text:p>00:00:01,50</text:p>
          </table:table-cell>
          <table:table-cell table:style-name="ce15" office:value-type="time" office:time-value="PT00H00M01.51303S">
            <text:p>00:00:01,51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9:.K89])/[.$B$78]" office:value-type="time" office:time-value="PT00H00M00.42S">
            <text:p>00:00:00,42</text:p>
          </table:table-cell>
          <table:table-cell table:style-name="ce15" office:value-type="time" office:time-value="PT00H00M00.41S">
            <text:p>00:00:00,41</text:p>
          </table:table-cell>
          <table:table-cell table:style-name="ce15" office:value-type="time" office:time-value="PT00H00M00.43S">
            <text:p>00:00:00,4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0:.K90])/[.$B$78]" office:value-type="time" office:time-value="PT00H00M00.122463S">
            <text:p>00:00:00,12</text:p>
          </table:table-cell>
          <table:table-cell table:style-name="ce15" office:value-type="time" office:time-value="PT00H00M00.134842S">
            <text:p>00:00:00,13</text:p>
          </table:table-cell>
          <table:table-cell table:style-name="ce15" office:value-type="time" office:time-value="PT00H00M00.110084S">
            <text:p>00:00:00,11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5a</text:p>
          </table:table-cell>
          <table:table-cell table:style-name="ce15" office:value-type="string">
            <text:p>elapsed</text:p>
          </table:table-cell>
          <table:table-cell table:style-name="ce15" table:formula="of:=SUM([.D91:.K91])/[.$B$78]" office:value-type="time" office:time-value="PT00H00M01.238146S">
            <text:p>00:00:01,24</text:p>
          </table:table-cell>
          <table:table-cell table:style-name="ce28" office:value-type="time" office:time-value="PT00H00M01.244783S">
            <text:p>00:00:01,24</text:p>
          </table:table-cell>
          <table:table-cell table:style-name="ce28" office:value-type="time" office:time-value="PT00H00M01.231508S">
            <text:p>00:00:01,23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92:.K92])/[.$B$78]" office:value-type="time" office:time-value="PT00H00M00.875S">
            <text:p>00:00:00,88</text:p>
          </table:table-cell>
          <table:table-cell table:style-name="ce28" office:value-type="time" office:time-value="PT00H00M00.88S">
            <text:p>00:00:00,88</text:p>
          </table:table-cell>
          <table:table-cell table:style-name="ce28" office:value-type="time" office:time-value="PT00H00M00.87S">
            <text:p>00:00:00,87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3:.K93])/[.$B$78]" office:value-type="time" office:time-value="PT00H00M00.081085S">
            <text:p>00:00:00,08</text:p>
          </table:table-cell>
          <table:table-cell table:style-name="ce28" office:value-type="time" office:time-value="PT00H00M00.099604S">
            <text:p>00:00:00,10</text:p>
          </table:table-cell>
          <table:table-cell table:style-name="ce28" office:value-type="time" office:time-value="PT00H00M00.062565S">
            <text:p>00:00:00,06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6</text:p>
          </table:table-cell>
          <table:table-cell table:style-name="ce15" office:value-type="string">
            <text:p>elapsed</text:p>
          </table:table-cell>
          <table:table-cell table:style-name="ce15" table:formula="of:=SUM([.D94:.K94])/[.$B$78]" office:value-type="time" office:time-value="PT00H00M04.015579S">
            <text:p>00:00:04,02</text:p>
          </table:table-cell>
          <table:table-cell table:style-name="ce15" table:formula="of:=+[.D97]+[.D100]" office:value-type="time" office:time-value="PT00H00M04.038005S">
            <text:p>00:00:04,04</text:p>
          </table:table-cell>
          <table:table-cell table:style-name="ce15" table:formula="of:=+[.E97]+[.E100]" office:value-type="time" office:time-value="PT00H00M03.993154S">
            <text:p>00:00:03,99</text:p>
          </table:table-cell>
          <table:table-cell table:style-name="ce15" table:formula="of:=+[.F97]+[.F100]" office:value-type="time" office:time-value="PT00H00M00S">
            <text:p>00:00:00,00</text:p>
          </table:table-cell>
          <table:table-cell table:style-name="ce15" table:formula="of:=+[.G97]+[.G10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95:.K95])/[.$B$78]" office:value-type="time" office:time-value="PT00H00M02.71S">
            <text:p>00:00:02,71</text:p>
          </table:table-cell>
          <table:table-cell table:style-name="ce15" table:formula="of:=+[.D98]+[.D101]" office:value-type="time" office:time-value="PT00H00M02.7S">
            <text:p>00:00:02,70</text:p>
          </table:table-cell>
          <table:table-cell table:style-name="ce15" table:formula="of:=+[.E98]+[.E101]" office:value-type="time" office:time-value="PT00H00M02.72S">
            <text:p>00:00:02,72</text:p>
          </table:table-cell>
          <table:table-cell table:style-name="ce15" table:formula="of:=+[.F98]+[.F101]" office:value-type="time" office:time-value="PT00H00M00S">
            <text:p>00:00:00,00</text:p>
          </table:table-cell>
          <table:table-cell table:style-name="ce15" table:formula="of:=+[.G98]+[.G10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6:.K96])/[.$B$78]" office:value-type="time" office:time-value="PT00H00M00.200033S">
            <text:p>00:00:00,20</text:p>
          </table:table-cell>
          <table:table-cell table:style-name="ce15" table:formula="of:=+[.D99]+[.D102]" office:value-type="time" office:time-value="PT00H00M00.054622S">
            <text:p>00:00:00,05</text:p>
          </table:table-cell>
          <table:table-cell table:style-name="ce15" table:formula="of:=+[.E99]+[.E102]" office:value-type="time" office:time-value="PT00H00M00.345444S">
            <text:p>00:00:00,35</text:p>
          </table:table-cell>
          <table:table-cell table:style-name="ce15" table:formula="of:=+[.F99]+[.F102]" office:value-type="time" office:time-value="PT00H00M00S">
            <text:p>00:00:00,00</text:p>
          </table:table-cell>
          <table:table-cell table:style-name="ce15" table:formula="of:=+[.G99]+[.G10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6tmp1</text:p>
          </table:table-cell>
          <table:table-cell table:style-name="ce28" office:value-type="string">
            <text:p>elapsed</text:p>
          </table:table-cell>
          <table:table-cell table:style-name="ce15" table:formula="of:=SUM([.D97:.K97])/[.$B$78]" office:value-type="time" office:time-value="PT00H00M03.058787S">
            <text:p>00:00:03,06</text:p>
          </table:table-cell>
          <table:table-cell table:style-name="ce15" office:value-type="time" office:time-value="PT00H00M03.069374S">
            <text:p>00:00:03,07</text:p>
          </table:table-cell>
          <table:table-cell table:style-name="ce28" office:value-type="time" office:time-value="PT00H00M03.048199S">
            <text:p>00:00:03,05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98:.K98])/[.$B$78]" office:value-type="time" office:time-value="PT00H00M01.81S">
            <text:p>00:00:01,81</text:p>
          </table:table-cell>
          <table:table-cell table:style-name="ce15" office:value-type="time" office:time-value="PT00H00M01.8S">
            <text:p>00:00:01,80</text:p>
          </table:table-cell>
          <table:table-cell table:style-name="ce28" office:value-type="time" office:time-value="PT00H00M01.82S">
            <text:p>00:00:01,8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99:.K99])/[.$B$78]" office:value-type="time" office:time-value="PT00H00M00.185825S">
            <text:p>00:00:00,19</text:p>
          </table:table-cell>
          <table:table-cell table:style-name="ce15" office:value-type="time" office:time-value="PT00H00M00.035638S">
            <text:p>00:00:00,04</text:p>
          </table:table-cell>
          <table:table-cell table:style-name="ce28" office:value-type="time" office:time-value="PT00H00M00.336011S">
            <text:p>00:00:00,34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6res</text:p>
          </table:table-cell>
          <table:table-cell table:style-name="ce28" office:value-type="string">
            <text:p>elapsed</text:p>
          </table:table-cell>
          <table:table-cell table:style-name="ce15" table:formula="of:=SUM([.D100:.K100])/[.$B$78]" office:value-type="time" office:time-value="PT00H00M00.956793S">
            <text:p>00:00:00,96</text:p>
          </table:table-cell>
          <table:table-cell table:style-name="ce15" office:value-type="time" office:time-value="PT00H00M00.968631S">
            <text:p>00:00:00,97</text:p>
          </table:table-cell>
          <table:table-cell table:style-name="ce28" office:value-type="time" office:time-value="PT00H00M00.944955S">
            <text:p>00:00:00,94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01:.K101])/[.$B$78]" office:value-type="time" office:time-value="PT00H00M00.9S">
            <text:p>00:00:00,90</text:p>
          </table:table-cell>
          <table:table-cell table:style-name="ce15" office:value-type="time" office:time-value="PT00H00M00.9S">
            <text:p>00:00:00,90</text:p>
          </table:table-cell>
          <table:table-cell table:style-name="ce28" office:value-type="time" office:time-value="PT00H00M00.9S">
            <text:p>00:00:00,9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02:.K102])/[.$B$78]" office:value-type="time" office:time-value="PT00H00M00.014209S">
            <text:p>00:00:00,01</text:p>
          </table:table-cell>
          <table:table-cell table:style-name="ce15" office:value-type="time" office:time-value="PT00H00M00.018984S">
            <text:p>00:00:00,02</text:p>
          </table:table-cell>
          <table:table-cell table:style-name="ce28" office:value-type="time" office:time-value="PT00H00M00.009433S">
            <text:p>00:00:00,0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7</text:p>
          </table:table-cell>
          <table:table-cell table:style-name="ce15" office:value-type="string">
            <text:p>elapsed</text:p>
          </table:table-cell>
          <table:table-cell table:style-name="ce15" table:formula="of:=SUM([.D103:.K103])/[.$B$78]" office:value-type="time" office:time-value="PT00H00M07.023823S">
            <text:p>00:00:07,02</text:p>
          </table:table-cell>
          <table:table-cell table:style-name="ce15" table:formula="of:=+[.D106]+[.D109]" office:value-type="time" office:time-value="PT00H00M07.031027S">
            <text:p>00:00:07,03</text:p>
          </table:table-cell>
          <table:table-cell table:style-name="ce15" table:formula="of:=+[.E106]+[.E109]" office:value-type="time" office:time-value="PT00H00M07.016619S">
            <text:p>00:00:07,02</text:p>
          </table:table-cell>
          <table:table-cell table:style-name="ce15" table:formula="of:=+[.F106]+[.F109]" office:value-type="time" office:time-value="PT00H00M00S">
            <text:p>00:00:00,00</text:p>
          </table:table-cell>
          <table:table-cell table:style-name="ce15" table:formula="of:=+[.G106]+[.G109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04:.K104])/[.$B$78]" office:value-type="time" office:time-value="PT00H00M01.305S">
            <text:p>00:00:01,31</text:p>
          </table:table-cell>
          <table:table-cell table:style-name="ce15" table:formula="of:=+[.D107]+[.D110]" office:value-type="time" office:time-value="PT00H00M01.3S">
            <text:p>00:00:01,30</text:p>
          </table:table-cell>
          <table:table-cell table:style-name="ce15" table:formula="of:=+[.E107]+[.E110]" office:value-type="time" office:time-value="PT00H00M01.31S">
            <text:p>00:00:01,31</text:p>
          </table:table-cell>
          <table:table-cell table:style-name="ce15" table:formula="of:=+[.F107]+[.F110]" office:value-type="time" office:time-value="PT00H00M00S">
            <text:p>00:00:00,00</text:p>
          </table:table-cell>
          <table:table-cell table:style-name="ce15" table:formula="of:=+[.G107]+[.G11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05:.K105])/[.$B$78]" office:value-type="time" office:time-value="PT00H00M00.141245S">
            <text:p>00:00:00,14</text:p>
          </table:table-cell>
          <table:table-cell table:style-name="ce15" table:formula="of:=+[.D108]+[.D111]" office:value-type="time" office:time-value="PT00H00M00.141591S">
            <text:p>00:00:00,14</text:p>
          </table:table-cell>
          <table:table-cell table:style-name="ce15" table:formula="of:=+[.E108]+[.E111]" office:value-type="time" office:time-value="PT00H00M00.140898S">
            <text:p>00:00:00,14</text:p>
          </table:table-cell>
          <table:table-cell table:style-name="ce15" table:formula="of:=+[.F108]+[.F111]" office:value-type="time" office:time-value="PT00H00M00S">
            <text:p>00:00:00,00</text:p>
          </table:table-cell>
          <table:table-cell table:style-name="ce15" table:formula="of:=+[.G108]+[.G11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7tmp1</text:p>
          </table:table-cell>
          <table:table-cell table:style-name="ce28" office:value-type="string">
            <text:p>elapsed</text:p>
          </table:table-cell>
          <table:table-cell table:style-name="ce15" table:formula="of:=SUM([.D106:.K106])/[.$B$78]" office:value-type="time" office:time-value="PT00H00M06.748048S">
            <text:p>00:00:06,75</text:p>
          </table:table-cell>
          <table:table-cell table:style-name="ce15" office:value-type="time" office:time-value="PT00H00M06.75474S">
            <text:p>00:00:06,75</text:p>
          </table:table-cell>
          <table:table-cell table:style-name="ce28" office:value-type="time" office:time-value="PT00H00M06.741355S">
            <text:p>00:00:06,74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07:.K107])/[.$B$78]" office:value-type="time" office:time-value="PT00H00M01.095S">
            <text:p>00:00:01,10</text:p>
          </table:table-cell>
          <table:table-cell table:style-name="ce15" office:value-type="time" office:time-value="PT00H00M01.09S">
            <text:p>00:00:01,09</text:p>
          </table:table-cell>
          <table:table-cell table:style-name="ce28" office:value-type="time" office:time-value="PT00H00M01.1S">
            <text:p>00:00:01,1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08:.K108])/[.$B$78]" office:value-type="time" office:time-value="PT00H00M00.114526S">
            <text:p>00:00:00,11</text:p>
          </table:table-cell>
          <table:table-cell table:style-name="ce15" office:value-type="time" office:time-value="PT00H00M00.113954S">
            <text:p>00:00:00,11</text:p>
          </table:table-cell>
          <table:table-cell table:style-name="ce28" office:value-type="time" office:time-value="PT00H00M00.115098S">
            <text:p>00:00:00,1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7res</text:p>
          </table:table-cell>
          <table:table-cell table:style-name="ce28" office:value-type="string">
            <text:p>elapsed</text:p>
          </table:table-cell>
          <table:table-cell table:style-name="ce15" table:formula="of:=SUM([.D109:.K109])/[.$B$78]" office:value-type="time" office:time-value="PT00H00M00.275776S">
            <text:p>00:00:00,28</text:p>
          </table:table-cell>
          <table:table-cell table:style-name="ce15" office:value-type="time" office:time-value="PT00H00M00.276287S">
            <text:p>00:00:00,28</text:p>
          </table:table-cell>
          <table:table-cell table:style-name="ce28" office:value-type="time" office:time-value="PT00H00M00.275264S">
            <text:p>00:00:00,28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10:.K110])/[.$B$78]" office:value-type="time" office:time-value="PT00H00M00.21S">
            <text:p>00:00:00,21</text:p>
          </table:table-cell>
          <table:table-cell table:style-name="ce15" office:value-type="time" office:time-value="PT00H00M00.21S">
            <text:p>00:00:00,21</text:p>
          </table:table-cell>
          <table:table-cell table:style-name="ce28" office:value-type="time" office:time-value="PT00H00M00.21S">
            <text:p>00:00:00,2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11:.K111])/[.$B$78]" office:value-type="time" office:time-value="PT00H00M00.026719S">
            <text:p>00:00:00,03</text:p>
          </table:table-cell>
          <table:table-cell table:style-name="ce15" office:value-type="time" office:time-value="PT00H00M00.027637S">
            <text:p>00:00:00,03</text:p>
          </table:table-cell>
          <table:table-cell table:style-name="ce28" office:value-type="time" office:time-value="PT00H00M00.0258S">
            <text:p>00:00:00,03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8</text:p>
          </table:table-cell>
          <table:table-cell table:style-name="ce15" office:value-type="string">
            <text:p>elapsed</text:p>
          </table:table-cell>
          <table:table-cell table:style-name="ce15" table:formula="of:=SUM([.D112:.K112])/[.$B$78]" office:value-type="time" office:time-value="PT00H00M00.207505S">
            <text:p>00:00:00,21</text:p>
          </table:table-cell>
          <table:table-cell table:style-name="ce15" office:value-type="time" office:time-value="PT00H00M00.190194S">
            <text:p>00:00:00,19</text:p>
          </table:table-cell>
          <table:table-cell table:style-name="ce15" office:value-type="time" office:time-value="PT00H00M00.224816S">
            <text:p>00:00:00,2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3:.K113])/[.$B$78]" office:value-type="time" office:time-value="PT00H00M00.069995S">
            <text:p>00:00:00,07</text:p>
          </table:table-cell>
          <table:table-cell table:style-name="ce15" office:value-type="time" office:time-value="PT00H00M00.07S">
            <text:p>00:00:00,07</text:p>
          </table:table-cell>
          <table:table-cell table:style-name="ce15" office:value-type="time" office:time-value="PT00H00M00.06999S">
            <text:p>00:00:00,0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14:.K114])/[.$B$78]" office:value-type="time" office:time-value="PT00H00M00.062799S">
            <text:p>00:00:00,06</text:p>
          </table:table-cell>
          <table:table-cell table:style-name="ce15" office:value-type="time" office:time-value="PT00H00M00.04516S">
            <text:p>00:00:00,05</text:p>
          </table:table-cell>
          <table:table-cell table:style-name="ce15" office:value-type="time" office:time-value="PT00H00M00.080437S">
            <text:p>00:00:00,08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9</text:p>
          </table:table-cell>
          <table:table-cell table:style-name="ce15" office:value-type="string">
            <text:p>elapsed</text:p>
          </table:table-cell>
          <table:table-cell table:style-name="ce15" table:formula="of:=SUM([.D115:.K115])/[.$B$78]" office:value-type="time" office:time-value="PT00H00M19.75845S">
            <text:p>00:00:19,76</text:p>
          </table:table-cell>
          <table:table-cell table:style-name="ce15" office:value-type="time" office:time-value="PT00H00M19.759044S">
            <text:p>00:00:19,76</text:p>
          </table:table-cell>
          <table:table-cell table:style-name="ce15" office:value-type="time" office:time-value="PT00H00M19.757856S">
            <text:p>00:00:19,7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6:.K116])/[.$B$78]" office:value-type="time" office:time-value="PT00H00M19.14S">
            <text:p>00:00:19,14</text:p>
          </table:table-cell>
          <table:table-cell table:style-name="ce15" office:value-type="time" office:time-value="PT00H00M19.12S">
            <text:p>00:00:19,12</text:p>
          </table:table-cell>
          <table:table-cell table:style-name="ce15" office:value-type="time" office:time-value="PT00H00M19.16S">
            <text:p>00:00:19,1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17:.K117])/[.$B$78]" office:value-type="time" office:time-value="PT00H00M00.055046S">
            <text:p>00:00:00,06</text:p>
          </table:table-cell>
          <table:table-cell table:style-name="ce15" office:value-type="time" office:time-value="PT00H00M00.054467S">
            <text:p>00:00:00,05</text:p>
          </table:table-cell>
          <table:table-cell table:style-name="ce15" office:value-type="time" office:time-value="PT00H00M00.055624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0</text:p>
          </table:table-cell>
          <table:table-cell table:style-name="ce15" office:value-type="string">
            <text:p>elapsed</text:p>
          </table:table-cell>
          <table:table-cell table:style-name="ce15" table:formula="of:=SUM([.D118:.K118])/[.$B$78]" office:value-type="time" office:time-value="PT00H01M19.527768S">
            <text:p>00:01:19,53</text:p>
          </table:table-cell>
          <table:table-cell table:style-name="ce15" office:value-type="time" office:time-value="PT00H01M20.030487S">
            <text:p>00:01:20,03</text:p>
          </table:table-cell>
          <table:table-cell table:style-name="ce15" office:value-type="time" office:time-value="PT00H01M19.025049S">
            <text:p>00:01:19,0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9:.K119])/[.$B$78]" office:value-type="time" office:time-value="PT00H01M14.31S">
            <text:p>00:01:14,31</text:p>
          </table:table-cell>
          <table:table-cell table:style-name="ce15" office:value-type="time" office:time-value="PT00H01M14.55S">
            <text:p>00:01:14,55</text:p>
          </table:table-cell>
          <table:table-cell table:style-name="ce15" office:value-type="time" office:time-value="PT00H01M14.07S">
            <text:p>00:01:14,0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0:.K120])/[.$B$78]" office:value-type="time" office:time-value="PT00H00M00.170729S">
            <text:p>00:00:00,17</text:p>
          </table:table-cell>
          <table:table-cell table:style-name="ce15" office:value-type="time" office:time-value="PT00H00M00.168336S">
            <text:p>00:00:00,17</text:p>
          </table:table-cell>
          <table:table-cell table:style-name="ce15" office:value-type="time" office:time-value="PT00H00M00.173121S">
            <text:p>00:00:00,17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1</text:p>
          </table:table-cell>
          <table:table-cell table:style-name="ce15" office:value-type="string">
            <text:p>elapsed</text:p>
          </table:table-cell>
          <table:table-cell table:style-name="ce15" table:formula="of:=SUM([.D121:.K121])/[.$B$78]" office:value-type="time" office:time-value="PT00H00M01.01773S">
            <text:p>00:00:01,02</text:p>
          </table:table-cell>
          <table:table-cell table:style-name="ce15" office:value-type="time" office:time-value="PT00H00M01.04061S">
            <text:p>00:00:01,04</text:p>
          </table:table-cell>
          <table:table-cell table:style-name="ce15" office:value-type="time" office:time-value="PT00H00M00.994849S">
            <text:p>00:00:00,99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22:.K122])/[.$B$78]" office:value-type="time" office:time-value="PT00H00M00.06S">
            <text:p>00:00:00,06</text:p>
          </table:table-cell>
          <table:table-cell table:style-name="ce15" office:value-type="time" office:time-value="PT00H00M00.06S">
            <text:p>00:00:00,06</text:p>
          </table:table-cell>
          <table:table-cell table:style-name="ce15" office:value-type="time" office:time-value="PT00H00M00.06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3:.K123])/[.$B$78]" office:value-type="time" office:time-value="PT00H00M00.053521S">
            <text:p>00:00:00,05</text:p>
          </table:table-cell>
          <table:table-cell table:style-name="ce15" office:value-type="time" office:time-value="PT00H00M00.075587S">
            <text:p>00:00:00,08</text:p>
          </table:table-cell>
          <table:table-cell table:style-name="ce15" office:value-type="time" office:time-value="PT00H00M00.031455S">
            <text:p>00:00:00,0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2</text:p>
          </table:table-cell>
          <table:table-cell table:style-name="ce15" office:value-type="string">
            <text:p>elapsed</text:p>
          </table:table-cell>
          <table:table-cell table:style-name="ce15" table:formula="of:=SUM([.D124:.K124])/[.$B$78]" office:value-type="time" office:time-value="PT00H00M00.177228S">
            <text:p>00:00:00,18</text:p>
          </table:table-cell>
          <table:table-cell table:style-name="ce15" table:formula="of:=+[.D127]+[.D130]" office:value-type="time" office:time-value="PT00H00M00.188704S">
            <text:p>00:00:00,19</text:p>
          </table:table-cell>
          <table:table-cell table:style-name="ce15" table:formula="of:=+[.E127]+[.E130]" office:value-type="time" office:time-value="PT00H00M00.165752S">
            <text:p>00:00:00,17</text:p>
          </table:table-cell>
          <table:table-cell table:style-name="ce15" table:formula="of:=+[.F127]+[.F130]" office:value-type="time" office:time-value="PT00H00M00S">
            <text:p>00:00:00,00</text:p>
          </table:table-cell>
          <table:table-cell table:style-name="ce15" table:formula="of:=+[.G127]+[.G13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25:.K125])/[.$B$78]" office:value-type="time" office:time-value="PT00H00M00.06S">
            <text:p>00:00:00,06</text:p>
          </table:table-cell>
          <table:table-cell table:style-name="ce15" table:formula="of:=+[.D128]+[.D131]" office:value-type="time" office:time-value="PT00H00M00.06S">
            <text:p>00:00:00,06</text:p>
          </table:table-cell>
          <table:table-cell table:style-name="ce15" table:formula="of:=+[.E128]+[.E131]" office:value-type="time" office:time-value="PT00H00M00.06S">
            <text:p>00:00:00,06</text:p>
          </table:table-cell>
          <table:table-cell table:style-name="ce15" table:formula="of:=+[.F128]+[.F131]" office:value-type="time" office:time-value="PT00H00M00S">
            <text:p>00:00:00,00</text:p>
          </table:table-cell>
          <table:table-cell table:style-name="ce15" table:formula="of:=+[.G128]+[.G13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6:.K126])/[.$B$78]" office:value-type="time" office:time-value="PT00H00M00.039339S">
            <text:p>00:00:00,04</text:p>
          </table:table-cell>
          <table:table-cell table:style-name="ce15" table:formula="of:=+[.D129]+[.D132]" office:value-type="time" office:time-value="PT00H00M00.044965S">
            <text:p>00:00:00,04</text:p>
          </table:table-cell>
          <table:table-cell table:style-name="ce15" table:formula="of:=+[.E129]+[.E132]" office:value-type="time" office:time-value="PT00H00M00.033712S">
            <text:p>00:00:00,03</text:p>
          </table:table-cell>
          <table:table-cell table:style-name="ce15" table:formula="of:=+[.F129]+[.F132]" office:value-type="time" office:time-value="PT00H00M00S">
            <text:p>00:00:00,00</text:p>
          </table:table-cell>
          <table:table-cell table:style-name="ce15" table:formula="of:=+[.G129]+[.G13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2tmp1</text:p>
          </table:table-cell>
          <table:table-cell table:style-name="ce28" office:value-type="string">
            <text:p>elapsed</text:p>
          </table:table-cell>
          <table:table-cell table:style-name="ce15" table:formula="of:=SUM([.D127:.K127])/[.$B$78]" office:value-type="time" office:time-value="PT00H00M00.127156S">
            <text:p>00:00:00,13</text:p>
          </table:table-cell>
          <table:table-cell table:style-name="ce28" office:value-type="time" office:time-value="PT00H00M00.138832S">
            <text:p>00:00:00,14</text:p>
          </table:table-cell>
          <table:table-cell table:style-name="ce28" office:value-type="time" office:time-value="PT00H00M00.11548S">
            <text:p>00:00:00,1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28:.K128])/[.$B$78]" office:value-type="time" office:time-value="PT00H00M00.05S">
            <text:p>00:00:00,05</text:p>
          </table:table-cell>
          <table:table-cell table:style-name="ce28" office:value-type="time" office:time-value="PT00H00M00.05S">
            <text:p>00:00:00,05</text:p>
          </table:table-cell>
          <table:table-cell table:style-name="ce28" office:value-type="time" office:time-value="PT00H00M00.05S">
            <text:p>00:00:00,05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29:.K129])/[.$B$78]" office:value-type="time" office:time-value="PT00H00M00.035584S">
            <text:p>00:00:00,04</text:p>
          </table:table-cell>
          <table:table-cell table:style-name="ce28" office:value-type="time" office:time-value="PT00H00M00.041215S">
            <text:p>00:00:00,04</text:p>
          </table:table-cell>
          <table:table-cell table:style-name="ce28" office:value-type="time" office:time-value="PT00H00M00.029952S">
            <text:p>00:00:00,03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2res</text:p>
          </table:table-cell>
          <table:table-cell table:style-name="ce28" office:value-type="string">
            <text:p>elapsed</text:p>
          </table:table-cell>
          <table:table-cell table:style-name="ce15" table:formula="of:=SUM([.D130:.K130])/[.$B$78]" office:value-type="time" office:time-value="PT00H00M00.050072S">
            <text:p>00:00:00,05</text:p>
          </table:table-cell>
          <table:table-cell table:style-name="ce28" office:value-type="time" office:time-value="PT00H00M00.049872S">
            <text:p>00:00:00,05</text:p>
          </table:table-cell>
          <table:table-cell table:style-name="ce28" office:value-type="time" office:time-value="PT00H00M00.050272S">
            <text:p>00:00:00,05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31:.K131])/[.$B$78]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1S">
            <text:p>00:00:00,0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32:.K132])/[.$B$78]" office:value-type="time" office:time-value="PT00H00M00.003755S">
            <text:p>00:00:00,00</text:p>
          </table:table-cell>
          <table:table-cell table:style-name="ce28" office:value-type="time" office:time-value="PT00H00M00.00375S">
            <text:p>00:00:00,00</text:p>
          </table:table-cell>
          <table:table-cell table:style-name="ce28" office:value-type="time" office:time-value="PT00H00M00.00376S">
            <text:p>00:00:00,00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3</text:p>
          </table:table-cell>
          <table:table-cell table:style-name="ce15" office:value-type="string">
            <text:p>elapsed</text:p>
          </table:table-cell>
          <table:table-cell table:style-name="ce15" table:formula="of:=SUM([.D133:.K133])/[.$B$78]" office:value-type="time" office:time-value="PT00H00M01.140927S">
            <text:p>00:00:01,14</text:p>
          </table:table-cell>
          <table:table-cell table:style-name="ce15" office:value-type="time" office:time-value="PT00H00M01.147001S">
            <text:p>00:00:01,15</text:p>
          </table:table-cell>
          <table:table-cell table:style-name="ce15" office:value-type="time" office:time-value="PT00H00M01.134852S">
            <text:p>00:00:01,1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34:.K134])/[.$B$78]" office:value-type="time" office:time-value="PT00H00M01S">
            <text:p>00:00:01,00</text:p>
          </table:table-cell>
          <table:table-cell table:style-name="ce15" office:value-type="time" office:time-value="PT00H00M01S">
            <text:p>00:00:01,00</text:p>
          </table:table-cell>
          <table:table-cell table:style-name="ce15" office:value-type="time" office:time-value="PT00H00M01S">
            <text:p>00:00:01,00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35:.K135])/[.$B$78]" office:value-type="time" office:time-value="PT00H00M00.054491S">
            <text:p>00:00:00,05</text:p>
          </table:table-cell>
          <table:table-cell table:style-name="ce15" office:value-type="time" office:time-value="PT00H00M00.053067S">
            <text:p>00:00:00,05</text:p>
          </table:table-cell>
          <table:table-cell table:style-name="ce15" office:value-type="time" office:time-value="PT00H00M00.055914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4</text:p>
          </table:table-cell>
          <table:table-cell table:style-name="ce15" office:value-type="string">
            <text:p>elapsed</text:p>
          </table:table-cell>
          <table:table-cell table:style-name="ce15" table:formula="of:=SUM([.D136:.K136])/[.$B$78]" office:value-type="time" office:time-value="PT00H00M03.74748S">
            <text:p>00:00:03,75</text:p>
          </table:table-cell>
          <table:table-cell table:style-name="ce15" office:value-type="time" office:time-value="PT00H00M03.741762S">
            <text:p>00:00:03,74</text:p>
          </table:table-cell>
          <table:table-cell table:style-name="ce15" office:value-type="time" office:time-value="PT00H00M03.753199S">
            <text:p>00:00:03,75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37:.K137])/[.$B$78]" office:value-type="time" office:time-value="PT00H00M00.725S">
            <text:p>00:00:00,73</text:p>
          </table:table-cell>
          <table:table-cell table:style-name="ce15" office:value-type="time" office:time-value="PT00H00M00.73S">
            <text:p>00:00:00,73</text:p>
          </table:table-cell>
          <table:table-cell table:style-name="ce15" office:value-type="time" office:time-value="PT00H00M00.72S">
            <text:p>00:00:00,72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38:.K138])/[.$B$78]" office:value-type="time" office:time-value="PT00H00M00.107003S">
            <text:p>00:00:00,11</text:p>
          </table:table-cell>
          <table:table-cell table:style-name="ce15" office:value-type="time" office:time-value="PT00H00M00.107054S">
            <text:p>00:00:00,11</text:p>
          </table:table-cell>
          <table:table-cell table:style-name="ce15" office:value-type="time" office:time-value="PT00H00M00.106951S">
            <text:p>00:00:00,11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5</text:p>
          </table:table-cell>
          <table:table-cell table:style-name="ce15" office:value-type="string">
            <text:p>elapsed</text:p>
          </table:table-cell>
          <table:table-cell table:style-name="ce15" table:formula="of:=SUM([.D139:.K139])/[.$B$78]" office:value-type="time" office:time-value="PT00H00M00.500748S">
            <text:p>00:00:00,50</text:p>
          </table:table-cell>
          <table:table-cell table:style-name="ce15" office:value-type="time" office:time-value="PT00H00M00.517733S">
            <text:p>00:00:00,52</text:p>
          </table:table-cell>
          <table:table-cell table:style-name="ce15" office:value-type="time" office:time-value="PT00H00M00.483763S">
            <text:p>00:00:00,48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0:.K140])/[.$B$78]" office:value-type="time" office:time-value="PT00H00M00.335S">
            <text:p>00:00:00,34</text:p>
          </table:table-cell>
          <table:table-cell table:style-name="ce15" office:value-type="time" office:time-value="PT00H00M00.34S">
            <text:p>00:00:00,34</text:p>
          </table:table-cell>
          <table:table-cell table:style-name="ce15" office:value-type="time" office:time-value="PT00H00M00.33S">
            <text:p>00:00:00,33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1:.K141])/[.$B$78]" office:value-type="time" office:time-value="PT00H00M00.063408S">
            <text:p>00:00:00,06</text:p>
          </table:table-cell>
          <table:table-cell table:style-name="ce15" office:value-type="time" office:time-value="PT00H00M00.068615S">
            <text:p>00:00:00,07</text:p>
          </table:table-cell>
          <table:table-cell table:style-name="ce15" office:value-type="time" office:time-value="PT00H00M00.0582S">
            <text:p>00:00:00,06</text:p>
          </table:table-cell>
          <table:table-cell table:style-name="ce15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6b</text:p>
          </table:table-cell>
          <table:table-cell table:style-name="ce15" office:value-type="string">
            <text:p>elapsed</text:p>
          </table:table-cell>
          <table:table-cell table:style-name="ce15" table:formula="of:=SUM([.D142:.K142])/[.$B$78]" office:value-type="time" office:time-value="PT00H00M01.501498S">
            <text:p>00:00:01,50</text:p>
          </table:table-cell>
          <table:table-cell table:style-name="ce28" office:value-type="time" office:time-value="PT00H00M01.534804S">
            <text:p>00:00:01,53</text:p>
          </table:table-cell>
          <table:table-cell table:style-name="ce28" office:value-type="time" office:time-value="PT00H00M01.468192S">
            <text:p>00:00:01,47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3:.K143])/[.$B$78]" office:value-type="time" office:time-value="PT00H00M00.975S">
            <text:p>00:00:00,98</text:p>
          </table:table-cell>
          <table:table-cell table:style-name="ce28" office:value-type="time" office:time-value="PT00H00M00.97S">
            <text:p>00:00:00,97</text:p>
          </table:table-cell>
          <table:table-cell table:style-name="ce28" office:value-type="time" office:time-value="PT00H00M00.98S">
            <text:p>00:00:00,98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4:.K144])/[.$B$78]" office:value-type="time" office:time-value="PT00H00M00.065903S">
            <text:p>00:00:00,07</text:p>
          </table:table-cell>
          <table:table-cell table:style-name="ce28" office:value-type="time" office:time-value="PT00H00M00.068522S">
            <text:p>00:00:00,07</text:p>
          </table:table-cell>
          <table:table-cell table:style-name="ce28" office:value-type="time" office:time-value="PT00H00M00.063283S">
            <text:p>00:00:00,06</text:p>
          </table:table-cell>
          <table:table-cell table:style-name="ce28" table:number-columns-repeated="2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7</text:p>
          </table:table-cell>
          <table:table-cell table:style-name="ce15" office:value-type="string">
            <text:p>elapsed</text:p>
          </table:table-cell>
          <table:table-cell table:style-name="ce15" table:formula="of:=SUM([.D145:.K145])/[.$B$78]" office:value-type="time" office:time-value="PT00H00M00.29226S">
            <text:p>00:00:00,29</text:p>
          </table:table-cell>
          <table:table-cell table:style-name="ce15" table:formula="of:=+[.D148]+[.D151]" office:value-type="time" office:time-value="PT00H00M00.291044S">
            <text:p>00:00:00,29</text:p>
          </table:table-cell>
          <table:table-cell table:style-name="ce15" table:formula="of:=+[.E148]+[.E151]" office:value-type="time" office:time-value="PT00H00M00.293476S">
            <text:p>00:00:00,29</text:p>
          </table:table-cell>
          <table:table-cell table:style-name="ce15" table:formula="of:=+[.F148]+[.F151]" office:value-type="time" office:time-value="PT00H00M00S">
            <text:p>00:00:00,00</text:p>
          </table:table-cell>
          <table:table-cell table:style-name="ce15" table:formula="of:=+[.G148]+[.G15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6:.K146])/[.$B$78]" office:value-type="time" office:time-value="PT00H00M00.135S">
            <text:p>00:00:00,14</text:p>
          </table:table-cell>
          <table:table-cell table:style-name="ce15" table:formula="of:=+[.D149]+[.D152]" office:value-type="time" office:time-value="PT00H00M00.13S">
            <text:p>00:00:00,13</text:p>
          </table:table-cell>
          <table:table-cell table:style-name="ce15" table:formula="of:=+[.E149]+[.E152]" office:value-type="time" office:time-value="PT00H00M00.14S">
            <text:p>00:00:00,14</text:p>
          </table:table-cell>
          <table:table-cell table:style-name="ce15" table:formula="of:=+[.F149]+[.F152]" office:value-type="time" office:time-value="PT00H00M00S">
            <text:p>00:00:00,00</text:p>
          </table:table-cell>
          <table:table-cell table:style-name="ce15" table:formula="of:=+[.G149]+[.G15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7:.K147])/[.$B$78]" office:value-type="time" office:time-value="PT00H00M00.044366S">
            <text:p>00:00:00,04</text:p>
          </table:table-cell>
          <table:table-cell table:style-name="ce15" table:formula="of:=+[.D150]+[.D153]" office:value-type="time" office:time-value="PT00H00M00.050137S">
            <text:p>00:00:00,05</text:p>
          </table:table-cell>
          <table:table-cell table:style-name="ce15" table:formula="of:=+[.E150]+[.E153]" office:value-type="time" office:time-value="PT00H00M00.038594S">
            <text:p>00:00:00,04</text:p>
          </table:table-cell>
          <table:table-cell table:style-name="ce15" table:formula="of:=+[.F150]+[.F153]" office:value-type="time" office:time-value="PT00H00M00S">
            <text:p>00:00:00,00</text:p>
          </table:table-cell>
          <table:table-cell table:style-name="ce15" table:formula="of:=+[.G150]+[.G153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7tmp1</text:p>
          </table:table-cell>
          <table:table-cell table:style-name="ce28" office:value-type="string">
            <text:p>elapsed</text:p>
          </table:table-cell>
          <table:table-cell table:style-name="ce15" table:formula="of:=SUM([.D148:.K148])/[.$B$78]" office:value-type="time" office:time-value="PT00H00M00.209339S">
            <text:p>00:00:00,21</text:p>
          </table:table-cell>
          <table:table-cell table:style-name="ce28" office:value-type="time" office:time-value="PT00H00M00.20401S">
            <text:p>00:00:00,20</text:p>
          </table:table-cell>
          <table:table-cell table:style-name="ce28" office:value-type="time" office:time-value="PT00H00M00.214668S">
            <text:p>00:00:00,21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49:.K149])/[.$B$78]" office:value-type="time" office:time-value="PT00H00M00.12S">
            <text:p>00:00:00,12</text:p>
          </table:table-cell>
          <table:table-cell table:style-name="ce28" office:value-type="time" office:time-value="PT00H00M00.12S">
            <text:p>00:00:00,12</text:p>
          </table:table-cell>
          <table:table-cell table:style-name="ce28" office:value-type="time" office:time-value="PT00H00M00.12S">
            <text:p>00:00:00,1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50:.K150])/[.$B$78]" office:value-type="time" office:time-value="PT00H00M00.022732S">
            <text:p>00:00:00,02</text:p>
          </table:table-cell>
          <table:table-cell table:style-name="ce28" office:value-type="time" office:time-value="PT00H00M00.024178S">
            <text:p>00:00:00,02</text:p>
          </table:table-cell>
          <table:table-cell table:style-name="ce28" office:value-type="time" office:time-value="PT00H00M00.021286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 office:value-type="string">
            <text:p>Q17res</text:p>
          </table:table-cell>
          <table:table-cell table:style-name="ce28" office:value-type="string">
            <text:p>elapsed</text:p>
          </table:table-cell>
          <table:table-cell table:style-name="ce15" table:formula="of:=SUM([.D151:.K151])/[.$B$78]" office:value-type="time" office:time-value="PT00H00M00.082921S">
            <text:p>00:00:00,08</text:p>
          </table:table-cell>
          <table:table-cell table:style-name="ce28" office:value-type="time" office:time-value="PT00H00M00.087034S">
            <text:p>00:00:00,09</text:p>
          </table:table-cell>
          <table:table-cell table:style-name="ce28" office:value-type="time" office:time-value="PT00H00M00.078808S">
            <text:p>00:00:00,08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pu</text:p>
          </table:table-cell>
          <table:table-cell table:style-name="ce15" table:formula="of:=SUM([.D152:.K152])/[.$B$78]" office:value-type="time" office:time-value="PT00H00M00.015S">
            <text:p>00:00:00,02</text:p>
          </table:table-cell>
          <table:table-cell table:style-name="ce28" office:value-type="time" office:time-value="PT00H00M00.01S">
            <text:p>00:00:00,01</text:p>
          </table:table-cell>
          <table:table-cell table:style-name="ce28" office:value-type="time" office:time-value="PT00H00M00.02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8"/>
          <table:table-cell table:style-name="ce28" office:value-type="string">
            <text:p>commit</text:p>
          </table:table-cell>
          <table:table-cell table:style-name="ce15" table:formula="of:=SUM([.D153:.K153])/[.$B$78]" office:value-type="time" office:time-value="PT00H00M00.021634S">
            <text:p>00:00:00,02</text:p>
          </table:table-cell>
          <table:table-cell table:style-name="ce28" office:value-type="time" office:time-value="PT00H00M00.025959S">
            <text:p>00:00:00,03</text:p>
          </table:table-cell>
          <table:table-cell table:style-name="ce28" office:value-type="time" office:time-value="PT00H00M00.017308S">
            <text:p>00:00:00,02</text:p>
          </table:table-cell>
          <table:table-cell table:style-name="ce28"/>
          <table:table-cell table:style-name="ce28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15" table:number-columns-repeated="3"/>
          <table:table-cell table:style-name="ce4" table:number-columns-repeated="3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</text:p>
          </table:table-cell>
          <table:table-cell table:style-name="ce4" table:formula="of:=[.C4]" office:value-type="time" office:time-value="PT00H00M00.196993S">
            <text:p>00:00:00,20</text:p>
          </table:table-cell>
          <table:table-cell table:style-name="ce16" table:formula="of:=[.C79]" office:value-type="time" office:time-value="PT00H00M00.097196S">
            <text:p>00:00:00,1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2</text:p>
          </table:table-cell>
          <table:table-cell table:style-name="ce16" table:formula="of:=[.C7]" office:value-type="time" office:time-value="PT00H00M00.002839S">
            <text:p>00:00:00,00</text:p>
          </table:table-cell>
          <table:table-cell table:style-name="ce16" table:formula="of:=[.C82]" office:value-type="time" office:time-value="PT00H00M00.002388S">
            <text:p>00:00:00,0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462053S">
            <text:p>00:00:00,46</text:p>
          </table:table-cell>
          <table:table-cell table:style-name="ce4" table:formula="of:=[.C85]" office:value-type="time" office:time-value="PT00H00M00.595405S">
            <text:p>00:00:00,6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0.338145S">
            <text:p>00:00:00,34</text:p>
          </table:table-cell>
          <table:table-cell table:style-name="ce29" table:formula="of:=[.C88]" office:value-type="time" office:time-value="PT00H00M01.507517S">
            <text:p>00:00:01,51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5</text:p>
          </table:table-cell>
          <table:table-cell table:style-name="ce4" table:formula="of:=[.C16]" office:value-type="time" office:time-value="PT00H00M01.760413S">
            <text:p>00:00:01,76</text:p>
          </table:table-cell>
          <table:table-cell table:style-name="ce16" table:formula="of:=[.C91]" office:value-type="time" office:time-value="PT00H00M01.238146S">
            <text:p>00:00:01,24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05.932809S">
            <text:p>00:00:05,93</text:p>
          </table:table-cell>
          <table:table-cell table:style-name="ce16" table:formula="of:=[.C94]" office:value-type="time" office:time-value="PT00H00M04.015579S">
            <text:p>00:00:04,02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0M05.670075S">
            <text:p>00:00:05,67</text:p>
          </table:table-cell>
          <table:table-cell table:style-name="ce4" table:formula="of:=[.C103]" office:value-type="time" office:time-value="PT00H00M07.023823S">
            <text:p>00:00:07,02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8</text:p>
          </table:table-cell>
          <table:table-cell table:style-name="ce4" table:formula="of:=[.C31]" office:value-type="time" office:time-value="PT00H00M00.218065S">
            <text:p>00:00:00,22</text:p>
          </table:table-cell>
          <table:table-cell table:style-name="ce16" table:formula="of:=[.C112]" office:value-type="time" office:time-value="PT00H00M00.207505S">
            <text:p>00:00:00,21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9</text:p>
          </table:table-cell>
          <table:table-cell table:style-name="ce4" table:formula="of:=[.C34]" office:value-type="time" office:time-value="PT00H00M21.618453S">
            <text:p>00:00:21,62</text:p>
          </table:table-cell>
          <table:table-cell table:style-name="ce16" table:formula="of:=[.C115]" office:value-type="time" office:time-value="PT00H00M19.75845S">
            <text:p>00:00:19,76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0</text:p>
          </table:table-cell>
          <table:table-cell table:style-name="ce16" table:formula="of:=[.C37]" office:value-type="time" office:time-value="PT00H01M03.216785S">
            <text:p>00:01:03,22</text:p>
          </table:table-cell>
          <table:table-cell table:style-name="ce4" table:formula="of:=[.C118]" office:value-type="time" office:time-value="PT00H01M19.527768S">
            <text:p>00:01:19,53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1</text:p>
          </table:table-cell>
          <table:table-cell table:style-name="ce4" table:formula="of:=[.C40]" office:value-type="time" office:time-value="PT00H00M01.044255S">
            <text:p>00:00:01,04</text:p>
          </table:table-cell>
          <table:table-cell table:style-name="ce16" table:formula="of:=[.C121]" office:value-type="time" office:time-value="PT00H00M01.01773S">
            <text:p>00:00:01,02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203049S">
            <text:p>00:00:00,20</text:p>
          </table:table-cell>
          <table:table-cell table:style-name="ce16" table:formula="of:=[.C124]" office:value-type="time" office:time-value="PT00H00M00.177228S">
            <text:p>00:00:00,18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3</text:p>
          </table:table-cell>
          <table:table-cell table:style-name="ce16" table:formula="of:=[.C52]" office:value-type="time" office:time-value="PT00H00M01.134697S">
            <text:p>00:00:01,13</text:p>
          </table:table-cell>
          <table:table-cell table:style-name="ce4" table:formula="of:=[.C133]" office:value-type="time" office:time-value="PT00H00M01.140927S">
            <text:p>00:00:01,14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01.512657S">
            <text:p>00:00:01,51</text:p>
          </table:table-cell>
          <table:table-cell table:style-name="ce4" table:formula="of:=[.C136]" office:value-type="time" office:time-value="PT00H00M03.74748S">
            <text:p>00:00:03,75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0.598762S">
            <text:p>00:00:00,60</text:p>
          </table:table-cell>
          <table:table-cell table:style-name="ce16" table:formula="of:=[.C139]" office:value-type="time" office:time-value="PT00H00M00.500748S">
            <text:p>00:00:00,5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579971S">
            <text:p>00:00:00,58</text:p>
          </table:table-cell>
          <table:table-cell table:style-name="ce4" table:formula="of:=[.C142]" office:value-type="time" office:time-value="PT00H00M01.501498S">
            <text:p>00:00:01,5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207614S">
            <text:p>00:00:00,21</text:p>
          </table:table-cell>
          <table:table-cell table:style-name="ce4" table:formula="of:=[.C145]" office:value-type="time" office:time-value="PT00H00M00.29226S">
            <text:p>00:00:00,29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Gesamt</text:p>
          </table:table-cell>
          <table:table-cell table:style-name="ce16" table:formula="of:=SUM([.B158:.B174])" office:value-type="time" office:time-value="PT00H01M44.697631S">
            <text:p>00:01:44,70</text:p>
          </table:table-cell>
          <table:table-cell table:style-name="ce4" table:formula="of:=SUM([.C158:.C174])" office:value-type="time" office:time-value="PT00H02M02.351647S">
            <text:p>00:02:02,35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104839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rial" style:language-asian="de" style:country-asian="DE" style:font-name-complex="Arial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seconds number:style="long" number:decimal-places="2"/>
      <number:text>,,,,,,,,,,,,,,,,,,,,,,,,,,,,,,,,,,,,,,,,,,,,,,,,,,,,,,,,,,,,,,,,,,,,,,,,,,,,,,,,,,,,,,,,,,</number:text>
    </number:time-style>
    <number:time-style style:name="N109" number:truncate-on-overflow="false">
      <number:seconds number:style="long" number:decimal-places="2"/>
      <number:text>,,,,,,,,,,,,,,,,,,,,,,,,,,,,,,,,,,,,,,,,,,,,,,,,,,,,,,,,,,,,,,,,,,,,,,,,,,,,,,,,,,,,,,,,,,,</number:text>
    </number:time-style>
    <number:time-style style:name="N110" number:truncate-on-overflow="false">
      <number:seconds number:style="long" number:decimal-places="3"/>
      <number:text>,,,,,,,,,,,,,,,,,,,,,,,,,,,,,,,,,,,,,,,,,,,,,,,,,,,,,,,,,,,,,,,,,,,,,,,,,,,,,,,,,</number:text>
    </number:time-style>
    <number:time-style style:name="N11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12" number:truncate-on-overflow="false">
      <number:seconds number:style="long" number:decimal-places="3"/>
      <number:text>,,,,,,,,,,,,,,,,,,,,,,,,,,,,,,,,,,,,,,,,,,,,,,,,,,,,,,,,,,,,,,,,,,,,,,,,,,,,,,,,</number:text>
    </number:time-style>
    <number:time-style style:name="N113" number:truncate-on-overflow="false">
      <number:seconds number:style="long" number:decimal-places="3"/>
      <number:text>,,,,,,,,,,,,,,,,,,,,,,,,,,,,,,,,,,,,,,,,,,,,,,,,,,,,,,,,,,,,,,,,,,,,,,,,,,,,,,</number:text>
    </number:time-style>
    <number:time-style style:name="N114" number:truncate-on-overflow="false">
      <number:seconds number:style="long" number:decimal-places="3"/>
      <number:text>,,,,,,,,,,,,,,,,,,,,,,,,,,,,,,,,,,,,,,,,,,,,,,,,,,,,,,,,,,,,,,,,,,,,,,,,,,,,,</number:text>
    </number:time-style>
    <number:time-style style:name="N115" number:truncate-on-overflow="false">
      <number:seconds number:style="long" number:decimal-places="3"/>
      <number:text>,,,,,,,,,,,,,,,,,,,,,,,,,,,,,,,,,,,,,,,,,,,,,,,,,,,,,,,,,,,,,,,,,,,,,,,,,,,</number:text>
    </number:time-style>
    <number:time-style style:name="N116" number:truncate-on-overflow="false">
      <number:seconds number:style="long" number:decimal-places="3"/>
      <number:text>,,,,,,,,,,,,,,,,,,,,,,,,,,,,,,,,,,,,,,,,,,,,,,,,,,,,,,,,,,,,,,,,,,,,,,,,</number:text>
    </number:time-style>
    <number:time-style style:name="N117" number:truncate-on-overflow="false">
      <number:seconds number:style="long" number:decimal-places="3"/>
      <number:text>,,,,,,,,,,,,,,,,,,,,,,,,,,,,,,,,,,,,,,,,,,,,,,,,,,,,,,,,,,,,,,,,,,,,,,,</number:text>
    </number:time-style>
    <number:time-style style:name="N118" number:truncate-on-overflow="false">
      <number:seconds number:decimal-places="3"/>
      <number:text>,,,,,,,,,,,,,,,,,,,,,,,,,,,,,,,,,,,,,,,,,,,,,,,,,,,,,,,,,,,,,,,,,,,,,,,</number:text>
    </number:time-style>
    <number:time-style style:name="N119" number:truncate-on-overflow="false">
      <number:seconds number:style="long" number:decimal-places="2"/>
      <number:text>,,,,,,,,,,,,,,,,,,,,,,,,,,,,,,,,,,,,,,,,,,,,,,,,,,,,,,,,,,,,,,,</number:text>
    </number:time-style>
    <number:time-style style:name="N120" number:truncate-on-overflow="false">
      <number:seconds number:style="long" number:decimal-places="3"/>
      <number:text>,,,,,,,,,,,,,,,,,,,,,,,,,,,,,,,,,,,,,,,,,,,,,,,,,,,,,,,,,,,,,,,</number:text>
    </number:time-style>
    <number:time-style style:name="N121" number:truncate-on-overflow="false">
      <number:seconds number:style="long" number:decimal-places="3"/>
      <number:text>,,,,,,,,,,,,,,,,,,,,,,,,,,,,,,,,,,,,,,,,,,,,,,,,,,,,,,,,,,,,,,</number:text>
    </number:time-style>
    <number:time-style style:name="N122" number:truncate-on-overflow="false">
      <number:seconds number:style="long" number:decimal-places="3"/>
      <number:text>,,,,,,,,,,,,,,,,,,,,,,,,,,,,,,,,,,,,,,,,,,,,,,,,,,,,,,,,,,</number:text>
    </number:time-style>
    <number:time-style style:name="N123" number:truncate-on-overflow="false">
      <number:seconds number:style="long" number:decimal-places="3"/>
      <number:text>,,,,,,,,,,,,,,,,,,,,,,,,,,,,,,,,,,,,,,,,,,,,,,,,,,,,,,</number:text>
    </number:time-style>
    <number:time-style style:name="N124" number:truncate-on-overflow="false">
      <number:seconds number:style="long" number:decimal-places="3"/>
      <number:text>,,,,,,,,,,,,,,,,,,,,,,,,,,,,,,,,,,,,,,,,,,,,,,,,,,,,,</number:text>
    </number:time-style>
    <number:time-style style:name="N125" number:truncate-on-overflow="false">
      <number:seconds number:style="long" number:decimal-places="3"/>
      <number:text>,,,,,,,,,,,,,,,,,,,,,,,,,,,,,,,,,,,,,,,,,,,,,,,,,,,,</number:text>
    </number:time-style>
    <number:time-style style:name="N126" number:truncate-on-overflow="false">
      <number:seconds number:style="long" number:decimal-places="3"/>
      <number:text>,,,,,,,,,,,,,,,,,,,,,,,,,,,,,,,,,,,,,,,,,</number:text>
    </number:time-style>
    <number:time-style style:name="N127" number:truncate-on-overflow="false">
      <number:seconds number:style="long" number:decimal-places="3"/>
      <number:text>,,,,,,,,,,,,,,,,,,,,</number:text>
    </number:time-style>
    <number:time-style style:name="N128" number:truncate-on-overflow="false">
      <number:seconds number:style="long" number:decimal-places="3"/>
      <number:text>,,,,,,,,,,,</number:text>
    </number:time-style>
    <number:time-style style:name="N129" number:truncate-on-overflow="false">
      <number:seconds number:style="long" number:decimal-places="3"/>
      <number:text>,,,,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.07.2010</text:date>, <text:time>12:5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Simone Jandt</meta:initial-creator>
    <meta:creation-date>2009-02-05T10:07:41</meta:creation-date>
    <dc:date>2010-07-22T12:51:54</dc:date>
    <dc:language>de-DE</dc:language>
    <meta:editing-cycles>245</meta:editing-cycles>
    <meta:editing-duration>PT85H39M11S</meta:editing-duration>
    <meta:print-date>2010-03-24T11:54:30</meta:print-date>
    <meta:document-statistic meta:table-count="8" meta:cell-count="8129" meta:object-count="0"/>
    <meta:user-defined meta:name="Info 1"/>
    <meta:user-defined meta:name="Info 2"/>
    <meta:user-defined meta:name="Info 3"/>
    <meta:user-defined meta:name="Info 4"/>
  </office:meta>
</office:document-meta>
</file>